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webkit-standard" svg:font-family="-webkit-standard"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Helvetica" svg:font-family="Helvetica" style:font-family-generic="roman"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T Mono" svg:font-family="'PT Mono'"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Wingdings" svg:font-family="Wingdings" style:font-adornments="Regular" style:font-pitch="variable"/>
    <style:font-face style:name="游明朝" svg:font-family="游明朝"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549in"/>
    </style:style>
    <style:style style:name="Table1.B" style:family="table-column">
      <style:table-column-properties style:column-width="2.0944in"/>
    </style:style>
    <style:style style:name="Table1.C" style:family="table-column">
      <style:table-column-properties style:column-width="2.9438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6306in"/>
    </style:style>
    <style:style style:name="Table2.B" style:family="table-column">
      <style:table-column-properties style:column-width="2.4465in"/>
    </style:style>
    <style:style style:name="Table2.C" style:family="table-column">
      <style:table-column-properties style:column-width="2.616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1.4104in"/>
    </style:style>
    <style:style style:name="Table3.B" style:family="table-column">
      <style:table-column-properties style:column-width="1.7132in"/>
    </style:style>
    <style:style style:name="Table3.C" style:family="table-column">
      <style:table-column-properties style:column-width="1.8576in"/>
    </style:style>
    <style:style style:name="Table3.D" style:family="table-column">
      <style:table-column-properties style:column-width="1.7118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1.0771in"/>
    </style:style>
    <style:style style:name="Table4.B" style:family="table-column">
      <style:table-column-properties style:column-width="1.684in"/>
    </style:style>
    <style:style style:name="Table4.C" style:family="table-column">
      <style:table-column-properties style:column-width="1.9896in"/>
    </style:style>
    <style:style style:name="Table4.D" style:family="table-column">
      <style:table-column-properties style:column-width="1.9424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1.5729in"/>
    </style:style>
    <style:style style:name="Table5.B" style:family="table-column">
      <style:table-column-properties style:column-width="2.6542in"/>
    </style:style>
    <style:style style:name="Table5.C" style:family="table-column">
      <style:table-column-properties style:column-width="2.466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1.5007in"/>
    </style:style>
    <style:style style:name="Table6.B" style:family="table-column">
      <style:table-column-properties style:column-width="2.8222in"/>
    </style:style>
    <style:style style:name="Table6.C" style:family="table-column">
      <style:table-column-properties style:column-width="2.3701in"/>
    </style:style>
    <style:style style:name="Table6.A1" style:family="table-cell">
      <style:table-cell-properties style:vertical-align="middle" fo:padding="0.0194in" fo:border="none"/>
    </style:style>
    <style:style style:name="P1" style:family="paragraph" style:parent-style-name="Heading_20_3">
      <style:text-properties fo:font-size="12pt" fo:font-weight="normal" style:font-size-asian="12pt" style:font-weight-asian="normal" style:font-size-complex="12pt" style:font-weight-complex="normal"/>
    </style:style>
    <style:style style:name="P2" style:family="paragraph" style:parent-style-name="Text_20_body">
      <style:text-properties fo:font-size="12pt" fo:font-weight="normal" style:font-size-asian="12pt" style:font-weight-asian="normal" style:font-size-complex="12pt" style:font-weight-complex="normal"/>
    </style:style>
    <style:style style:name="P3" style:family="paragraph" style:parent-style-name="Text_20_body">
      <style:text-properties fo:font-size="12pt" fo:font-weight="normal" style:font-size-asian="10.5pt" style:font-weight-asian="normal" style:font-size-complex="12pt" style:font-weight-complex="normal"/>
    </style:style>
    <style:style style:name="P4" style:family="paragraph" style:parent-style-name="Heading_20_3">
      <style:text-properties fo:font-size="12pt" fo:font-weight="bold" style:font-size-asian="12pt" style:font-weight-asian="bold" style:font-size-complex="12pt" style:font-weight-complex="bold"/>
    </style:style>
    <style:style style:name="P5" style:family="paragraph" style:parent-style-name="Heading_20_3">
      <style:text-properties style:font-name="Times New Roman" fo:font-size="12pt" fo:font-weight="normal" style:font-size-asian="12pt" style:font-weight-asian="normal" style:font-size-complex="12pt" style:font-weight-complex="normal"/>
    </style:style>
    <style:style style:name="P6" style:family="paragraph" style:parent-style-name="Heading_20_4">
      <style:text-properties style:font-name="Times New Roman" fo:font-size="12pt" fo:font-weight="normal" style:font-size-asian="12pt" style:font-weight-asian="normal" style:font-size-complex="12pt" style:font-weight-complex="normal"/>
    </style:style>
    <style:style style:name="P7"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8" style:family="paragraph" style:parent-style-name="Text_20_body">
      <style:text-properties style:font-name="Times New Roman" fo:font-size="12pt" fo:font-weight="normal" officeooo:rsid="00064ba1" officeooo:paragraph-rsid="00064ba1" style:font-size-asian="12pt" style:font-weight-asian="normal" style:font-size-complex="12pt" style:font-weight-complex="normal"/>
    </style:style>
    <style:style style:name="P9" style:family="paragraph" style:parent-style-name="Table_20_Contents">
      <style:text-properties style:font-name="Times New Roman" fo:font-size="12pt" fo:font-weight="normal" style:font-size-asian="12pt" style:font-weight-asian="normal" style:font-size-complex="12pt" style:font-weight-complex="normal"/>
    </style:style>
    <style:style style:name="P10" style:family="paragraph" style:parent-style-name="Text_20_body">
      <style:text-properties style:font-name="Times New Roman" fo:font-size="12pt" fo:font-weight="normal" style:font-size-asian="12pt" style:font-weight-asian="normal" style:font-size-complex="12pt" style:font-weight-complex="normal"/>
    </style:style>
    <style:style style:name="P11" style:family="paragraph" style:parent-style-name="Text_20_body">
      <style:text-properties style:font-name="Times New Roman" fo:font-size="12pt" fo:font-weight="normal" officeooo:paragraph-rsid="00064ba1" style:font-size-asian="12pt" style:font-weight-asian="normal" style:font-size-complex="12pt" style:font-weight-complex="normal"/>
    </style:style>
    <style:style style:name="P12" style:family="paragraph" style:parent-style-name="Text_20_body">
      <style:text-properties style:font-name="Times New Roman" fo:font-size="12pt" fo:font-weight="normal" officeooo:rsid="00064ba1" officeooo:paragraph-rsid="00064ba1" style:font-size-asian="10.5pt" style:font-weight-asian="normal" style:font-size-complex="12pt" style:font-weight-complex="normal"/>
    </style:style>
    <style:style style:name="P13" style:family="paragraph" style:parent-style-name="Text_20_body">
      <style:text-properties style:font-name="Times New Roman" fo:font-size="12pt" fo:font-weight="normal" style:font-size-asian="10.5pt" style:font-weight-asian="normal" style:font-size-complex="12pt" style:font-weight-complex="normal"/>
    </style:style>
    <style:style style:name="P14" style:family="paragraph" style:parent-style-name="Heading_20_3">
      <style:text-properties style:font-name="Times New Roman" fo:font-size="12pt" fo:font-weight="bold" style:font-size-asian="12pt" style:font-weight-asian="bold" style:font-size-complex="12pt" style:font-weight-complex="bold"/>
    </style:style>
    <style:style style:name="P15" style:family="paragraph" style:parent-style-name="Heading_20_4">
      <style:text-properties style:font-name="Times New Roman" fo:font-size="12pt" fo:font-weight="bold" style:font-size-asian="12pt" style:font-weight-asian="bold" style:font-size-complex="12pt" style:font-weight-complex="bold"/>
    </style:style>
    <style:style style:name="P16" style:family="paragraph" style:parent-style-name="Standard">
      <style:text-properties style:font-name="Times New Roman" fo:font-size="12pt" officeooo:paragraph-rsid="00064ba1" style:font-size-asian="12pt" style:font-size-complex="12pt"/>
    </style:style>
    <style:style style:name="P17" style:family="paragraph" style:parent-style-name="Text_20_body">
      <style:text-properties style:font-name="Times New Roman" fo:font-size="12pt" officeooo:rsid="00064ba1" officeooo:paragraph-rsid="00064ba1" style:font-size-asian="12pt" style:font-size-complex="12pt"/>
    </style:style>
    <style:style style:name="P18" style:family="paragraph" style:parent-style-name="Text_20_body">
      <style:text-properties style:font-name="Times New Roman" fo:font-size="12pt" style:font-size-asian="12pt" style:font-size-complex="12pt"/>
    </style:style>
    <style:style style:name="P19" style:family="paragraph" style:parent-style-name="Standard">
      <style:text-properties style:font-name="Times New Roman" fo:font-size="14pt" fo:font-weight="bold" officeooo:rsid="00064ba1" officeooo:paragraph-rsid="00064ba1" style:font-size-asian="14pt" style:font-weight-asian="bold" style:font-size-complex="14pt" style:font-weight-complex="bold"/>
    </style:style>
    <style:style style:name="P20" style:family="paragraph" style:parent-style-name="Text_20_body">
      <style:text-properties style:font-name="Times New Roman" fo:font-size="14pt" fo:font-weight="bold" officeooo:rsid="00064ba1" officeooo:paragraph-rsid="00064ba1" style:font-size-asian="14pt" style:font-weight-asian="bold" style:font-size-complex="14pt" style:font-weight-complex="bold"/>
    </style:style>
    <style:style style:name="P21" style:family="paragraph" style:parent-style-name="Text_20_body">
      <style:text-properties style:font-name="Times New Roman" fo:font-size="14pt" fo:font-weight="bold" officeooo:paragraph-rsid="00064ba1" style:font-size-asian="14pt" style:font-weight-asian="bold" style:font-size-complex="14pt" style:font-weight-complex="bold"/>
    </style:style>
    <style:style style:name="P22" style:family="paragraph" style:parent-style-name="Text_20_body">
      <style:text-properties style:font-name="Times New Roman" fo:font-size="14pt" fo:font-weight="bold" style:font-size-asian="14pt" style:font-weight-asian="bold" style:font-size-complex="14pt" style:font-weight-complex="bold"/>
    </style:style>
    <style:style style:name="P23" style:family="paragraph" style:parent-style-name="Preformatted_20_Text">
      <style:paragraph-properties fo:margin-left="0in" fo:margin-right="0in" fo:text-indent="0in" style:auto-text-indent="false" style:writing-mode="lr-tb"/>
    </style:style>
    <style:style style:name="P24"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5" style:family="paragraph" style:parent-style-name="Preformatted_20_Text">
      <style:paragraph-properties style:writing-mode="lr-tb"/>
    </style:style>
    <style:style style:name="P26" style:family="paragraph" style:parent-style-name="Preformatted_20_Text">
      <style:paragraph-properties fo:margin-top="0in" fo:margin-bottom="0.1965in" style:contextual-spacing="false" style:writing-mode="lr-tb"/>
    </style:style>
    <style:style style:name="P27" style:family="paragraph" style:parent-style-name="Preformatted_20_Text">
      <style:paragraph-properties style:writing-mode="lr-tb"/>
      <style:text-properties style:font-name="Liberation Serif" fo:font-size="10pt" fo:font-weight="normal" style:font-size-asian="10pt" style:font-weight-asian="normal" style:font-size-complex="10pt" style:font-weight-complex="normal"/>
    </style:style>
    <style:style style:name="P28" style:family="paragraph" style:parent-style-name="Preformatted_20_Text">
      <style:text-properties style:font-name="Liberation Serif" fo:font-size="10pt" fo:font-weight="normal" style:font-size-asian="10pt" style:font-weight-asian="normal" style:font-size-complex="10pt" style:font-weight-complex="normal"/>
    </style:style>
    <style:style style:name="P29"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064ba1"/>
    </style:style>
    <style:style style:name="P30" style:family="paragraph" style:parent-style-name="Text_20_body">
      <style:text-properties officeooo:paragraph-rsid="00064ba1"/>
    </style:style>
    <style:style style:name="P31" style:family="paragraph" style:parent-style-name="Text_20_body">
      <style:text-properties fo:font-size="14pt" fo:font-weight="bold" style:font-size-asian="14pt" style:font-weight-asian="bold" style:font-size-complex="14pt" style:font-weight-complex="bold"/>
    </style:style>
    <style:style style:name="P32" style:family="paragraph" style:parent-style-name="HTML_20_Preformatted">
      <style:text-properties fo:color="#000000" loext:opacity="100%" officeooo:paragraph-rsid="0006c9db"/>
    </style:style>
    <style:style style:name="P33" style:family="paragraph" style:parent-style-name="HTML_20_Preformatted">
      <loext:graphic-properties draw:fill="solid" draw:fill-color="#f5f2f0"/>
      <style:paragraph-properties fo:margin-left="0.25in" fo:background-color="#f5f2f0" fo:padding="0.1665in" fo:border="0.74pt solid #c5beb7" style:shadow="none"/>
      <style:text-properties fo:color="#000000" loext:opacity="100%" style:font-name="Times New Roman" officeooo:paragraph-rsid="0006c9db" style:font-name-complex="Times New Roman1"/>
    </style:style>
    <style:style style:name="P34" style:family="paragraph" style:parent-style-name="HTML_20_Preformatted">
      <style:text-properties officeooo:paragraph-rsid="0006c9db"/>
    </style:style>
    <style:style style:name="P35" style:family="paragraph" style:parent-style-name="HTML_20_Preformatted">
      <loext:graphic-properties draw:fill="solid" draw:fill-color="#f5f2f0"/>
      <style:paragraph-properties fo:margin-left="0.25in" fo:background-color="#f5f2f0" fo:padding="0.1665in" fo:border="0.74pt solid #c5beb7" style:shadow="none"/>
      <style:text-properties officeooo:paragraph-rsid="0006c9db"/>
    </style:style>
    <style:style style:name="P36" style:family="paragraph" style:parent-style-name="HTML_20_Preformatted">
      <loext:graphic-properties draw:fill="solid" draw:fill-color="#f9fafc"/>
      <style:paragraph-properties fo:background-color="#f9fafc" style:vertical-align="middle"/>
      <style:text-properties officeooo:paragraph-rsid="0006c9db"/>
    </style:style>
    <style:style style:name="P37" style:family="paragraph" style:parent-style-name="HTML_20_Preformatted">
      <loext:graphic-properties draw:fill="solid" draw:fill-color="#f9fafc"/>
      <style:paragraph-properties style:line-height-at-least="0.2917in" fo:background-color="#f9fafc" style:vertical-align="middle"/>
      <style:text-properties fo:color="#2b2f33" loext:opacity="100%" fo:letter-spacing="-0.0016in" officeooo:paragraph-rsid="0006c9db"/>
    </style:style>
    <style:style style:name="P38" style:family="paragraph" style:parent-style-name="Heading_20_3">
      <style:paragraph-properties fo:margin-top="0.1945in" fo:margin-bottom="0.1945in" style:contextual-spacing="false"/>
      <style:text-properties officeooo:paragraph-rsid="0006c9db"/>
    </style:style>
    <style:style style:name="P39" style:family="paragraph" style:parent-style-name="Heading_20_3">
      <style:text-properties officeooo:paragraph-rsid="0006c9db"/>
    </style:style>
    <style:style style:name="P40" style:family="paragraph" style:parent-style-name="Heading_20_4">
      <style:text-properties officeooo:paragraph-rsid="0006c9db"/>
    </style:style>
    <style:style style:name="P41" style:family="paragraph" style:parent-style-name="List_20_Paragraph" style:list-style-name="WWNum1">
      <style:paragraph-properties>
        <style:tab-stops>
          <style:tab-stop style:position="5.5in"/>
        </style:tab-stops>
      </style:paragraph-properties>
      <style:text-properties officeooo:paragraph-rsid="0006c9db"/>
    </style:style>
    <style:style style:name="P42" style:family="paragraph" style:parent-style-name="List_20_Paragraph" style:list-style-name="WWNum2">
      <style:paragraph-properties>
        <style:tab-stops>
          <style:tab-stop style:position="5.5in"/>
        </style:tab-stops>
      </style:paragraph-properties>
      <style:text-properties officeooo:paragraph-rsid="0006c9db"/>
    </style:style>
    <style:style style:name="P43" style:family="paragraph" style:parent-style-name="List_20_Paragraph" style:list-style-name="WWNum8">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06c9db"/>
    </style:style>
    <style:style style:name="P44" style:family="paragraph" style:parent-style-name="Normal_20__28_Web_29_">
      <style:paragraph-properties fo:margin-top="0.1945in" fo:margin-bottom="0.1945in" style:contextual-spacing="false"/>
      <style:text-properties officeooo:paragraph-rsid="0006c9db"/>
    </style:style>
    <style:style style:name="P45" style:family="paragraph" style:parent-style-name="Normal_20__28_Web_29_">
      <style:paragraph-properties fo:margin-top="0in" fo:margin-bottom="0.2602in" style:contextual-spacing="false"/>
      <style:text-properties officeooo:paragraph-rsid="0006c9db"/>
    </style:style>
    <style:style style:name="P46" style:family="paragraph" style:parent-style-name="Normal_20__28_Web_29_" style:list-style-name="WWNum8">
      <style:paragraph-properties fo:margin-top="0.1945in" fo:margin-bottom="0.1945in" style:contextual-spacing="false"/>
      <style:text-properties officeooo:paragraph-rsid="0006c9db"/>
    </style:style>
    <style:style style:name="P47" style:family="paragraph" style:parent-style-name="Normal_20__28_Web_29_">
      <style:paragraph-properties fo:margin-top="0.1945in" fo:margin-bottom="0.1945in" style:contextual-spacing="false"/>
      <style:text-properties fo:color="#000000" loext:opacity="100%" fo:font-weight="bold" officeooo:paragraph-rsid="0006c9db" style:font-weight-asian="bold" style:font-weight-complex="bold"/>
    </style:style>
    <style:style style:name="P48" style:family="paragraph" style:parent-style-name="Normal_20__28_Web_29_">
      <style:paragraph-properties fo:margin-top="0.1945in" fo:margin-bottom="0.1945in" style:contextual-spacing="false"/>
      <style:text-properties fo:color="#000000" loext:opacity="100%" fo:font-size="21pt" fo:language="ru" fo:country="RU" fo:font-weight="bold" officeooo:paragraph-rsid="0006c9db" style:font-size-asian="21pt" style:font-weight-asian="bold" style:font-size-complex="21pt" style:font-weight-complex="bold"/>
    </style:style>
    <style:style style:name="P49" style:family="paragraph" style:parent-style-name="Preformatted_20_Text" style:list-style-name="L46">
      <style:paragraph-properties fo:margin-left="0in" fo:margin-right="0in" fo:text-indent="0in" style:auto-text-indent="false" style:writing-mode="lr-tb"/>
    </style:style>
    <style:style style:name="P50" style:family="paragraph" style:parent-style-name="Preformatted_20_Text" style:list-style-name="L46">
      <style:paragraph-properties fo:margin-top="0in" fo:margin-bottom="0.1965in" style:contextual-spacing="false" style:writing-mode="lr-tb"/>
    </style:style>
    <style:style style:name="P51" style:family="paragraph" style:parent-style-name="Preformatted_20_Text" style:list-style-name="L46">
      <style:paragraph-properties style:writing-mode="lr-tb"/>
    </style:style>
    <style:style style:name="P52" style:family="paragraph" style:parent-style-name="Preformatted_20_Text">
      <style:paragraph-properties fo:margin-left="0in" fo:margin-right="0in" fo:margin-top="0in" fo:margin-bottom="0.1965in" style:contextual-spacing="false" fo:text-indent="0in" style:auto-text-indent="false" style:writing-mode="lr-tb"/>
      <style:text-properties style:font-name="Times New Roman" fo:font-size="12pt" fo:font-weight="bold" officeooo:paragraph-rsid="00064ba1" style:font-size-asian="12pt" style:font-weight-asian="bold" style:font-size-complex="12pt" style:font-weight-complex="bold"/>
    </style:style>
    <style:style style:name="P53" style:family="paragraph" style:parent-style-name="Standard">
      <style:paragraph-properties fo:line-height="107%">
        <style:tab-stops>
          <style:tab-stop style:position="5.5in"/>
        </style:tab-stops>
      </style:paragraph-properties>
      <style:text-properties style:font-name="Times New Roman" fo:font-size="12pt" style:font-size-asian="12pt" style:font-size-complex="12pt"/>
    </style:style>
    <style:style style:name="P54" style:family="paragraph" style:parent-style-name="Standard">
      <style:paragraph-properties fo:line-height="107%">
        <style:tab-stops>
          <style:tab-stop style:position="5.5in"/>
        </style:tab-stops>
      </style:paragraph-properties>
      <style:text-properties style:font-name="Times New Roman" fo:font-size="12pt" officeooo:paragraph-rsid="00064ba1" style:font-size-asian="12pt" style:font-size-complex="12pt"/>
    </style:style>
    <style:style style:name="P55" style:family="paragraph" style:parent-style-name="Standard" style:list-style-name="L4">
      <style:paragraph-properties fo:line-height="107%">
        <style:tab-stops>
          <style:tab-stop style:position="5.5in"/>
        </style:tab-stops>
      </style:paragraph-properties>
      <style:text-properties style:font-name="Times New Roman" fo:font-size="12pt" officeooo:paragraph-rsid="00064ba1" style:font-size-asian="12pt" style:font-size-complex="12pt"/>
    </style:style>
    <style:style style:name="P56" style:family="paragraph" style:parent-style-name="Standard">
      <style:paragraph-properties fo:margin-top="0in" fo:margin-bottom="0.1102in" style:contextual-spacing="false" fo:line-height="107%">
        <style:tab-stops>
          <style:tab-stop style:position="5.5in"/>
        </style:tab-stops>
      </style:paragraph-properties>
      <style:text-properties style:font-name="Times New Roman" fo:font-size="12pt" style:font-size-asian="12pt" style:font-size-complex="12pt"/>
    </style:style>
    <style:style style:name="P57" style:family="paragraph" style:parent-style-name="Standard">
      <style:paragraph-properties fo:margin-top="0in" fo:margin-bottom="0.1102in" style:contextual-spacing="false" fo:line-height="107%">
        <style:tab-stops>
          <style:tab-stop style:position="5.5in"/>
        </style:tab-stops>
      </style:paragraph-properties>
      <style:text-properties style:font-name="Times New Roman" fo:font-size="14pt" fo:font-weight="bold" style:font-size-asian="14pt" style:font-weight-asian="bold" style:font-size-complex="14pt" style:font-weight-complex="bold"/>
    </style:style>
    <style:style style:name="P58" style:family="paragraph" style:parent-style-name="Standard">
      <style:paragraph-properties fo:line-height="107%">
        <style:tab-stops>
          <style:tab-stop style:position="5.5in"/>
        </style:tab-stops>
      </style:paragraph-properties>
      <style:text-properties style:font-name="Times New Roman" fo:font-weight="bold" style:font-weight-asian="bold" style:font-weight-complex="bold"/>
    </style:style>
    <style:style style:name="P59" style:family="paragraph" style:parent-style-name="Standard">
      <style:paragraph-properties fo:line-height="107%">
        <style:tab-stops>
          <style:tab-stop style:position="5.5in"/>
        </style:tab-stops>
      </style:paragraph-properties>
      <style:text-properties style:font-name="Times New Roman"/>
    </style:style>
    <style:style style:name="P6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officeooo:paragraph-rsid="0006c9db" style:letter-kerning="false" style:font-name-complex="Times New Roman1"/>
    </style:style>
    <style:style style:name="P6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ru" fo:country="RU" officeooo:paragraph-rsid="0006c9db" style:letter-kerning="false" style:font-name-complex="Times New Roman1"/>
    </style:style>
    <style:style style:name="P62" style:family="paragraph" style:parent-style-name="Standard">
      <style:paragraph-properties fo:line-height="107%">
        <style:tab-stops>
          <style:tab-stop style:position="5.5in"/>
        </style:tab-stops>
      </style:paragraph-properties>
      <style:text-properties fo:color="#000000" loext:opacity="100%" style:font-name="Times New Roman" fo:font-size="11pt" style:font-size-asian="11pt"/>
    </style:style>
    <style:style style:name="P63" style:family="paragraph" style:parent-style-name="Standard">
      <style:text-properties fo:color="#000000" loext:opacity="100%" style:font-name="Times New Roman" fo:font-size="11pt" officeooo:rsid="00064ba1" officeooo:paragraph-rsid="00064ba1" style:font-size-asian="11pt" style:font-size-complex="10pt"/>
    </style:style>
    <style:style style:name="P64" style:family="paragraph" style:parent-style-name="Standard">
      <style:text-properties fo:color="#000000" loext:opacity="100%" style:font-name="Times New Roman" fo:font-size="14pt" fo:font-weight="bold" officeooo:rsid="00064ba1" officeooo:paragraph-rsid="00064ba1" style:font-size-asian="14pt" style:font-weight-asian="bold" style:font-size-complex="14pt" style:font-weight-complex="bold"/>
    </style:style>
    <style:style style:name="P65" style:family="paragraph" style:parent-style-name="Standard">
      <style:text-properties fo:color="#000000" loext:opacity="100%" style:font-name="Times New Roman" fo:font-size="12pt" fo:font-weight="normal" officeooo:rsid="00064ba1" officeooo:paragraph-rsid="00064ba1" style:font-size-asian="12pt" style:font-weight-asian="normal" style:font-size-complex="12pt" style:font-weight-complex="normal"/>
    </style:style>
    <style:style style:name="P6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 officeooo:paragraph-rsid="0006c9db" style:font-name-complex="Times New Roman1"/>
    </style:style>
    <style:style style:name="P67" style:family="paragraph" style:parent-style-name="Standard">
      <style:paragraph-properties>
        <style:tab-stops>
          <style:tab-stop style:position="5.5in"/>
        </style:tab-stops>
      </style:paragraph-properties>
      <style:text-properties fo:color="#000000" loext:opacity="100%" style:font-name="Times New Roman" officeooo:paragraph-rsid="0006c9db" style:font-name-complex="Times New Roman1"/>
    </style:style>
    <style:style style:name="P68" style:family="paragraph" style:parent-style-name="Standard">
      <style:paragraph-properties fo:margin-top="0.1945in" fo:margin-bottom="0.1945in" style:contextual-spacing="false"/>
      <style:text-properties fo:color="#000000" loext:opacity="100%" style:font-name="Times New Roman" officeooo:paragraph-rsid="0006c9db" style:font-name-complex="Times New Roman1"/>
    </style:style>
    <style:style style:name="P6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webkit-standard" fo:font-size="13.5pt" officeooo:paragraph-rsid="0006c9db" style:font-size-asian="13.5pt" style:font-size-complex="13.5pt"/>
    </style:style>
    <style:style style:name="P70" style:family="paragraph" style:parent-style-name="Standard">
      <style:paragraph-properties>
        <style:tab-stops>
          <style:tab-stop style:position="5.5in"/>
        </style:tab-stops>
      </style:paragraph-properties>
      <style:text-properties fo:color="#000000" loext:opacity="100%" style:font-name="-webkit-standard" fo:font-size="13.5pt" officeooo:paragraph-rsid="0006c9db" style:font-size-asian="13.5pt" style:font-size-complex="13.5pt"/>
    </style:style>
    <style:style style:name="P71" style:family="paragraph" style:parent-style-name="Standard">
      <style:text-properties fo:language="ru" fo:country="RU" officeooo:paragraph-rsid="0006c9db"/>
    </style:style>
    <style:style style:name="P72" style:family="paragraph" style:parent-style-name="Standard">
      <style:paragraph-properties fo:margin-top="0.1945in" fo:margin-bottom="0.1945in" style:contextual-spacing="false"/>
      <style:text-properties fo:language="ru" fo:country="RU" officeooo:paragraph-rsid="0006c9db"/>
    </style:style>
    <style:style style:name="P7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0000" loext:opacity="100%" fo:language="ru" fo:country="RU" officeooo:paragraph-rsid="0006c9db"/>
    </style:style>
    <style:style style:name="P7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0000" loext:opacity="100%" style:font-name="Times New Roman" officeooo:paragraph-rsid="0006c9db" style:font-name-complex="Times New Roman1"/>
    </style:style>
    <style:style style:name="P7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0000" loext:opacity="100%" style:font-name="Helvetica Neue" fo:font-size="13pt" fo:language="ru" fo:country="RU" officeooo:paragraph-rsid="0006c9db" style:letter-kerning="false" style:font-size-asian="13pt" style:font-name-complex="Helvetica Neue1" style:font-size-complex="13pt"/>
    </style:style>
    <style:style style:name="P7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0000" loext:opacity="100%" style:font-name="Helvetica Neue" fo:font-size="13pt" fo:language="en" fo:country="US" officeooo:paragraph-rsid="0006c9db" style:letter-kerning="false" style:font-size-asian="13pt" style:font-name-complex="Helvetica Neue1" style:font-size-complex="13pt"/>
    </style:style>
    <style:style style:name="P7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06c9db"/>
    </style:style>
    <style:style style:name="P78" style:family="paragraph" style:parent-style-name="Standard" style:list-style-name="WWNum12">
      <style:paragraph-properties fo:margin-top="0.1945in" fo:margin-bottom="0in" style:contextual-spacing="false"/>
      <style:text-properties officeooo:paragraph-rsid="0006c9db"/>
    </style:style>
    <style:style style:name="P79" style:family="paragraph" style:parent-style-name="Standard" style:list-style-name="WWNum12">
      <style:paragraph-properties fo:margin-top="0in" fo:margin-bottom="0in" style:contextual-spacing="false"/>
      <style:text-properties officeooo:paragraph-rsid="0006c9db"/>
    </style:style>
    <style:style style:name="P80" style:family="paragraph" style:parent-style-name="Standard" style:list-style-name="WWNum12">
      <style:paragraph-properties fo:margin-top="0in" fo:margin-bottom="0.1945in" style:contextual-spacing="false"/>
      <style:text-properties officeooo:paragraph-rsid="0006c9db"/>
    </style:style>
    <style:style style:name="P81" style:family="paragraph" style:parent-style-name="Standard" style:list-style-name="WWNum13">
      <style:paragraph-properties fo:margin-top="0.1945in" fo:margin-bottom="0in" style:contextual-spacing="false"/>
      <style:text-properties officeooo:paragraph-rsid="0006c9db"/>
    </style:style>
    <style:style style:name="P82" style:family="paragraph" style:parent-style-name="Standard" style:list-style-name="WWNum13">
      <style:paragraph-properties fo:margin-top="0in" fo:margin-bottom="0in" style:contextual-spacing="false"/>
      <style:text-properties officeooo:paragraph-rsid="0006c9db"/>
    </style:style>
    <style:style style:name="P83" style:family="paragraph" style:parent-style-name="Standard" style:list-style-name="WWNum13">
      <style:paragraph-properties fo:margin-top="0in" fo:margin-bottom="0.1945in" style:contextual-spacing="false"/>
      <style:text-properties officeooo:paragraph-rsid="0006c9db"/>
    </style:style>
    <style:style style:name="P84" style:family="paragraph" style:parent-style-name="Standard" style:list-style-name="WWNum14">
      <style:paragraph-properties fo:margin-top="0.1945in" fo:margin-bottom="0in" style:contextual-spacing="false"/>
      <style:text-properties officeooo:paragraph-rsid="0006c9db"/>
    </style:style>
    <style:style style:name="P85" style:family="paragraph" style:parent-style-name="Standard" style:list-style-name="WWNum14">
      <style:paragraph-properties fo:margin-top="0in" fo:margin-bottom="0.1945in" style:contextual-spacing="false"/>
      <style:text-properties officeooo:paragraph-rsid="0006c9db"/>
    </style:style>
    <style:style style:name="P86" style:family="paragraph" style:parent-style-name="Standard" style:list-style-name="WWNum15">
      <style:paragraph-properties fo:margin-top="0.1945in" fo:margin-bottom="0in" style:contextual-spacing="false"/>
      <style:text-properties officeooo:paragraph-rsid="0006c9db"/>
    </style:style>
    <style:style style:name="P87" style:family="paragraph" style:parent-style-name="Standard" style:list-style-name="WWNum15">
      <style:paragraph-properties fo:margin-top="0in" fo:margin-bottom="0in" style:contextual-spacing="false"/>
      <style:text-properties officeooo:paragraph-rsid="0006c9db"/>
    </style:style>
    <style:style style:name="P88" style:family="paragraph" style:parent-style-name="Standard" style:list-style-name="WWNum15">
      <style:paragraph-properties fo:margin-top="0in" fo:margin-bottom="0.1945in" style:contextual-spacing="false"/>
      <style:text-properties officeooo:paragraph-rsid="0006c9db"/>
    </style:style>
    <style:style style:name="P89" style:family="paragraph" style:parent-style-name="Standard" style:list-style-name="">
      <style:paragraph-properties fo:margin-top="0.1945in" fo:margin-bottom="0.1945in" style:contextual-spacing="false"/>
      <style:text-properties officeooo:paragraph-rsid="0006c9db"/>
    </style:style>
    <style:style style:name="P90" style:family="paragraph" style:parent-style-name="Standard" style:list-style-name="WWNum16">
      <style:paragraph-properties fo:margin-top="0.1945in" fo:margin-bottom="0in" style:contextual-spacing="false"/>
      <style:text-properties officeooo:paragraph-rsid="0006c9db"/>
    </style:style>
    <style:style style:name="P91" style:family="paragraph" style:parent-style-name="Standard" style:list-style-name="WWNum16">
      <style:paragraph-properties fo:margin-top="0in" fo:margin-bottom="0in" style:contextual-spacing="false"/>
      <style:text-properties officeooo:paragraph-rsid="0006c9db"/>
    </style:style>
    <style:style style:name="P92" style:family="paragraph" style:parent-style-name="Standard" style:list-style-name="WWNum16">
      <style:paragraph-properties fo:margin-top="0in" fo:margin-bottom="0.1945in" style:contextual-spacing="false"/>
      <style:text-properties officeooo:paragraph-rsid="0006c9db"/>
    </style:style>
    <style:style style:name="P93" style:family="paragraph" style:parent-style-name="Standard" style:list-style-name="WWNum17">
      <style:paragraph-properties fo:margin-top="0.1945in" fo:margin-bottom="0in" style:contextual-spacing="false"/>
      <style:text-properties officeooo:paragraph-rsid="0006c9db"/>
    </style:style>
    <style:style style:name="P94" style:family="paragraph" style:parent-style-name="Standard" style:list-style-name="WWNum17">
      <style:paragraph-properties fo:margin-top="0in" fo:margin-bottom="0.1945in" style:contextual-spacing="false"/>
      <style:text-properties officeooo:paragraph-rsid="0006c9db"/>
    </style:style>
    <style:style style:name="P95" style:family="paragraph" style:parent-style-name="Standard" style:list-style-name="WWNum18">
      <style:paragraph-properties fo:margin-top="0.1945in" fo:margin-bottom="0in" style:contextual-spacing="false"/>
      <style:text-properties officeooo:paragraph-rsid="0006c9db"/>
    </style:style>
    <style:style style:name="P96" style:family="paragraph" style:parent-style-name="Standard" style:list-style-name="WWNum18">
      <style:paragraph-properties fo:margin-top="0in" fo:margin-bottom="0in" style:contextual-spacing="false"/>
      <style:text-properties officeooo:paragraph-rsid="0006c9db"/>
    </style:style>
    <style:style style:name="P97" style:family="paragraph" style:parent-style-name="Standard" style:list-style-name="WWNum18">
      <style:paragraph-properties fo:margin-top="0in" fo:margin-bottom="0.1945in" style:contextual-spacing="false"/>
      <style:text-properties officeooo:paragraph-rsid="0006c9db"/>
    </style:style>
    <style:style style:name="P9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 officeooo:paragraph-rsid="0006c9db" style:font-name-complex="Times New Roman1">
        <loext:char-complex-color loext:theme-type="dark1" loext:color-type="theme"/>
      </style:text-properties>
    </style:style>
    <style:style style:name="P99" style:family="paragraph" style:parent-style-name="Standard">
      <style:paragraph-properties>
        <style:tab-stops>
          <style:tab-stop style:position="5.5in"/>
        </style:tab-stops>
      </style:paragraph-properties>
      <style:text-properties fo:color="#000000" loext:opacity="100%" style:font-name="Times New Roman" officeooo:paragraph-rsid="0006c9db" style:font-name-complex="Times New Roman1">
        <loext:char-complex-color loext:theme-type="dark1" loext:color-type="theme"/>
      </style:text-properties>
    </style:style>
    <style:style style:name="P10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 officeooo:paragraph-rsid="0006c9db" style:font-name-complex="Times New Roman1">
        <loext:char-complex-color loext:theme-type="dark1" loext:color-type="theme"/>
      </style:text-properties>
    </style:style>
    <style:style style:name="P10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 fo:language="en" fo:country="US" officeooo:paragraph-rsid="0006c9db" style:letter-kerning="false" style:font-name-complex="Times New Roman1">
        <loext:char-complex-color loext:theme-type="dark1" loext:color-type="theme"/>
      </style:text-properties>
    </style:style>
    <style:style style:name="P10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 fo:language="en" fo:country="US" officeooo:paragraph-rsid="0006c9db" style:letter-kerning="false" style:font-name-complex="Times New Roman1">
        <loext:char-complex-color loext:theme-type="dark1" loext:color-type="theme"/>
      </style:text-properties>
    </style:style>
    <style:style style:name="P10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 fo:language="ru" fo:country="RU" officeooo:paragraph-rsid="0006c9db" style:letter-kerning="false" style:font-name-complex="Times New Roman1">
        <loext:char-complex-color loext:theme-type="dark1" loext:color-type="theme"/>
      </style:text-properties>
    </style:style>
    <style:style style:name="P104" style:family="paragraph" style:parent-style-name="Standard">
      <style:paragraph-properties fo:margin-top="0in" fo:margin-bottom="0.2602in" style:contextual-spacing="false"/>
      <style:text-properties fo:color="#000000" loext:opacity="100%" style:font-name="Times New Roman" fo:language="ru" fo:country="RU" officeooo:paragraph-rsid="0006c9db" style:letter-kerning="false" style:font-name-asian="Times New Roman1" style:font-name-complex="Times New Roman1">
        <loext:char-complex-color loext:theme-type="dark1" loext:color-type="theme"/>
      </style:text-properties>
    </style:style>
    <style:style style:name="P105" style:family="paragraph" style:parent-style-name="Standard">
      <style:paragraph-properties fo:margin-top="0in" fo:margin-bottom="0.2602in" style:contextual-spacing="false"/>
      <style:text-properties fo:color="#000000" loext:opacity="100%" style:font-name="Times New Roman" officeooo:paragraph-rsid="0006c9db" style:letter-kerning="false" style:font-name-asian="Times New Roman1" style:font-name-complex="Times New Roman1">
        <loext:char-complex-color loext:theme-type="dark1" loext:color-type="theme"/>
      </style:text-properties>
    </style:style>
    <style:style style:name="P10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 fo:letter-spacing="-0.002in" officeooo:paragraph-rsid="0006c9db" fo:background-color="#ffffff" style:font-name-complex="Times New Roman1">
        <loext:char-complex-color loext:theme-type="dark1" loext:color-type="theme"/>
      </style:text-properties>
    </style:style>
    <style:style style:name="P10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 fo:letter-spacing="-0.002in" officeooo:paragraph-rsid="0006c9db" fo:background-color="#f9fafc" style:font-name-complex="Times New Roman1">
        <loext:char-complex-color loext:theme-type="dark1" loext:color-type="theme"/>
      </style:text-properties>
    </style:style>
    <style:style style:name="P10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 fo:font-weight="bold" officeooo:paragraph-rsid="0006c9db" style:font-weight-asian="bold" style:font-name-complex="Times New Roman1" style:font-weight-complex="bold">
        <loext:char-complex-color loext:theme-type="dark1" loext:color-type="theme"/>
      </style:text-properties>
    </style:style>
    <style:style style:name="P109" style:family="paragraph" style:parent-style-name="Standard">
      <style:paragraph-properties>
        <style:tab-stops>
          <style:tab-stop style:position="5.5in"/>
        </style:tab-stops>
      </style:paragraph-properties>
      <style:text-properties fo:color="#000000" loext:opacity="100%" officeooo:paragraph-rsid="0006c9db">
        <loext:char-complex-color loext:theme-type="dark1" loext:color-type="theme"/>
      </style:text-properties>
    </style:style>
    <style:style style:name="P110" style:family="paragraph" style:parent-style-name="Standard">
      <style:paragraph-properties fo:text-align="center" style:justify-single-word="false">
        <style:tab-stops>
          <style:tab-stop style:position="5.5in"/>
        </style:tab-stops>
      </style:paragraph-properties>
      <style:text-properties fo:color="#000000" loext:opacity="100%" fo:language="en" fo:country="US" officeooo:paragraph-rsid="0006c9db">
        <loext:char-complex-color loext:theme-type="dark1" loext:color-type="theme"/>
      </style:text-properties>
    </style:style>
    <style:style style:name="P111" style:family="paragraph" style:parent-style-name="Standard">
      <style:paragraph-properties>
        <style:tab-stops>
          <style:tab-stop style:position="5.5in"/>
        </style:tab-stops>
      </style:paragraph-properties>
      <style:text-properties fo:color="#000000" loext:opacity="100%" fo:language="en" fo:country="US" officeooo:paragraph-rsid="0006c9db">
        <loext:char-complex-color loext:theme-type="dark1" loext:color-type="theme"/>
      </style:text-properties>
    </style:style>
    <style:style style:name="P112" style:family="paragraph" style:parent-style-name="Standard">
      <style:paragraph-properties>
        <style:tab-stops>
          <style:tab-stop style:position="5.5in"/>
        </style:tab-stops>
      </style:paragraph-properties>
      <style:text-properties officeooo:paragraph-rsid="0006c9db"/>
    </style:style>
    <style:style style:name="P113" style:family="paragraph" style:parent-style-name="Standard" style:list-style-name="WWNum19">
      <style:paragraph-properties fo:margin-top="0.1945in" fo:margin-bottom="0in" style:contextual-spacing="false"/>
      <style:text-properties officeooo:paragraph-rsid="0006c9db"/>
    </style:style>
    <style:style style:name="P114" style:family="paragraph" style:parent-style-name="Standard" style:list-style-name="WWNum19">
      <style:paragraph-properties fo:margin-top="0in" fo:margin-bottom="0in" style:contextual-spacing="false"/>
      <style:text-properties officeooo:paragraph-rsid="0006c9db"/>
    </style:style>
    <style:style style:name="P115" style:family="paragraph" style:parent-style-name="Standard" style:list-style-name="WWNum19">
      <style:paragraph-properties fo:margin-top="0in" fo:margin-bottom="0.1945in" style:contextual-spacing="false"/>
      <style:text-properties officeooo:paragraph-rsid="0006c9db"/>
    </style:style>
    <style:style style:name="P116" style:family="paragraph" style:parent-style-name="Standard" style:list-style-name="WWNum20">
      <style:paragraph-properties fo:margin-top="0.1945in" fo:margin-bottom="0in" style:contextual-spacing="false"/>
      <style:text-properties officeooo:paragraph-rsid="0006c9db"/>
    </style:style>
    <style:style style:name="P117" style:family="paragraph" style:parent-style-name="Standard" style:list-style-name="WWNum20">
      <style:paragraph-properties fo:margin-top="0in" fo:margin-bottom="0in" style:contextual-spacing="false"/>
      <style:text-properties officeooo:paragraph-rsid="0006c9db"/>
    </style:style>
    <style:style style:name="P118" style:family="paragraph" style:parent-style-name="Standard" style:list-style-name="WWNum20">
      <style:paragraph-properties fo:margin-top="0in" fo:margin-bottom="0.1945in" style:contextual-spacing="false"/>
      <style:text-properties officeooo:paragraph-rsid="0006c9db"/>
    </style:style>
    <style:style style:name="P119" style:family="paragraph" style:parent-style-name="Standard" style:list-style-name="WWNum21">
      <style:paragraph-properties fo:margin-top="0.1945in" fo:margin-bottom="0in" style:contextual-spacing="false"/>
      <style:text-properties officeooo:paragraph-rsid="0006c9db"/>
    </style:style>
    <style:style style:name="P120" style:family="paragraph" style:parent-style-name="Standard" style:list-style-name="WWNum21">
      <style:paragraph-properties fo:margin-top="0in" fo:margin-bottom="0.1945in" style:contextual-spacing="false"/>
      <style:text-properties officeooo:paragraph-rsid="0006c9db"/>
    </style:style>
    <style:style style:name="P121" style:family="paragraph" style:parent-style-name="Standard" style:list-style-name="WWNum22">
      <style:paragraph-properties fo:margin-top="0.1945in" fo:margin-bottom="0in" style:contextual-spacing="false"/>
      <style:text-properties officeooo:paragraph-rsid="0006c9db"/>
    </style:style>
    <style:style style:name="P122" style:family="paragraph" style:parent-style-name="Standard" style:list-style-name="WWNum22">
      <style:paragraph-properties fo:margin-top="0in" fo:margin-bottom="0.1945in" style:contextual-spacing="false"/>
      <style:text-properties officeooo:paragraph-rsid="0006c9db"/>
    </style:style>
    <style:style style:name="P123" style:family="paragraph" style:parent-style-name="Standard" style:list-style-name="WWNum23">
      <style:paragraph-properties fo:margin-top="0.1945in" fo:margin-bottom="0in" style:contextual-spacing="false"/>
      <style:text-properties officeooo:paragraph-rsid="0006c9db"/>
    </style:style>
    <style:style style:name="P124" style:family="paragraph" style:parent-style-name="Standard" style:list-style-name="WWNum23">
      <style:paragraph-properties fo:margin-top="0in" fo:margin-bottom="0.1945in" style:contextual-spacing="false"/>
      <style:text-properties officeooo:paragraph-rsid="0006c9db"/>
    </style:style>
    <style:style style:name="P125" style:family="paragraph" style:parent-style-name="Standard" style:list-style-name="WWNum24">
      <style:paragraph-properties fo:margin-top="0.1945in" fo:margin-bottom="0in" style:contextual-spacing="false"/>
      <style:text-properties officeooo:paragraph-rsid="0006c9db"/>
    </style:style>
    <style:style style:name="P126" style:family="paragraph" style:parent-style-name="Standard" style:list-style-name="WWNum24">
      <style:paragraph-properties fo:margin-top="0in" fo:margin-bottom="0in" style:contextual-spacing="false"/>
      <style:text-properties officeooo:paragraph-rsid="0006c9db"/>
    </style:style>
    <style:style style:name="P127" style:family="paragraph" style:parent-style-name="Standard" style:list-style-name="WWNum24">
      <style:paragraph-properties fo:margin-top="0in" fo:margin-bottom="0.1945in" style:contextual-spacing="false"/>
      <style:text-properties officeooo:paragraph-rsid="0006c9db"/>
    </style:style>
    <style:style style:name="P128" style:family="paragraph" style:parent-style-name="Standard" style:list-style-name="WWNum25">
      <style:paragraph-properties fo:margin-top="0.1945in" fo:margin-bottom="0in" style:contextual-spacing="false"/>
      <style:text-properties officeooo:paragraph-rsid="0006c9db"/>
    </style:style>
    <style:style style:name="P129" style:family="paragraph" style:parent-style-name="Standard" style:list-style-name="WWNum25">
      <style:paragraph-properties fo:margin-top="0in" fo:margin-bottom="0.1945in" style:contextual-spacing="false"/>
      <style:text-properties officeooo:paragraph-rsid="0006c9db"/>
    </style:style>
    <style:style style:name="P130" style:family="paragraph" style:parent-style-name="Standard" style:list-style-name="WWNum26">
      <style:paragraph-properties fo:margin-top="0.1945in" fo:margin-bottom="0in" style:contextual-spacing="false"/>
      <style:text-properties officeooo:paragraph-rsid="0006c9db"/>
    </style:style>
    <style:style style:name="P131" style:family="paragraph" style:parent-style-name="Standard" style:list-style-name="WWNum26">
      <style:paragraph-properties fo:margin-top="0in" fo:margin-bottom="0in" style:contextual-spacing="false"/>
      <style:text-properties officeooo:paragraph-rsid="0006c9db"/>
    </style:style>
    <style:style style:name="P132" style:family="paragraph" style:parent-style-name="Standard" style:list-style-name="WWNum26">
      <style:paragraph-properties fo:margin-top="0in" fo:margin-bottom="0.1945in" style:contextual-spacing="false"/>
      <style:text-properties officeooo:paragraph-rsid="0006c9db"/>
    </style:style>
    <style:style style:name="P133" style:family="paragraph" style:parent-style-name="Standard" style:list-style-name="WWNum27">
      <style:paragraph-properties fo:margin-top="0.1945in" fo:margin-bottom="0in" style:contextual-spacing="false"/>
      <style:text-properties officeooo:paragraph-rsid="0006c9db"/>
    </style:style>
    <style:style style:name="P134" style:family="paragraph" style:parent-style-name="Standard" style:list-style-name="WWNum27">
      <style:paragraph-properties fo:margin-top="0in" fo:margin-bottom="0in" style:contextual-spacing="false"/>
      <style:text-properties officeooo:paragraph-rsid="0006c9db"/>
    </style:style>
    <style:style style:name="P135" style:family="paragraph" style:parent-style-name="Standard" style:list-style-name="WWNum27">
      <style:paragraph-properties fo:margin-top="0in" fo:margin-bottom="0.1945in" style:contextual-spacing="false"/>
      <style:text-properties officeooo:paragraph-rsid="0006c9db"/>
    </style:style>
    <style:style style:name="P136" style:family="paragraph" style:parent-style-name="Standard" style:list-style-name="WWNum28">
      <style:paragraph-properties fo:margin-top="0.1945in" fo:margin-bottom="0in" style:contextual-spacing="false"/>
      <style:text-properties officeooo:paragraph-rsid="0006c9db"/>
    </style:style>
    <style:style style:name="P137" style:family="paragraph" style:parent-style-name="Standard" style:list-style-name="WWNum28">
      <style:paragraph-properties fo:margin-top="0in" fo:margin-bottom="0.1945in" style:contextual-spacing="false"/>
      <style:text-properties officeooo:paragraph-rsid="0006c9db"/>
    </style:style>
    <style:style style:name="P138" style:family="paragraph" style:parent-style-name="Standard" style:list-style-name="WWNum7">
      <style:paragraph-properties fo:margin-top="0.1945in" fo:margin-bottom="0in" style:contextual-spacing="false"/>
      <style:text-properties officeooo:paragraph-rsid="0006c9db"/>
    </style:style>
    <style:style style:name="P139" style:family="paragraph" style:parent-style-name="Standard" style:list-style-name="WWNum7">
      <style:paragraph-properties fo:margin-top="0in" fo:margin-bottom="0.1945in" style:contextual-spacing="false"/>
      <style:text-properties officeooo:paragraph-rsid="0006c9db"/>
    </style:style>
    <style:style style:name="P140" style:family="paragraph" style:parent-style-name="Standard" style:list-style-name="WWNum8">
      <style:paragraph-properties fo:margin-top="0.1945in" fo:margin-bottom="0in" style:contextual-spacing="false"/>
      <style:text-properties officeooo:paragraph-rsid="0006c9db"/>
    </style:style>
    <style:style style:name="P141" style:family="paragraph" style:parent-style-name="Standard" style:list-style-name="WWNum8">
      <style:paragraph-properties fo:margin-top="0in" fo:margin-bottom="0.1945in" style:contextual-spacing="false"/>
      <style:text-properties officeooo:paragraph-rsid="0006c9db"/>
    </style:style>
    <style:style style:name="P142" style:family="paragraph" style:parent-style-name="Standard" style:list-style-name="WWNum9">
      <style:paragraph-properties fo:margin-top="0.1945in" fo:margin-bottom="0in" style:contextual-spacing="false"/>
      <style:text-properties officeooo:paragraph-rsid="0006c9db"/>
    </style:style>
    <style:style style:name="P143" style:family="paragraph" style:parent-style-name="Standard" style:list-style-name="WWNum9">
      <style:paragraph-properties fo:margin-top="0in" fo:margin-bottom="0.1945in" style:contextual-spacing="false"/>
      <style:text-properties officeooo:paragraph-rsid="0006c9db"/>
    </style:style>
    <style:style style:name="P144" style:family="paragraph" style:parent-style-name="Standard" style:list-style-name="WWNum9">
      <style:paragraph-properties fo:margin-top="0in" fo:margin-bottom="0in" style:contextual-spacing="false"/>
      <style:text-properties officeooo:paragraph-rsid="0006c9db"/>
    </style:style>
    <style:style style:name="P145" style:family="paragraph" style:parent-style-name="Standard" style:list-style-name="WWNum10">
      <style:paragraph-properties fo:margin-top="0.1945in" fo:margin-bottom="0.1945in" style:contextual-spacing="false"/>
      <style:text-properties officeooo:paragraph-rsid="0006c9db"/>
    </style:style>
    <style:style style:name="P146" style:family="paragraph" style:parent-style-name="Standard" style:list-style-name="WWNum10">
      <style:paragraph-properties fo:margin-top="0.1945in" fo:margin-bottom="0in" style:contextual-spacing="false"/>
      <style:text-properties officeooo:paragraph-rsid="0006c9db"/>
    </style:style>
    <style:style style:name="P147" style:family="paragraph" style:parent-style-name="Standard" style:list-style-name="WWNum10">
      <style:paragraph-properties fo:margin-top="0in" fo:margin-bottom="0in" style:contextual-spacing="false"/>
      <style:text-properties officeooo:paragraph-rsid="0006c9db"/>
    </style:style>
    <style:style style:name="P148" style:family="paragraph" style:parent-style-name="Standard" style:list-style-name="WWNum10">
      <style:paragraph-properties fo:margin-top="0in" fo:margin-bottom="0.1945in" style:contextual-spacing="false"/>
      <style:text-properties officeooo:paragraph-rsid="0006c9db"/>
    </style:style>
    <style:style style:name="P149" style:family="paragraph" style:parent-style-name="Standard" style:list-style-name="WWNum11">
      <style:paragraph-properties fo:margin-top="0.1945in" fo:margin-bottom="0in" style:contextual-spacing="false"/>
      <style:text-properties officeooo:paragraph-rsid="0006c9db"/>
    </style:style>
    <style:style style:name="P150" style:family="paragraph" style:parent-style-name="Standard" style:list-style-name="WWNum11">
      <style:paragraph-properties fo:margin-top="0in" fo:margin-bottom="0.1945in" style:contextual-spacing="false"/>
      <style:text-properties officeooo:paragraph-rsid="0006c9db"/>
    </style:style>
    <style:style style:name="P151" style:family="paragraph" style:parent-style-name="Standard">
      <style:paragraph-properties>
        <style:tab-stops>
          <style:tab-stop style:position="5.5in"/>
        </style:tab-stops>
      </style:paragraph-properties>
      <style:text-properties fo:language="en" fo:country="US" officeooo:paragraph-rsid="0006c9db"/>
    </style:style>
    <style:style style:name="P152" style:family="paragraph" style:parent-style-name="Standard">
      <style:text-properties officeooo:paragraph-rsid="0006c9db"/>
    </style:style>
    <style:style style:name="P153" style:family="paragraph" style:parent-style-name="Standard">
      <style:paragraph-properties fo:margin-top="0.1945in" fo:margin-bottom="0.1945in" style:contextual-spacing="false"/>
      <style:text-properties officeooo:paragraph-rsid="0006c9db"/>
    </style:style>
    <style:style style:name="P154" style:family="paragraph" style:parent-style-name="Standard">
      <style:paragraph-properties fo:margin-left="0.25in" fo:margin-top="0.1945in" fo:margin-bottom="0.1945in" style:contextual-spacing="false"/>
      <style:text-properties officeooo:paragraph-rsid="0006c9db"/>
    </style:style>
    <style:style style:name="P155" style:family="paragraph" style:parent-style-name="Standard">
      <style:paragraph-properties fo:margin-top="0in" fo:margin-bottom="0.2602in" style:contextual-spacing="false"/>
      <style:text-properties officeooo:paragraph-rsid="0006c9db"/>
    </style:style>
    <style:style style:name="P156" style:family="paragraph" style:parent-style-name="Standard">
      <style:paragraph-properties>
        <style:tab-stops>
          <style:tab-stop style:position="5.5in"/>
        </style:tab-stops>
      </style:paragraph-properties>
      <style:text-properties officeooo:paragraph-rsid="0006c9db"/>
    </style:style>
    <style:style style:name="P157" style:family="paragraph" style:parent-style-name="Standard">
      <style:text-properties style:font-name="Helvetica" fo:language="en" fo:country="US" officeooo:paragraph-rsid="0006c9db" style:letter-kerning="false" style:font-name-complex="Helvetica1"/>
    </style:style>
    <style:style style:name="P158" style:family="paragraph" style:parent-style-name="Standard">
      <loext:graphic-properties draw:fill="solid" draw:fill-color="#ffffff"/>
      <style:paragraph-properties style:line-height-at-least="0.2626in" fo:background-color="#ffffff" style:vertical-align="baseline"/>
      <style:text-properties officeooo:paragraph-rsid="0006c9db"/>
    </style:style>
    <style:style style:name="P159"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06c9db"/>
    </style:style>
    <style:style style:name="P160" style:family="paragraph" style:parent-style-name="Standard">
      <loext:graphic-properties draw:fill="solid" draw:fill-color="#ffffff"/>
      <style:paragraph-properties style:line-height-at-least="0.2626in" fo:background-color="#ffffff" style:vertical-align="baseline"/>
      <style:text-properties fo:color="#1b1f21" loext:opacity="100%" style:font-name="PT Mono" officeooo:paragraph-rsid="0006c9db" style:letter-kerning="false" style:font-name-asian="Times New Roman1" style:font-name-complex="Times New Roman1"/>
    </style:style>
    <style:style style:name="P161" style:family="paragraph" style:parent-style-name="Standard" style:list-style-name="WWNum4">
      <style:paragraph-properties fo:margin-top="0.1945in" fo:margin-bottom="0in" style:contextual-spacing="false"/>
      <style:text-properties officeooo:paragraph-rsid="0006c9db"/>
    </style:style>
    <style:style style:name="P162" style:family="paragraph" style:parent-style-name="Standard" style:list-style-name="WWNum4">
      <style:paragraph-properties fo:margin-top="0in" fo:margin-bottom="0in" style:contextual-spacing="false"/>
      <style:text-properties officeooo:paragraph-rsid="0006c9db"/>
    </style:style>
    <style:style style:name="P163" style:family="paragraph" style:parent-style-name="Standard" style:list-style-name="WWNum4">
      <style:paragraph-properties fo:margin-top="0in" fo:margin-bottom="0.1945in" style:contextual-spacing="false"/>
      <style:text-properties officeooo:paragraph-rsid="0006c9db"/>
    </style:style>
    <style:style style:name="P164" style:family="paragraph" style:parent-style-name="Standard" style:list-style-name="WWNum5">
      <style:paragraph-properties fo:margin-top="0.1945in" fo:margin-bottom="0.1945in" style:contextual-spacing="false"/>
      <style:text-properties officeooo:paragraph-rsid="0006c9db"/>
    </style:style>
    <style:style style:name="P165" style:family="paragraph" style:parent-style-name="Standard" style:list-style-name="WWNum5">
      <style:paragraph-properties fo:margin-top="0.1945in" fo:margin-bottom="0in" style:contextual-spacing="false"/>
      <style:text-properties officeooo:paragraph-rsid="0006c9db"/>
    </style:style>
    <style:style style:name="P166" style:family="paragraph" style:parent-style-name="Standard" style:list-style-name="WWNum5">
      <style:paragraph-properties fo:margin-top="0in" fo:margin-bottom="0in" style:contextual-spacing="false"/>
      <style:text-properties officeooo:paragraph-rsid="0006c9db"/>
    </style:style>
    <style:style style:name="P167" style:family="paragraph" style:parent-style-name="Standard" style:list-style-name="WWNum5">
      <style:paragraph-properties fo:margin-top="0in" fo:margin-bottom="0.1945in" style:contextual-spacing="false"/>
      <style:text-properties officeooo:paragraph-rsid="0006c9db"/>
    </style:style>
    <style:style style:name="P16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06c9db"/>
    </style:style>
    <style:style style:name="P169" style:family="paragraph" style:parent-style-name="Text_20_body">
      <style:paragraph-properties fo:line-height="107%">
        <style:tab-stops>
          <style:tab-stop style:position="5.5in"/>
        </style:tab-stops>
      </style:paragraph-properties>
      <style:text-properties style:font-name="Times New Roman" fo:font-size="12pt" style:font-size-asian="12pt" style:font-size-complex="12pt"/>
    </style:style>
    <style:style style:name="P170" style:family="paragraph" style:parent-style-name="Text_20_body">
      <style:paragraph-properties fo:margin-top="0in" fo:margin-bottom="0.1102in" style:contextual-spacing="false" fo:line-height="107%">
        <style:tab-stops>
          <style:tab-stop style:position="5.5in"/>
        </style:tab-stops>
      </style:paragraph-properties>
      <style:text-properties style:font-name="Times New Roman" fo:font-size="12pt" style:font-size-asian="12pt" style:font-size-complex="12pt"/>
    </style:style>
    <style:style style:name="P171" style:family="paragraph" style:parent-style-name="Text_20_body" style:list-style-name="L1">
      <style:paragraph-properties fo:margin-top="0in" fo:margin-bottom="0in" style:contextual-spacing="false"/>
      <style:text-properties style:font-name="Times New Roman" fo:font-size="12pt" style:font-size-asian="12pt" style:font-size-complex="12pt"/>
    </style:style>
    <style:style style:name="P172" style:family="paragraph" style:parent-style-name="Text_20_body" style:list-style-name="L2">
      <style:paragraph-properties fo:margin-top="0in" fo:margin-bottom="0in" style:contextual-spacing="false"/>
      <style:text-properties style:font-name="Times New Roman" fo:font-size="12pt" style:font-size-asian="12pt" style:font-size-complex="12pt"/>
    </style:style>
    <style:style style:name="P173" style:family="paragraph" style:parent-style-name="Text_20_body" style:list-style-name="L5">
      <style:paragraph-properties fo:margin-top="0in" fo:margin-bottom="0in" style:contextual-spacing="false"/>
      <style:text-properties style:font-name="Times New Roman" fo:font-size="12pt" style:font-size-asian="12pt" style:font-size-complex="12pt"/>
    </style:style>
    <style:style style:name="P174" style:family="paragraph" style:parent-style-name="Text_20_body" style:list-style-name="L8">
      <style:paragraph-properties fo:margin-top="0in" fo:margin-bottom="0in" style:contextual-spacing="false"/>
      <style:text-properties style:font-name="Times New Roman" fo:font-size="12pt" style:font-size-asian="12pt" style:font-size-complex="12pt"/>
    </style:style>
    <style:style style:name="P175" style:family="paragraph" style:parent-style-name="Text_20_body" style:list-style-name="L9">
      <style:paragraph-properties fo:margin-top="0in" fo:margin-bottom="0in" style:contextual-spacing="false"/>
      <style:text-properties style:font-name="Times New Roman" fo:font-size="12pt" style:font-size-asian="12pt" style:font-size-complex="12pt"/>
    </style:style>
    <style:style style:name="P176" style:family="paragraph" style:parent-style-name="Text_20_body" style:list-style-name="L11">
      <style:paragraph-properties fo:margin-top="0in" fo:margin-bottom="0in" style:contextual-spacing="false"/>
      <style:text-properties style:font-name="Times New Roman" fo:font-size="12pt" style:font-size-asian="12pt" style:font-size-complex="12pt"/>
    </style:style>
    <style:style style:name="P177" style:family="paragraph" style:parent-style-name="Text_20_body" style:list-style-name="L12">
      <style:paragraph-properties fo:margin-top="0in" fo:margin-bottom="0in" style:contextual-spacing="false"/>
      <style:text-properties style:font-name="Times New Roman" fo:font-size="12pt" style:font-size-asian="12pt" style:font-size-complex="12pt"/>
    </style:style>
    <style:style style:name="P178" style:family="paragraph" style:parent-style-name="Text_20_body" style:list-style-name="L14">
      <style:paragraph-properties fo:margin-top="0in" fo:margin-bottom="0in" style:contextual-spacing="false"/>
      <style:text-properties style:font-name="Times New Roman" fo:font-size="12pt" style:font-size-asian="12pt" style:font-size-complex="12pt"/>
    </style:style>
    <style:style style:name="P179" style:family="paragraph" style:parent-style-name="Text_20_body" style:list-style-name="L15">
      <style:paragraph-properties fo:margin-top="0in" fo:margin-bottom="0in" style:contextual-spacing="false"/>
      <style:text-properties style:font-name="Times New Roman" fo:font-size="12pt" style:font-size-asian="12pt" style:font-size-complex="12pt"/>
    </style:style>
    <style:style style:name="P180" style:family="paragraph" style:parent-style-name="Text_20_body" style:list-style-name="L17">
      <style:paragraph-properties fo:margin-top="0in" fo:margin-bottom="0in" style:contextual-spacing="false"/>
      <style:text-properties style:font-name="Times New Roman" fo:font-size="12pt" style:font-size-asian="12pt" style:font-size-complex="12pt"/>
    </style:style>
    <style:style style:name="P181" style:family="paragraph" style:parent-style-name="Text_20_body" style:list-style-name="L18">
      <style:paragraph-properties fo:margin-top="0in" fo:margin-bottom="0in" style:contextual-spacing="false"/>
      <style:text-properties style:font-name="Times New Roman" fo:font-size="12pt" style:font-size-asian="12pt" style:font-size-complex="12pt"/>
    </style:style>
    <style:style style:name="P182" style:family="paragraph" style:parent-style-name="Text_20_body" style:list-style-name="L20">
      <style:paragraph-properties fo:margin-top="0in" fo:margin-bottom="0in" style:contextual-spacing="false"/>
      <style:text-properties style:font-name="Times New Roman" fo:font-size="12pt" style:font-size-asian="12pt" style:font-size-complex="12pt"/>
    </style:style>
    <style:style style:name="P183" style:family="paragraph" style:parent-style-name="Text_20_body" style:list-style-name="L21">
      <style:paragraph-properties fo:margin-top="0in" fo:margin-bottom="0in" style:contextual-spacing="false"/>
      <style:text-properties style:font-name="Times New Roman" fo:font-size="12pt" style:font-size-asian="12pt" style:font-size-complex="12pt"/>
    </style:style>
    <style:style style:name="P184" style:family="paragraph" style:parent-style-name="Text_20_body" style:list-style-name="L23">
      <style:paragraph-properties fo:margin-top="0in" fo:margin-bottom="0in" style:contextual-spacing="false"/>
      <style:text-properties style:font-name="Times New Roman" fo:font-size="12pt" style:font-size-asian="12pt" style:font-size-complex="12pt"/>
    </style:style>
    <style:style style:name="P185" style:family="paragraph" style:parent-style-name="Text_20_body" style:list-style-name="L29">
      <style:paragraph-properties fo:margin-top="0in" fo:margin-bottom="0in" style:contextual-spacing="false"/>
      <style:text-properties style:font-name="Times New Roman" fo:font-size="12pt" style:font-size-asian="12pt" style:font-size-complex="12pt"/>
    </style:style>
    <style:style style:name="P186" style:family="paragraph" style:parent-style-name="Text_20_body" style:list-style-name="L29">
      <style:text-properties style:font-name="Times New Roman" fo:font-size="12pt" style:font-size-asian="12pt" style:font-size-complex="12pt"/>
    </style:style>
    <style:style style:name="P187" style:family="paragraph" style:parent-style-name="Text_20_body">
      <style:text-properties style:font-name="Times New Roman" fo:font-size="12pt" fo:font-weight="normal" style:font-size-asian="12pt" style:font-weight-asian="normal" style:font-size-complex="12pt" style:font-weight-complex="normal"/>
    </style:style>
    <style:style style:name="P188" style:family="paragraph" style:parent-style-name="Text_20_body" style:list-style-name="L56">
      <style:paragraph-properties fo:margin-top="0in" fo:margin-bottom="0in" style:contextual-spacing="false"/>
      <style:text-properties style:font-name="Times New Roman" fo:font-size="12pt" fo:font-weight="normal" style:font-size-asian="12pt" style:font-weight-asian="normal" style:font-size-complex="12pt" style:font-weight-complex="normal"/>
    </style:style>
    <style:style style:name="P189" style:family="paragraph" style:parent-style-name="Text_20_body" style:list-style-name="L57">
      <style:paragraph-properties fo:margin-top="0in" fo:margin-bottom="0in" style:contextual-spacing="false"/>
      <style:text-properties style:font-name="Times New Roman" fo:font-size="12pt" fo:font-weight="normal" style:font-size-asian="12pt" style:font-weight-asian="normal" style:font-size-complex="12pt" style:font-weight-complex="normal"/>
    </style:style>
    <style:style style:name="P190" style:family="paragraph" style:parent-style-name="Text_20_body" style:list-style-name="L57">
      <style:text-properties style:font-name="Times New Roman" fo:font-size="12pt" fo:font-weight="normal" style:font-size-asian="12pt" style:font-weight-asian="normal" style:font-size-complex="12pt" style:font-weight-complex="normal"/>
    </style:style>
    <style:style style:name="P191" style:family="paragraph" style:parent-style-name="Text_20_body" style:list-style-name="L58">
      <style:paragraph-properties fo:margin-top="0in" fo:margin-bottom="0in" style:contextual-spacing="false"/>
      <style:text-properties style:font-name="Times New Roman" fo:font-size="12pt" fo:font-weight="normal" style:font-size-asian="12pt" style:font-weight-asian="normal" style:font-size-complex="12pt" style:font-weight-complex="normal"/>
    </style:style>
    <style:style style:name="P192" style:family="paragraph" style:parent-style-name="Text_20_body" style:list-style-name="L58">
      <style:text-properties style:font-name="Times New Roman" fo:font-size="12pt" fo:font-weight="normal" style:font-size-asian="12pt" style:font-weight-asian="normal" style:font-size-complex="12pt" style:font-weight-complex="normal"/>
    </style:style>
    <style:style style:name="P193" style:family="paragraph" style:parent-style-name="Text_20_body" style:list-style-name="L61">
      <style:paragraph-properties fo:margin-top="0in" fo:margin-bottom="0in" style:contextual-spacing="false"/>
      <style:text-properties style:font-name="Times New Roman" fo:font-size="12pt" fo:font-weight="normal" style:font-size-asian="12pt" style:font-weight-asian="normal" style:font-size-complex="12pt" style:font-weight-complex="normal"/>
    </style:style>
    <style:style style:name="P194" style:family="paragraph" style:parent-style-name="Text_20_body" style:list-style-name="L61">
      <style:text-properties style:font-name="Times New Roman" fo:font-size="12pt" fo:font-weight="normal" style:font-size-asian="12pt" style:font-weight-asian="normal" style:font-size-complex="12pt" style:font-weight-complex="normal"/>
    </style:style>
    <style:style style:name="P195" style:family="paragraph" style:parent-style-name="Text_20_body" style:list-style-name="L62">
      <style:paragraph-properties fo:margin-top="0in" fo:margin-bottom="0in" style:contextual-spacing="false"/>
      <style:text-properties style:font-name="Times New Roman" fo:font-size="12pt" fo:font-weight="normal" style:font-size-asian="12pt" style:font-weight-asian="normal" style:font-size-complex="12pt" style:font-weight-complex="normal"/>
    </style:style>
    <style:style style:name="P196" style:family="paragraph" style:parent-style-name="Text_20_body" style:list-style-name="L62">
      <style:text-properties style:font-name="Times New Roman" fo:font-size="12pt" fo:font-weight="normal" style:font-size-asian="12pt" style:font-weight-asian="normal" style:font-size-complex="12pt" style:font-weight-complex="normal"/>
    </style:style>
    <style:style style:name="P197" style:family="paragraph" style:parent-style-name="Text_20_body">
      <style:text-properties style:font-name="Times New Roman" fo:font-size="12pt" fo:font-weight="normal" officeooo:paragraph-rsid="00064ba1" style:font-size-asian="12pt" style:font-weight-asian="normal" style:font-size-complex="12pt" style:font-weight-complex="normal"/>
    </style:style>
    <style:style style:name="P198" style:family="paragraph" style:parent-style-name="Text_20_body" style:list-style-name="L66">
      <style:text-properties style:font-name="Times New Roman" fo:font-size="12pt" fo:font-weight="normal" style:font-size-asian="12pt" style:font-weight-asian="normal" style:font-size-complex="12pt" style:font-weight-complex="normal"/>
    </style:style>
    <style:style style:name="P199" style:family="paragraph" style:parent-style-name="Text_20_body" style:list-style-name="L95">
      <style:text-properties style:font-name="Times New Roman" fo:font-size="12pt" fo:font-weight="normal" style:font-size-asian="12pt" style:font-weight-asian="normal" style:font-size-complex="12pt" style:font-weight-complex="normal"/>
    </style:style>
    <style:style style:name="P200" style:family="paragraph" style:parent-style-name="Text_20_body" style:list-style-name="L96">
      <style:text-properties style:font-name="Times New Roman" fo:font-size="12pt" fo:font-weight="normal" style:font-size-asian="12pt" style:font-weight-asian="normal" style:font-size-complex="12pt" style:font-weight-complex="normal"/>
    </style:style>
    <style:style style:name="P201" style:family="paragraph" style:parent-style-name="Text_20_body" style:list-style-name="L102">
      <style:text-properties style:font-name="Times New Roman" fo:font-size="12pt" fo:font-weight="normal" style:font-size-asian="12pt" style:font-weight-asian="normal" style:font-size-complex="12pt" style:font-weight-complex="normal"/>
    </style:style>
    <style:style style:name="P202" style:family="paragraph" style:parent-style-name="Text_20_body" style:list-style-name="L104">
      <style:paragraph-properties fo:margin-top="0in" fo:margin-bottom="0in" style:contextual-spacing="false"/>
      <style:text-properties style:font-name="Times New Roman" fo:font-size="12pt" fo:font-weight="normal" style:font-size-asian="12pt" style:font-weight-asian="normal" style:font-size-complex="12pt" style:font-weight-complex="normal"/>
    </style:style>
    <style:style style:name="P203" style:family="paragraph" style:parent-style-name="Text_20_body" style:list-style-name="L104">
      <style:text-properties style:font-name="Times New Roman" fo:font-size="12pt" fo:font-weight="normal" style:font-size-asian="12pt" style:font-weight-asian="normal" style:font-size-complex="12pt" style:font-weight-complex="normal"/>
    </style:style>
    <style:style style:name="P204" style:family="paragraph" style:parent-style-name="Text_20_body" style:list-style-name="L105">
      <style:paragraph-properties fo:margin-top="0in" fo:margin-bottom="0in" style:contextual-spacing="false"/>
      <style:text-properties style:font-name="Times New Roman" fo:font-size="12pt" fo:font-weight="normal" style:font-size-asian="12pt" style:font-weight-asian="normal" style:font-size-complex="12pt" style:font-weight-complex="normal"/>
    </style:style>
    <style:style style:name="P205" style:family="paragraph" style:parent-style-name="Text_20_body" style:list-style-name="L105">
      <style:text-properties style:font-name="Times New Roman" fo:font-size="12pt" fo:font-weight="normal" style:font-size-asian="12pt" style:font-weight-asian="normal" style:font-size-complex="12pt" style:font-weight-complex="normal"/>
    </style:style>
    <style:style style:name="P206" style:family="paragraph" style:parent-style-name="Text_20_body" style:list-style-name="L106">
      <style:text-properties style:font-name="Times New Roman" fo:font-size="12pt" fo:font-weight="normal" style:font-size-asian="12pt" style:font-weight-asian="normal" style:font-size-complex="12pt" style:font-weight-complex="normal"/>
    </style:style>
    <style:style style:name="P207" style:family="paragraph" style:parent-style-name="Text_20_body" style:list-style-name="L108">
      <style:text-properties style:font-name="Times New Roman" fo:font-size="12pt" fo:font-weight="normal" style:font-size-asian="12pt" style:font-weight-asian="normal" style:font-size-complex="12pt" style:font-weight-complex="normal"/>
    </style:style>
    <style:style style:name="P208" style:family="paragraph" style:parent-style-name="Text_20_body" style:list-style-name="L111">
      <style:text-properties style:font-name="Times New Roman" fo:font-size="12pt" fo:font-weight="normal" style:font-size-asian="12pt" style:font-weight-asian="normal" style:font-size-complex="12pt" style:font-weight-complex="normal"/>
    </style:style>
    <style:style style:name="P209" style:family="paragraph" style:parent-style-name="Text_20_body" style:list-style-name="L113">
      <style:text-properties style:font-name="Times New Roman" fo:font-size="12pt" fo:font-weight="normal" style:font-size-asian="12pt" style:font-weight-asian="normal" style:font-size-complex="12pt" style:font-weight-complex="normal"/>
    </style:style>
    <style:style style:name="P210" style:family="paragraph" style:parent-style-name="Text_20_body" style:list-style-name="L114">
      <style:paragraph-properties fo:margin-top="0in" fo:margin-bottom="0in" style:contextual-spacing="false"/>
      <style:text-properties style:font-name="Times New Roman" fo:font-size="12pt" fo:font-weight="normal" style:font-size-asian="12pt" style:font-weight-asian="normal" style:font-size-complex="12pt" style:font-weight-complex="normal"/>
    </style:style>
    <style:style style:name="P211" style:family="paragraph" style:parent-style-name="Text_20_body" style:list-style-name="L114">
      <style:text-properties style:font-name="Times New Roman" fo:font-size="12pt" fo:font-weight="normal" style:font-size-asian="12pt" style:font-weight-asian="normal" style:font-size-complex="12pt" style:font-weight-complex="normal"/>
    </style:style>
    <style:style style:name="P212" style:family="paragraph" style:parent-style-name="Text_20_body">
      <style:text-properties style:font-name="Times New Roman" fo:font-size="14pt" fo:font-weight="bold" style:font-size-asian="14pt" style:font-weight-asian="bold" style:font-size-complex="14pt" style:font-weight-complex="bold"/>
    </style:style>
    <style:style style:name="P213" style:family="paragraph" style:parent-style-name="Text_20_body" style:list-style-name="L3"/>
    <style:style style:name="P214" style:family="paragraph" style:parent-style-name="Text_20_body" style:list-style-name="L6">
      <style:paragraph-properties fo:margin-top="0in" fo:margin-bottom="0in" style:contextual-spacing="false"/>
    </style:style>
    <style:style style:name="P215" style:family="paragraph" style:parent-style-name="Text_20_body" style:list-style-name="L7"/>
    <style:style style:name="P216" style:family="paragraph" style:parent-style-name="Text_20_body" style:list-style-name="L10"/>
    <style:style style:name="P217" style:family="paragraph" style:parent-style-name="Text_20_body" style:list-style-name="L13"/>
    <style:style style:name="P218" style:family="paragraph" style:parent-style-name="Text_20_body" style:list-style-name="L16"/>
    <style:style style:name="P219" style:family="paragraph" style:parent-style-name="Text_20_body" style:list-style-name="L19"/>
    <style:style style:name="P220" style:family="paragraph" style:parent-style-name="Text_20_body" style:list-style-name="L22"/>
    <style:style style:name="P221" style:family="paragraph" style:parent-style-name="Text_20_body" style:list-style-name="L23"/>
    <style:style style:name="P222" style:family="paragraph" style:parent-style-name="Text_20_body" style:list-style-name="L23">
      <style:paragraph-properties fo:margin-top="0in" fo:margin-bottom="0in" style:contextual-spacing="false"/>
    </style:style>
    <style:style style:name="P223" style:family="paragraph" style:parent-style-name="Text_20_body" style:list-style-name="L24"/>
    <style:style style:name="P224" style:family="paragraph" style:parent-style-name="Text_20_body" style:list-style-name="L24">
      <style:paragraph-properties fo:margin-top="0in" fo:margin-bottom="0in" style:contextual-spacing="false"/>
    </style:style>
    <style:style style:name="P225" style:family="paragraph" style:parent-style-name="Text_20_body" style:list-style-name="L25"/>
    <style:style style:name="P226" style:family="paragraph" style:parent-style-name="Text_20_body" style:list-style-name="L25">
      <style:paragraph-properties fo:margin-top="0in" fo:margin-bottom="0in" style:contextual-spacing="false"/>
    </style:style>
    <style:style style:name="P227" style:family="paragraph" style:parent-style-name="Text_20_body" style:list-style-name="L26"/>
    <style:style style:name="P228" style:family="paragraph" style:parent-style-name="Text_20_body" style:list-style-name="L26">
      <style:paragraph-properties fo:margin-top="0in" fo:margin-bottom="0in" style:contextual-spacing="false"/>
    </style:style>
    <style:style style:name="P229" style:family="paragraph" style:parent-style-name="Text_20_body" style:list-style-name="L27"/>
    <style:style style:name="P230" style:family="paragraph" style:parent-style-name="Text_20_body" style:list-style-name="L27">
      <style:paragraph-properties fo:margin-top="0in" fo:margin-bottom="0in" style:contextual-spacing="false"/>
    </style:style>
    <style:style style:name="P231" style:family="paragraph" style:parent-style-name="Text_20_body" style:list-style-name="L28"/>
    <style:style style:name="P232" style:family="paragraph" style:parent-style-name="Text_20_body" style:list-style-name="L28">
      <style:paragraph-properties fo:margin-top="0in" fo:margin-bottom="0in" style:contextual-spacing="false"/>
    </style:style>
    <style:style style:name="P233" style:family="paragraph" style:parent-style-name="Text_20_body" style:list-style-name="L30"/>
    <style:style style:name="P234" style:family="paragraph" style:parent-style-name="Text_20_body" style:list-style-name="L31"/>
    <style:style style:name="P235" style:family="paragraph" style:parent-style-name="Text_20_body" style:list-style-name="L31">
      <style:paragraph-properties fo:margin-top="0in" fo:margin-bottom="0in" style:contextual-spacing="false"/>
    </style:style>
    <style:style style:name="P236" style:family="paragraph" style:parent-style-name="Text_20_body" style:list-style-name="L32"/>
    <style:style style:name="P237" style:family="paragraph" style:parent-style-name="Text_20_body">
      <style:text-properties fo:color="#000000" loext:opacity="100%" style:font-name="Times New Roman" fo:font-size="12pt" fo:font-weight="normal" officeooo:rsid="00064ba1" officeooo:paragraph-rsid="00064ba1" style:font-size-asian="12pt" style:font-weight-asian="normal" style:font-size-complex="12pt" style:font-weight-complex="normal"/>
    </style:style>
    <style:style style:name="P238" style:family="paragraph" style:parent-style-name="Text_20_body" style:list-style-name="L33"/>
    <style:style style:name="P239" style:family="paragraph" style:parent-style-name="Text_20_body" style:list-style-name="L33">
      <style:paragraph-properties fo:margin-top="0in" fo:margin-bottom="0in" style:contextual-spacing="false"/>
    </style:style>
    <style:style style:name="P240" style:family="paragraph" style:parent-style-name="Text_20_body" style:list-style-name="L34">
      <style:paragraph-properties fo:margin-top="0in" fo:margin-bottom="0in" style:contextual-spacing="false"/>
      <style:text-properties fo:font-size="12pt" fo:font-weight="normal" style:font-size-asian="12pt" style:font-weight-asian="normal" style:font-size-complex="12pt" style:font-weight-complex="normal"/>
    </style:style>
    <style:style style:name="P241" style:family="paragraph" style:parent-style-name="Text_20_body" style:list-style-name="L34">
      <style:text-properties fo:font-size="12pt" fo:font-weight="normal" style:font-size-asian="12pt" style:font-weight-asian="normal" style:font-size-complex="12pt" style:font-weight-complex="normal"/>
    </style:style>
    <style:style style:name="P242" style:family="paragraph" style:parent-style-name="Text_20_body" style:list-style-name="L46">
      <style:text-properties fo:font-size="12pt" fo:font-weight="normal" style:font-size-asian="12pt" style:font-weight-asian="normal" style:font-size-complex="12pt" style:font-weight-complex="normal"/>
    </style:style>
    <style:style style:name="P243" style:family="paragraph" style:parent-style-name="Text_20_body" style:list-style-name="L35"/>
    <style:style style:name="P244" style:family="paragraph" style:parent-style-name="Text_20_body" style:list-style-name="L36"/>
    <style:style style:name="P245" style:family="paragraph" style:parent-style-name="Text_20_body" style:list-style-name="L37"/>
    <style:style style:name="P246" style:family="paragraph" style:parent-style-name="Text_20_body" style:list-style-name="L38"/>
    <style:style style:name="P247" style:family="paragraph" style:parent-style-name="Text_20_body" style:list-style-name="L39"/>
    <style:style style:name="P248" style:family="paragraph" style:parent-style-name="Text_20_body" style:list-style-name="L40"/>
    <style:style style:name="P249" style:family="paragraph" style:parent-style-name="Text_20_body" style:list-style-name="L41"/>
    <style:style style:name="P250" style:family="paragraph" style:parent-style-name="Text_20_body" style:list-style-name="L42"/>
    <style:style style:name="P251" style:family="paragraph" style:parent-style-name="Text_20_body" style:list-style-name="L43"/>
    <style:style style:name="P252" style:family="paragraph" style:parent-style-name="Text_20_body" style:list-style-name="L44"/>
    <style:style style:name="P253" style:family="paragraph" style:parent-style-name="Text_20_body" style:list-style-name="L45"/>
    <style:style style:name="P254" style:family="paragraph" style:parent-style-name="Text_20_body" style:list-style-name="L46"/>
    <style:style style:name="P255" style:family="paragraph" style:parent-style-name="Text_20_body" style:list-style-name="L47"/>
    <style:style style:name="P256" style:family="paragraph" style:parent-style-name="Text_20_body" style:list-style-name="L48"/>
    <style:style style:name="P257" style:family="paragraph" style:parent-style-name="Text_20_body" style:list-style-name="L49"/>
    <style:style style:name="P258" style:family="paragraph" style:parent-style-name="Text_20_body" style:list-style-name="L49">
      <style:paragraph-properties fo:margin-top="0in" fo:margin-bottom="0in" style:contextual-spacing="false"/>
    </style:style>
    <style:style style:name="P259" style:family="paragraph" style:parent-style-name="Text_20_body" style:list-style-name="L50"/>
    <style:style style:name="P260" style:family="paragraph" style:parent-style-name="Text_20_body" style:list-style-name="L51"/>
    <style:style style:name="P261" style:family="paragraph" style:parent-style-name="Text_20_body" style:list-style-name="L51">
      <style:paragraph-properties fo:margin-top="0in" fo:margin-bottom="0in" style:contextual-spacing="false"/>
    </style:style>
    <style:style style:name="P262" style:family="paragraph" style:parent-style-name="Text_20_body" style:list-style-name="L52"/>
    <style:style style:name="P263" style:family="paragraph" style:parent-style-name="Text_20_body" style:list-style-name="L52">
      <style:paragraph-properties fo:margin-top="0in" fo:margin-bottom="0in" style:contextual-spacing="false"/>
    </style:style>
    <style:style style:name="P264" style:family="paragraph" style:parent-style-name="Text_20_body" style:list-style-name="L53"/>
    <style:style style:name="P265" style:family="paragraph" style:parent-style-name="Text_20_body" style:list-style-name="L53">
      <style:paragraph-properties fo:margin-top="0in" fo:margin-bottom="0in" style:contextual-spacing="false"/>
    </style:style>
    <style:style style:name="P266" style:family="paragraph" style:parent-style-name="Text_20_body" style:list-style-name="L54"/>
    <style:style style:name="P267" style:family="paragraph" style:parent-style-name="Text_20_body" style:list-style-name="L54">
      <style:paragraph-properties fo:margin-top="0in" fo:margin-bottom="0in" style:contextual-spacing="false"/>
    </style:style>
    <style:style style:name="P268" style:family="paragraph" style:parent-style-name="Text_20_body" style:list-style-name="L55"/>
    <style:style style:name="P269" style:family="paragraph" style:parent-style-name="Text_20_body" style:list-style-name="L55">
      <style:paragraph-properties fo:margin-top="0in" fo:margin-bottom="0in" style:contextual-spacing="false"/>
    </style:style>
    <style:style style:name="P270" style:family="paragraph" style:parent-style-name="Text_20_body" style:list-style-name="L56"/>
    <style:style style:name="P271" style:family="paragraph" style:parent-style-name="Text_20_body" style:list-style-name="L56">
      <style:paragraph-properties fo:margin-top="0in" fo:margin-bottom="0in" style:contextual-spacing="false"/>
    </style:style>
    <style:style style:name="P272" style:family="paragraph" style:parent-style-name="Text_20_body" style:list-style-name="L59"/>
    <style:style style:name="P273" style:family="paragraph" style:parent-style-name="Text_20_body" style:list-style-name="L59">
      <style:paragraph-properties fo:margin-top="0in" fo:margin-bottom="0in" style:contextual-spacing="false"/>
    </style:style>
    <style:style style:name="P274" style:family="paragraph" style:parent-style-name="Text_20_body" style:list-style-name="L60"/>
    <style:style style:name="P275" style:family="paragraph" style:parent-style-name="Text_20_body" style:list-style-name="L60">
      <style:paragraph-properties fo:margin-top="0in" fo:margin-bottom="0in" style:contextual-spacing="false"/>
    </style:style>
    <style:style style:name="P276" style:family="paragraph" style:parent-style-name="Text_20_body" style:list-style-name="L63"/>
    <style:style style:name="P277" style:family="paragraph" style:parent-style-name="Text_20_body" style:list-style-name="L63">
      <style:paragraph-properties fo:margin-top="0in" fo:margin-bottom="0in" style:contextual-spacing="false"/>
    </style:style>
    <style:style style:name="P278" style:family="paragraph" style:parent-style-name="Text_20_body" style:list-style-name="L64"/>
    <style:style style:name="P279" style:family="paragraph" style:parent-style-name="Text_20_body" style:list-style-name="L64">
      <style:paragraph-properties fo:margin-top="0in" fo:margin-bottom="0in" style:contextual-spacing="false"/>
    </style:style>
    <style:style style:name="P280" style:family="paragraph" style:parent-style-name="Text_20_body" style:list-style-name="L65"/>
    <style:style style:name="P281" style:family="paragraph" style:parent-style-name="Text_20_body" style:list-style-name="L65">
      <style:paragraph-properties fo:margin-top="0in" fo:margin-bottom="0in" style:contextual-spacing="false"/>
    </style:style>
    <style:style style:name="P282" style:family="paragraph" style:parent-style-name="Text_20_body" style:list-style-name="L66">
      <style:paragraph-properties fo:margin-top="0in" fo:margin-bottom="0in" style:contextual-spacing="false"/>
    </style:style>
    <style:style style:name="P283" style:family="paragraph" style:parent-style-name="Text_20_body" style:list-style-name="L67"/>
    <style:style style:name="P284" style:family="paragraph" style:parent-style-name="Text_20_body" style:list-style-name="L67">
      <style:paragraph-properties fo:margin-top="0in" fo:margin-bottom="0in" style:contextual-spacing="false"/>
    </style:style>
    <style:style style:name="P285" style:family="paragraph" style:parent-style-name="Text_20_body" style:list-style-name="L68"/>
    <style:style style:name="P286" style:family="paragraph" style:parent-style-name="Text_20_body" style:list-style-name="L69"/>
    <style:style style:name="P287" style:family="paragraph" style:parent-style-name="Text_20_body" style:list-style-name="L70"/>
    <style:style style:name="P288" style:family="paragraph" style:parent-style-name="Text_20_body" style:list-style-name="L71"/>
    <style:style style:name="P289" style:family="paragraph" style:parent-style-name="Text_20_body" style:list-style-name="L72"/>
    <style:style style:name="P290" style:family="paragraph" style:parent-style-name="Text_20_body" style:list-style-name="L73"/>
    <style:style style:name="P291" style:family="paragraph" style:parent-style-name="Text_20_body" style:list-style-name="L73">
      <style:paragraph-properties fo:margin-top="0in" fo:margin-bottom="0in" style:contextual-spacing="false"/>
    </style:style>
    <style:style style:name="P292" style:family="paragraph" style:parent-style-name="Text_20_body" style:list-style-name="L74"/>
    <style:style style:name="P293" style:family="paragraph" style:parent-style-name="Text_20_body" style:list-style-name="L74">
      <style:paragraph-properties fo:margin-top="0in" fo:margin-bottom="0in" style:contextual-spacing="false"/>
    </style:style>
    <style:style style:name="P294" style:family="paragraph" style:parent-style-name="Text_20_body" style:list-style-name="L75"/>
    <style:style style:name="P295" style:family="paragraph" style:parent-style-name="Text_20_body" style:list-style-name="L75">
      <style:paragraph-properties fo:margin-top="0in" fo:margin-bottom="0in" style:contextual-spacing="false"/>
    </style:style>
    <style:style style:name="P296" style:family="paragraph" style:parent-style-name="Text_20_body" style:list-style-name="L76"/>
    <style:style style:name="P297" style:family="paragraph" style:parent-style-name="Text_20_body" style:list-style-name="L76">
      <style:paragraph-properties fo:margin-top="0in" fo:margin-bottom="0in" style:contextual-spacing="false"/>
    </style:style>
    <style:style style:name="P298" style:family="paragraph" style:parent-style-name="Text_20_body" style:list-style-name="L77"/>
    <style:style style:name="P299" style:family="paragraph" style:parent-style-name="Text_20_body" style:list-style-name="L77">
      <style:paragraph-properties fo:margin-top="0in" fo:margin-bottom="0in" style:contextual-spacing="false"/>
    </style:style>
    <style:style style:name="P300" style:family="paragraph" style:parent-style-name="Text_20_body" style:list-style-name="L78"/>
    <style:style style:name="P301" style:family="paragraph" style:parent-style-name="Text_20_body" style:list-style-name="L78">
      <style:paragraph-properties fo:margin-top="0in" fo:margin-bottom="0in" style:contextual-spacing="false"/>
    </style:style>
    <style:style style:name="P302" style:family="paragraph" style:parent-style-name="Text_20_body" style:list-style-name="L79"/>
    <style:style style:name="P303" style:family="paragraph" style:parent-style-name="Text_20_body" style:list-style-name="L79">
      <style:paragraph-properties fo:margin-top="0in" fo:margin-bottom="0in" style:contextual-spacing="false"/>
    </style:style>
    <style:style style:name="P304" style:family="paragraph" style:parent-style-name="Text_20_body" style:list-style-name="L80"/>
    <style:style style:name="P305" style:family="paragraph" style:parent-style-name="Text_20_body" style:list-style-name="L80">
      <style:paragraph-properties fo:margin-top="0in" fo:margin-bottom="0in" style:contextual-spacing="false"/>
    </style:style>
    <style:style style:name="P306" style:family="paragraph" style:parent-style-name="Text_20_body" style:list-style-name="L81"/>
    <style:style style:name="P307" style:family="paragraph" style:parent-style-name="Text_20_body" style:list-style-name="L81">
      <style:paragraph-properties fo:margin-top="0in" fo:margin-bottom="0in" style:contextual-spacing="false"/>
    </style:style>
    <style:style style:name="P308" style:family="paragraph" style:parent-style-name="Text_20_body" style:list-style-name="L82"/>
    <style:style style:name="P309" style:family="paragraph" style:parent-style-name="Text_20_body" style:list-style-name="L82">
      <style:paragraph-properties fo:margin-top="0in" fo:margin-bottom="0in" style:contextual-spacing="false"/>
    </style:style>
    <style:style style:name="P310" style:family="paragraph" style:parent-style-name="Text_20_body" style:list-style-name="L83"/>
    <style:style style:name="P311" style:family="paragraph" style:parent-style-name="Text_20_body" style:list-style-name="L83">
      <style:paragraph-properties fo:margin-top="0in" fo:margin-bottom="0in" style:contextual-spacing="false"/>
    </style:style>
    <style:style style:name="P312" style:family="paragraph" style:parent-style-name="Text_20_body" style:list-style-name="L84"/>
    <style:style style:name="P313" style:family="paragraph" style:parent-style-name="Text_20_body" style:list-style-name="L84">
      <style:paragraph-properties fo:margin-top="0in" fo:margin-bottom="0in" style:contextual-spacing="false"/>
    </style:style>
    <style:style style:name="P314" style:family="paragraph" style:parent-style-name="Text_20_body" style:list-style-name="L85"/>
    <style:style style:name="P315" style:family="paragraph" style:parent-style-name="Text_20_body" style:list-style-name="L85">
      <style:paragraph-properties fo:margin-top="0in" fo:margin-bottom="0in" style:contextual-spacing="false"/>
    </style:style>
    <style:style style:name="P316" style:family="paragraph" style:parent-style-name="Text_20_body" style:list-style-name="L86"/>
    <style:style style:name="P317" style:family="paragraph" style:parent-style-name="Text_20_body" style:list-style-name="L86">
      <style:paragraph-properties fo:margin-top="0in" fo:margin-bottom="0in" style:contextual-spacing="false"/>
    </style:style>
    <style:style style:name="P318" style:family="paragraph" style:parent-style-name="Text_20_body" style:list-style-name="L87"/>
    <style:style style:name="P319" style:family="paragraph" style:parent-style-name="Text_20_body" style:list-style-name="L87">
      <style:paragraph-properties fo:margin-top="0in" fo:margin-bottom="0in" style:contextual-spacing="false"/>
    </style:style>
    <style:style style:name="P320" style:family="paragraph" style:parent-style-name="Text_20_body" style:list-style-name="L88"/>
    <style:style style:name="P321" style:family="paragraph" style:parent-style-name="Text_20_body" style:list-style-name="L88">
      <style:paragraph-properties fo:margin-top="0in" fo:margin-bottom="0in" style:contextual-spacing="false"/>
    </style:style>
    <style:style style:name="P322" style:family="paragraph" style:parent-style-name="Text_20_body" style:list-style-name="L89"/>
    <style:style style:name="P323" style:family="paragraph" style:parent-style-name="Text_20_body" style:list-style-name="L89">
      <style:paragraph-properties fo:margin-top="0in" fo:margin-bottom="0in" style:contextual-spacing="false"/>
    </style:style>
    <style:style style:name="P324" style:family="paragraph" style:parent-style-name="Text_20_body" style:list-style-name="L90"/>
    <style:style style:name="P325" style:family="paragraph" style:parent-style-name="Text_20_body" style:list-style-name="L91"/>
    <style:style style:name="P326" style:family="paragraph" style:parent-style-name="Text_20_body" style:list-style-name="L91">
      <style:paragraph-properties fo:margin-top="0in" fo:margin-bottom="0in" style:contextual-spacing="false"/>
    </style:style>
    <style:style style:name="P327" style:family="paragraph" style:parent-style-name="Text_20_body" style:list-style-name="L92"/>
    <style:style style:name="P328" style:family="paragraph" style:parent-style-name="Text_20_body" style:list-style-name="L92">
      <style:paragraph-properties fo:margin-top="0in" fo:margin-bottom="0in" style:contextual-spacing="false"/>
    </style:style>
    <style:style style:name="P329" style:family="paragraph" style:parent-style-name="Text_20_body" style:list-style-name="L93"/>
    <style:style style:name="P330" style:family="paragraph" style:parent-style-name="Text_20_body" style:list-style-name="L94"/>
    <style:style style:name="P331" style:family="paragraph" style:parent-style-name="Text_20_body" style:list-style-name="L94">
      <style:paragraph-properties fo:margin-top="0in" fo:margin-bottom="0in" style:contextual-spacing="false"/>
    </style:style>
    <style:style style:name="P332" style:family="paragraph" style:parent-style-name="Text_20_body" style:list-style-name="L95">
      <style:paragraph-properties fo:margin-top="0in" fo:margin-bottom="0in" style:contextual-spacing="false"/>
    </style:style>
    <style:style style:name="P333" style:family="paragraph" style:parent-style-name="Text_20_body" style:list-style-name="L96">
      <style:paragraph-properties fo:margin-top="0in" fo:margin-bottom="0in" style:contextual-spacing="false"/>
    </style:style>
    <style:style style:name="P334" style:family="paragraph" style:parent-style-name="Text_20_body" style:list-style-name="L97"/>
    <style:style style:name="P335" style:family="paragraph" style:parent-style-name="Text_20_body" style:list-style-name="L97">
      <style:paragraph-properties fo:margin-top="0in" fo:margin-bottom="0in" style:contextual-spacing="false"/>
    </style:style>
    <style:style style:name="P336" style:family="paragraph" style:parent-style-name="Text_20_body" style:list-style-name="L98"/>
    <style:style style:name="P337" style:family="paragraph" style:parent-style-name="Text_20_body" style:list-style-name="L98">
      <style:paragraph-properties fo:margin-top="0in" fo:margin-bottom="0in" style:contextual-spacing="false"/>
    </style:style>
    <style:style style:name="P338" style:family="paragraph" style:parent-style-name="Text_20_body" style:list-style-name="L99"/>
    <style:style style:name="P339" style:family="paragraph" style:parent-style-name="Text_20_body" style:list-style-name="L99">
      <style:paragraph-properties fo:margin-top="0in" fo:margin-bottom="0in" style:contextual-spacing="false"/>
    </style:style>
    <style:style style:name="P340" style:family="paragraph" style:parent-style-name="Text_20_body" style:list-style-name="L100"/>
    <style:style style:name="P341" style:family="paragraph" style:parent-style-name="Text_20_body" style:list-style-name="L100">
      <style:paragraph-properties fo:margin-top="0in" fo:margin-bottom="0in" style:contextual-spacing="false"/>
    </style:style>
    <style:style style:name="P342" style:family="paragraph" style:parent-style-name="Text_20_body" style:list-style-name="L101"/>
    <style:style style:name="P343" style:family="paragraph" style:parent-style-name="Text_20_body" style:list-style-name="L101">
      <style:paragraph-properties fo:margin-top="0in" fo:margin-bottom="0in" style:contextual-spacing="false"/>
    </style:style>
    <style:style style:name="P344" style:family="paragraph" style:parent-style-name="Text_20_body" style:list-style-name="L102">
      <style:paragraph-properties fo:margin-top="0in" fo:margin-bottom="0in" style:contextual-spacing="false"/>
    </style:style>
    <style:style style:name="P345" style:family="paragraph" style:parent-style-name="Text_20_body" style:list-style-name="L103"/>
    <style:style style:name="P346" style:family="paragraph" style:parent-style-name="Text_20_body" style:list-style-name="L103">
      <style:paragraph-properties fo:margin-top="0in" fo:margin-bottom="0in" style:contextual-spacing="false"/>
    </style:style>
    <style:style style:name="P347" style:family="paragraph" style:parent-style-name="Text_20_body" style:list-style-name="L106">
      <style:paragraph-properties fo:margin-top="0in" fo:margin-bottom="0in" style:contextual-spacing="false"/>
    </style:style>
    <style:style style:name="P348" style:family="paragraph" style:parent-style-name="Text_20_body" style:list-style-name="L107"/>
    <style:style style:name="P349" style:family="paragraph" style:parent-style-name="Text_20_body" style:list-style-name="L107">
      <style:paragraph-properties fo:margin-top="0in" fo:margin-bottom="0in" style:contextual-spacing="false"/>
    </style:style>
    <style:style style:name="P350" style:family="paragraph" style:parent-style-name="Text_20_body" style:list-style-name="L108">
      <style:paragraph-properties fo:margin-top="0in" fo:margin-bottom="0in" style:contextual-spacing="false"/>
    </style:style>
    <style:style style:name="P351" style:family="paragraph" style:parent-style-name="Text_20_body" style:list-style-name="L109"/>
    <style:style style:name="P352" style:family="paragraph" style:parent-style-name="Text_20_body" style:list-style-name="L109">
      <style:paragraph-properties fo:margin-top="0in" fo:margin-bottom="0in" style:contextual-spacing="false"/>
    </style:style>
    <style:style style:name="P353" style:family="paragraph" style:parent-style-name="Text_20_body" style:list-style-name="L110"/>
    <style:style style:name="P354" style:family="paragraph" style:parent-style-name="Text_20_body" style:list-style-name="L110">
      <style:paragraph-properties fo:margin-top="0in" fo:margin-bottom="0in" style:contextual-spacing="false"/>
    </style:style>
    <style:style style:name="P355" style:family="paragraph" style:parent-style-name="Text_20_body" style:list-style-name="L111">
      <style:paragraph-properties fo:margin-top="0in" fo:margin-bottom="0in" style:contextual-spacing="false"/>
    </style:style>
    <style:style style:name="P356" style:family="paragraph" style:parent-style-name="Text_20_body" style:list-style-name="L112"/>
    <style:style style:name="P357" style:family="paragraph" style:parent-style-name="Text_20_body" style:list-style-name="L112">
      <style:paragraph-properties fo:margin-top="0in" fo:margin-bottom="0in" style:contextual-spacing="false"/>
    </style:style>
    <style:style style:name="P358" style:family="paragraph" style:parent-style-name="Text_20_body" style:list-style-name="L113">
      <style:paragraph-properties fo:margin-top="0in" fo:margin-bottom="0in" style:contextual-spacing="false"/>
    </style:style>
    <style:style style:name="P359" style:family="paragraph" style:parent-style-name="Text_20_body" style:list-style-name="L115"/>
    <style:style style:name="P360" style:family="paragraph" style:parent-style-name="Text_20_body" style:list-style-name="L115">
      <style:paragraph-properties fo:margin-top="0in" fo:margin-bottom="0in" style:contextual-spacing="false"/>
    </style:style>
    <style:style style:name="P361" style:family="paragraph" style:parent-style-name="p-knowledge-base-article_5f__5f_text">
      <style:paragraph-properties fo:margin-top="0in" fo:margin-bottom="0.3752in" style:contextual-spacing="false"/>
      <style:text-properties officeooo:paragraph-rsid="0006c9db"/>
    </style:style>
    <style:style style:name="P362" style:family="paragraph">
      <loext:graphic-properties draw:fill="solid" draw:fill-color="#a0a0a0"/>
      <style:paragraph-properties fo:text-align="center"/>
    </style:style>
    <style:style style:name="T1" style:family="text">
      <style:text-properties fo:color="#c9211e" loext:opacity="100%"/>
    </style:style>
    <style:style style:name="T2" style:family="text">
      <style:text-properties fo:color="#000000" loext:opacity="100%"/>
    </style:style>
    <style:style style:name="T3" style:family="text">
      <style:text-properties fo:color="#000000" loext:opacity="100%" style:font-name="Times-Roman" fo:font-size="11pt" style:font-size-asian="11pt"/>
    </style:style>
    <style:style style:name="T4" style:family="text">
      <style:text-properties fo:color="#000000" loext:opacity="100%" fo:font-size="11pt" style:font-size-asian="11pt"/>
    </style:style>
    <style:style style:name="T5" style:family="text">
      <style:text-properties fo:color="#000000" loext:opacity="100%" style:font-name="Times New Roman" fo:font-size="12pt" style:font-size-asian="12pt" style:font-size-complex="12pt"/>
    </style:style>
    <style:style style:name="T6" style:family="text">
      <style:text-properties fo:color="#000000" loext:opacity="100%" style:font-name="Times New Roman" fo:font-size="12pt" officeooo:rsid="00064ba1" style:font-size-asian="12pt" style:font-size-complex="12pt"/>
    </style:style>
    <style:style style:name="T7" style:family="text">
      <style:text-properties fo:color="#000000" loext:opacity="100%" style:font-name="Times New Roman" fo:font-size="12pt" fo:font-weight="bold" officeooo:rsid="00064ba1" style:font-size-asian="12pt" style:font-weight-asian="bold" style:font-size-complex="12pt" style:font-weight-complex="bold"/>
    </style:style>
    <style:style style:name="T8" style:family="text">
      <style:text-properties fo:color="#000000" loext:opacity="100%" style:font-name="Times New Roman" fo:font-size="12pt" fo:font-weight="normal" style:font-size-asian="12pt" style:font-weight-asian="normal" style:font-size-complex="12pt" style:font-weight-complex="normal"/>
    </style:style>
    <style:style style:name="T9" style:family="text">
      <style:text-properties fo:color="#000000" loext:opacity="100%" style:font-name="Times New Roman" fo:font-size="12pt" style:font-name-asian="Calibri1" style:font-size-asian="12pt" style:font-name-complex="Times New Roman1" style:font-size-complex="12pt"/>
    </style:style>
    <style:style style:name="T10" style:family="text">
      <style:text-properties fo:color="#000000" loext:opacity="100%" style:font-name="Times New Roman" style:font-name-complex="Times New Roman1"/>
    </style:style>
    <style:style style:name="T11" style:family="text">
      <style:text-properties fo:color="#000000" loext:opacity="100%" style:font-name="Times New Roman" fo:font-weight="bold" style:font-weight-asian="bold" style:font-name-complex="Times New Roman1" style:font-weight-complex="bold"/>
    </style:style>
    <style:style style:name="T12" style:family="text">
      <style:text-properties fo:color="#000000" loext:opacity="100%" style:font-name="Times New Roman" fo:language="ru" fo:country="RU" style:font-name-complex="Times New Roman1"/>
    </style:style>
    <style:style style:name="T13" style:family="text">
      <style:text-properties fo:color="#000000" loext:opacity="100%" fo:font-weight="bold" style:font-weight-asian="bold" style:font-weight-complex="bold"/>
    </style:style>
    <style:style style:name="T14" style:family="text">
      <style:text-properties fo:color="#000000" loext:opacity="100%" fo:font-weight="bold" officeooo:rsid="00064ba1" style:font-weight-asian="bold" style:font-weight-complex="bold"/>
    </style:style>
    <style:style style:name="T15" style:family="text">
      <style:text-properties fo:color="#000000" loext:opacity="100%" fo:font-weight="bold" style:font-weight-asian="bold" style:font-weight-complex="bold"/>
    </style:style>
    <style:style style:name="T16" style:family="text">
      <style:text-properties fo:color="#000000" loext:opacity="100%" fo:font-weight="bold" style:font-name-asian="游明朝" style:font-weight-asian="bold" style:font-weight-complex="bold"/>
    </style:style>
    <style:style style:name="T17" style:family="text">
      <style:text-properties fo:color="#000000" loext:opacity="100%" fo:font-size="12pt" fo:font-weight="normal" style:font-size-asian="12pt" style:font-weight-asian="normal" style:font-size-complex="12pt" style:font-weight-complex="normal"/>
    </style:style>
    <style:style style:name="T18" style:family="text">
      <style:text-properties fo:color="#000000" loext:opacity="100%" style:font-size-asian="12pt"/>
    </style:style>
    <style:style style:name="T19" style:family="text">
      <style:text-properties fo:color="#000000" loext:opacity="100%" fo:font-weight="normal" style:font-size-asian="12pt" style:font-weight-asian="normal" style:font-weight-complex="normal"/>
    </style:style>
    <style:style style:name="T20" style:family="text">
      <style:text-properties fo:color="#000000" loext:opacity="100%" fo:font-weight="normal" style:font-weight-asian="normal" style:font-weight-complex="normal"/>
    </style:style>
    <style:style style:name="T21" style:family="text">
      <style:text-properties fo:color="#000000" loext:opacity="100%"/>
    </style:style>
    <style:style style:name="T22" style:family="text">
      <style:text-properties fo:color="#000000" loext:opacity="100%" style:font-name-asian="游明朝"/>
    </style:style>
    <style:style style:name="T23" style:family="text">
      <style:text-properties fo:color="#000000" loext:opacity="100%" style:font-name="-webkit-standard" fo:font-size="13.5pt" style:font-size-asian="13.5pt" style:font-size-complex="13.5pt"/>
    </style:style>
    <style:style style:name="T24" style:family="text">
      <style:text-properties fo:color="#000000" loext:opacity="100%" style:font-name="PT Mono" style:letter-kerning="false" style:font-name-asian="Times New Roman1" style:font-name-complex="Courier New1" loext:padding="0in" loext:border="none" loext:shadow="none"/>
    </style:style>
    <style:style style:name="T25" style:family="text">
      <style:text-properties officeooo:rsid="00064ba1"/>
    </style:style>
    <style:style style:name="T26" style:family="text">
      <style:text-properties style:font-name="Times New Roman"/>
    </style:style>
    <style:style style:name="T27" style:family="text">
      <style:text-properties style:font-name="Times New Roman" fo:font-size="12pt" style:font-size-asian="12pt" style:font-size-complex="12pt"/>
    </style:style>
    <style:style style:name="T28" style:family="text">
      <style:text-properties style:font-name="Times New Roman" fo:font-size="12pt" fo:font-weight="normal" style:font-size-asian="12pt" style:font-weight-asian="normal" style:font-size-complex="12pt" style:font-weight-complex="normal"/>
    </style:style>
    <style:style style:name="T29" style:family="text">
      <style:text-properties style:font-name="Times New Roman" fo:font-size="12pt" fo:font-weight="bold" style:font-size-asian="12pt" style:font-weight-asian="bold" style:font-size-complex="12pt" style:font-weight-complex="bold"/>
    </style:style>
    <style:style style:name="T30" style:family="text">
      <style:text-properties style:font-name="Times New Roman" fo:font-weight="normal" style:font-size-asian="12pt" style:font-weight-asian="normal" style:font-weight-complex="normal"/>
    </style:style>
    <style:style style:name="T31" style:family="text">
      <style:text-properties style:font-name="Times New Roman" style:font-size-asian="12pt"/>
    </style:style>
    <style:style style:name="T32" style:family="text">
      <style:text-properties style:font-name="Times New Roman" fo:font-size="18pt" fo:language="ru" fo:country="RU" fo:font-weight="bold" style:font-size-asian="18pt" style:font-weight-asian="bold" style:font-name-complex="Times New Roman1" style:font-size-complex="18pt" style:font-weight-complex="bold"/>
    </style:style>
    <style:style style:name="T33" style:family="text">
      <style:text-properties style:font-name="Times New Roman" fo:font-size="18pt" fo:language="en" fo:country="US" fo:font-weight="bold" style:letter-kerning="false" style:font-size-asian="18pt" style:font-weight-asian="bold" style:font-name-complex="Times New Roman1" style:font-size-complex="18pt" style:font-weight-complex="bold"/>
    </style:style>
    <style:style style:name="T34" style:family="text">
      <style:text-properties style:font-name="Times New Roman" fo:font-weight="bold" style:letter-kerning="false" style:font-name-asian="Times New Roman1" style:font-weight-asian="bold" style:font-name-complex="Times New Roman1" style:font-weight-complex="bold"/>
    </style:style>
    <style:style style:name="T35" style:family="text">
      <style:text-properties style:font-name="Times New Roman" style:letter-kerning="false" style:font-name-asian="Times New Roman1" style:font-name-complex="Times New Roman1"/>
    </style:style>
    <style:style style:name="T36" style:family="text">
      <style:text-properties style:font-name="Times New Roman" fo:font-size="21pt" fo:language="ru" fo:country="RU" fo:font-weight="bold" style:letter-kerning="false" style:font-size-asian="21pt" style:font-weight-asian="bold" style:font-name-complex="Times New Roman1" style:font-size-complex="21pt" style:font-weight-complex="bold"/>
    </style:style>
    <style:style style:name="T37" style:family="text">
      <style:text-properties style:font-name="Times New Roman" fo:font-size="21pt" fo:language="en" fo:country="US" fo:font-weight="bold" style:letter-kerning="false" style:font-size-asian="21pt" style:font-weight-asian="bold" style:font-name-complex="Times New Roman1" style:font-size-complex="21pt" style:font-weight-complex="bold"/>
    </style:style>
    <style:style style:name="T38" style:family="text">
      <style:text-properties style:font-name="Times New Roman" fo:language="en" fo:country="US" style:letter-kerning="false" style:font-name-complex="Times New Roman1"/>
    </style:style>
    <style:style style:name="T39" style:family="text">
      <style:text-properties style:font-name="Times New Roman" fo:language="ru" fo:country="RU" style:letter-kerning="false" style:font-name-complex="Times New Roman1"/>
    </style:style>
    <style:style style:name="T40" style:family="text">
      <style:text-properties fo:font-weight="bold" style:font-weight-asian="bold" style:font-weight-complex="bold"/>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44" style:family="text">
      <style:text-properties fo:font-size="12pt" style:text-underline-style="none" fo:font-weight="bold" style:font-size-asian="12pt" style:font-weight-asian="bold" style:font-size-complex="12pt" style:font-weight-complex="bold"/>
    </style:style>
    <style:style style:name="T45" style:family="text">
      <style:text-properties fo:font-size="14pt" fo:font-weight="bold" officeooo:rsid="00064ba1" style:font-size-asian="14pt" style:font-weight-asian="bold" style:font-size-complex="14pt" style:font-weight-complex="bold"/>
    </style:style>
    <style:style style:name="T46" style:family="text">
      <style:text-properties style:font-name="Liberation Serif" fo:font-size="10pt" style:font-size-asian="10pt" style:font-size-complex="10pt"/>
    </style:style>
    <style:style style:name="T47" style:family="text">
      <style:text-properties style:font-name="Liberation Serif" fo:font-size="10pt" fo:font-weight="normal" style:font-size-asian="10pt" style:font-weight-asian="normal" style:font-size-complex="10pt" style:font-weight-complex="normal"/>
    </style:style>
    <style:style style:name="T48" style:family="text">
      <style:text-properties style:font-name="Liberation Serif" fo:font-size="12pt" fo:font-weight="normal" style:font-size-asian="12pt" style:font-weight-asian="normal" style:font-size-complex="12pt" style:font-weight-complex="normal"/>
    </style:style>
    <style:style style:name="T49" style:family="text">
      <style:text-properties fo:font-weight="normal" style:font-weight-asian="normal" style:font-weight-complex="normal"/>
    </style:style>
    <style:style style:name="T50" style:family="text">
      <style:text-properties fo:font-weight="normal" style:font-size-asian="12pt" style:font-weight-asian="normal" style:font-weight-complex="normal"/>
    </style:style>
    <style:style style:name="T51" style:family="text">
      <style:text-properties style:font-size-asian="12pt"/>
    </style:style>
    <style:style style:name="T52" style:family="text">
      <style:text-properties fo:color="#ff40ff" loext:opacity="100%" style:font-name="-webkit-standard" fo:font-size="13.5pt" style:font-size-asian="13.5pt" style:font-size-complex="13.5pt"/>
    </style:style>
    <style:style style:name="T53" style:family="text">
      <style:text-properties fo:color="#ff40ff" loext:opacity="100%" style:font-name="Times New Roman" fo:font-size="13.5pt" fo:font-weight="bold" style:letter-kerning="false" style:font-name-asian="Times New Roman1" style:font-size-asian="13.5pt" style:font-weight-asian="bold" style:font-name-complex="Times New Roman1" style:font-size-complex="13.5pt" style:font-weight-complex="bold"/>
    </style:style>
    <style:style style:name="T54" style:family="text">
      <style:text-properties fo:color="#ff40ff" loext:opacity="100%" fo:language="ru" fo:country="RU"/>
    </style:style>
    <style:style style:name="T55" style:family="text">
      <style:text-properties fo:color="#ff40ff" loext:opacity="100%" style:font-name="Helvetica Neue" fo:font-size="13pt" fo:language="ru" fo:country="RU" style:letter-kerning="false" style:font-size-asian="13pt" style:font-name-complex="Helvetica Neue1" style:font-size-complex="13pt"/>
    </style:style>
    <style:style style:name="T56" style:family="text">
      <style:text-properties fo:color="#ff40ff" loext:opacity="100%" fo:font-weight="bold" style:font-weight-asian="bold" style:font-weight-complex="bold"/>
    </style:style>
    <style:style style:name="T57" style:family="text">
      <style:text-properties fo:color="#000000" loext:opacity="100%" style:font-name="Times New Roman" style:font-name-complex="Times New Roman1">
        <loext:char-complex-color loext:theme-type="dark1" loext:color-type="theme"/>
      </style:text-properties>
    </style:style>
    <style:style style:name="T58" style:family="text">
      <style:text-properties fo:color="#000000" loext:opacity="100%" style:font-name="Times New Roman" fo:language="en" fo:country="US" style:letter-kerning="false" style:font-name-complex="Times New Roman1">
        <loext:char-complex-color loext:theme-type="dark1" loext:color-type="theme"/>
      </style:text-properties>
    </style:style>
    <style:style style:name="T59" style:family="text">
      <style:text-properties fo:color="#000000" loext:opacity="100%" style:font-name="Times New Roman" fo:language="ru" fo:country="RU" style:letter-kerning="false" style:font-name-complex="Times New Roman1">
        <loext:char-complex-color loext:theme-type="dark1" loext:color-type="theme"/>
      </style:text-properties>
    </style:style>
    <style:style style:name="T60" style:family="text">
      <style:text-properties fo:color="#000000" loext:opacity="100%" style:font-name="Times New Roman" fo:background-color="#ffffff" loext:char-shading-value="0" style:font-name-complex="Times New Roman1">
        <loext:char-complex-color loext:theme-type="dark1" loext:color-type="theme"/>
      </style:text-properties>
    </style:style>
    <style:style style:name="T61" style:family="text">
      <style:text-properties fo:color="#000000" loext:opacity="100%" style:font-name="Times New Roman" fo:font-weight="bold" style:letter-kerning="false" style:font-name-asian="Times New Roman1" style:font-weight-asian="bold" style:font-name-complex="Times New Roman1" style:font-weight-complex="bold">
        <loext:char-complex-color loext:theme-type="dark1" loext:color-type="theme"/>
      </style:text-properties>
    </style:style>
    <style:style style:name="T62" style:family="text">
      <style:text-properties fo:color="#000000" loext:opacity="100%" style:font-name="Times New Roman" style:letter-kerning="false" style:font-name-asian="Times New Roman1" style:font-name-complex="Times New Roman1">
        <loext:char-complex-color loext:theme-type="dark1" loext:color-type="theme"/>
      </style:text-properties>
    </style:style>
    <style:style style:name="T63" style:family="text">
      <style:text-properties fo:color="#000000" loext:opacity="100%" style:font-name="Times New Roman" fo:font-size="21pt" fo:language="ru" fo:country="RU" fo:font-weight="bold" style:letter-kerning="false" style:font-name-asian="Times New Roman1" style:font-size-asian="21pt" style:font-weight-asian="bold" style:font-name-complex="Times New Roman1" style:font-size-complex="21pt" style:font-weight-complex="bold">
        <loext:char-complex-color loext:theme-type="dark1" loext:color-type="theme"/>
      </style:text-properties>
    </style:style>
    <style:style style:name="T64" style:family="text">
      <style:text-properties fo:color="#000000" loext:opacity="100%" style:font-name="Times New Roman" fo:font-size="21pt" fo:letter-spacing="-0.002in" fo:language="ru" fo:country="RU" fo:font-weight="bold" style:letter-kerning="false" style:font-size-asian="21pt" style:font-weight-asian="bold" style:font-name-complex="Times New Roman1" style:font-size-complex="21pt" style:font-weight-complex="bold">
        <loext:char-complex-color loext:theme-type="dark1" loext:color-type="theme"/>
      </style:text-properties>
    </style:style>
    <style:style style:name="T65" style:family="text">
      <style:text-properties fo:color="#000000" loext:opacity="100%" style:font-name="Times New Roman" fo:font-size="21pt" fo:letter-spacing="-0.002in" fo:language="en" fo:country="US" fo:font-weight="bold" style:letter-kerning="false" style:font-size-asian="21pt" style:font-weight-asian="bold" style:font-name-complex="Times New Roman1" style:font-size-complex="21pt" style:font-weight-complex="bold">
        <loext:char-complex-color loext:theme-type="dark1" loext:color-type="theme"/>
      </style:text-properties>
    </style:style>
    <style:style style:name="T66" style:family="text">
      <style:text-properties fo:color="#000000" loext:opacity="100%" style:font-name="Times New Roman" fo:letter-spacing="-0.002in" style:font-name-complex="Times New Roman1">
        <loext:char-complex-color loext:theme-type="dark1" loext:color-type="theme"/>
      </style:text-properties>
    </style:style>
    <style:style style:name="T67" style:family="text">
      <style:text-properties fo:color="#000000" loext:opacity="100%" style:font-name="Times New Roman" fo:letter-spacing="-0.002in" fo:background-color="#ffffff" loext:char-shading-value="0" style:font-name-complex="Times New Roman1">
        <loext:char-complex-color loext:theme-type="dark1" loext:color-type="theme"/>
      </style:text-properties>
    </style:style>
    <style:style style:name="T68" style:family="text">
      <style:text-properties fo:color="#000000" loext:opacity="100%" style:font-name="Times New Roman" fo:letter-spacing="-0.002in" fo:font-weight="bold" style:font-weight-asian="bold" style:font-name-complex="Times New Roman1" style:font-weight-complex="bold">
        <loext:char-complex-color loext:theme-type="dark1" loext:color-type="theme"/>
      </style:text-properties>
    </style:style>
    <style:style style:name="T69" style:family="text">
      <style:text-properties fo:color="#000000" loext:opacity="100%" style:font-name="Times New Roman" fo:letter-spacing="-0.002in" fo:background-color="#f9fafc" loext:char-shading-value="0" style:font-name-complex="Times New Roman1">
        <loext:char-complex-color loext:theme-type="dark1" loext:color-type="theme"/>
      </style:text-properties>
    </style:style>
    <style:style style:name="T70" style:family="text">
      <style:text-properties fo:color="#000000" loext:opacity="100%" style:font-name="Times New Roman" fo:font-size="12pt" fo:letter-spacing="-0.0016in" style:font-size-asian="12pt" style:font-name-complex="Times New Roman1" style:font-size-complex="12pt">
        <loext:char-complex-color loext:theme-type="dark1" loext:color-type="theme"/>
      </style:text-properties>
    </style:style>
    <style:style style:name="T71" style:family="text">
      <style:text-properties fo:color="#000000" loext:opacity="100%" style:font-name="Times New Roman" fo:font-size="12pt" fo:letter-spacing="-0.0016in" fo:font-weight="bold" style:font-size-asian="12pt" style:font-weight-asian="bold" style:font-name-complex="Times New Roman1" style:font-size-complex="12pt" style:font-weight-complex="bold">
        <loext:char-complex-color loext:theme-type="dark1" loext:color-type="theme"/>
      </style:text-properties>
    </style:style>
    <style:style style:name="T72" style:family="text">
      <style:text-properties fo:color="#000000" loext:opacity="100%" style:font-name="Times New Roman" fo:font-size="12pt" style:font-size-asian="12pt" style:font-name-complex="Times New Roman1" style:font-size-complex="12pt">
        <loext:char-complex-color loext:theme-type="dark1" loext:color-type="theme"/>
      </style:text-properties>
    </style:style>
    <style:style style:name="T73" style:family="text">
      <style:text-properties fo:color="#000000" loext:opacity="100%" style:font-name="Times New Roman" fo:font-size="13.5pt" fo:letter-spacing="-0.0016in" fo:font-weight="bold" style:font-size-asian="13.5pt" style:font-weight-asian="bold" style:font-name-complex="Times New Roman1" style:font-size-complex="13.5pt" style:font-weight-complex="bold">
        <loext:char-complex-color loext:theme-type="dark1" loext:color-type="theme"/>
      </style:text-properties>
    </style:style>
    <style:style style:name="T74" style:family="text">
      <style:text-properties fo:color="#000000" loext:opacity="100%" style:font-name="Times New Roman" fo:font-size="13.5pt" fo:letter-spacing="-0.0016in" style:font-size-asian="13.5pt" style:font-name-complex="Times New Roman1" style:font-size-complex="13.5pt">
        <loext:char-complex-color loext:theme-type="dark1" loext:color-type="theme"/>
      </style:text-properties>
    </style:style>
    <style:style style:name="T75" style:family="text">
      <style:text-properties fo:color="#000000" loext:opacity="100%">
        <loext:char-complex-color loext:theme-type="dark1" loext:color-type="theme"/>
      </style:text-properties>
    </style:style>
    <style:style style:name="T76" style:family="text">
      <style:text-properties fo:color="#000000" loext:opacity="100%" fo:language="en" fo:country="US">
        <loext:char-complex-color loext:theme-type="dark1" loext:color-type="theme"/>
      </style:text-properties>
    </style:style>
    <style:style style:name="T77" style:family="text">
      <style:text-properties fo:color="#000000" loext:opacity="100%" fo:language="ru" fo:country="RU">
        <loext:char-complex-color loext:theme-type="dark1" loext:color-type="theme"/>
      </style:text-properties>
    </style:style>
    <style:style style:name="T78" style:family="text">
      <style:text-properties fo:color="#000000" loext:opacity="100%" fo:background-color="#ffffff" loext:char-shading-value="0">
        <loext:char-complex-color loext:theme-type="dark1" loext:color-type="theme"/>
      </style:text-properties>
    </style:style>
    <style:style style:name="T79" style:family="text">
      <style:text-properties fo:color="#000000" loext:opacity="100%" fo:letter-spacing="-0.0016in">
        <loext:char-complex-color loext:theme-type="dark1" loext:color-type="theme"/>
      </style:text-properties>
    </style:style>
    <style:style style:name="T80" style:family="text">
      <style:text-properties fo:color="#000000" loext:opacity="100%" fo:letter-spacing="-0.0016in" fo:font-weight="bold" style:font-weight-asian="bold" style:font-weight-complex="bold">
        <loext:char-complex-color loext:theme-type="dark1" loext:color-type="theme"/>
      </style:text-properties>
    </style:style>
    <style:style style:name="T81" style:family="text">
      <style:text-properties fo:color="#000000" loext:opacity="100%" fo:letter-spacing="-0.0016in" fo:language="en" fo:country="US">
        <loext:char-complex-color loext:theme-type="dark1" loext:color-type="theme"/>
      </style:text-properties>
    </style:style>
    <style:style style:name="T82" style:family="text">
      <style:text-properties fo:color="#000000" loext:opacity="100%" fo:font-size="13.5pt" fo:letter-spacing="-0.0016in" style:font-size-asian="13.5pt" style:font-size-complex="13.5pt">
        <loext:char-complex-color loext:theme-type="dark1" loext:color-type="theme"/>
      </style:text-properties>
    </style:style>
    <style:style style:name="T83" style:family="text">
      <style:text-properties fo:language="en" fo:country="US"/>
    </style:style>
    <style:style style:name="T84" style:family="text">
      <style:text-properties fo:language="ru" fo:country="RU"/>
    </style:style>
    <style:style style:name="T85" style:family="text">
      <style:text-properties fo:color="#da3369" loext:opacity="100%" style:font-name="PT Mono" fo:font-weight="bold" style:letter-kerning="false" style:font-name-asian="Times New Roman1" style:font-weight-asian="bold" style:font-name-complex="Courier New1" style:font-weight-complex="bold" loext:padding="0in" loext:border="none" loext:shadow="none"/>
    </style:style>
    <style:style style:name="T86" style:family="text">
      <style:text-properties fo:color="#1b1f21" loext:opacity="100%" style:font-name="PT Mono" style:letter-kerning="false" style:font-name-asian="Times New Roman1" style:font-name-complex="Times New Roman1"/>
    </style:style>
    <style:style style:name="T87" style:family="text">
      <style:text-properties fo:color="#1b1f21" loext:opacity="100%" style:font-name="PT Mono" style:letter-kerning="false" style:font-name-asian="Times New Roman1" style:font-name-complex="Courier New1" loext:padding="0in" loext:border="none" loext:shadow="none"/>
    </style:style>
    <style:style style:name="T88" style:family="text">
      <style:text-properties fo:color="#0000ff" loext:opacity="100%" style:font-name="PT Mono" style:letter-kerning="false" style:font-name-asian="Times New Roman1" style:font-name-complex="Courier New1" loext:padding="0in" loext:border="none" loext:shadow="none"/>
    </style:style>
    <style:style style:name="T89" style:family="text">
      <style:text-properties fo:color="#009900" loext:opacity="100%" style:font-name="PT Mono" style:letter-kerning="false" style:font-name-asian="Times New Roman1" style:font-name-complex="Courier New1" loext:padding="0in" loext:border="none" loext:shadow="none"/>
    </style:style>
    <style:style style:name="T90" style:family="text">
      <style:text-properties style:font-name="Calibri" fo:language="en" fo:country="US" style:letter-kerning="false" style:font-name-complex="Calibri1"/>
    </style:style>
    <style:style style:name="T91" style:family="text">
      <style:text-properties style:font-name="Calibri" fo:language="en" fo:country="US" style:font-name-complex="Calibri1"/>
    </style:style>
    <style:style style:name="T92" style:family="text">
      <style:text-properties fo:color="#232323" loext:opacity="100%" style:font-name="Times New Roman" fo:background-color="#f6f6f6" loext:char-shading-value="0" style:font-name-complex="Times New Roman1"/>
    </style:style>
    <style:style style:name="T93" style:family="text">
      <style:text-properties fo:color="#999999" loext:opacity="100%" style:font-name="Times New Roman" style:font-name-complex="Times New Roman1"/>
    </style:style>
    <style:style style:name="T94" style:family="text">
      <style:text-properties fo:color="#0077aa" loext:opacity="100%" style:font-name="Times New Roman" style:font-name-complex="Times New Roman1"/>
    </style:style>
    <style:style style:name="T95" style:family="text">
      <style:text-properties fo:color="#dd4a68" loext:opacity="100%" style:font-name="Times New Roman" style:font-name-complex="Times New Roman1"/>
    </style:style>
    <style:style style:name="T96" style:family="text">
      <style:text-properties fo:color="#a67f59" loext:opacity="100%" style:font-name="Times New Roman" style:font-name-complex="Times New Roman1"/>
    </style:style>
    <style:style style:name="T97" style:family="text">
      <style:text-properties fo:color="#669900" loext:opacity="100%" style:font-name="Times New Roman" style:font-name-complex="Times New Roman1"/>
    </style:style>
    <style:style style:name="T98" style:family="text">
      <style:text-properties fo:color="#538135" loext:opacity="100%" style:font-name="Times New Roman" fo:language="en" fo:country="US" style:letter-kerning="false" style:font-name-complex="Times New Roman1">
        <loext:char-complex-color loext:theme-type="accent6" loext:color-type="theme">
          <loext:transformation loext:type="shade" loext:value="2509"/>
        </loext:char-complex-color>
      </style:text-properties>
    </style:style>
    <style:style style:name="T99" style:family="text">
      <style:text-properties fo:font-size="21pt" fo:language="ru" fo:country="RU" fo:font-weight="bold" style:font-size-asian="21pt" style:font-weight-asian="bold" style:font-size-complex="21pt" style:font-weight-complex="bold"/>
    </style:style>
    <style:style style:name="T100" style:family="text">
      <style:text-properties fo:font-size="21pt" fo:language="en" fo:country="US" fo:font-weight="bold" style:font-size-asian="21pt" style:font-weight-asian="bold" style:font-size-complex="21pt" style:font-weight-complex="bol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draw:fill="solid" draw:fill-color="#a0a0a0"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45">1.Примитивные типы данных</text:span><text:span text:style-name="T25"><text:line-break/></text:span><text:span text:style-name="T1"> </text:span><text:span text:style-name="T2">Язык Java является языком программирования со строгой типизацией, действительно часть безопастности и устойчивости к ошибкам Java исходит из этого факта в языке Java используются 8 простых или элементарных типов данных, такие как: byte, short, int, long, float, double, char, boolean. Эти типы в свою очередь подразделяются на целые числа, числа с плавающей точкой, символы и логические <text:s/></text:span></text:p>
      <text:p text:style-name="P53" loext:marker-style-name="T3"><text:span text:style-name="T13"><text:s/></text:span><text:span text:style-name="T14">1.</text:span><text:span text:style-name="T13">byte </text:span><text:span text:style-name="T2"><text:s text:c="4"/>8 <text:s text:c="5"/>-128..127</text:span></text:p>
      <text:p text:style-name="P169" loext:marker-style-name="T3"><text:span text:style-name="T2"><text:s text:c="13"/>Размер: 1 байт (8 бит).</text:span></text:p>
      <text:list text:style-name="L1">
        <text:list-item>
          <text:p text:style-name="P171">Диапазон: от -128 до 127.</text:p>
        </text:list-item>
      </text:list>
      <text:list text:style-name="L2">
        <text:list-item>
          <text:p text:style-name="P172">Используется для хранения небольших целых чисел.</text:p>
        </text:list-item>
      </text:list>
      <text:list text:style-name="L3">
        <text:list-item>
          <text:p text:style-name="P213"><text:span text:style-name="T27">Пример: </text:span><text:span text:style-name="Source_20_Text"><text:span text:style-name="T27">byte a = 100;</text:span></text:span></text:p>
        </text:list-item>
      </text:list>
      <text:p text:style-name="P54" loext:marker-style-name="T3"><text:span text:style-name="T13"><text:s/></text:span><text:span text:style-name="T14">2.</text:span><text:span text:style-name="T13">short <text:s/></text:span><text:span text:style-name="T2"><text:s text:c="2"/>16 <text:s text:c="3"/>-32768..32767</text:span></text:p>
      <text:list text:style-name="L4">
        <text:list-header>
          <text:p text:style-name="P55" loext:marker-style-name="T3"><text:span text:style-name="T2"><text:s/>Размер: 2 байта (16 бит).</text:span></text:p>
        </text:list-header>
      </text:list>
      <text:list text:style-name="L5">
        <text:list-item>
          <text:p text:style-name="P173">Диапазон: от -32,768 до 32,767.</text:p>
        </text:list-item>
      </text:list>
      <text:list text:style-name="L6">
        <text:list-item>
          <text:p text:style-name="P214"><text:span text:style-name="T27">Используется для хранения целых чисел, когда требуется меньше памяти, чем для типа </text:span><text:span text:style-name="Source_20_Text"><text:span text:style-name="T27">int</text:span></text:span><text:span text:style-name="T27">.</text:span></text:p>
        </text:list-item>
      </text:list>
      <text:list text:style-name="L7">
        <text:list-item>
          <text:p text:style-name="P215"><text:span text:style-name="T27">Пример: </text:span><text:span text:style-name="Source_20_Text"><text:span text:style-name="T27">short b = 10000;</text:span></text:span></text:p>
        </text:list-item>
      </text:list>
      <text:p text:style-name="P53" loext:marker-style-name="T3"><text:span text:style-name="T14">3.</text:span><text:span text:style-name="T13"> int <text:s/></text:span><text:span text:style-name="T2"><text:s text:c="6"/>32 <text:s text:c="5"/>-2147483648..2147483647</text:span></text:p>
      <text:p text:style-name="P169" loext:marker-style-name="T3"><text:span text:style-name="T2"><text:s text:c="13"/>Размер: 4 байта (32 бита).</text:span></text:p>
      <text:list text:style-name="L8">
        <text:list-item>
          <text:p text:style-name="P174">Диапазон: от -2,147,483,648 до 2,147,483,647.</text:p>
        </text:list-item>
      </text:list>
      <text:list text:style-name="L9">
        <text:list-item>
          <text:p text:style-name="P175">Стандартный тип для хранения целых чисел.</text:p>
        </text:list-item>
      </text:list>
      <text:list text:style-name="L10">
        <text:list-item>
          <text:p text:style-name="P216"><text:span text:style-name="T27">Пример: </text:span><text:span text:style-name="Source_20_Text"><text:span text:style-name="T27">int c = 100000;</text:span></text:span></text:p>
        </text:list-item>
      </text:list>
      <text:p text:style-name="P53" loext:marker-style-name="T3"><text:span text:style-name="T13"><text:s/></text:span><text:span text:style-name="T14">4.</text:span><text:span text:style-name="T13">long <text:s/></text:span><text:span text:style-name="T2"><text:s text:c="3"/>64 <text:s text:c="5"/>-9223372036854775808..9223372036854775807</text:span></text:p>
      <text:p text:style-name="P169" loext:marker-style-name="T3"><text:span text:style-name="T2"><text:s text:c="14"/>Размер: 8 байт (64 бита).</text:span></text:p>
      <text:list text:style-name="L11">
        <text:list-item>
          <text:p text:style-name="P176">Диапазон: от -9,223,372,036,854,775,808 до 9,223,372,036,854,775,807.</text:p>
        </text:list-item>
      </text:list>
      <text:list text:style-name="L12">
        <text:list-item>
          <text:p text:style-name="P177">Используется для хранения больших целых чисел.</text:p>
        </text:list-item>
      </text:list>
      <text:list text:style-name="L13">
        <text:list-item>
          <text:p text:style-name="P217"><text:span text:style-name="T27">Пример: </text:span><text:span text:style-name="Source_20_Text"><text:span text:style-name="T27">long d = 10000000000L;</text:span></text:span><text:span text:style-name="T27"> (буква </text:span><text:span text:style-name="Source_20_Text"><text:span text:style-name="T27">L</text:span></text:span><text:span text:style-name="T27"> в конце указывает на то, что это значение типа </text:span><text:span text:style-name="Source_20_Text"><text:span text:style-name="T27">long</text:span></text:span><text:span text:style-name="T27">).</text:span></text:p>
        </text:list-item>
      </text:list>
      <text:p text:style-name="P53" loext:marker-style-name="T3"><text:span text:style-name="T13"><text:s/></text:span><text:span text:style-name="T14">5.</text:span><text:span text:style-name="T13">float <text:s/></text:span><text:span text:style-name="T2"><text:s text:c="4"/>32 <text:s text:c="5"/>3.4E-38..3.4E+38</text:span></text:p>
      <text:p text:style-name="P169" loext:marker-style-name="T3"><text:span text:style-name="T2"><text:s text:c="13"/>Размер: 4 байта (32 бита).</text:span></text:p>
      <text:list text:style-name="L14">
        <text:list-item>
          <text:p text:style-name="P178">Диапазон: от ±1.4 * 10^−45 до ±3.4 * 10^38.</text:p>
        </text:list-item>
      </text:list>
      <text:list text:style-name="L15">
        <text:list-item>
          <text:p text:style-name="P179">Используется для хранения чисел с плавающей точкой одинарной точности (например, для измерений или математических вычислений с небольшими погрешностями).</text:p>
        </text:list-item>
      </text:list>
      <text:list text:style-name="L16">
        <text:list-item>
          <text:p text:style-name="P218"><text:span text:style-name="T27">Пример: </text:span><text:span text:style-name="Source_20_Text"><text:span text:style-name="T27">float e = 3.14f;</text:span></text:span><text:span text:style-name="T27"> (буква </text:span><text:span text:style-name="Source_20_Text"><text:span text:style-name="T27">f</text:span></text:span><text:span text:style-name="T27"> указывает на то, что это значение типа </text:span><text:span text:style-name="Source_20_Text"><text:span text:style-name="T27">float</text:span></text:span><text:span text:style-name="T27">).</text:span></text:p>
        </text:list-item>
      </text:list>
      <text:p text:style-name="P53" loext:marker-style-name="T3"><text:span text:style-name="T14">6.</text:span><text:span text:style-name="T13"> double </text:span><text:span text:style-name="T2"><text:s/>64 <text:s text:c="5"/>1.7E-308..1.7E+308</text:span></text:p>
      <text:p text:style-name="P169" loext:marker-style-name="T3"><text:span text:style-name="T2"><text:s text:c="13"/>Размер: 8 байт (64 бита).</text:span></text:p>
      <text:list text:style-name="L17">
        <text:list-item>
          <text:p text:style-name="P180">Диапазон: от ±4.9 * 10^−324 до ±1.8 * 10^308.</text:p>
        </text:list-item>
      </text:list>
      <text:list text:style-name="L18">
        <text:list-item>
          <text:p text:style-name="P181">Используется для хранения чисел с плавающей точкой двойной точности. Чаще всего используется для вычислений с вещественными числами.</text:p>
        </text:list-item>
      </text:list>
      <text:list text:style-name="L19">
        <text:list-item>
          <text:p text:style-name="P219"><text:span text:style-name="T27">Пример: </text:span><text:span text:style-name="Source_20_Text"><text:span text:style-name="T27">double f = 3.14159265358979;</text:span></text:span></text:p>
          <text:p text:style-name="P219"><text:soft-page-break/><text:span text:style-name="Source_20_Text"><text:span text:style-name="T5"/></text:span></text:p>
        </text:list-item>
      </text:list>
      <text:p text:style-name="P56" loext:marker-style-name="T3"><text:span text:style-name="T13"><text:s/></text:span><text:span text:style-name="T14">7.</text:span><text:span text:style-name="T13">char </text:span><text:span text:style-name="T2"><text:s text:c="6"/>16 <text:s text:c="5"/>0..65536</text:span></text:p>
      <text:p text:style-name="P170" loext:marker-style-name="T3"><text:span text:style-name="T2"><text:s text:c="13"/>Размер: 2 байта (16 бит).</text:span></text:p>
      <text:list text:style-name="L20">
        <text:list-item>
          <text:p text:style-name="P182">Диапазон: от '\u0000' (0) до '\uFFFF' (65,535).</text:p>
        </text:list-item>
      </text:list>
      <text:list text:style-name="L21">
        <text:list-item>
          <text:p text:style-name="P183">Используется для хранения одного символа в кодировке Unicode.</text:p>
        </text:list-item>
      </text:list>
      <text:list text:style-name="L22">
        <text:list-item>
          <text:p text:style-name="P220"><text:span text:style-name="T27">Пример: </text:span><text:span text:style-name="Source_20_Text"><text:span text:style-name="T27">char g = 'A';</text:span></text:span></text:p>
        </text:list-item>
      </text:list>
      <text:p text:style-name="P30"><text:span text:style-name="Source_20_Text"><text:span text:style-name="T7">8.</text:span></text:span><text:span text:style-name="Source_20_Text"><text:span text:style-name="Strong_20_Emphasis"><text:span text:style-name="T6">boolean</text:span></text:span></text:span><text:span text:style-name="Source_20_Text"><text:span text:style-name="T6">:</text:span></text:span></text:p>
      <text:list text:style-name="L23">
        <text:list-item>
          <text:list>
            <text:list-item>
              <text:p text:style-name="P184">Размер: 1 бит (хотя на практике это часто 1 байт).</text:p>
            </text:list-item>
            <text:list-item>
              <text:p text:style-name="P222"><text:span text:style-name="T27">Значения: </text:span><text:span text:style-name="Source_20_Text"><text:span text:style-name="T27">true</text:span></text:span><text:span text:style-name="T27"> или </text:span><text:span text:style-name="Source_20_Text"><text:span text:style-name="T27">false</text:span></text:span><text:span text:style-name="T27">.</text:span></text:p>
            </text:list-item>
            <text:list-item>
              <text:p text:style-name="P184">Используется для хранения логических значений.</text:p>
            </text:list-item>
            <text:list-item>
              <text:p text:style-name="P221"><text:span text:style-name="T27">Пример: </text:span><text:span text:style-name="Source_20_Text"><text:span text:style-name="T27">boolean h = true;</text:span></text:span></text:p>
            </text:list-item>
          </text:list>
        </text:list-item>
      </text:list>
      <text:p text:style-name="P56" loext:marker-style-name="T3"><text:span text:style-name="T2"><text:s/>BigInteger</text:span><text:span text:style-name="T2"/></text:p>
      <text:p text:style-name="P56" loext:marker-style-name="T3"><text:span text:style-name="T2"><text:s/>BigDecimel <text:s text:c="2"/>динамические типы, нестандартные </text:span></text:p>
      <text:p text:style-name="P56" loext:marker-style-name="T3"><text:span text:style-name="T2"/></text:p>
      <text:p text:style-name="P56" loext:marker-style-name="T3"><text:span text:style-name="T2"/></text:p>
      <text:p text:style-name="P57" loext:marker-style-name="T3"><text:span text:style-name="T2">2. Основные операторы языка Java</text:span></text:p>
      <text:p text:style-name="P17">В языке программирования Java существует несколько типов операторов, которые выполняют различные операции с данными. Вот основные операторы:</text:p>
      <text:h text:style-name="Heading_20_3" text:outline-level="3"><text:span text:style-name="T27"><text:s/></text:span><text:span text:style-name="Strong_20_Emphasis"><text:span text:style-name="T27">Арифметические операторы</text:span></text:span></text:h>
      <text:p text:style-name="P18">Арифметические операторы используются для выполнения математических операций.</text:p>
      <text:list text:style-name="L24">
        <text:list-item>
          <text:p text:style-name="P224"><text:span text:style-name="Source_20_Text"><text:span text:style-name="T27">+</text:span></text:span><text:span text:style-name="T27"> : сложение</text:span></text:p>
        </text:list-item>
        <text:list-item>
          <text:p text:style-name="P224"><text:span text:style-name="Source_20_Text"><text:span text:style-name="T27">-</text:span></text:span><text:span text:style-name="T27"> : вычитание</text:span></text:p>
        </text:list-item>
        <text:list-item>
          <text:p text:style-name="P224"><text:span text:style-name="Source_20_Text"><text:span text:style-name="T27">*</text:span></text:span><text:span text:style-name="T27"> : умножение</text:span></text:p>
        </text:list-item>
        <text:list-item>
          <text:p text:style-name="P224"><text:span text:style-name="Source_20_Text"><text:span text:style-name="T27">/</text:span></text:span><text:span text:style-name="T27"> : деление</text:span></text:p>
        </text:list-item>
        <text:list-item>
          <text:p text:style-name="P223"><text:span text:style-name="Source_20_Text"><text:span text:style-name="T27">%</text:span></text:span><text:span text:style-name="T27"> : остаток от деления (модуль)</text:span></text:p>
        </text:list-item>
      </text:list>
      <text:p text:style-name="P18">Пример:</text:p>
      <text:p text:style-name="P23"><text:span text:style-name="Source_20_Text"><text:span text:style-name="T46">int a = 10;</text:span></text:span></text:p>
      <text:p text:style-name="P25"><text:span text:style-name="Source_20_Text"><text:span text:style-name="T46">int b = 3;</text:span></text:span></text:p>
      <text:p text:style-name="P25"><text:span text:style-name="Source_20_Text"><text:span text:style-name="T46">int sum = a + b; <text:s text:c="5"/>// 13</text:span></text:span></text:p>
      <text:p text:style-name="P25"><text:span text:style-name="Source_20_Text"><text:span text:style-name="T46">int diff = a - b; <text:s text:c="4"/>// 7</text:span></text:span></text:p>
      <text:p text:style-name="P25"><text:span text:style-name="Source_20_Text"><text:span text:style-name="T46">int product = a * b; <text:s/>// 30</text:span></text:span></text:p>
      <text:p text:style-name="P25"><text:span text:style-name="Source_20_Text"><text:span text:style-name="T46">int quotient = a / b; // 3</text:span></text:span></text:p>
      <text:p text:style-name="P26"><text:span text:style-name="Source_20_Text"><text:span text:style-name="T46">int remainder = a % b; // 1</text:span></text:span></text:p>
      <text:h text:style-name="Heading_20_3" text:outline-level="3"><text:span text:style-name="Strong_20_Emphasis"><text:span text:style-name="T27">Операторы сравнения</text:span></text:span></text:h>
      <text:p text:style-name="Text_20_body"><text:span text:style-name="T27">Операторы сравнения используются для сравнения двух значений и возвращают логическое значение </text:span><text:span text:style-name="Source_20_Text"><text:span text:style-name="T27">true</text:span></text:span><text:span text:style-name="T27"> или </text:span><text:span text:style-name="Source_20_Text"><text:span text:style-name="T27">false</text:span></text:span><text:span text:style-name="T27">.</text:span></text:p>
      <text:list text:style-name="L25">
        <text:list-item>
          <text:p text:style-name="P226"><text:span text:style-name="Source_20_Text"><text:span text:style-name="T27">==</text:span></text:span><text:span text:style-name="T27"> : равно</text:span></text:p>
        </text:list-item>
        <text:list-item>
          <text:p text:style-name="P226"><text:soft-page-break/><text:span text:style-name="Source_20_Text"><text:span text:style-name="T27">!=</text:span></text:span><text:span text:style-name="T27"> : не равно</text:span></text:p>
        </text:list-item>
        <text:list-item>
          <text:p text:style-name="P226"><text:span text:style-name="Source_20_Text"><text:span text:style-name="T27">&gt;</text:span></text:span><text:span text:style-name="T27"> : больше</text:span></text:p>
        </text:list-item>
        <text:list-item>
          <text:p text:style-name="P226"><text:span text:style-name="Source_20_Text"><text:span text:style-name="T27">&lt;</text:span></text:span><text:span text:style-name="T27"> : меньше</text:span></text:p>
        </text:list-item>
        <text:list-item>
          <text:p text:style-name="P226"><text:span text:style-name="Source_20_Text"><text:span text:style-name="T27">&gt;=</text:span></text:span><text:span text:style-name="T27"> : больше или равно</text:span></text:p>
        </text:list-item>
        <text:list-item>
          <text:p text:style-name="P225"><text:span text:style-name="Source_20_Text"><text:span text:style-name="T27">&lt;=</text:span></text:span><text:span text:style-name="T27"> : меньше или равно</text:span></text:p>
        </text:list-item>
      </text:list>
      <text:p text:style-name="P18">Пример:</text:p>
      <text:p text:style-name="P23"><text:span text:style-name="Source_20_Text"><text:span text:style-name="T46">int a = 10;</text:span></text:span></text:p>
      <text:p text:style-name="P25"><text:span text:style-name="Source_20_Text"><text:span text:style-name="T46">int b = 20;</text:span></text:span></text:p>
      <text:p text:style-name="P25"><text:span text:style-name="Source_20_Text"><text:span text:style-name="T46">boolean result1 = a == b; <text:s/>// false</text:span></text:span></text:p>
      <text:p text:style-name="P25"><text:span text:style-name="Source_20_Text"><text:span text:style-name="T46">boolean result2 = a != b; <text:s/>// true</text:span></text:span></text:p>
      <text:p text:style-name="P25"><text:span text:style-name="Source_20_Text"><text:span text:style-name="T46">boolean result3 = a &gt; b; <text:s text:c="2"/>// false</text:span></text:span></text:p>
      <text:p text:style-name="P25"><text:span text:style-name="Source_20_Text"><text:span text:style-name="T46">boolean result4 = a &lt; b; <text:s text:c="2"/>// true</text:span></text:span></text:p>
      <text:p text:style-name="P25"><text:span text:style-name="Source_20_Text"><text:span text:style-name="T46">boolean result5 = a &gt;= b; <text:s/>// false</text:span></text:span></text:p>
      <text:p text:style-name="P26"><text:span text:style-name="Source_20_Text"><text:span text:style-name="T46">boolean result6 = a &lt;= b; <text:s/>// true</text:span></text:span></text:p>
      <text:h text:style-name="Heading_20_3" text:outline-level="3"><text:span text:style-name="Strong_20_Emphasis"><text:span text:style-name="T27">Логические операторы</text:span></text:span></text:h>
      <text:p text:style-name="P18">Логические операторы используются для выполнения логических операций, обычно с булевыми значениями.</text:p>
      <text:list text:style-name="L26">
        <text:list-item>
          <text:p text:style-name="P228"><text:span text:style-name="Source_20_Text"><text:span text:style-name="T27">&amp;&amp;</text:span></text:span><text:span text:style-name="T27"> : логическое "И" (AND)</text:span></text:p>
        </text:list-item>
        <text:list-item>
          <text:p text:style-name="P228"><text:span text:style-name="Source_20_Text"><text:span text:style-name="T27">||</text:span></text:span><text:span text:style-name="T27"> : логическое "ИЛИ" (OR)</text:span></text:p>
        </text:list-item>
        <text:list-item>
          <text:p text:style-name="P227"><text:span text:style-name="Source_20_Text"><text:span text:style-name="T27">!</text:span></text:span><text:span text:style-name="T27"> : логическое "НЕ" (NOT)</text:span></text:p>
        </text:list-item>
      </text:list>
      <text:p text:style-name="P18">Пример:</text:p>
      <text:p text:style-name="P23"><text:span text:style-name="Source_20_Text"><text:span text:style-name="T46">boolean a = true;</text:span></text:span></text:p>
      <text:p text:style-name="P25"><text:span text:style-name="Source_20_Text"><text:span text:style-name="T46">boolean b = false;</text:span></text:span></text:p>
      <text:p text:style-name="P25"><text:span text:style-name="Source_20_Text"><text:span text:style-name="T46">boolean result1 = a &amp;&amp; b; <text:s/>// false (оба операнда должны быть true)</text:span></text:span></text:p>
      <text:p text:style-name="P25"><text:span text:style-name="Source_20_Text"><text:span text:style-name="T46">boolean result2 = a || b; <text:s/>// true (хотя бы один операнд должен быть true)</text:span></text:span></text:p>
      <text:p text:style-name="P26"><text:span text:style-name="Source_20_Text"><text:span text:style-name="T46">boolean result3 = !a; <text:s text:c="4"/>// false (отрицание)</text:span></text:span></text:p>
      <text:h text:style-name="Heading_20_3" text:outline-level="3"><text:span text:style-name="Strong_20_Emphasis"><text:span text:style-name="T27">Операторы присваивания</text:span></text:span></text:h>
      <text:p text:style-name="P18">Операторы присваивания используются для присваивания значений переменным.</text:p>
      <text:list text:style-name="L27">
        <text:list-item>
          <text:p text:style-name="P230"><text:span text:style-name="Source_20_Text"><text:span text:style-name="T27">=</text:span></text:span><text:span text:style-name="T27"> : присваивание</text:span></text:p>
        </text:list-item>
        <text:list-item>
          <text:p text:style-name="P230"><text:span text:style-name="Source_20_Text"><text:span text:style-name="T27">+=</text:span></text:span><text:span text:style-name="T27"> : присваивание с добавлением (эквивалентно </text:span><text:span text:style-name="Source_20_Text"><text:span text:style-name="T27">a = a + b</text:span></text:span><text:span text:style-name="T27">)</text:span></text:p>
        </text:list-item>
        <text:list-item>
          <text:p text:style-name="P230"><text:span text:style-name="Source_20_Text"><text:span text:style-name="T27">-=</text:span></text:span><text:span text:style-name="T27"> : присваивание с вычитанием</text:span></text:p>
        </text:list-item>
        <text:list-item>
          <text:p text:style-name="P230"><text:span text:style-name="Source_20_Text"><text:span text:style-name="T27">*=</text:span></text:span><text:span text:style-name="T27"> : присваивание с умножением</text:span></text:p>
        </text:list-item>
        <text:list-item>
          <text:p text:style-name="P230"><text:span text:style-name="Source_20_Text"><text:span text:style-name="T27">/=</text:span></text:span><text:span text:style-name="T27"> : присваивание с делением</text:span></text:p>
        </text:list-item>
        <text:list-item>
          <text:p text:style-name="P229"><text:span text:style-name="Source_20_Text"><text:span text:style-name="T27">%=</text:span></text:span><text:span text:style-name="T27"> : присваивание с взятием остатка от деления</text:span></text:p>
        </text:list-item>
      </text:list>
      <text:p text:style-name="P18">Пример:</text:p>
      <text:p text:style-name="P23"><text:span text:style-name="Source_20_Text"><text:span text:style-name="T46">int a = 10;</text:span></text:span></text:p>
      <text:p text:style-name="P25"><text:span text:style-name="Source_20_Text"><text:span text:style-name="T46">a += 5; <text:s/>// a = a + 5, теперь a = 15</text:span></text:span></text:p>
      <text:p text:style-name="P25"><text:span text:style-name="Source_20_Text"><text:span text:style-name="T46">a -= 3; <text:s/>// a = a - 3, теперь a = 12</text:span></text:span></text:p>
      <text:p text:style-name="P25"><text:span text:style-name="Source_20_Text"><text:span text:style-name="T46">a *= 2; <text:s/>// a = a * 2, теперь a = 24</text:span></text:span></text:p>
      <text:p text:style-name="P25"><text:span text:style-name="Source_20_Text"><text:span text:style-name="T46">a /= 4; <text:s/>// a = a / 4, теперь a = 6</text:span></text:span></text:p>
      <text:p text:style-name="P26"><text:span text:style-name="Source_20_Text"><text:span text:style-name="T46">a %= 3; <text:s/>// a = a % 3, теперь a = 0</text:span></text:span></text:p>
      <text:h text:style-name="Heading_20_3" text:outline-level="3"><text:soft-page-break/><text:span text:style-name="Strong_20_Emphasis"><text:span text:style-name="T27">Операторы инкремента и декремента</text:span></text:span></text:h>
      <text:p text:style-name="P18">Эти операторы изменяют значение переменной на единицу.</text:p>
      <text:list text:style-name="L28">
        <text:list-item>
          <text:p text:style-name="P232"><text:span text:style-name="Source_20_Text"><text:span text:style-name="T27">++</text:span></text:span><text:span text:style-name="T27"> : инкремент (увеличивает на 1)</text:span></text:p>
        </text:list-item>
        <text:list-item>
          <text:p text:style-name="P231"><text:span text:style-name="Source_20_Text"><text:span text:style-name="T27">--</text:span></text:span><text:span text:style-name="T27"> : декремент (уменьшает на 1)</text:span></text:p>
        </text:list-item>
      </text:list>
      <text:p text:style-name="P18">Пример:<text:span text:style-name="T46"/></text:p>
      <text:p text:style-name="P23"><text:span text:style-name="Source_20_Text"><text:span text:style-name="T46">int a = 5;</text:span></text:span></text:p>
      <text:p text:style-name="P25"><text:span text:style-name="Source_20_Text"><text:span text:style-name="T46">a++; <text:s/>// a = a + 1, теперь a = 6</text:span></text:span></text:p>
      <text:p text:style-name="P26"><text:span text:style-name="Source_20_Text"><text:span text:style-name="T46">a--; <text:s/>// a = a - 1, теперь a = 5</text:span></text:span></text:p>
      <text:p text:style-name="Text_20_body"><text:span text:style-name="T27">Также существует форма </text:span><text:span text:style-name="Strong_20_Emphasis"><text:span text:style-name="T27">префиксная</text:span></text:span><text:span text:style-name="T27"> (</text:span><text:span text:style-name="Source_20_Text"><text:span text:style-name="T27">++a</text:span></text:span><text:span text:style-name="T27">, </text:span><text:span text:style-name="Source_20_Text"><text:span text:style-name="T27">--a</text:span></text:span><text:span text:style-name="T27">) и </text:span><text:span text:style-name="Strong_20_Emphasis"><text:span text:style-name="T27">постфиксная</text:span></text:span><text:span text:style-name="T27"> (</text:span><text:span text:style-name="Source_20_Text"><text:span text:style-name="T27">a++</text:span></text:span><text:span text:style-name="T27">, </text:span><text:span text:style-name="Source_20_Text"><text:span text:style-name="T27">a--</text:span></text:span><text:span text:style-name="T27">) инкремента/декремента:</text:span></text:p>
      <text:list text:style-name="L29">
        <text:list-item>
          <text:p text:style-name="P185">Префиксная форма сначала изменяет значение, затем используется в выражении.</text:p>
        </text:list-item>
        <text:list-item>
          <text:p text:style-name="P186">Постфиксная форма сначала использует значение в выражении, а затем изменяет.</text:p>
        </text:list-item>
      </text:list>
      <text:h text:style-name="Heading_20_3" text:outline-level="3"><text:span text:style-name="Strong_20_Emphasis"><text:span text:style-name="T27">Тернарный оператор</text:span></text:span></text:h>
      <text:p text:style-name="P18">Тернарный оператор — это сокращённая форма для условных выражений. Он имеет следующий синтаксис:</text:p>
      <text:list text:style-name="L30">
        <text:list-item>
          <text:p text:style-name="P233"><text:span text:style-name="Source_20_Text"><text:span text:style-name="T27">condition ? value_if_true : value_if_false</text:span></text:span></text:p>
        </text:list-item>
      </text:list>
      <text:p text:style-name="P18">Пример:</text:p>
      <text:p text:style-name="P23"><text:span text:style-name="Source_20_Text"><text:span text:style-name="T46">int a = 5;</text:span></text:span></text:p>
      <text:p text:style-name="P26"><text:span text:style-name="Source_20_Text"><text:span text:style-name="T46">int b = (a &gt; 10) ? 100 : 200; <text:s/>// b = 200 (потому что a &gt; 10 неверно)</text:span></text:span></text:p>
      <text:h text:style-name="Heading_20_3" text:outline-level="3"><text:span text:style-name="Strong_20_Emphasis"><text:span text:style-name="T27">Операторы побитовых операций</text:span></text:span></text:h>
      <text:p text:style-name="P18">Побитовые операторы работают с битами целых чисел.</text:p>
      <text:list text:style-name="L31">
        <text:list-item>
          <text:p text:style-name="P235"><text:span text:style-name="Source_20_Text"><text:span text:style-name="T27">&amp;</text:span></text:span><text:span text:style-name="T27"> : побитовое "И"</text:span></text:p>
        </text:list-item>
        <text:list-item>
          <text:p text:style-name="P235"><text:span text:style-name="Source_20_Text"><text:span text:style-name="T27">|</text:span></text:span><text:span text:style-name="T27"> : побитовое "ИЛИ"</text:span></text:p>
        </text:list-item>
        <text:list-item>
          <text:p text:style-name="P235"><text:span text:style-name="Source_20_Text"><text:span text:style-name="T27">^</text:span></text:span><text:span text:style-name="T27"> : побитовое "ИСКЛЮЧАЮЩЕЕ ИЛИ" (XOR)</text:span></text:p>
        </text:list-item>
        <text:list-item>
          <text:p text:style-name="P235"><text:span text:style-name="Source_20_Text"><text:span text:style-name="T27">~</text:span></text:span><text:span text:style-name="T27"> : побитовое "НЕ" (инвертирование всех битов)</text:span></text:p>
        </text:list-item>
        <text:list-item>
          <text:p text:style-name="P235"><text:span text:style-name="Source_20_Text"><text:span text:style-name="T27">&lt;&lt;</text:span></text:span><text:span text:style-name="T27"> : побитовый сдвиг влево</text:span></text:p>
        </text:list-item>
        <text:list-item>
          <text:p text:style-name="P235"><text:span text:style-name="Source_20_Text"><text:span text:style-name="T27">&gt;&gt;</text:span></text:span><text:span text:style-name="T27"> : побитовый сдвиг вправо</text:span></text:p>
        </text:list-item>
        <text:list-item>
          <text:p text:style-name="P234"><text:span text:style-name="Source_20_Text"><text:span text:style-name="T27">&gt;&gt;&gt;</text:span></text:span><text:span text:style-name="T27"> : логический побитовый сдвиг вправо (заполняет нулями)</text:span></text:p>
        </text:list-item>
      </text:list>
      <text:p text:style-name="P18">Пример:</text:p>
      <text:p text:style-name="P23"><text:span text:style-name="Source_20_Text"><text:span text:style-name="T46">int a = 5; <text:s text:c="2"/>// 0101 в бинарном виде</text:span></text:span></text:p>
      <text:p text:style-name="P25"><text:span text:style-name="Source_20_Text"><text:span text:style-name="T46">int b = 3; <text:s text:c="2"/>// 0011 в бинарном виде</text:span></text:span></text:p>
      <text:p text:style-name="P25"><text:span text:style-name="Source_20_Text"><text:span text:style-name="T46">int c = a &amp; b; <text:s/>// 0001 (побитовое "И")</text:span></text:span></text:p>
      <text:p text:style-name="P25"><text:span text:style-name="Source_20_Text"><text:span text:style-name="T46">int d = a | b; <text:s/>// 0111 (побитовое "ИЛИ")</text:span></text:span></text:p>
      <text:p text:style-name="P25"><text:span text:style-name="Source_20_Text"><text:span text:style-name="T46">int e = a ^ b; <text:s/>// 0110 (побитовое "ИСКЛЮЧАЮЩЕЕ ИЛИ")</text:span></text:span></text:p>
      <text:p text:style-name="P25"><text:span text:style-name="Source_20_Text"><text:span text:style-name="T46">int f = ~a; <text:s text:c="4"/>// 1010 (побитовое "НЕ", инвертирует все биты)</text:span></text:span></text:p>
      <text:p text:style-name="P25"><text:span text:style-name="Source_20_Text"><text:span text:style-name="T46">int g = a &lt;&lt; 1; // 1010 (сдвиг влево на 1)</text:span></text:span></text:p>
      <text:p text:style-name="P26"><text:span text:style-name="Source_20_Text"><text:span text:style-name="T46">int h = a &gt;&gt; 1; // 0010 (сдвиг вправо на 1)</text:span></text:span></text:p>
      <text:h text:style-name="Heading_20_3" text:outline-level="3"><text:soft-page-break/><text:span text:style-name="Strong_20_Emphasis"><text:span text:style-name="T27">Операторы типа </text:span></text:span><text:span text:style-name="Strong_20_Emphasis"><text:span text:style-name="Source_20_Text"><text:span text:style-name="T27">instanceof</text:span></text:span></text:span></text:h>
      <text:p text:style-name="Text_20_body"><text:span text:style-name="T27">Оператор </text:span><text:span text:style-name="Source_20_Text"><text:span text:style-name="T27">instanceof</text:span></text:span><text:span text:style-name="T27"> используется для проверки, является ли объект экземпляром определённого класса или интерфейса.</text:span></text:p>
      <text:p text:style-name="P18">Пример:</text:p>
      <text:p text:style-name="P23"><text:span text:style-name="Source_20_Text"><text:span text:style-name="T46">String str = "Hello";</text:span></text:span></text:p>
      <text:p text:style-name="P26"><text:span text:style-name="Source_20_Text"><text:span text:style-name="T46">boolean result = str instanceof String; <text:s/>// true</text:span></text:span></text:p>
      <text:h text:style-name="Heading_20_3" text:outline-level="3"><text:span text:style-name="Strong_20_Emphasis"><text:span text:style-name="T27">Операторы вызова метода и доступа к полям</text:span></text:span></text:h>
      <text:p text:style-name="P18">Используются для доступа к полям и методам объектов.</text:p>
      <text:list text:style-name="L32">
        <text:list-item>
          <text:p text:style-name="P236"><text:span text:style-name="Source_20_Text"><text:span text:style-name="T27">.</text:span></text:span><text:span text:style-name="T27"> : доступ к полям и методам объекта</text:span></text:p>
        </text:list-item>
      </text:list>
      <text:p text:style-name="P18">Пример:<text:span text:style-name="T46"/></text:p>
      <text:p text:style-name="P23"><text:span text:style-name="Source_20_Text"><text:span text:style-name="T46">String str = "Hello";</text:span></text:span></text:p>
      <text:p text:style-name="P25"><text:span text:style-name="Source_20_Text"><text:span text:style-name="T46">int length = str.length(); // вызов метода length()</text:span></text:span></text:p>
      <text:p text:style-name="P26"><text:span text:style-name="Source_20_Text"><text:span text:style-name="T46">char ch = str.charAt(0); <text:s text:c="2"/>// доступ к символу строки по индексу</text:span></text:span></text:p>
      <text:p text:style-name="P58" loext:marker-style-name="T3"><text:span text:style-name="T4">Старшинство операций</text:span></text:p>
      <text:p text:style-name="P62" loext:marker-style-name="T3"/>
      <text:p text:style-name="P59" loext:marker-style-name="T3"><text:span text:style-name="T4">1. <text:s text:c="4"/>() <text:s text:c="13"/>{} <text:s text:c="15"/>.</text:span><text:span text:style-name="T4"/></text:p>
      <text:p text:style-name="P59" loext:marker-style-name="T3"><text:span text:style-name="T4">2. <text:s text:c="3"/>++ <text:s text:c="11"/>-- <text:s text:c="15"/>~ <text:s text:c="10"/>!</text:span><text:span text:style-name="T4"/></text:p>
      <text:p text:style-name="P59" loext:marker-style-name="T3"><text:span text:style-name="T4">3. <text:s text:c="4"/>* <text:s text:c="13"/>/ <text:s text:c="16"/>% <text:s text:c="2"/></text:span><text:span text:style-name="T4"/></text:p>
      <text:p text:style-name="P59" loext:marker-style-name="T3"><text:span text:style-name="T4">4. <text:s text:c="4"/>+ <text:s text:c="14"/>-</text:span><text:span text:style-name="T4"/></text:p>
      <text:p text:style-name="P59" loext:marker-style-name="T3"><text:span text:style-name="T4">5. <text:s text:c="4"/>» <text:s text:c="11"/>&gt;&gt;&gt;&gt; <text:s text:c="12"/>« </text:span><text:span text:style-name="T4"/></text:p>
      <text:p text:style-name="P59" loext:marker-style-name="T3"><text:span text:style-name="T4">6. <text:s text:c="4"/>&gt; <text:s text:c="13"/>&gt;= <text:s text:c="15"/>&lt; <text:s text:c="8"/>&lt;=</text:span><text:span text:style-name="T4"/></text:p>
      <text:p text:style-name="P59" loext:marker-style-name="T3"><text:span text:style-name="T4">7. <text:s text:c="4"/>== <text:s text:c="11"/>!= </text:span><text:span text:style-name="T4"/></text:p>
      <text:p text:style-name="P59" loext:marker-style-name="T3"><text:span text:style-name="T4">8. <text:s text:c="4"/>&amp;</text:span><text:span text:style-name="T4"/></text:p>
      <text:p text:style-name="P59" loext:marker-style-name="T3"><text:span text:style-name="T4">9. <text:s text:c="4"/>^</text:span><text:span text:style-name="T4"/></text:p>
      <text:p text:style-name="P59" loext:marker-style-name="T3"><text:span text:style-name="T4">10. <text:s text:c="2"/>|</text:span><text:span text:style-name="T4"/></text:p>
      <text:p text:style-name="P59" loext:marker-style-name="T3"><text:span text:style-name="T4">11. <text:s text:c="2"/>&amp;&amp;</text:span><text:span text:style-name="T4"/></text:p>
      <text:p text:style-name="P59" loext:marker-style-name="T3"><text:span text:style-name="T4">12. <text:s text:c="2"/>||</text:span><text:span text:style-name="T4"/></text:p>
      <text:p text:style-name="P59" loext:marker-style-name="T3"><text:span text:style-name="T4">13. <text:s text:c="2"/>?:</text:span><text:span text:style-name="T4"/></text:p>
      <text:p text:style-name="P63">14. <text:s text:c="2"/>= <text:s text:c="10"/>op=</text:p>
      <text:p text:style-name="P63"/>
      <text:p text:style-name="P63"/>
      <text:p text:style-name="P63"/>
      <text:p text:style-name="P63"/>
      <text:p text:style-name="P64">3. Массивы, операции с массивами</text:p>
      <text:p text:style-name="P237">Массивы в Java — это структуры данных, которые позволяют хранить несколько элементов одного типа. Массивы имеют фиксированную длину, которая задаётся при их создании, и каждый элемент массива имеет свой индекс, начиная с 0.</text:p>
      <text:h text:style-name="P1" text:outline-level="3">Основные характеристики массивов:</text:h>
      <text:list text:style-name="L33">
        <text:list-item>
          <text:p text:style-name="P239"><text:span text:style-name="Strong_20_Emphasis"><text:span text:style-name="T42">Фиксированный размер</text:span></text:span><text:span text:style-name="T42">: После создания массива его размер не может быть изменён.</text:span></text:p>
        </text:list-item>
        <text:list-item>
          <text:p text:style-name="P239"><text:span text:style-name="Strong_20_Emphasis"><text:span text:style-name="T42">Индексация с нуля</text:span></text:span><text:span text:style-name="T42">: Индексы элементов массива начинаются с 0.</text:span></text:p>
        </text:list-item>
        <text:list-item>
          <text:p text:style-name="P238"><text:span text:style-name="Strong_20_Emphasis"><text:span text:style-name="T42">Гомогенность</text:span></text:span><text:span text:style-name="T42">: Все элементы массива должны быть одного типа (примитивного типа данных или объектов).</text:span></text:p>
        </text:list-item>
      </text:list>
      <text:h text:style-name="P4" text:outline-level="3"><text:soft-page-break/>Объявление и создание массива:</text:h>
      <text:p text:style-name="P2">Чтобы создать массив, нужно:</text:p>
      <text:list text:style-name="L34">
        <text:list-item>
          <text:p text:style-name="P240">Объявить массив, указав тип элементов.</text:p>
        </text:list-item>
        <text:list-item>
          <text:p text:style-name="P241">Создать массив, указав его размер или инициализировав элементы.</text:p>
        </text:list-item>
      </text:list>
      <text:p text:style-name="P2">Примеры:</text:p>
      <text:list text:style-name="L35">
        <text:list-item>
          <text:p text:style-name="P243"><text:span text:style-name="Strong_20_Emphasis"><text:span text:style-name="T43">Одномерный массив</text:span></text:span><text:span text:style-name="T43">:</text:span></text:p>
        </text:list-item>
      </text:list>
      <text:p text:style-name="P23"><text:span text:style-name="Source_20_Text"><text:span text:style-name="T47">int[] arr = new int[5]; <text:s/>// создаём массив на 5 элементов типа int</text:span></text:span></text:p>
      <text:p text:style-name="P25"><text:span text:style-name="Source_20_Text"><text:span text:style-name="T47">arr[0] = 1; <text:s/>// присваиваем значение первому элементу</text:span></text:span></text:p>
      <text:p text:style-name="P26"><text:span text:style-name="Source_20_Text"><text:span text:style-name="T47">arr[1] = 2; <text:s/>// присваиваем значение второму элементу</text:span></text:span></text:p>
      <text:list text:style-name="L36">
        <text:list-item>
          <text:p text:style-name="P244"><text:span text:style-name="Strong_20_Emphasis"><text:span text:style-name="T44">Массив с инициализацией</text:span></text:span><text:span text:style-name="T44">:</text:span></text:p>
        </text:list-item>
      </text:list>
      <text:p text:style-name="P24"><text:span text:style-name="Source_20_Text"><text:span text:style-name="T47">int[] arr = {1, 2, 3, 4, 5}; <text:s/>// создаём и сразу инициализируем массив</text:span></text:span></text:p>
      <text:list text:style-name="L37">
        <text:list-item>
          <text:p text:style-name="P245"><text:span text:style-name="Strong_20_Emphasis"><text:span text:style-name="T41">Массив объектов</text:span></text:span><text:span text:style-name="T41">:</text:span></text:p>
        </text:list-item>
      </text:list>
      <text:p text:style-name="P23"><text:span text:style-name="Source_20_Text"><text:span text:style-name="T47">String[] strings = new String[3]; <text:s/>// массив строк, длина 3</text:span></text:span></text:p>
      <text:p text:style-name="P25"><text:span text:style-name="Source_20_Text"><text:span text:style-name="T47">strings[0] = "Hello";</text:span></text:span></text:p>
      <text:p text:style-name="P25"><text:span text:style-name="Source_20_Text"><text:span text:style-name="T47">strings[1] = "World";</text:span></text:span></text:p>
      <text:p text:style-name="P26"><text:span text:style-name="Source_20_Text"><text:span text:style-name="T47">strings[2] = "Java";</text:span></text:span></text:p>
      <text:list text:style-name="L38">
        <text:list-item>
          <text:p text:style-name="P246"><text:span text:style-name="Strong_20_Emphasis"><text:span text:style-name="T41">Двумерный массив</text:span></text:span><text:span text:style-name="T41">:</text:span></text:p>
        </text:list-item>
      </text:list>
      <text:p text:style-name="P23"><text:span text:style-name="Source_20_Text"><text:span text:style-name="T47">int[][] matrix = new int[3][3]; <text:s/>// двумерный массив размером 3x3</text:span></text:span></text:p>
      <text:p text:style-name="P25"><text:span text:style-name="Source_20_Text"><text:span text:style-name="T47">matrix[0][0] = 1;</text:span></text:span></text:p>
      <text:p text:style-name="P25"><text:span text:style-name="Source_20_Text"><text:span text:style-name="T47">matrix[1][1] = 2;</text:span></text:span></text:p>
      <text:p text:style-name="P26"><text:span text:style-name="Source_20_Text"><text:span text:style-name="T47">matrix[2][2] = 3;</text:span></text:span></text:p>
      <text:h text:style-name="P4" text:outline-level="3">Основные операции с массивами</text:h>
      <text:list text:style-name="L39">
        <text:list-item>
          <text:p text:style-name="P247"><text:span text:style-name="Strong_20_Emphasis"><text:span text:style-name="T42">Доступ к элементам массива</text:span></text:span><text:span text:style-name="T42">: Для доступа к элементам массива используется индекс. Индексы начинаются с 0.</text:span></text:p>
        </text:list-item>
      </text:list>
      <text:p text:style-name="P2">Пример:</text:p>
      <text:p text:style-name="P23"><text:span text:style-name="Source_20_Text"><text:span text:style-name="T47">int[] arr = {1, 2, 3, 4, 5};</text:span></text:span></text:p>
      <text:p text:style-name="P25"><text:span text:style-name="Source_20_Text"><text:span text:style-name="T47">int firstElement = arr[0]; <text:s/>// доступ к первому элементу массива (1)</text:span></text:span></text:p>
      <text:p text:style-name="P26"><text:span text:style-name="Source_20_Text"><text:span text:style-name="T47">int lastElement = arr[4]; <text:s text:c="2"/>// доступ к последнему элементу массива (5)</text:span></text:span></text:p>
      <text:list text:style-name="L40">
        <text:list-item>
          <text:p text:style-name="P248"><text:span text:style-name="Strong_20_Emphasis"><text:span text:style-name="T42">Изменение элементов массива</text:span></text:span><text:span text:style-name="T42">: Массивы в Java являются изменяемыми структурами данных, поэтому можно изменить значения элементов массива, используя индекс.</text:span></text:p>
        </text:list-item>
      </text:list>
      <text:p text:style-name="P2">Пример:</text:p>
      <text:p text:style-name="P23"><text:span text:style-name="Source_20_Text"><text:span text:style-name="T47">int[] arr = {1, 2, 3, 4, 5};</text:span></text:span></text:p>
      <text:p text:style-name="P26"><text:span text:style-name="Source_20_Text"><text:span text:style-name="T47">arr[2] = 10; <text:s/>// заменим элемент на третьей позиции (индекс 2) значением 10</text:span></text:span></text:p>
      <text:list text:style-name="L41">
        <text:list-item>
          <text:p text:style-name="P249"><text:span text:style-name="Strong_20_Emphasis"><text:span text:style-name="T42">Длина массива</text:span></text:span><text:span text:style-name="T42">: Каждый массив в Java имеет свойство </text:span><text:span text:style-name="Source_20_Text"><text:span text:style-name="T42">length</text:span></text:span><text:span text:style-name="T42">, которое указывает количество элементов в массиве.</text:span></text:p>
        </text:list-item>
      </text:list>
      <text:p text:style-name="P2">Пример:<text:span text:style-name="T46"/></text:p>
      <text:p text:style-name="P23"><text:span text:style-name="Source_20_Text"><text:span text:style-name="T47">int[] arr = {1, 2, 3, 4, 5};</text:span></text:span></text:p>
      <text:p text:style-name="P26"><text:span text:style-name="Source_20_Text"><text:span text:style-name="T47">int length = arr.length; <text:s/>// длина массива — 5</text:span></text:span></text:p>
      <text:list text:style-name="L42">
        <text:list-item>
          <text:p text:style-name="P250"><text:soft-page-break/><text:span text:style-name="Strong_20_Emphasis"><text:span text:style-name="T42">Копирование массива</text:span></text:span><text:span text:style-name="T42">: Для копирования массива можно использовать стандартные методы, например, </text:span><text:span text:style-name="Source_20_Text"><text:span text:style-name="T42">System.arraycopy()</text:span></text:span><text:span text:style-name="T42"> или метод </text:span><text:span text:style-name="Source_20_Text"><text:span text:style-name="T42">clone()</text:span></text:span><text:span text:style-name="T42">, а также использовать </text:span><text:span text:style-name="Source_20_Text"><text:span text:style-name="T42">Arrays.copyOf()</text:span></text:span><text:span text:style-name="T42"> для создания нового массива с копированием элементов.</text:span></text:p>
        </text:list-item>
      </text:list>
      <text:p text:style-name="P2">Пример:</text:p>
      <text:p text:style-name="P23"><text:span text:style-name="Source_20_Text"><text:span text:style-name="T47">int[] arr = {1, 2, 3, 4, 5};</text:span></text:span></text:p>
      <text:p text:style-name="P25"><text:span text:style-name="Source_20_Text"><text:span text:style-name="T47">int[] copyArr = arr.clone(); <text:s/>// копируем массив</text:span></text:span></text:p>
      <text:p text:style-name="P25"><text:span text:style-name="Source_20_Text"><text:span text:style-name="T47">// Копирование части массива</text:span></text:span></text:p>
      <text:p text:style-name="P25"><text:span text:style-name="Source_20_Text"><text:span text:style-name="T47">int[] newArr = new int[3];</text:span></text:span></text:p>
      <text:p text:style-name="P26"><text:span text:style-name="Source_20_Text"><text:span text:style-name="T47">System.arraycopy(arr, 1, newArr, 0, 3); <text:s/>// копируем элементы с индекса 1 до индекса 3 (включительно)</text:span></text:span></text:p>
      <text:list text:style-name="L43">
        <text:list-item>
          <text:p text:style-name="P251"><text:span text:style-name="Strong_20_Emphasis"><text:span text:style-name="T42">Перебор элементов массива</text:span></text:span><text:span text:style-name="T42">: Один из самых распространённых способов работы с массивами — это перебор всех элементов массива с использованием цикла </text:span><text:span text:style-name="Source_20_Text"><text:span text:style-name="T42">for</text:span></text:span><text:span text:style-name="T42">.</text:span></text:p>
        </text:list-item>
      </text:list>
      <text:p text:style-name="P2">Пример:</text:p>
      <text:p text:style-name="P23"><text:span text:style-name="Source_20_Text"><text:span text:style-name="T47">int[] arr = {1, 2, 3, 4, 5};</text:span></text:span></text:p>
      <text:p text:style-name="P25"><text:span text:style-name="Source_20_Text"><text:span text:style-name="T47">for (int i = 0; i &lt; arr.length; i++) {</text:span></text:span></text:p>
      <text:p text:style-name="P25"><text:span text:style-name="Source_20_Text"><text:span text:style-name="T47"><text:s text:c="4"/>System.out.println(arr[i]); <text:s/>// выводим каждый элемент массива</text:span></text:span></text:p>
      <text:p text:style-name="P26"><text:span text:style-name="Source_20_Text"><text:span text:style-name="T47">}</text:span></text:span></text:p>
      <text:list text:style-name="L44">
        <text:list-item>
          <text:p text:style-name="P252"><text:span text:style-name="Strong_20_Emphasis"><text:span text:style-name="T42">Использование цикла </text:span></text:span><text:span text:style-name="Strong_20_Emphasis"><text:span text:style-name="Source_20_Text"><text:span text:style-name="T42">for-each</text:span></text:span></text:span><text:span text:style-name="T42">: В Java есть специальный цикл </text:span><text:span text:style-name="Source_20_Text"><text:span text:style-name="T42">for-each</text:span></text:span><text:span text:style-name="T42">, который предназначен для перебора всех элементов массива без явного указания индекса.</text:span></text:p>
        </text:list-item>
      </text:list>
      <text:p text:style-name="P2">Пример:</text:p>
      <text:p text:style-name="P23"><text:span text:style-name="Source_20_Text"><text:span text:style-name="T47">int[] arr = {1, 2, 3, 4, 5};</text:span></text:span></text:p>
      <text:p text:style-name="P25"><text:span text:style-name="Source_20_Text"><text:span text:style-name="T47">for (int element : arr) {</text:span></text:span></text:p>
      <text:p text:style-name="P25"><text:span text:style-name="Source_20_Text"><text:span text:style-name="T47"><text:s text:c="4"/>System.out.println(element); <text:s/>// выводим каждый элемент массива</text:span></text:span></text:p>
      <text:p text:style-name="P26"><text:span text:style-name="Source_20_Text"><text:span text:style-name="T47">}</text:span></text:span></text:p>
      <text:list text:style-name="L45">
        <text:list-item>
          <text:p text:style-name="P253"><text:span text:style-name="Strong_20_Emphasis"><text:span text:style-name="T42">Методы класса </text:span></text:span><text:span text:style-name="Strong_20_Emphasis"><text:span text:style-name="Source_20_Text"><text:span text:style-name="T42">Arrays</text:span></text:span></text:span><text:span text:style-name="T42">: Класс </text:span><text:span text:style-name="Source_20_Text"><text:span text:style-name="T42">Arrays</text:span></text:span><text:span text:style-name="T42"> в Java предоставляет несколько полезных статических методов для работы с массивами, таких как сортировка, поиск, копирование и т.д.</text:span></text:p>
        </text:list-item>
      </text:list>
      <text:list text:style-name="L46">
        <text:list-item>
          <text:p text:style-name="P254"><text:span text:style-name="Strong_20_Emphasis"><text:span text:style-name="T42">Сортировка массива</text:span></text:span><text:span text:style-name="T42">:</text:span></text:p>
          <text:p text:style-name="P49"><text:span text:style-name="Source_20_Text"><text:span text:style-name="T47">int[] arr = {5, 3, 8, 1, 2};</text:span></text:span></text:p>
          <text:p text:style-name="P50"><text:span text:style-name="Source_20_Text"><text:span text:style-name="T47">Arrays.sort(arr); <text:s/>// сортирует массив</text:span></text:span></text:p>
        </text:list-item>
        <text:list-item>
          <text:p text:style-name="P254"><text:span text:style-name="Strong_20_Emphasis"><text:span text:style-name="T42">Поиск элемента в массиве</text:span></text:span><text:span text:style-name="T42">: Для поиска индекса элемента в отсортированном массиве можно использовать метод </text:span><text:span text:style-name="Source_20_Text"><text:span text:style-name="T42">binarySearch()</text:span></text:span><text:span text:style-name="T42">.</text:span></text:p>
          <text:p text:style-name="P242">Пример:<text:span text:style-name="T46"/></text:p>
          <text:p text:style-name="P49"><text:span text:style-name="Source_20_Text"><text:span text:style-name="T47">int[] arr = {1, 2, 3, 4, 5};</text:span></text:span></text:p>
          <text:p text:style-name="P51"><text:span text:style-name="Source_20_Text"><text:span text:style-name="T47">int index = Arrays.binarySearch(arr, 3); <text:s/>// находит индекс элемента 3</text:span></text:span></text:p>
          <text:p text:style-name="P50"><text:span text:style-name="Source_20_Text"><text:span text:style-name="T47">System.out.println(index); <text:s/>// 2 (индекс элемента 3)</text:span></text:span></text:p>
        </text:list-item>
        <text:list-item>
          <text:p text:style-name="P254"><text:span text:style-name="Strong_20_Emphasis"><text:span text:style-name="T42">Заполнение массива значениями</text:span></text:span><text:span text:style-name="T42">: Метод </text:span><text:span text:style-name="Source_20_Text"><text:span text:style-name="T42">fill()</text:span></text:span><text:span text:style-name="T42"> используется для заполнения массива одинаковыми значениями.</text:span></text:p>
          <text:p text:style-name="P242">Пример:<text:span text:style-name="T46"/></text:p>
          <text:p text:style-name="P49"><text:span text:style-name="Source_20_Text"><text:span text:style-name="T47">int[] arr = new int[5];</text:span></text:span></text:p>
          <text:p text:style-name="P50"><text:span text:style-name="Source_20_Text"><text:span text:style-name="T47">Arrays.fill(arr, 10); <text:s/>// все элементы массива заполняются значением 10</text:span></text:span></text:p>
        </text:list-item>
      </text:list>
      <text:list text:style-name="L47">
        <text:list-item>
          <text:p text:style-name="P255"><text:soft-page-break/><text:span text:style-name="Strong_20_Emphasis"><text:span text:style-name="T42">Многомерные массивы</text:span></text:span><text:span text:style-name="T42">: В Java можно работать с многомерными массивами (например, двумерными или трёхмерными). Такие массивы являются массивами массивов.</text:span></text:p>
        </text:list-item>
      </text:list>
      <text:p text:style-name="P2">Пример:<text:span text:style-name="T46"/></text:p>
      <text:p text:style-name="P23"><text:span text:style-name="Source_20_Text"><text:span text:style-name="T47">int[][] matrix = {</text:span></text:span></text:p>
      <text:p text:style-name="P25"><text:span text:style-name="Source_20_Text"><text:span text:style-name="T47"><text:s text:c="4"/>{1, 2, 3},</text:span></text:span></text:p>
      <text:p text:style-name="P25"><text:span text:style-name="Source_20_Text"><text:span text:style-name="T47"><text:s text:c="4"/>{4, 5, 6},</text:span></text:span></text:p>
      <text:p text:style-name="P25"><text:span text:style-name="Source_20_Text"><text:span text:style-name="T47"><text:s text:c="4"/>{7, 8, 9}</text:span></text:span></text:p>
      <text:p text:style-name="P25"><text:span text:style-name="Source_20_Text"><text:span text:style-name="T47">};</text:span></text:span></text:p>
      <text:p text:style-name="P26"><text:span text:style-name="Source_20_Text"><text:span text:style-name="T47">System.out.println(matrix[1][2]); <text:s/>// выводит элемент в строке 1, колонке 2 — 6</text:span></text:span></text:p>
      <text:list text:style-name="L48">
        <text:list-item>
          <text:p text:style-name="P256"><text:span text:style-name="Strong_20_Emphasis"><text:span text:style-name="T42">Передача массива в метод</text:span></text:span><text:span text:style-name="T42">: Массивы в Java передаются в методы по ссылке, то есть изменения, сделанные в методе, будут отражены в оригинальном массиве.</text:span></text:p>
        </text:list-item>
      </text:list>
      <text:p text:style-name="P2">Пример:</text:p>
      <text:p text:style-name="P23"><text:span text:style-name="Source_20_Text"><text:span text:style-name="T47">public class Example {</text:span></text:span></text:p>
      <text:p text:style-name="P25"><text:span text:style-name="Source_20_Text"><text:span text:style-name="T47"><text:s text:c="4"/>public static void modifyArray(int[] arr) {</text:span></text:span></text:p>
      <text:p text:style-name="P25"><text:span text:style-name="Source_20_Text"><text:span text:style-name="T47"><text:s text:c="8"/>arr[0] = 100; <text:s/>// изменяем первый элемент массива</text:span></text:span></text:p>
      <text:p text:style-name="P25"><text:span text:style-name="Source_20_Text"><text:span text:style-name="T47"><text:s text:c="4"/>}</text:span></text:span></text:p>
      <text:p text:style-name="P25"><text:span text:style-name="Source_20_Text"><text:span text:style-name="T47"><text:s text:c="4"/>public static void main(String[] args) {</text:span></text:span></text:p>
      <text:p text:style-name="P25"><text:span text:style-name="Source_20_Text"><text:span text:style-name="T47"><text:s text:c="8"/>int[] arr = {1, 2, 3};</text:span></text:span></text:p>
      <text:p text:style-name="P25"><text:span text:style-name="Source_20_Text"><text:span text:style-name="T47"><text:s text:c="8"/>modifyArray(arr);</text:span></text:span></text:p>
      <text:p text:style-name="P25"><text:span text:style-name="Source_20_Text"><text:span text:style-name="T47"><text:s text:c="8"/>System.out.println(arr[0]); <text:s/>// выведет 100, так как массив передан по ссылке</text:span></text:span></text:p>
      <text:p text:style-name="P25"><text:span text:style-name="Source_20_Text"><text:span text:style-name="T47"><text:s text:c="4"/>}</text:span></text:span></text:p>
      <text:p text:style-name="P26"><text:span text:style-name="Source_20_Text"><text:span text:style-name="T47">}</text:span></text:span></text:p>
      <text:h text:style-name="P1" text:outline-level="3">Заключение</text:h>
      <text:p text:style-name="Text_20_body"><text:span text:style-name="T42">Массивы — это мощный инструмент для работы с коллекциями данных одного типа в Java. Они позволяют удобно хранить и обрабатывать большие объёмы данных, однако, из-за фиксированного размера массива, для работы с коллекциями переменной длины часто используются другие структуры данных, такие как </text:span><text:span text:style-name="Source_20_Text"><text:span text:style-name="T42">ArrayList</text:span></text:span><text:span text:style-name="T42">.</text:span></text:p>
      <text:p text:style-name="P65"/>
      <text:p text:style-name="P65"/>
      <text:p text:style-name="P64">4.Операции консольного ввода/вывода</text:p>
      <text:p text:style-name="P20"><text:span text:style-name="T17">В Java операции консольного ввода и вывода (I/O) обеспечиваются стандартными классами, которые позволяют взаимодействовать с пользователем через консоль (или терминал). Основным классом для работы с консольным вводом является </text:span><text:span text:style-name="Source_20_Text"><text:span text:style-name="T8">Scanner</text:span></text:span><text:span text:style-name="T17">, а для вывода — это класс </text:span><text:span text:style-name="Source_20_Text"><text:span text:style-name="T8">System.out</text:span></text:span><text:span text:style-name="T17">.</text:span></text:p>
      <text:h text:style-name="Heading_20_3" text:outline-level="3"><text:span text:style-name="T29">1. </text:span><text:span text:style-name="Strong_20_Emphasis"><text:span text:style-name="T29">Консольный вывод (вывод на экран)</text:span></text:span></text:h>
      <text:p text:style-name="Text_20_body"><text:span text:style-name="T28">Для вывода информации в консоль используется класс </text:span><text:span text:style-name="Source_20_Text"><text:span text:style-name="T28">System.out</text:span></text:span><text:span text:style-name="T28">, который предоставляет метод </text:span><text:span text:style-name="Source_20_Text"><text:span text:style-name="T28">print()</text:span></text:span><text:span text:style-name="T28"> и </text:span><text:span text:style-name="Source_20_Text"><text:span text:style-name="T28">println()</text:span></text:span><text:span text:style-name="T28"> для вывода текста.</text:span></text:p>
      <text:list text:style-name="L49">
        <text:list-item>
          <text:p text:style-name="P258"><text:span text:style-name="Source_20_Text"><text:span text:style-name="T28">System.out.print()</text:span></text:span><text:span text:style-name="T28"> — выводит текст, но </text:span><text:span text:style-name="Strong_20_Emphasis"><text:span text:style-name="T28">не добавляет</text:span></text:span><text:span text:style-name="T28"> символ новой строки.</text:span></text:p>
        </text:list-item>
        <text:list-item>
          <text:p text:style-name="P257"><text:span text:style-name="Source_20_Text"><text:span text:style-name="T28">System.out.println()</text:span></text:span><text:span text:style-name="T28"> — выводит текст и </text:span><text:span text:style-name="Strong_20_Emphasis"><text:span text:style-name="T28">добавляет</text:span></text:span><text:span text:style-name="T28"> символ новой строки, что означает, что следующий вывод начнётся с новой строки.</text:span></text:p>
        </text:list-item>
      </text:list>
      <text:p text:style-name="P10">Пример:</text:p>
      <text:p text:style-name="P23"><text:span text:style-name="Source_20_Text"><text:span text:style-name="T47">System.out.print("Hello, ");</text:span></text:span></text:p>
      <text:p text:style-name="P25"><text:soft-page-break/><text:span text:style-name="Source_20_Text"><text:span text:style-name="T47">System.out.print("world!"); <text:s/>// Выведет: Hello, world!</text:span></text:span></text:p>
      <text:p text:style-name="P25"><text:span text:style-name="Source_20_Text"><text:span text:style-name="T47">System.out.println("Hello, world!"); <text:s/>// Выведет: Hello, world! (с новой строки)</text:span></text:span></text:p>
      <text:p text:style-name="P26"><text:span text:style-name="Source_20_Text"><text:span text:style-name="T47">System.out.println("This is a new line.");</text:span></text:span></text:p>
      <text:h text:style-name="Heading_20_3" text:outline-level="3"><text:span text:style-name="T29">2. </text:span><text:span text:style-name="Strong_20_Emphasis"><text:span text:style-name="T29">Консольный ввод (ввод данных с клавиатуры)</text:span></text:span></text:h>
      <text:p text:style-name="Text_20_body"><text:span text:style-name="T28">Для считывания данных с клавиатуры используется класс </text:span><text:span text:style-name="Source_20_Text"><text:span text:style-name="T28">Scanner</text:span></text:span><text:span text:style-name="T28">, который является частью пакета </text:span><text:span text:style-name="Source_20_Text"><text:span text:style-name="T28">java.util</text:span></text:span><text:span text:style-name="T28">. Этот класс предоставляет методы для получения различных типов данных (например, строки, числа).</text:span></text:p>
      <text:list text:style-name="L50">
        <text:list-item>
          <text:p text:style-name="P259"><text:span text:style-name="Strong_20_Emphasis"><text:span text:style-name="T28">Создание объекта </text:span></text:span><text:span text:style-name="Strong_20_Emphasis"><text:span text:style-name="Source_20_Text"><text:span text:style-name="T28">Scanner</text:span></text:span></text:span><text:span text:style-name="T28">: Чтобы начать ввод, необходимо создать объект типа </text:span><text:span text:style-name="Source_20_Text"><text:span text:style-name="T28">Scanner</text:span></text:span><text:span text:style-name="T28">, который будет читать данные с потока ввода (по умолчанию это клавиатура).</text:span></text:p>
        </text:list-item>
      </text:list>
      <text:p text:style-name="P10">Пример:</text:p>
      <text:p text:style-name="P23"><text:span text:style-name="Source_20_Text"><text:span text:style-name="T47">import java.util.Scanner;</text:span></text:span></text:p>
      <text:p text:style-name="P27"/>
      <text:p text:style-name="P25"><text:span text:style-name="Source_20_Text"><text:span text:style-name="T47">public class Example {</text:span></text:span></text:p>
      <text:p text:style-name="P25"><text:span text:style-name="Source_20_Text"><text:span text:style-name="T47"><text:s text:c="4"/>public static void main(String[] args) {</text:span></text:span></text:p>
      <text:p text:style-name="P25"><text:span text:style-name="Source_20_Text"><text:span text:style-name="T47"><text:s text:c="8"/>Scanner scanner = new Scanner(System.in); <text:s/>// создаём объект Scanner для ввода с клавиатуры</text:span></text:span></text:p>
      <text:p text:style-name="P25"><text:span text:style-name="Source_20_Text"><text:span text:style-name="T47"><text:s text:c="8"/>System.out.print("Enter your name: ");</text:span></text:span></text:p>
      <text:p text:style-name="P25"><text:span text:style-name="Source_20_Text"><text:span text:style-name="T47"><text:s text:c="8"/>String name = scanner.nextLine(); <text:s/>// считываем строку</text:span></text:span></text:p>
      <text:p text:style-name="P25"><text:span text:style-name="Source_20_Text"><text:span text:style-name="T47"><text:s text:c="8"/>System.out.println("Hello, " + name + "!"); <text:s/>// выводим введённое имя</text:span></text:span></text:p>
      <text:p text:style-name="P25"><text:span text:style-name="Source_20_Text"><text:span text:style-name="T47"><text:s text:c="8"/>System.out.print("Enter your age: ");</text:span></text:span></text:p>
      <text:p text:style-name="P25"><text:span text:style-name="Source_20_Text"><text:span text:style-name="T47"><text:s text:c="8"/>int age = scanner.nextInt(); <text:s/>// считываем целое число</text:span></text:span></text:p>
      <text:p text:style-name="P25"><text:span text:style-name="Source_20_Text"><text:span text:style-name="T47"><text:s text:c="8"/>System.out.println("You are " + age + " years old.");</text:span></text:span></text:p>
      <text:p text:style-name="P25"><text:span text:style-name="Source_20_Text"><text:span text:style-name="T47"><text:s text:c="8"/>scanner.close(); <text:s/>// закрываем Scanner после использования</text:span></text:span></text:p>
      <text:p text:style-name="P25"><text:span text:style-name="Source_20_Text"><text:span text:style-name="T47"><text:s text:c="4"/>}</text:span></text:span></text:p>
      <text:p text:style-name="P26"><text:span text:style-name="Source_20_Text"><text:span text:style-name="T47">}</text:span></text:span></text:p>
      <text:h text:style-name="Heading_20_3" text:outline-level="3"><text:span text:style-name="T29">3. </text:span><text:span text:style-name="Strong_20_Emphasis"><text:span text:style-name="T29">Методы класса </text:span></text:span><text:span text:style-name="Strong_20_Emphasis"><text:span text:style-name="Source_20_Text"><text:span text:style-name="T29">Scanner</text:span></text:span></text:span><text:span text:style-name="Strong_20_Emphasis"><text:span text:style-name="T29"> для различных типов данных</text:span></text:span></text:h>
      <text:list text:style-name="L51">
        <text:list-item>
          <text:p text:style-name="P261"><text:span text:style-name="Strong_20_Emphasis"><text:span text:style-name="Source_20_Text"><text:span text:style-name="T28">nextLine()</text:span></text:span></text:span><text:span text:style-name="T28"> — считывает строку целиком (включая пробелы).</text:span></text:p>
        </text:list-item>
        <text:list-item>
          <text:p text:style-name="P261"><text:span text:style-name="Strong_20_Emphasis"><text:span text:style-name="Source_20_Text"><text:span text:style-name="T28">nextInt()</text:span></text:span></text:span><text:span text:style-name="T28"> — считывает целое число (</text:span><text:span text:style-name="Source_20_Text"><text:span text:style-name="T28">int</text:span></text:span><text:span text:style-name="T28">).</text:span></text:p>
        </text:list-item>
        <text:list-item>
          <text:p text:style-name="P261"><text:span text:style-name="Strong_20_Emphasis"><text:span text:style-name="Source_20_Text"><text:span text:style-name="T28">nextDouble()</text:span></text:span></text:span><text:span text:style-name="T28"> — считывает число с плавающей точкой (</text:span><text:span text:style-name="Source_20_Text"><text:span text:style-name="T28">double</text:span></text:span><text:span text:style-name="T28">).</text:span></text:p>
        </text:list-item>
        <text:list-item>
          <text:p text:style-name="P261"><text:span text:style-name="Strong_20_Emphasis"><text:span text:style-name="Source_20_Text"><text:span text:style-name="T28">nextBoolean()</text:span></text:span></text:span><text:span text:style-name="T28"> — считывает логическое значение (</text:span><text:span text:style-name="Source_20_Text"><text:span text:style-name="T28">true</text:span></text:span><text:span text:style-name="T28"> или </text:span><text:span text:style-name="Source_20_Text"><text:span text:style-name="T28">false</text:span></text:span><text:span text:style-name="T28">).</text:span></text:p>
        </text:list-item>
        <text:list-item>
          <text:p text:style-name="P260"><text:span text:style-name="Strong_20_Emphasis"><text:span text:style-name="Source_20_Text"><text:span text:style-name="T28">next()</text:span></text:span></text:span><text:span text:style-name="T28"> — считывает одно слово (до первого пробела).</text:span></text:p>
        </text:list-item>
      </text:list>
      <text:p text:style-name="P10">Пример:</text:p>
      <text:p text:style-name="P23"><text:span text:style-name="Source_20_Text"><text:span text:style-name="T47">Scanner scanner = new Scanner(System.in);</text:span></text:span></text:p>
      <text:p text:style-name="P25"><text:span text:style-name="Source_20_Text"><text:span text:style-name="T47">System.out.print("Enter an integer: ");</text:span></text:span></text:p>
      <text:p text:style-name="P25"><text:span text:style-name="Source_20_Text"><text:span text:style-name="T47">int num = scanner.nextInt(); <text:s/>// ввод целого числа</text:span></text:span></text:p>
      <text:p text:style-name="P25"><text:span text:style-name="Source_20_Text"><text:span text:style-name="T47">System.out.print("Enter a double: ");</text:span></text:span></text:p>
      <text:p text:style-name="P25"><text:span text:style-name="Source_20_Text"><text:span text:style-name="T47">double d = scanner.nextDouble(); <text:s/>// ввод числа с плавающей точкой</text:span></text:span></text:p>
      <text:p text:style-name="P25"><text:span text:style-name="Source_20_Text"><text:span text:style-name="T47">System.out.print("Enter a boolean (true/false): ");</text:span></text:span></text:p>
      <text:p text:style-name="P25"><text:span text:style-name="Source_20_Text"><text:span text:style-name="T47">boolean b = scanner.nextBoolean(); <text:s/>// ввод булевого значения</text:span></text:span></text:p>
      <text:p text:style-name="P25"><text:span text:style-name="Source_20_Text"><text:span text:style-name="T47">scanner.nextLine(); <text:s/>// этот метод можно вызвать, чтобы очистить буфер после ввода числа и перед считыванием строки</text:span></text:span></text:p>
      <text:p text:style-name="P25"><text:span text:style-name="Source_20_Text"><text:span text:style-name="T47">System.out.print("Enter a string: ");</text:span></text:span></text:p>
      <text:p text:style-name="P25"><text:span text:style-name="Source_20_Text"><text:span text:style-name="T47">String str = scanner.nextLine(); <text:s/>// ввод строки</text:span></text:span></text:p>
      <text:p text:style-name="P26"><text:span text:style-name="Source_20_Text"><text:span text:style-name="T47">System.out.println("You entered: " + num + ", " + d + ", " + b + ", " + str);</text:span></text:span></text:p>
      <text:h text:style-name="Heading_20_3" text:outline-level="3"><text:soft-page-break/><text:span text:style-name="T29">4. </text:span><text:span text:style-name="Strong_20_Emphasis"><text:span text:style-name="T29">Форматированный вывод с использованием </text:span></text:span><text:span text:style-name="Strong_20_Emphasis"><text:span text:style-name="Source_20_Text"><text:span text:style-name="T29">printf</text:span></text:span></text:span></text:h>
      <text:p text:style-name="Text_20_body"><text:span text:style-name="T28">Класс </text:span><text:span text:style-name="Source_20_Text"><text:span text:style-name="T28">System.out</text:span></text:span><text:span text:style-name="T28"> также поддерживает форматированный вывод с использованием метода </text:span><text:span text:style-name="Source_20_Text"><text:span text:style-name="T28">printf()</text:span></text:span><text:span text:style-name="T28">, который позволяет задавать форматирование для чисел, строк и других типов данных.</text:span></text:p>
      <text:p text:style-name="P10">Пример:</text:p>
      <text:p text:style-name="P23"><text:span text:style-name="Source_20_Text"><text:span text:style-name="T47">int num = 42;</text:span></text:span></text:p>
      <text:p text:style-name="P25"><text:span text:style-name="Source_20_Text"><text:span text:style-name="T47">double price = 19.99;</text:span></text:span></text:p>
      <text:p text:style-name="P25"><text:span text:style-name="Source_20_Text"><text:span text:style-name="T47">System.out.printf("The number is: %d\n", num); <text:s/>// %d — целое число</text:span></text:span></text:p>
      <text:p text:style-name="P26"><text:span text:style-name="Source_20_Text"><text:span text:style-name="T47">System.out.printf("The price is: %.2f\n", price); <text:s/>// %.2f — число с плавающей точкой (2 знака после запятой)</text:span></text:span></text:p>
      <text:p text:style-name="Text_20_body"><text:span text:style-name="T28">Форматные спецификаторы для </text:span><text:span text:style-name="Source_20_Text"><text:span text:style-name="T28">printf</text:span></text:span><text:span text:style-name="T28">:</text:span></text:p>
      <text:list text:style-name="L52">
        <text:list-item>
          <text:p text:style-name="P263"><text:span text:style-name="Source_20_Text"><text:span text:style-name="T28">%d</text:span></text:span><text:span text:style-name="T28"> — для целых чисел.</text:span></text:p>
        </text:list-item>
        <text:list-item>
          <text:p text:style-name="P263"><text:span text:style-name="Source_20_Text"><text:span text:style-name="T28">%f</text:span></text:span><text:span text:style-name="T28"> — для чисел с плавающей точкой.</text:span></text:p>
        </text:list-item>
        <text:list-item>
          <text:p text:style-name="P263"><text:span text:style-name="Source_20_Text"><text:span text:style-name="T28">%s</text:span></text:span><text:span text:style-name="T28"> — для строк.</text:span></text:p>
        </text:list-item>
        <text:list-item>
          <text:p text:style-name="P263"><text:span text:style-name="Source_20_Text"><text:span text:style-name="T28">%c</text:span></text:span><text:span text:style-name="T28"> — для символов.</text:span></text:p>
        </text:list-item>
        <text:list-item>
          <text:p text:style-name="P262"><text:span text:style-name="Source_20_Text"><text:span text:style-name="T28">%.nf</text:span></text:span><text:span text:style-name="T28"> — для чисел с плавающей точкой с точностью до </text:span><text:span text:style-name="Source_20_Text"><text:span text:style-name="T28">n</text:span></text:span><text:span text:style-name="T28"> знаков после запятой.</text:span></text:p>
        </text:list-item>
      </text:list>
      <text:h text:style-name="Heading_20_3" text:outline-level="3"><text:span text:style-name="T29">5. </text:span><text:span text:style-name="Strong_20_Emphasis"><text:span text:style-name="T29">Обработка ошибок ввода</text:span></text:span></text:h>
      <text:p text:style-name="Text_20_body"><text:span text:style-name="T28">Если пользователь вводит неправильные данные, например, пытается ввести строку вместо числа, это может привести к исключению </text:span><text:span text:style-name="Source_20_Text"><text:span text:style-name="T28">InputMismatchException</text:span></text:span><text:span text:style-name="T28">. Для обработки таких ошибок можно использовать блоки </text:span><text:span text:style-name="Source_20_Text"><text:span text:style-name="T28">try-catch</text:span></text:span><text:span text:style-name="T28">.</text:span></text:p>
      <text:p text:style-name="P10">Пример:</text:p>
      <text:p text:style-name="P23"><text:span text:style-name="Source_20_Text"><text:span text:style-name="T47">Scanner scanner = new Scanner(System.in);</text:span></text:span></text:p>
      <text:p text:style-name="P25"><text:span text:style-name="Source_20_Text"><text:span text:style-name="T47">try {</text:span></text:span></text:p>
      <text:p text:style-name="P25"><text:span text:style-name="Source_20_Text"><text:span text:style-name="T47"><text:s text:c="4"/>System.out.print("Enter an integer: ");</text:span></text:span></text:p>
      <text:p text:style-name="P25"><text:span text:style-name="Source_20_Text"><text:span text:style-name="T47"><text:s text:c="4"/>int num = scanner.nextInt(); <text:s/>// может вызвать исключение, если введено не число</text:span></text:span></text:p>
      <text:p text:style-name="P25"><text:span text:style-name="Source_20_Text"><text:span text:style-name="T47"><text:s text:c="4"/>System.out.println("You entered: " + num);</text:span></text:span></text:p>
      <text:p text:style-name="P25"><text:span text:style-name="Source_20_Text"><text:span text:style-name="T47">} catch (InputMismatchException e) {</text:span></text:span></text:p>
      <text:p text:style-name="P25"><text:span text:style-name="Source_20_Text"><text:span text:style-name="T47"><text:s text:c="4"/>System.out.println("Invalid input! Please enter a valid integer.");</text:span></text:span></text:p>
      <text:p text:style-name="P25"><text:span text:style-name="Source_20_Text"><text:span text:style-name="T47">}</text:span></text:span></text:p>
      <text:p text:style-name="P26"><text:span text:style-name="Source_20_Text"><text:span text:style-name="T47">scanner.close();</text:span></text:span></text:p>
      <text:h text:style-name="Heading_20_3" text:outline-level="3"><text:span text:style-name="T29">6. </text:span><text:span text:style-name="Strong_20_Emphasis"><text:span text:style-name="T29">Закрытие ресурса </text:span></text:span><text:span text:style-name="Strong_20_Emphasis"><text:span text:style-name="Source_20_Text"><text:span text:style-name="T29">Scanner</text:span></text:span></text:span></text:h>
      <text:p text:style-name="Text_20_body"><text:span text:style-name="T28">Важно закрывать объект </text:span><text:span text:style-name="Source_20_Text"><text:span text:style-name="T28">Scanner</text:span></text:span><text:span text:style-name="T28">, когда он больше не нужен, чтобы освободить ресурсы. Это делается с помощью метода </text:span><text:span text:style-name="Source_20_Text"><text:span text:style-name="T28">close()</text:span></text:span><text:span text:style-name="T28">. Однако, если вы используете </text:span><text:span text:style-name="Source_20_Text"><text:span text:style-name="T28">System.in</text:span></text:span><text:span text:style-name="T28">, закрывать </text:span><text:span text:style-name="Source_20_Text"><text:span text:style-name="T28">Scanner</text:span></text:span><text:span text:style-name="T28"> не рекомендуется, так как это закроет поток ввода, и в дальнейшем он станет недоступным. Лучше закрывать </text:span><text:span text:style-name="Source_20_Text"><text:span text:style-name="T28">Scanner</text:span></text:span><text:span text:style-name="T28">, если вы используете его с другими потоками.</text:span></text:p>
      <text:p text:style-name="P10">Пример:</text:p>
      <text:p text:style-name="P24"><text:span text:style-name="Source_20_Text"><text:span text:style-name="T47">scanner.close(); <text:s/>// закрываем ресурс</text:span></text:span></text:p>
      <text:h text:style-name="P5" text:outline-level="3">Заключение</text:h>
      <text:p text:style-name="Text_20_body"><text:span text:style-name="T28">Операции ввода/вывода (I/O) в Java с использованием </text:span><text:span text:style-name="Source_20_Text"><text:span text:style-name="T28">Scanner</text:span></text:span><text:span text:style-name="T28"> и </text:span><text:span text:style-name="Source_20_Text"><text:span text:style-name="T28">System.out</text:span></text:span><text:span text:style-name="T28"> являются основой взаимодействия с пользователем через консоль. Вывод в консоль прост с помощью методов </text:span><text:soft-page-break/><text:span text:style-name="Source_20_Text"><text:span text:style-name="T28">print()</text:span></text:span><text:span text:style-name="T28"> и </text:span><text:span text:style-name="Source_20_Text"><text:span text:style-name="T28">println()</text:span></text:span><text:span text:style-name="T28">, а для ввода данных удобно использовать класс </text:span><text:span text:style-name="Source_20_Text"><text:span text:style-name="T28">Scanner</text:span></text:span><text:span text:style-name="T28">, который позволяет считывать различные типы данных.</text:span></text:p>
      <text:p text:style-name="P10"/>
      <text:p text:style-name="P10"/>
      <text:p text:style-name="P22">5. Классы, как основа программирования на Java</text:p>
      <text:p text:style-name="P31"><text:span text:style-name="T28">В языке программирования Java </text:span><text:span text:style-name="Strong_20_Emphasis"><text:span text:style-name="T28">классы</text:span></text:span><text:span text:style-name="T28"> являются основой объектно-ориентированного подхода (ООП). Классы определяют структуру объектов, их состояния (поля) и поведение (методы). Классы в Java служат как </text:span><text:span text:style-name="Strong_20_Emphasis"><text:span text:style-name="T28">шаблоны</text:span></text:span><text:span text:style-name="T28"> для создания объектов, которые являются экземплярами этих классов.</text:span></text:p>
      <text:h text:style-name="Heading_20_3" text:outline-level="3"><text:span text:style-name="T29">1. </text:span><text:span text:style-name="Strong_20_Emphasis"><text:span text:style-name="T29">Что такое класс в Java?</text:span></text:span></text:h>
      <text:p text:style-name="Text_20_body"><text:span text:style-name="T28">Класс — это шаблон, описывающий данные и действия, которые могут быть выполнены с этими данными. Класс определяет </text:span><text:span text:style-name="Strong_20_Emphasis"><text:span text:style-name="T28">поля</text:span></text:span><text:span text:style-name="T28"> (или свойства), которые будут хранить данные, и </text:span><text:span text:style-name="Strong_20_Emphasis"><text:span text:style-name="T28">методы</text:span></text:span><text:span text:style-name="T28">, которые будут определять поведение объекта этого класса.</text:span></text:p>
      <text:p text:style-name="P10">Пример объявления класса:</text:p>
      <text:p text:style-name="P23"><text:span text:style-name="Source_20_Text"><text:span text:style-name="T47">public class Car {</text:span></text:span></text:p>
      <text:p text:style-name="P25"><text:span text:style-name="Source_20_Text"><text:span text:style-name="T47"><text:s text:c="4"/>// Поля (или свойства) класса</text:span></text:span></text:p>
      <text:p text:style-name="P25"><text:span text:style-name="Source_20_Text"><text:span text:style-name="T47"><text:s text:c="4"/>String color;</text:span></text:span></text:p>
      <text:p text:style-name="P25"><text:span text:style-name="Source_20_Text"><text:span text:style-name="T47"><text:s text:c="4"/>String model;</text:span></text:span></text:p>
      <text:p text:style-name="P25"><text:span text:style-name="Source_20_Text"><text:span text:style-name="T47"><text:s text:c="4"/>int year;</text:span></text:span></text:p>
      <text:p text:style-name="P27"/>
      <text:p text:style-name="P25"><text:span text:style-name="Source_20_Text"><text:span text:style-name="T47"><text:s text:c="4"/>// Метод класса</text:span></text:span></text:p>
      <text:p text:style-name="P25"><text:span text:style-name="Source_20_Text"><text:span text:style-name="T47"><text:s text:c="4"/>void start() {</text:span></text:span></text:p>
      <text:p text:style-name="P25"><text:span text:style-name="Source_20_Text"><text:span text:style-name="T47"><text:s text:c="8"/>System.out.println("The car is starting.");</text:span></text:span></text:p>
      <text:p text:style-name="P25"><text:span text:style-name="Source_20_Text"><text:span text:style-name="T47"><text:s text:c="4"/>}</text:span></text:span></text:p>
      <text:p text:style-name="P27"/>
      <text:p text:style-name="P25"><text:span text:style-name="Source_20_Text"><text:span text:style-name="T47"><text:s text:c="4"/>void stop() {</text:span></text:span></text:p>
      <text:p text:style-name="P25"><text:span text:style-name="Source_20_Text"><text:span text:style-name="T47"><text:s text:c="8"/>System.out.println("The car is stopping.");</text:span></text:span></text:p>
      <text:p text:style-name="P25"><text:span text:style-name="Source_20_Text"><text:span text:style-name="T47"><text:s text:c="4"/>}</text:span></text:span></text:p>
      <text:p text:style-name="P26"><text:span text:style-name="Source_20_Text"><text:span text:style-name="T47">}</text:span></text:span></text:p>
      <text:p text:style-name="Text_20_body"><text:span text:style-name="T28">В этом примере класс </text:span><text:span text:style-name="Source_20_Text"><text:span text:style-name="T28">Car</text:span></text:span><text:span text:style-name="T28"> описывает автомобиль. Он имеет три поля (</text:span><text:span text:style-name="Source_20_Text"><text:span text:style-name="T28">color</text:span></text:span><text:span text:style-name="T28">, </text:span><text:span text:style-name="Source_20_Text"><text:span text:style-name="T28">model</text:span></text:span><text:span text:style-name="T28">, </text:span><text:span text:style-name="Source_20_Text"><text:span text:style-name="T28">year</text:span></text:span><text:span text:style-name="T28">) и два метода (</text:span><text:span text:style-name="Source_20_Text"><text:span text:style-name="T28">start()</text:span></text:span><text:span text:style-name="T28"> и </text:span><text:span text:style-name="Source_20_Text"><text:span text:style-name="T28">stop()</text:span></text:span><text:span text:style-name="T28">), которые моделируют поведение автомобиля.</text:span></text:p>
      <text:h text:style-name="Heading_20_3" text:outline-level="3"><text:span text:style-name="T29">2. </text:span><text:span text:style-name="Strong_20_Emphasis"><text:span text:style-name="T29">Создание объекта класса (Экземпляра класса)</text:span></text:span></text:h>
      <text:p text:style-name="P10">Чтобы использовать класс, нужно создать его экземпляр. Экземпляр класса — это объект, который имеет конкретные значения для полей и может выполнять методы этого класса.</text:p>
      <text:p text:style-name="P10">Пример создания объекта:</text:p>
      <text:p text:style-name="P23"><text:span text:style-name="Source_20_Text"><text:span text:style-name="T47">public class Main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ние объекта класса Car</text:span></text:span></text:p>
      <text:p text:style-name="P25"><text:span text:style-name="Source_20_Text"><text:span text:style-name="T47"><text:s text:c="8"/>Car myCar = new Car();</text:span></text:span></text:p>
      <text:p text:style-name="P27"/>
      <text:p text:style-name="P25"><text:span text:style-name="Source_20_Text"><text:span text:style-name="T47"><text:s text:c="8"/>// Инициализация полей объекта</text:span></text:span></text:p>
      <text:p text:style-name="P25"><text:span text:style-name="Source_20_Text"><text:span text:style-name="T47"><text:s text:c="8"/>myCar.color = "Red";</text:span></text:span></text:p>
      <text:p text:style-name="P25"><text:span text:style-name="Source_20_Text"><text:span text:style-name="T47"><text:s text:c="8"/>myCar.model = "Toyota";</text:span></text:span></text:p>
      <text:p text:style-name="P25"><text:span text:style-name="Source_20_Text"><text:span text:style-name="T47"><text:s text:c="8"/>myCar.year = 2020;</text:span></text:span></text:p>
      <text:p text:style-name="P27"/>
      <text:p text:style-name="P25"><text:span text:style-name="Source_20_Text"><text:span text:style-name="T47"><text:s text:c="8"/>// Вызов метода объекта</text:span></text:span></text:p>
      <text:p text:style-name="P25"><text:soft-page-break/><text:span text:style-name="Source_20_Text"><text:span text:style-name="T47"><text:s text:c="8"/>myCar.start();</text:span></text:span></text:p>
      <text:p text:style-name="P25"><text:span text:style-name="Source_20_Text"><text:span text:style-name="T47"><text:s text:c="4"/>}</text:span></text:span></text:p>
      <text:p text:style-name="P26"><text:span text:style-name="Source_20_Text"><text:span text:style-name="T47">}</text:span></text:span></text:p>
      <text:p text:style-name="Text_20_body"><text:span text:style-name="T28">В этом примере создаётся объект </text:span><text:span text:style-name="Source_20_Text"><text:span text:style-name="T28">myCar</text:span></text:span><text:span text:style-name="T28"> типа </text:span><text:span text:style-name="Source_20_Text"><text:span text:style-name="T28">Car</text:span></text:span><text:span text:style-name="T28">, и затем его поля и методы используются для взаимодействия с объектом.</text:span></text:p>
      <text:h text:style-name="Heading_20_3" text:outline-level="3"><text:span text:style-name="T29">3. </text:span><text:span text:style-name="Strong_20_Emphasis"><text:span text:style-name="T29">Конструкторы</text:span></text:span></text:h>
      <text:p text:style-name="Text_20_body"><text:span text:style-name="T28">Конструктор — это специальный метод, который вызывается при создании нового объекта класса. Конструкторы используются для инициализации полей объекта. Если не указать явный конструктор, компилятор Java создаёт конструктор по умолчанию, который не принимает аргументов и инициализирует поля значениями по умолчанию (например, </text:span><text:span text:style-name="Source_20_Text"><text:span text:style-name="T28">null</text:span></text:span><text:span text:style-name="T28"> для строк, </text:span><text:span text:style-name="Source_20_Text"><text:span text:style-name="T28">0</text:span></text:span><text:span text:style-name="T28"> для чисел).</text:span></text:p>
      <text:p text:style-name="P10"/>
      <text:p text:style-name="P10"/>
      <text:p text:style-name="P10"/>
      <text:p text:style-name="P10">Пример с явным конструктором:</text:p>
      <text:p text:style-name="P28"/>
      <text:p text:style-name="P23"><text:span text:style-name="Source_20_Text"><text:span text:style-name="T47">public class Car {</text:span></text:span></text:p>
      <text:p text:style-name="P25"><text:span text:style-name="Source_20_Text"><text:span text:style-name="T47"><text:s text:c="4"/>String color;</text:span></text:span></text:p>
      <text:p text:style-name="P25"><text:span text:style-name="Source_20_Text"><text:span text:style-name="T47"><text:s text:c="4"/>String model;</text:span></text:span></text:p>
      <text:p text:style-name="P25"><text:span text:style-name="Source_20_Text"><text:span text:style-name="T47"><text:s text:c="4"/>int year;</text:span></text:span></text:p>
      <text:p text:style-name="P27"/>
      <text:p text:style-name="P25"><text:span text:style-name="Source_20_Text"><text:span text:style-name="T47"><text:s text:c="4"/>// Конструктор</text:span></text:span></text:p>
      <text:p text:style-name="P25"><text:span text:style-name="Source_20_Text"><text:span text:style-name="T47"><text:s text:c="4"/>public Car(String color, String model, int year) {</text:span></text:span></text:p>
      <text:p text:style-name="P25"><text:span text:style-name="Source_20_Text"><text:span text:style-name="T47"><text:s text:c="8"/>this.color = color;</text:span></text:span></text:p>
      <text:p text:style-name="P25"><text:span text:style-name="Source_20_Text"><text:span text:style-name="T47"><text:s text:c="8"/>this.model = model;</text:span></text:span></text:p>
      <text:p text:style-name="P25"><text:span text:style-name="Source_20_Text"><text:span text:style-name="T47"><text:s text:c="8"/>this.year = year;</text:span></text:span></text:p>
      <text:p text:style-name="P25"><text:span text:style-name="Source_20_Text"><text:span text:style-name="T47"><text:s text:c="4"/>}</text:span></text:span></text:p>
      <text:p text:style-name="P27"/>
      <text:p text:style-name="P25"><text:span text:style-name="Source_20_Text"><text:span text:style-name="T47"><text:s text:c="4"/>void start() {</text:span></text:span></text:p>
      <text:p text:style-name="P25"><text:span text:style-name="Source_20_Text"><text:span text:style-name="T47"><text:s text:c="8"/>System.out.println("The car is starting.");</text:span></text:span></text:p>
      <text:p text:style-name="P25"><text:span text:style-name="Source_20_Text"><text:span text:style-name="T47"><text:s text:c="4"/>}</text:span></text:span></text:p>
      <text:p text:style-name="P27"/>
      <text:p text:style-name="P25"><text:span text:style-name="Source_20_Text"><text:span text:style-name="T47"><text:s text:c="4"/>void stop() {</text:span></text:span></text:p>
      <text:p text:style-name="P25"><text:span text:style-name="Source_20_Text"><text:span text:style-name="T47"><text:s text:c="8"/>System.out.println("The car is stopping.");</text:span></text:span></text:p>
      <text:p text:style-name="P25"><text:span text:style-name="Source_20_Text"><text:span text:style-name="T47"><text:s text:c="4"/>}</text:span></text:span></text:p>
      <text:p text:style-name="P25"><text:span text:style-name="Source_20_Text"><text:span text:style-name="T47">}</text:span></text:span></text:p>
      <text:p text:style-name="P27"/>
      <text:p text:style-name="P25"><text:span text:style-name="Source_20_Text"><text:span text:style-name="T47">public class Main {</text:span></text:span></text:p>
      <text:p text:style-name="P25"><text:span text:style-name="Source_20_Text"><text:span text:style-name="T47"><text:s text:c="4"/>public static void main(String[] args) {</text:span></text:span></text:p>
      <text:p text:style-name="P25"><text:span text:style-name="Source_20_Text"><text:span text:style-name="T47"><text:s text:c="8"/>// Использование конструктора для инициализации объекта</text:span></text:span></text:p>
      <text:p text:style-name="P25"><text:span text:style-name="Source_20_Text"><text:span text:style-name="T47"><text:s text:c="8"/>Car myCar = new Car("Red", "Toyota", 2020);</text:span></text:span></text:p>
      <text:p text:style-name="P27"/>
      <text:p text:style-name="P25"><text:span text:style-name="Source_20_Text"><text:span text:style-name="T47"><text:s text:c="8"/>System.out.println("Car model: " + myCar.model);</text:span></text:span></text:p>
      <text:p text:style-name="P25"><text:span text:style-name="Source_20_Text"><text:span text:style-name="T47"><text:s text:c="8"/>myCar.start();</text:span></text:span></text:p>
      <text:p text:style-name="P25"><text:span text:style-name="Source_20_Text"><text:span text:style-name="T47"><text:s text:c="4"/>}</text:span></text:span></text:p>
      <text:p text:style-name="P26"><text:span text:style-name="Source_20_Text"><text:span text:style-name="T47">}</text:span></text:span></text:p>
      <text:p text:style-name="Text_20_body"><text:span text:style-name="T28">В этом примере класс </text:span><text:span text:style-name="Source_20_Text"><text:span text:style-name="T28">Car</text:span></text:span><text:span text:style-name="T28"> имеет конструктор, который принимает параметры для инициализации полей объекта. При создании объекта </text:span><text:span text:style-name="Source_20_Text"><text:span text:style-name="T28">myCar</text:span></text:span><text:span text:style-name="T28"> мы передаем значения для конструктора.</text:span></text:p>
      <text:h text:style-name="Heading_20_3" text:outline-level="3"><text:soft-page-break/><text:span text:style-name="T29">4. </text:span><text:span text:style-name="Strong_20_Emphasis"><text:span text:style-name="T29">Инкапсуляция (Encapsulation)</text:span></text:span></text:h>
      <text:p text:style-name="Text_20_body"><text:span text:style-name="Strong_20_Emphasis"><text:span text:style-name="T28">Инкапсуляция</text:span></text:span><text:span text:style-name="T28"> — это принцип ООП, который заключается в сокрытии деталей реализации объекта и предоставлении доступа к данным только через методы класса. Это достигается с помощью </text:span><text:span text:style-name="Strong_20_Emphasis"><text:span text:style-name="T28">модификаторов доступа</text:span></text:span><text:span text:style-name="T28">.</text:span></text:p>
      <text:p text:style-name="P10">В Java есть четыре основных уровня доступа:</text:p>
      <text:list text:style-name="L53">
        <text:list-item>
          <text:p text:style-name="P265"><text:span text:style-name="Strong_20_Emphasis"><text:span text:style-name="Source_20_Text"><text:span text:style-name="T28">private</text:span></text:span></text:span><text:span text:style-name="T28">: доступ только внутри класса.</text:span></text:p>
        </text:list-item>
        <text:list-item>
          <text:p text:style-name="P265"><text:span text:style-name="Strong_20_Emphasis"><text:span text:style-name="Source_20_Text"><text:span text:style-name="T28">default</text:span></text:span></text:span><text:span text:style-name="T28"> (без модификатора доступа): доступ в пределах пакета.</text:span></text:p>
        </text:list-item>
        <text:list-item>
          <text:p text:style-name="P265"><text:span text:style-name="Strong_20_Emphasis"><text:span text:style-name="Source_20_Text"><text:span text:style-name="T28">protected</text:span></text:span></text:span><text:span text:style-name="T28">: доступ внутри пакета и в дочерних классах.</text:span></text:p>
        </text:list-item>
        <text:list-item>
          <text:p text:style-name="P264"><text:span text:style-name="Strong_20_Emphasis"><text:span text:style-name="Source_20_Text"><text:span text:style-name="T28">public</text:span></text:span></text:span><text:span text:style-name="T28">: доступ из любого места.</text:span></text:p>
        </text:list-item>
      </text:list>
      <text:p text:style-name="P10">Пример инкапсуляции:</text:p>
      <text:p text:style-name="P23"><text:span text:style-name="Source_20_Text"><text:span text:style-name="T47">public class Car {</text:span></text:span></text:p>
      <text:p text:style-name="P25"><text:span text:style-name="Source_20_Text"><text:span text:style-name="T47"><text:s text:c="4"/>private String model; <text:s/>// private - доступно только внутри класса</text:span></text:span></text:p>
      <text:p text:style-name="P25"><text:span text:style-name="Source_20_Text"><text:span text:style-name="T47"><text:s text:c="4"/>private int year;</text:span></text:span></text:p>
      <text:p text:style-name="P27"/>
      <text:p text:style-name="P25"><text:span text:style-name="Source_20_Text"><text:span text:style-name="T47"><text:s text:c="4"/>// Геттеры и сеттеры для доступа к полям</text:span></text:span></text:p>
      <text:p text:style-name="P25"><text:span text:style-name="Source_20_Text"><text:span text:style-name="T47"><text:s text:c="4"/>public String getModel() {</text:span></text:span></text:p>
      <text:p text:style-name="P25"><text:span text:style-name="Source_20_Text"><text:span text:style-name="T47"><text:s text:c="8"/>return model;</text:span></text:span></text:p>
      <text:p text:style-name="P25"><text:span text:style-name="Source_20_Text"><text:span text:style-name="T47"><text:s text:c="4"/>}</text:span></text:span></text:p>
      <text:p text:style-name="P27"/>
      <text:p text:style-name="P25"><text:span text:style-name="Source_20_Text"><text:span text:style-name="T47"><text:s text:c="4"/>public void setModel(String model) {</text:span></text:span></text:p>
      <text:p text:style-name="P25"><text:span text:style-name="Source_20_Text"><text:span text:style-name="T47"><text:s text:c="8"/>this.model = model;</text:span></text:span></text:p>
      <text:p text:style-name="P25"><text:span text:style-name="Source_20_Text"><text:span text:style-name="T47"><text:s text:c="4"/>}</text:span></text:span></text:p>
      <text:p text:style-name="P27"/>
      <text:p text:style-name="P25"><text:span text:style-name="Source_20_Text"><text:span text:style-name="T47"><text:s text:c="4"/>public int getYear() {</text:span></text:span></text:p>
      <text:p text:style-name="P25"><text:span text:style-name="Source_20_Text"><text:span text:style-name="T47"><text:s text:c="8"/>return year;</text:span></text:span></text:p>
      <text:p text:style-name="P25"><text:span text:style-name="Source_20_Text"><text:span text:style-name="T47"><text:s text:c="4"/>}</text:span></text:span></text:p>
      <text:p text:style-name="P27"/>
      <text:p text:style-name="P25"><text:span text:style-name="Source_20_Text"><text:span text:style-name="T47"><text:s text:c="4"/>public void setYear(int year) {</text:span></text:span></text:p>
      <text:p text:style-name="P25"><text:span text:style-name="Source_20_Text"><text:span text:style-name="T47"><text:s text:c="8"/>this.year = year;</text:span></text:span></text:p>
      <text:p text:style-name="P25"><text:span text:style-name="Source_20_Text"><text:span text:style-name="T47"><text:s text:c="4"/>}</text:span></text:span></text:p>
      <text:p text:style-name="P25"><text:span text:style-name="Source_20_Text"><text:span text:style-name="T47">}</text:span></text:span></text:p>
      <text:p text:style-name="P27"/>
      <text:p text:style-name="P25"><text:span text:style-name="Source_20_Text"><text:span text:style-name="T47">public class Main {</text:span></text:span></text:p>
      <text:p text:style-name="P25"><text:span text:style-name="Source_20_Text"><text:span text:style-name="T47"><text:s text:c="4"/>public static void main(String[] args) {</text:span></text:span></text:p>
      <text:p text:style-name="P25"><text:span text:style-name="Source_20_Text"><text:span text:style-name="T47"><text:s text:c="8"/>Car myCar = new Car();</text:span></text:span></text:p>
      <text:p text:style-name="P25"><text:span text:style-name="Source_20_Text"><text:span text:style-name="T47"><text:s text:c="8"/>myCar.setModel("Toyota"); <text:s/>// Используем метод для установки значения</text:span></text:span></text:p>
      <text:p text:style-name="P25"><text:span text:style-name="Source_20_Text"><text:span text:style-name="T47"><text:s text:c="8"/>myCar.setYear(2020);</text:span></text:span></text:p>
      <text:p text:style-name="P27"/>
      <text:p text:style-name="P25"><text:span text:style-name="Source_20_Text"><text:span text:style-name="T47"><text:s text:c="8"/>System.out.println("Car model: " + myCar.getModel());</text:span></text:span></text:p>
      <text:p text:style-name="P25"><text:span text:style-name="Source_20_Text"><text:span text:style-name="T47"><text:s text:c="8"/>System.out.println("Car year: " + myCar.getYear());</text:span></text:span></text:p>
      <text:p text:style-name="P25"><text:span text:style-name="Source_20_Text"><text:span text:style-name="T47"><text:s text:c="4"/>}</text:span></text:span></text:p>
      <text:p text:style-name="P26"><text:span text:style-name="Source_20_Text"><text:span text:style-name="T47">}</text:span></text:span></text:p>
      <text:p text:style-name="Text_20_body"><text:span text:style-name="T28">В этом примере поля </text:span><text:span text:style-name="Source_20_Text"><text:span text:style-name="T28">model</text:span></text:span><text:span text:style-name="T28"> и </text:span><text:span text:style-name="Source_20_Text"><text:span text:style-name="T28">year</text:span></text:span><text:span text:style-name="T28"> защищены от прямого доступа (они </text:span><text:span text:style-name="Source_20_Text"><text:span text:style-name="T28">private</text:span></text:span><text:span text:style-name="T28">), и доступ к ним осуществляется через методы </text:span><text:span text:style-name="Strong_20_Emphasis"><text:span text:style-name="T28">геттеры</text:span></text:span><text:span text:style-name="T28"> (</text:span><text:span text:style-name="Source_20_Text"><text:span text:style-name="T28">getModel()</text:span></text:span><text:span text:style-name="T28">, </text:span><text:span text:style-name="Source_20_Text"><text:span text:style-name="T28">getYear()</text:span></text:span><text:span text:style-name="T28">) и </text:span><text:span text:style-name="Strong_20_Emphasis"><text:span text:style-name="T28">сеттеры</text:span></text:span><text:span text:style-name="T28"> (</text:span><text:span text:style-name="Source_20_Text"><text:span text:style-name="T28">setModel()</text:span></text:span><text:span text:style-name="T28">, </text:span><text:span text:style-name="Source_20_Text"><text:span text:style-name="T28">setYear()</text:span></text:span><text:span text:style-name="T28">).</text:span></text:p>
      <text:h text:style-name="Heading_20_3" text:outline-level="3"><text:span text:style-name="T29">5. </text:span><text:span text:style-name="Strong_20_Emphasis"><text:span text:style-name="T29">Наследование (Inheritance)</text:span></text:span></text:h>
      <text:p text:style-name="Text_20_body"><text:span text:style-name="Strong_20_Emphasis"><text:span text:style-name="T28">Наследование</text:span></text:span><text:span text:style-name="T28"> позволяет одному классу наследовать свойства и методы другого класса. В Java для этого используется ключевое слово </text:span><text:span text:style-name="Source_20_Text"><text:span text:style-name="T28">extends</text:span></text:span><text:span text:style-name="T28">.</text:span></text:p>
      <text:p text:style-name="P10">Пример наследования:</text:p>
      <text:p text:style-name="P23"><text:soft-page-break/><text:span text:style-name="Source_20_Text"><text:span text:style-name="T47">// Родительский класс</text:span></text:span></text:p>
      <text:p text:style-name="P25"><text:span text:style-name="Source_20_Text"><text:span text:style-name="T47">public class Vehicle {</text:span></text:span></text:p>
      <text:p text:style-name="P25"><text:span text:style-name="Source_20_Text"><text:span text:style-name="T47"><text:s text:c="4"/>String model;</text:span></text:span></text:p>
      <text:p text:style-name="P25"><text:span text:style-name="Source_20_Text"><text:span text:style-name="T47"><text:s text:c="4"/>int year;</text:span></text:span></text:p>
      <text:p text:style-name="P27"/>
      <text:p text:style-name="P25"><text:span text:style-name="Source_20_Text"><text:span text:style-name="T47"><text:s text:c="4"/>void start() {</text:span></text:span></text:p>
      <text:p text:style-name="P25"><text:span text:style-name="Source_20_Text"><text:span text:style-name="T47"><text:s text:c="8"/>System.out.println("The vehicle is starting.");</text:span></text:span></text:p>
      <text:p text:style-name="P25"><text:span text:style-name="Source_20_Text"><text:span text:style-name="T47"><text:s text:c="4"/>}</text:span></text:span></text:p>
      <text:p text:style-name="P25"><text:span text:style-name="Source_20_Text"><text:span text:style-name="T47">}</text:span></text:span></text:p>
      <text:p text:style-name="P27"/>
      <text:p text:style-name="P25"><text:span text:style-name="Source_20_Text"><text:span text:style-name="T47">// Дочерний класс</text:span></text:span></text:p>
      <text:p text:style-name="P25"><text:span text:style-name="Source_20_Text"><text:span text:style-name="T47">public class Car extends Vehicle {</text:span></text:span></text:p>
      <text:p text:style-name="P25"><text:span text:style-name="Source_20_Text"><text:span text:style-name="T47"><text:s text:c="4"/>String color;</text:span></text:span></text:p>
      <text:p text:style-name="P27"/>
      <text:p text:style-name="P25"><text:span text:style-name="Source_20_Text"><text:span text:style-name="T47"><text:s text:c="4"/>void honk() {</text:span></text:span></text:p>
      <text:p text:style-name="P25"><text:span text:style-name="Source_20_Text"><text:span text:style-name="T47"><text:s text:c="8"/>System.out.println("The car is honking.");</text:span></text:span></text:p>
      <text:p text:style-name="P25"><text:span text:style-name="Source_20_Text"><text:span text:style-name="T47"><text:s text:c="4"/>}</text:span></text:span></text:p>
      <text:p text:style-name="P25"><text:span text:style-name="Source_20_Text"><text:span text:style-name="T47">}</text:span></text:span></text:p>
      <text:p text:style-name="P27"/>
      <text:p text:style-name="P25"><text:span text:style-name="Source_20_Text"><text:span text:style-name="T47">public class Main {</text:span></text:span></text:p>
      <text:p text:style-name="P25"><text:span text:style-name="Source_20_Text"><text:span text:style-name="T47"><text:s text:c="4"/>public static void main(String[] args) {</text:span></text:span></text:p>
      <text:p text:style-name="P25"><text:span text:style-name="Source_20_Text"><text:span text:style-name="T47"><text:s text:c="8"/>Car myCar = new Car();</text:span></text:span></text:p>
      <text:p text:style-name="P25"><text:span text:style-name="Source_20_Text"><text:span text:style-name="T47"><text:s text:c="8"/>myCar.model = "Toyota"; <text:s/>// унаследованное свойство</text:span></text:span></text:p>
      <text:p text:style-name="P25"><text:span text:style-name="Source_20_Text"><text:span text:style-name="T47"><text:s text:c="8"/>myCar.year = 2020; <text:s text:c="6"/>// унаследованное свойство</text:span></text:span></text:p>
      <text:p text:style-name="P25"><text:span text:style-name="Source_20_Text"><text:span text:style-name="T47"><text:s text:c="8"/>myCar.color = "Red"; <text:s text:c="4"/>// собственное свойство класса Car</text:span></text:span></text:p>
      <text:p text:style-name="P27"/>
      <text:p text:style-name="P25"><text:span text:style-name="Source_20_Text"><text:span text:style-name="T47"><text:s text:c="8"/>myCar.start(); <text:s text:c="10"/>// унаследованный метод</text:span></text:span></text:p>
      <text:p text:style-name="P25"><text:span text:style-name="Source_20_Text"><text:span text:style-name="T47"><text:s text:c="8"/>myCar.honk(); <text:s text:c="11"/>// метод класса Car</text:span></text:span></text:p>
      <text:p text:style-name="P25"><text:span text:style-name="Source_20_Text"><text:span text:style-name="T47"><text:s text:c="4"/>}</text:span></text:span></text:p>
      <text:p text:style-name="P26"><text:span text:style-name="Source_20_Text"><text:span text:style-name="T47">}</text:span></text:span></text:p>
      <text:p text:style-name="Text_20_body"><text:span text:style-name="T28">В этом примере класс </text:span><text:span text:style-name="Source_20_Text"><text:span text:style-name="T28">Car</text:span></text:span><text:span text:style-name="T28"> наследует от класса </text:span><text:span text:style-name="Source_20_Text"><text:span text:style-name="T28">Vehicle</text:span></text:span><text:span text:style-name="T28">, что позволяет ему использовать поля </text:span><text:span text:style-name="Source_20_Text"><text:span text:style-name="T28">model</text:span></text:span><text:span text:style-name="T28"> и </text:span><text:span text:style-name="Source_20_Text"><text:span text:style-name="T28">year</text:span></text:span><text:span text:style-name="T28">, а также метод </text:span><text:span text:style-name="Source_20_Text"><text:span text:style-name="T28">start()</text:span></text:span><text:span text:style-name="T28">. Класс </text:span><text:span text:style-name="Source_20_Text"><text:span text:style-name="T28">Car</text:span></text:span><text:span text:style-name="T28"> добавляет свой собственный метод </text:span><text:span text:style-name="Source_20_Text"><text:span text:style-name="T28">honk()</text:span></text:span><text:span text:style-name="T28">.</text:span></text:p>
      <text:h text:style-name="Heading_20_3" text:outline-level="3"><text:span text:style-name="T29">6. </text:span><text:span text:style-name="Strong_20_Emphasis"><text:span text:style-name="T29">Полиморфизм (Polymorphism)</text:span></text:span></text:h>
      <text:p text:style-name="Text_20_body"><text:span text:style-name="Strong_20_Emphasis"><text:span text:style-name="T28">Полиморфизм</text:span></text:span><text:span text:style-name="T28"> позволяет объектам разных классов использовать один и тот же интерфейс, но с разной реализацией. Это может быть достигнуто с помощью переопределения методов (overriding).</text:span></text:p>
      <text:p text:style-name="P10">Пример полиморфизма:</text:p>
      <text:p text:style-name="P23"><text:span text:style-name="Source_20_Text"><text:span text:style-name="T47">class Animal {</text:span></text:span></text:p>
      <text:p text:style-name="P25"><text:span text:style-name="Source_20_Text"><text:span text:style-name="T47"><text:s text:c="4"/>void makeSound() {</text:span></text:span></text:p>
      <text:p text:style-name="P25"><text:span text:style-name="Source_20_Text"><text:span text:style-name="T47"><text:s text:c="8"/>System.out.println("Animal makes a sound.");</text:span></text:span></text:p>
      <text:p text:style-name="P25"><text:span text:style-name="Source_20_Text"><text:span text:style-name="T47"><text:s text:c="4"/>}</text:span></text:span></text:p>
      <text:p text:style-name="P25"><text:span text:style-name="Source_20_Text"><text:span text:style-name="T47">}</text:span></text:span></text:p>
      <text:p text:style-name="P25"><text:span text:style-name="Source_20_Text"><text:span text:style-name="T47">class Dog extends Animal {</text:span></text:span></text:p>
      <text:p text:style-name="P25"><text:span text:style-name="Source_20_Text"><text:span text:style-name="T47"><text:s text:c="4"/>@Override</text:span></text:span></text:p>
      <text:p text:style-name="P25"><text:span text:style-name="Source_20_Text"><text:span text:style-name="T47"><text:s text:c="4"/>void makeSound() {</text:span></text:span></text:p>
      <text:p text:style-name="P25"><text:span text:style-name="Source_20_Text"><text:span text:style-name="T47"><text:s text:c="8"/>System.out.println("Dog barks.");</text:span></text:span></text:p>
      <text:p text:style-name="P25"><text:span text:style-name="Source_20_Text"><text:span text:style-name="T47"><text:s text:c="4"/>}</text:span></text:span></text:p>
      <text:p text:style-name="P25"><text:span text:style-name="Source_20_Text"><text:span text:style-name="T47">}</text:span></text:span></text:p>
      <text:p text:style-name="P25"><text:span text:style-name="Source_20_Text"><text:span text:style-name="T47">class Cat extends Animal {</text:span></text:span></text:p>
      <text:p text:style-name="P25"><text:span text:style-name="Source_20_Text"><text:span text:style-name="T47"><text:s text:c="4"/>@Override</text:span></text:span></text:p>
      <text:p text:style-name="P25"><text:span text:style-name="Source_20_Text"><text:span text:style-name="T47"><text:s text:c="4"/>void makeSound() {</text:span></text:span></text:p>
      <text:p text:style-name="P25"><text:span text:style-name="Source_20_Text"><text:span text:style-name="T47"><text:s text:c="8"/>System.out.println("Cat meows.");</text:span></text:span></text:p>
      <text:p text:style-name="P25"><text:span text:style-name="Source_20_Text"><text:span text:style-name="T47"><text:s text:c="4"/>}</text:span></text:span></text:p>
      <text:p text:style-name="P25"><text:span text:style-name="Source_20_Text"><text:span text:style-name="T47">}</text:span></text:span></text:p>
      <text:p text:style-name="P25"><text:span text:style-name="Source_20_Text"><text:span text:style-name="T47">public class Main {</text:span></text:span></text:p>
      <text:p text:style-name="P25"><text:span text:style-name="Source_20_Text"><text:span text:style-name="T47"><text:s text:c="4"/>public static void main(String[] args) {</text:span></text:span></text:p>
      <text:p text:style-name="P25"><text:soft-page-break/><text:span text:style-name="Source_20_Text"><text:span text:style-name="T47"><text:s text:c="8"/>Animal myDog = new Dog();</text:span></text:span></text:p>
      <text:p text:style-name="P25"><text:span text:style-name="Source_20_Text"><text:span text:style-name="T47"><text:s text:c="8"/>Animal myCat = new Cat();</text:span></text:span></text:p>
      <text:p text:style-name="P27"/>
      <text:p text:style-name="P25"><text:span text:style-name="Source_20_Text"><text:span text:style-name="T47"><text:s text:c="8"/>myDog.makeSound(); <text:s/>// Dog barks.</text:span></text:span></text:p>
      <text:p text:style-name="P25"><text:span text:style-name="Source_20_Text"><text:span text:style-name="T47"><text:s text:c="8"/>myCat.makeSound(); <text:s/>// Cat meows.</text:span></text:span></text:p>
      <text:p text:style-name="P25"><text:span text:style-name="Source_20_Text"><text:span text:style-name="T47"><text:s text:c="4"/>}</text:span></text:span></text:p>
      <text:p text:style-name="P26"><text:span text:style-name="Source_20_Text"><text:span text:style-name="T47">}</text:span></text:span><text:span text:style-name="T28">В этом примере класс </text:span><text:span text:style-name="Source_20_Text"><text:span text:style-name="T28">Dog</text:span></text:span><text:span text:style-name="T28"> и класс </text:span><text:span text:style-name="Source_20_Text"><text:span text:style-name="T28">Cat</text:span></text:span><text:span text:style-name="T28"> переопределяют метод </text:span><text:span text:style-name="Source_20_Text"><text:span text:style-name="T28">makeSound()</text:span></text:span><text:span text:style-name="T28">. Несмотря на то, что переменная </text:span><text:span text:style-name="Source_20_Text"><text:span text:style-name="T28">myDog</text:span></text:span><text:span text:style-name="T28"> и </text:span><text:span text:style-name="Source_20_Text"><text:span text:style-name="T28">myCat</text:span></text:span><text:span text:style-name="T28"> объявлены как тип </text:span><text:span text:style-name="Source_20_Text"><text:span text:style-name="T28">Animal</text:span></text:span><text:span text:style-name="T28">, они вызывают методы, соответствующие своему типу (переопределение метода).</text:span></text:p>
      <text:h text:style-name="P5" text:outline-level="3">Заключение</text:h>
      <text:p text:style-name="P10">Классы в Java являются основой объектно-ориентированного программирования, и они дают мощные возможности для структурирования кода и создания гибких и расширяемых программ. Классы используются для реализации таких принципов ООП, как инкапсуляция, наследование и полиморфизм, что делает Java очень мощным и гибким языком для разработки.</text:p>
      <text:p text:style-name="P10"/>
      <text:p text:style-name="P65"/>
      <text:p text:style-name="P19"><text:span text:style-name="T2">6. Классы — наследники</text:span></text:p>
      <text:p text:style-name="P64"/>
      <text:p text:style-name="P12"><text:span text:style-name="T18">В языке программирования Java </text:span><text:span text:style-name="Strong_20_Emphasis"><text:span text:style-name="T19">классы-наследники</text:span></text:span><text:span text:style-name="T18"> (или </text:span><text:span text:style-name="Strong_20_Emphasis"><text:span text:style-name="T19">дочерние классы</text:span></text:span><text:span text:style-name="T18">) создаются с помощью механизма </text:span><text:span text:style-name="Strong_20_Emphasis"><text:span text:style-name="T19">наследования</text:span></text:span><text:span text:style-name="T18">. Наследование позволяет одному классу (дочернему классу) наследовать поля и методы другого класса (родительского класса). Это позволяет избежать дублирования кода, улучшить его повторное использование и создать более специализированные классы на основе существующих.</text:span></text:p>
      <text:h text:style-name="P5" text:outline-level="3">Основные понятия:</text:h>
      <text:list text:style-name="L54">
        <text:list-item>
          <text:p text:style-name="P267"><text:span text:style-name="Strong_20_Emphasis"><text:span text:style-name="T28">Родительский (базовый) класс</text:span></text:span><text:span text:style-name="T28"> — это класс, который предоставляет общие свойства и поведение для дочерних классов.</text:span></text:p>
        </text:list-item>
        <text:list-item>
          <text:p text:style-name="P266"><text:span text:style-name="Strong_20_Emphasis"><text:span text:style-name="T28">Дочерний (потомок) класс</text:span></text:span><text:span text:style-name="T28"> — это класс, который наследует поведение и свойства родительского класса и может добавлять или изменять их.</text:span></text:p>
        </text:list-item>
      </text:list>
      <text:h text:style-name="P14" text:outline-level="3">Синтаксис наследования</text:h>
      <text:p text:style-name="Text_20_body"><text:span text:style-name="T28">Для того чтобы класс стал наследником другого класса, используется ключевое слово </text:span><text:span text:style-name="Source_20_Text"><text:span text:style-name="T28">extends</text:span></text:span><text:span text:style-name="T28">. Дочерний класс наследует все </text:span><text:span text:style-name="Strong_20_Emphasis"><text:span text:style-name="T28">публичные</text:span></text:span><text:span text:style-name="T28"> (</text:span><text:span text:style-name="Source_20_Text"><text:span text:style-name="T28">public</text:span></text:span><text:span text:style-name="T28">) и </text:span><text:span text:style-name="Strong_20_Emphasis"><text:span text:style-name="T28">защищённые</text:span></text:span><text:span text:style-name="T28"> (</text:span><text:span text:style-name="Source_20_Text"><text:span text:style-name="T28">protected</text:span></text:span><text:span text:style-name="T28">) члены родительского класса, но не </text:span><text:span text:style-name="Strong_20_Emphasis"><text:span text:style-name="T28">приватные</text:span></text:span><text:span text:style-name="T28"> (</text:span><text:span text:style-name="Source_20_Text"><text:span text:style-name="T28">private</text:span></text:span><text:span text:style-name="T28">).</text:span></text:p>
      <text:p text:style-name="P10">Пример базового синтаксиса:</text:p>
      <text:p text:style-name="P23"><text:span text:style-name="Source_20_Text"><text:span text:style-name="T47">class Parent {</text:span></text:span></text:p>
      <text:p text:style-name="P25"><text:span text:style-name="Source_20_Text"><text:span text:style-name="T47"><text:s text:c="4"/>// Поля</text:span></text:span></text:p>
      <text:p text:style-name="P25"><text:span text:style-name="Source_20_Text"><text:span text:style-name="T47"><text:s text:c="4"/>String name;</text:span></text:span></text:p>
      <text:p text:style-name="P25"><text:span text:style-name="Source_20_Text"><text:span text:style-name="T47"><text:s text:c="4"/></text:span></text:span></text:p>
      <text:p text:style-name="P25"><text:span text:style-name="Source_20_Text"><text:span text:style-name="T47"><text:s text:c="4"/>// Конструктор</text:span></text:span></text:p>
      <text:p text:style-name="P25"><text:span text:style-name="Source_20_Text"><text:span text:style-name="T47"><text:s text:c="4"/>public Parent(String name) {</text:span></text:span></text:p>
      <text:p text:style-name="P25"><text:span text:style-name="Source_20_Text"><text:span text:style-name="T47"><text:s text:c="8"/>this.name = name;</text:span></text:span></text:p>
      <text:p text:style-name="P25"><text:span text:style-name="Source_20_Text"><text:span text:style-name="T47"><text:s text:c="4"/>}</text:span></text:span></text:p>
      <text:p text:style-name="P25"><text:span text:style-name="Source_20_Text"><text:span text:style-name="T47"><text:s text:c="4"/>// Метод</text:span></text:span></text:p>
      <text:p text:style-name="P25"><text:span text:style-name="Source_20_Text"><text:span text:style-name="T47"><text:s text:c="4"/>public void greet() {</text:span></text:span></text:p>
      <text:p text:style-name="P25"><text:span text:style-name="Source_20_Text"><text:span text:style-name="T47"><text:s text:c="8"/>System.out.println("Hello from " + name);</text:span></text:span></text:p>
      <text:p text:style-name="P25"><text:soft-page-break/><text:span text:style-name="Source_20_Text"><text:span text:style-name="T47"><text:s text:c="4"/>}</text:span></text:span></text:p>
      <text:p text:style-name="P25"><text:span text:style-name="Source_20_Text"><text:span text:style-name="T47">}</text:span></text:span></text:p>
      <text:p text:style-name="P25"><text:span text:style-name="Source_20_Text"><text:span text:style-name="T47">class Child extends Parent {</text:span></text:span></text:p>
      <text:p text:style-name="P25"><text:span text:style-name="Source_20_Text"><text:span text:style-name="T47"><text:s text:c="4"/>// Дополнительное поле</text:span></text:span></text:p>
      <text:p text:style-name="P25"><text:span text:style-name="Source_20_Text"><text:span text:style-name="T47"><text:s text:c="4"/>int age;</text:span></text:span></text:p>
      <text:p text:style-name="P25"><text:span text:style-name="Source_20_Text"><text:span text:style-name="T47"><text:s text:c="4"/>// Конструктор дочернего класса</text:span></text:span></text:p>
      <text:p text:style-name="P25"><text:span text:style-name="Source_20_Text"><text:span text:style-name="T47"><text:s text:c="4"/>public Child(String name, int age) {</text:span></text:span></text:p>
      <text:p text:style-name="P25"><text:span text:style-name="Source_20_Text"><text:span text:style-name="T47"><text:s text:c="8"/>// Вызов конструктора родительского класса</text:span></text:span></text:p>
      <text:p text:style-name="P25"><text:span text:style-name="Source_20_Text"><text:span text:style-name="T47"><text:s text:c="8"/>super(name);</text:span></text:span></text:p>
      <text:p text:style-name="P25"><text:span text:style-name="Source_20_Text"><text:span text:style-name="T47"><text:s text:c="8"/>this.age = age;</text:span></text:span></text:p>
      <text:p text:style-name="P25"><text:span text:style-name="Source_20_Text"><text:span text:style-name="T47"><text:s text:c="4"/>}</text:span></text:span></text:p>
      <text:p text:style-name="P25"><text:span text:style-name="Source_20_Text"><text:span text:style-name="T47"><text:s text:c="4"/>// Переопределение метода</text:span></text:span></text:p>
      <text:p text:style-name="P25"><text:span text:style-name="Source_20_Text"><text:span text:style-name="T47"><text:s text:c="4"/>@Override</text:span></text:span></text:p>
      <text:p text:style-name="P25"><text:span text:style-name="Source_20_Text"><text:span text:style-name="T47"><text:s text:c="4"/>public void greet() {</text:span></text:span></text:p>
      <text:p text:style-name="P25"><text:span text:style-name="Source_20_Text"><text:span text:style-name="T47"><text:s text:c="8"/>super.greet(); <text:s/>// Вызов метода родительского класса</text:span></text:span></text:p>
      <text:p text:style-name="P25"><text:span text:style-name="Source_20_Text"><text:span text:style-name="T47"><text:s text:c="8"/>System.out.println("I am " + age + " years old.");</text:span></text:span></text:p>
      <text:p text:style-name="P25"><text:span text:style-name="Source_20_Text"><text:span text:style-name="T47"><text:s text:c="4"/>}</text:span></text:span></text:p>
      <text:p text:style-name="P25"><text:span text:style-name="Source_20_Text"><text:span text:style-name="T47">}</text:span></text:span></text:p>
      <text:p text:style-name="P25"><text:span text:style-name="Source_20_Text"><text:span text:style-name="T47">public class Main {</text:span></text:span></text:p>
      <text:p text:style-name="P25"><text:span text:style-name="Source_20_Text"><text:span text:style-name="T47"><text:s text:c="4"/>public static void main(String[] args) {</text:span></text:span></text:p>
      <text:p text:style-name="P25"><text:span text:style-name="Source_20_Text"><text:span text:style-name="T47"><text:s text:c="8"/>Child child = new Child("Alice", 10);</text:span></text:span></text:p>
      <text:p text:style-name="P25"><text:span text:style-name="Source_20_Text"><text:span text:style-name="T47"><text:s text:c="8"/>child.greet(); <text:s/>// Выведет информацию о дочернем классе и родительском</text:span></text:span></text:p>
      <text:p text:style-name="P25"><text:span text:style-name="Source_20_Text"><text:span text:style-name="T47"><text:s text:c="4"/>}</text:span></text:span></text:p>
      <text:p text:style-name="P26"><text:span text:style-name="Source_20_Text"><text:span text:style-name="T47">}</text:span></text:span></text:p>
      <text:h text:style-name="P5" text:outline-level="3">Объяснение:</text:h>
      <text:list text:style-name="L55">
        <text:list-item>
          <text:p text:style-name="P269"><text:span text:style-name="T28">В классе </text:span><text:span text:style-name="Source_20_Text"><text:span text:style-name="T28">Parent</text:span></text:span><text:span text:style-name="T28"> есть поле </text:span><text:span text:style-name="Source_20_Text"><text:span text:style-name="T28">name</text:span></text:span><text:span text:style-name="T28">, конструктор и метод </text:span><text:span text:style-name="Source_20_Text"><text:span text:style-name="T28">greet()</text:span></text:span><text:span text:style-name="T28">, который выводит приветствие.</text:span></text:p>
        </text:list-item>
        <text:list-item>
          <text:p text:style-name="P269"><text:span text:style-name="T28">Класс </text:span><text:span text:style-name="Source_20_Text"><text:span text:style-name="T28">Child</text:span></text:span><text:span text:style-name="T28"> наследует </text:span><text:span text:style-name="Source_20_Text"><text:span text:style-name="T28">Parent</text:span></text:span><text:span text:style-name="T28"> с помощью </text:span><text:span text:style-name="Source_20_Text"><text:span text:style-name="T28">extends</text:span></text:span><text:span text:style-name="T28">. Он добавляет новое поле </text:span><text:span text:style-name="Source_20_Text"><text:span text:style-name="T28">age</text:span></text:span><text:span text:style-name="T28"> и переопределяет метод </text:span><text:span text:style-name="Source_20_Text"><text:span text:style-name="T28">greet()</text:span></text:span><text:span text:style-name="T28"> для расширения его функциональности. В методе </text:span><text:span text:style-name="Source_20_Text"><text:span text:style-name="T28">greet()</text:span></text:span><text:span text:style-name="T28"> дочернего класса сначала вызывается метод родительского класса через </text:span><text:span text:style-name="Source_20_Text"><text:span text:style-name="T28">super.greet()</text:span></text:span><text:span text:style-name="T28">, а затем добавляется информация о возрасте.</text:span></text:p>
        </text:list-item>
        <text:list-item>
          <text:p text:style-name="P268"><text:span text:style-name="T28">Ключевое слово </text:span><text:span text:style-name="Source_20_Text"><text:span text:style-name="T28">super</text:span></text:span><text:span text:style-name="T28"> используется для вызова конструктора или метода родительского класса.</text:span></text:p>
        </text:list-item>
      </text:list>
      <text:h text:style-name="Heading_20_3" text:outline-level="3"><text:span text:style-name="T29">1. </text:span><text:span text:style-name="Strong_20_Emphasis"><text:span text:style-name="T29">Переопределение методов (Overriding)</text:span></text:span></text:h>
      <text:p text:style-name="Text_20_body"><text:span text:style-name="Strong_20_Emphasis"><text:span text:style-name="T28">Переопределение методов</text:span></text:span><text:span text:style-name="T28"> — это процесс, при котором дочерний класс изменяет поведение метода, унаследованного от родительского класса. Это делается для того, чтобы адаптировать поведение метода под особенности дочернего класса.</text:span></text:p>
      <text:p text:style-name="P10">Синтаксис переопределения метода:</text:p>
      <text:p text:style-name="P23"><text:span text:style-name="Source_20_Text"><text:span text:style-name="T28">@Override</text:span></text:span></text:p>
      <text:p text:style-name="P25"><text:span text:style-name="Source_20_Text"><text:span text:style-name="T47">public returnType methodName(parameters) {</text:span></text:span></text:p>
      <text:p text:style-name="P25"><text:span text:style-name="Source_20_Text"><text:span text:style-name="T47"><text:s text:c="4"/>// Реализация метода в дочернем классе</text:span></text:span></text:p>
      <text:p text:style-name="P26"><text:span text:style-name="Source_20_Text"><text:span text:style-name="T47">}</text:span></text:span></text:p>
      <text:p text:style-name="P10">Пример:</text:p>
      <text:p text:style-name="P23"><text:span text:style-name="Source_20_Text"><text:span text:style-name="T47">class Animal {</text:span></text:span></text:p>
      <text:p text:style-name="P25"><text:span text:style-name="Source_20_Text"><text:span text:style-name="T47"><text:s text:c="4"/>public void makeSound() {</text:span></text:span></text:p>
      <text:p text:style-name="P25"><text:span text:style-name="Source_20_Text"><text:span text:style-name="T47"><text:s text:c="8"/>System.out.println("Animal makes a sound");</text:span></text:span></text:p>
      <text:p text:style-name="P25"><text:span text:style-name="Source_20_Text"><text:span text:style-name="T47"><text:s text:c="4"/>}</text:span></text:span></text:p>
      <text:p text:style-name="P25"><text:span text:style-name="Source_20_Text"><text:span text:style-name="T47">}</text:span></text:span></text:p>
      <text:p text:style-name="P27"/>
      <text:p text:style-name="P25"><text:span text:style-name="Source_20_Text"><text:span text:style-name="T47">class Dog extends Animal {</text:span></text:span></text:p>
      <text:p text:style-name="P25"><text:soft-page-break/><text:span text:style-name="Source_20_Text"><text:span text:style-name="T47"><text:s text:c="4"/>@Override</text:span></text:span></text:p>
      <text:p text:style-name="P25"><text:span text:style-name="Source_20_Text"><text:span text:style-name="T47"><text:s text:c="4"/>public void makeSound() {</text:span></text:span></text:p>
      <text:p text:style-name="P25"><text:span text:style-name="Source_20_Text"><text:span text:style-name="T47"><text:s text:c="8"/>System.out.println("Dog barks");</text:span></text:span></text:p>
      <text:p text:style-name="P25"><text:span text:style-name="Source_20_Text"><text:span text:style-name="T47"><text:s text:c="4"/>}</text:span></text:span></text:p>
      <text:p text:style-name="P25"><text:span text:style-name="Source_20_Text"><text:span text:style-name="T47">}</text:span></text:span></text:p>
      <text:p text:style-name="P27"/>
      <text:p text:style-name="P25"><text:span text:style-name="Source_20_Text"><text:span text:style-name="T47">class Main {</text:span></text:span></text:p>
      <text:p text:style-name="P25"><text:span text:style-name="Source_20_Text"><text:span text:style-name="T47"><text:s text:c="4"/>public static void main(String[] args) {</text:span></text:span></text:p>
      <text:p text:style-name="P25"><text:span text:style-name="Source_20_Text"><text:span text:style-name="T47"><text:s text:c="8"/>Animal myAnimal = new Animal();</text:span></text:span></text:p>
      <text:p text:style-name="P25"><text:span text:style-name="Source_20_Text"><text:span text:style-name="T47"><text:s text:c="8"/>myAnimal.makeSound(); <text:s/>// Выведет: Animal makes a sound</text:span></text:span></text:p>
      <text:p text:style-name="P27"/>
      <text:p text:style-name="P25"><text:span text:style-name="Source_20_Text"><text:span text:style-name="T47"><text:s text:c="8"/>Dog myDog = new Dog();</text:span></text:span></text:p>
      <text:p text:style-name="P25"><text:span text:style-name="Source_20_Text"><text:span text:style-name="T47"><text:s text:c="8"/>myDog.makeSound(); <text:s/>// Выведет: Dog barks</text:span></text:span></text:p>
      <text:p text:style-name="P25"><text:span text:style-name="Source_20_Text"><text:span text:style-name="T47"><text:s text:c="4"/>}</text:span></text:span></text:p>
      <text:p text:style-name="P26"><text:span text:style-name="Source_20_Text"><text:span text:style-name="T47">}</text:span></text:span></text:p>
      <text:p text:style-name="Text_20_body"><text:span text:style-name="T28">В этом примере метод </text:span><text:span text:style-name="Source_20_Text"><text:span text:style-name="T28">makeSound()</text:span></text:span><text:span text:style-name="T28"> переопределён в классе </text:span><text:span text:style-name="Source_20_Text"><text:span text:style-name="T28">Dog</text:span></text:span><text:span text:style-name="T28">, чтобы выдавать звук "bark" вместо базового звука животного.</text:span></text:p>
      <text:h text:style-name="Heading_20_3" text:outline-level="3"><text:span text:style-name="T29">2. </text:span><text:span text:style-name="Strong_20_Emphasis"><text:span text:style-name="T29">Вызов конструктора родительского класса (super)</text:span></text:span></text:h>
      <text:p text:style-name="Text_20_body"><text:span text:style-name="T28">Когда дочерний класс создаётся, он может вызвать конструктор родительского класса с помощью ключевого слова </text:span><text:span text:style-name="Source_20_Text"><text:span text:style-name="T28">super</text:span></text:span><text:span text:style-name="T28">. Это необходимо, если родительский класс не имеет конструктора по умолчанию или если нужно выполнить дополнительную инициализацию родительского класса.</text:span></text:p>
      <text:p text:style-name="P10">Пример:</text:p>
      <text:p text:style-name="P23"><text:span text:style-name="Source_20_Text"><text:span text:style-name="T47">class Vehicle {</text:span></text:span></text:p>
      <text:p text:style-name="P25"><text:span text:style-name="Source_20_Text"><text:span text:style-name="T47"><text:s text:c="4"/>String type;</text:span></text:span></text:p>
      <text:p text:style-name="P27"/>
      <text:p text:style-name="P25"><text:span text:style-name="Source_20_Text"><text:span text:style-name="T47"><text:s text:c="4"/>public Vehicle(String type) {</text:span></text:span></text:p>
      <text:p text:style-name="P25"><text:span text:style-name="Source_20_Text"><text:span text:style-name="T47"><text:s text:c="8"/>this.type = type;</text:span></text:span></text:p>
      <text:p text:style-name="P25"><text:span text:style-name="Source_20_Text"><text:span text:style-name="T47"><text:s text:c="4"/>}</text:span></text:span></text:p>
      <text:p text:style-name="P25"><text:span text:style-name="Source_20_Text"><text:span text:style-name="T47">}</text:span></text:span></text:p>
      <text:p text:style-name="P27"/>
      <text:p text:style-name="P25"><text:span text:style-name="Source_20_Text"><text:span text:style-name="T47">class Car extends Vehicle {</text:span></text:span></text:p>
      <text:p text:style-name="P25"><text:span text:style-name="Source_20_Text"><text:span text:style-name="T47"><text:s text:c="4"/>int wheels;</text:span></text:span></text:p>
      <text:p text:style-name="P27"/>
      <text:p text:style-name="P25"><text:span text:style-name="Source_20_Text"><text:span text:style-name="T47"><text:s text:c="4"/>public Car(String type, int wheels) {</text:span></text:span></text:p>
      <text:p text:style-name="P25"><text:span text:style-name="Source_20_Text"><text:span text:style-name="T47"><text:s text:c="8"/>// Вызов конструктора родительского класса</text:span></text:span></text:p>
      <text:p text:style-name="P25"><text:span text:style-name="Source_20_Text"><text:span text:style-name="T47"><text:s text:c="8"/>super(type);</text:span></text:span></text:p>
      <text:p text:style-name="P25"><text:span text:style-name="Source_20_Text"><text:span text:style-name="T47"><text:s text:c="8"/>this.wheels = wheels;</text:span></text:span></text:p>
      <text:p text:style-name="P25"><text:span text:style-name="Source_20_Text"><text:span text:style-name="T47"><text:s text:c="4"/>}</text:span></text:span></text:p>
      <text:p text:style-name="P27"/>
      <text:p text:style-name="P25"><text:span text:style-name="Source_20_Text"><text:span text:style-name="T47"><text:s text:c="4"/>public void displayInfo() {</text:span></text:span></text:p>
      <text:p text:style-name="P25"><text:span text:style-name="Source_20_Text"><text:span text:style-name="T47"><text:s text:c="8"/>System.out.println("Vehicle type: " + type + ", Wheels: " + wheels);</text:span></text:span></text:p>
      <text:p text:style-name="P25"><text:span text:style-name="Source_20_Text"><text:span text:style-name="T47"><text:s text:c="4"/>}</text:span></text:span></text:p>
      <text:p text:style-name="P25"><text:span text:style-name="Source_20_Text"><text:span text:style-name="T47">}</text:span></text:span></text:p>
      <text:p text:style-name="P27"/>
      <text:p text:style-name="P25"><text:span text:style-name="Source_20_Text"><text:span text:style-name="T47">public class Main {</text:span></text:span></text:p>
      <text:p text:style-name="P25"><text:span text:style-name="Source_20_Text"><text:span text:style-name="T47"><text:s text:c="4"/>public static void main(String[] args) {</text:span></text:span></text:p>
      <text:p text:style-name="P25"><text:span text:style-name="Source_20_Text"><text:span text:style-name="T47"><text:s text:c="8"/>Car myCar = new Car("Sedan", 4);</text:span></text:span></text:p>
      <text:p text:style-name="P25"><text:span text:style-name="Source_20_Text"><text:span text:style-name="T47"><text:s text:c="8"/>myCar.displayInfo(); <text:s/>// Выведет: Vehicle type: Sedan, Wheels: 4</text:span></text:span></text:p>
      <text:p text:style-name="P25"><text:span text:style-name="Source_20_Text"><text:span text:style-name="T47"><text:s text:c="4"/>}</text:span></text:span></text:p>
      <text:p text:style-name="P26"><text:span text:style-name="Source_20_Text"><text:span text:style-name="T47">}</text:span></text:span></text:p>
      <text:p text:style-name="Text_20_body"><text:span text:style-name="T28">В этом примере класс </text:span><text:span text:style-name="Source_20_Text"><text:span text:style-name="T28">Car</text:span></text:span><text:span text:style-name="T28"> вызывает конструктор класса </text:span><text:span text:style-name="Source_20_Text"><text:span text:style-name="T28">Vehicle</text:span></text:span><text:span text:style-name="T28"> с помощью </text:span><text:span text:style-name="Source_20_Text"><text:span text:style-name="T28">super(type)</text:span></text:span><text:span text:style-name="T28">, чтобы инициализировать поле </text:span><text:span text:style-name="Source_20_Text"><text:span text:style-name="T28">type</text:span></text:span><text:span text:style-name="T28">.</text:span></text:p>
      <text:h text:style-name="Heading_20_3" text:outline-level="3"><text:soft-page-break/><text:span text:style-name="T29">3. </text:span><text:span text:style-name="Strong_20_Emphasis"><text:span text:style-name="T29">Множественное наследование (через интерфейсы)</text:span></text:span></text:h>
      <text:p text:style-name="Text_20_body"><text:span text:style-name="T28">В Java </text:span><text:span text:style-name="Strong_20_Emphasis"><text:span text:style-name="T28">множественное наследование классов</text:span></text:span><text:span text:style-name="T28"> не поддерживается, то есть класс не может наследовать несколько других классов. Однако </text:span><text:span text:style-name="Strong_20_Emphasis"><text:span text:style-name="T28">множественное наследование</text:span></text:span><text:span text:style-name="T28"> возможно через интерфейсы, которые позволяют классу реализовывать несколько интерфейсов.</text:span></text:p>
      <text:p text:style-name="P10">Пример:</text:p>
      <text:p text:style-name="P23"><text:span text:style-name="Source_20_Text"><text:span text:style-name="T47">interface Engine {</text:span></text:span></text:p>
      <text:p text:style-name="P25"><text:span text:style-name="Source_20_Text"><text:span text:style-name="T47"><text:s text:c="4"/>void startEngine();</text:span></text:span></text:p>
      <text:p text:style-name="P25"><text:span text:style-name="Source_20_Text"><text:span text:style-name="T47">}</text:span></text:span></text:p>
      <text:p text:style-name="P27"/>
      <text:p text:style-name="P25"><text:span text:style-name="Source_20_Text"><text:span text:style-name="T47">interface Wheels {</text:span></text:span></text:p>
      <text:p text:style-name="P25"><text:span text:style-name="Source_20_Text"><text:span text:style-name="T47"><text:s text:c="4"/>void rotateWheels();</text:span></text:span></text:p>
      <text:p text:style-name="P25"><text:span text:style-name="Source_20_Text"><text:span text:style-name="T47">}</text:span></text:span></text:p>
      <text:p text:style-name="P27"/>
      <text:p text:style-name="P25"><text:span text:style-name="Source_20_Text"><text:span text:style-name="T47">class Car implements Engine, Wheels {</text:span></text:span></text:p>
      <text:p text:style-name="P25"><text:span text:style-name="Source_20_Text"><text:span text:style-name="T47"><text:s text:c="4"/>@Override</text:span></text:span></text:p>
      <text:p text:style-name="P25"><text:span text:style-name="Source_20_Text"><text:span text:style-name="T47"><text:s text:c="4"/>public void startEngine() {</text:span></text:span></text:p>
      <text:p text:style-name="P25"><text:span text:style-name="Source_20_Text"><text:span text:style-name="T47"><text:s text:c="8"/>System.out.println("Engine is started.");</text:span></text:span></text:p>
      <text:p text:style-name="P25"><text:span text:style-name="Source_20_Text"><text:span text:style-name="T47"><text:s text:c="4"/>}</text:span></text:span></text:p>
      <text:p text:style-name="P27"/>
      <text:p text:style-name="P25"><text:span text:style-name="Source_20_Text"><text:span text:style-name="T47"><text:s text:c="4"/>@Override</text:span></text:span></text:p>
      <text:p text:style-name="P25"><text:span text:style-name="Source_20_Text"><text:span text:style-name="T47"><text:s text:c="4"/>public void rotateWheels() {</text:span></text:span></text:p>
      <text:p text:style-name="P25"><text:span text:style-name="Source_20_Text"><text:span text:style-name="T47"><text:s text:c="8"/>System.out.println("Wheels are rotating.");</text:span></text:span></text:p>
      <text:p text:style-name="P25"><text:span text:style-name="Source_20_Text"><text:span text:style-name="T47"><text:s text:c="4"/>}</text:span></text:span></text:p>
      <text:p text:style-name="P25"><text:span text:style-name="Source_20_Text"><text:span text:style-name="T47">}</text:span></text:span></text:p>
      <text:p text:style-name="P27"/>
      <text:p text:style-name="P25"><text:span text:style-name="Source_20_Text"><text:span text:style-name="T47">public class Main {</text:span></text:span></text:p>
      <text:p text:style-name="P25"><text:span text:style-name="Source_20_Text"><text:span text:style-name="T47"><text:s text:c="4"/>public static void main(String[] args) {</text:span></text:span></text:p>
      <text:p text:style-name="P25"><text:span text:style-name="Source_20_Text"><text:span text:style-name="T47"><text:s text:c="8"/>Car myCar = new Car();</text:span></text:span></text:p>
      <text:p text:style-name="P25"><text:span text:style-name="Source_20_Text"><text:span text:style-name="T47"><text:s text:c="8"/>myCar.startEngine();</text:span></text:span></text:p>
      <text:p text:style-name="P25"><text:span text:style-name="Source_20_Text"><text:span text:style-name="T47"><text:s text:c="8"/>myCar.rotateWheels();</text:span></text:span></text:p>
      <text:p text:style-name="P25"><text:span text:style-name="Source_20_Text"><text:span text:style-name="T47"><text:s text:c="4"/>}</text:span></text:span></text:p>
      <text:p text:style-name="P26"><text:span text:style-name="Source_20_Text"><text:span text:style-name="T47">}</text:span></text:span></text:p>
      <text:p text:style-name="Text_20_body"><text:span text:style-name="T28">Здесь класс </text:span><text:span text:style-name="Source_20_Text"><text:span text:style-name="T28">Car</text:span></text:span><text:span text:style-name="T28"> реализует два интерфейса — </text:span><text:span text:style-name="Source_20_Text"><text:span text:style-name="T28">Engine</text:span></text:span><text:span text:style-name="T28"> и </text:span><text:span text:style-name="Source_20_Text"><text:span text:style-name="T28">Wheels</text:span></text:span><text:span text:style-name="T28">, что позволяет ему использовать методы из обоих интерфейсов.</text:span></text:p>
      <text:h text:style-name="Heading_20_3" text:outline-level="3"><text:span text:style-name="T29">4. </text:span><text:span text:style-name="Strong_20_Emphasis"><text:span text:style-name="T29">Полиморфизм с наследованием</text:span></text:span></text:h>
      <text:p text:style-name="P10">Полиморфизм позволяет использовать объекты различных классов, которые могут реализовывать одинаковые методы. Благодаря наследованию, можно работать с объектами типа родительского класса, но в реальности это будут объекты дочерних классов.</text:p>
      <text:p text:style-name="P10">Пример:</text:p>
      <text:p text:style-name="P23"><text:span text:style-name="Source_20_Text"><text:span text:style-name="T47">class Animal {</text:span></text:span></text:p>
      <text:p text:style-name="P25"><text:span text:style-name="Source_20_Text"><text:span text:style-name="T47"><text:s text:c="4"/>void makeSound() {</text:span></text:span></text:p>
      <text:p text:style-name="P25"><text:span text:style-name="Source_20_Text"><text:span text:style-name="T47"><text:s text:c="8"/>System.out.println("Animal makes a sound");</text:span></text:span></text:p>
      <text:p text:style-name="P25"><text:span text:style-name="Source_20_Text"><text:span text:style-name="T47"><text:s text:c="4"/>}</text:span></text:span></text:p>
      <text:p text:style-name="P25"><text:span text:style-name="Source_20_Text"><text:span text:style-name="T47">}</text:span></text:span></text:p>
      <text:p text:style-name="P27"/>
      <text:p text:style-name="P25"><text:span text:style-name="Source_20_Text"><text:span text:style-name="T47">class Dog extends Animal {</text:span></text:span></text:p>
      <text:p text:style-name="P25"><text:span text:style-name="Source_20_Text"><text:span text:style-name="T47"><text:s text:c="4"/>@Override</text:span></text:span></text:p>
      <text:p text:style-name="P25"><text:span text:style-name="Source_20_Text"><text:span text:style-name="T47"><text:s text:c="4"/>void makeSound() {</text:span></text:span></text:p>
      <text:p text:style-name="P25"><text:span text:style-name="Source_20_Text"><text:span text:style-name="T47"><text:s text:c="8"/>System.out.println("Dog barks");</text:span></text:span></text:p>
      <text:p text:style-name="P25"><text:span text:style-name="Source_20_Text"><text:span text:style-name="T47"><text:s text:c="4"/>}</text:span></text:span></text:p>
      <text:p text:style-name="P25"><text:span text:style-name="Source_20_Text"><text:span text:style-name="T47">}</text:span></text:span></text:p>
      <text:p text:style-name="P27"/>
      <text:p text:style-name="P25"><text:span text:style-name="Source_20_Text"><text:span text:style-name="T47">public class Main {</text:span></text:span></text:p>
      <text:p text:style-name="P25"><text:soft-page-break/><text:span text:style-name="Source_20_Text"><text:span text:style-name="T47"><text:s text:c="4"/>public static void main(String[] args) {</text:span></text:span></text:p>
      <text:p text:style-name="P25"><text:span text:style-name="Source_20_Text"><text:span text:style-name="T47"><text:s text:c="8"/>Animal myAnimal = new Dog(); <text:s/>// Ссылаемся на объект типа Animal, но создаём объект типа Dog</text:span></text:span></text:p>
      <text:p text:style-name="P25"><text:span text:style-name="Source_20_Text"><text:span text:style-name="T47"><text:s text:c="8"/>myAnimal.makeSound(); <text:s/>// Выведет: Dog barks</text:span></text:span></text:p>
      <text:p text:style-name="P25"><text:span text:style-name="Source_20_Text"><text:span text:style-name="T47"><text:s text:c="4"/>}</text:span></text:span></text:p>
      <text:p text:style-name="P26"><text:span text:style-name="Source_20_Text"><text:span text:style-name="T47">}</text:span></text:span></text:p>
      <text:p text:style-name="Text_20_body"><text:span text:style-name="T28">В этом примере переменная типа </text:span><text:span text:style-name="Source_20_Text"><text:span text:style-name="T28">Animal</text:span></text:span><text:span text:style-name="T28"> ссылается на объект типа </text:span><text:span text:style-name="Source_20_Text"><text:span text:style-name="T28">Dog</text:span></text:span><text:span text:style-name="T28">, и при вызове метода </text:span><text:span text:style-name="Source_20_Text"><text:span text:style-name="T28">makeSound()</text:span></text:span><text:span text:style-name="T28"> выполняется метод, переопределённый в дочернем классе </text:span><text:span text:style-name="Source_20_Text"><text:span text:style-name="T28">Dog</text:span></text:span><text:span text:style-name="T28">.</text:span></text:p>
      <text:h text:style-name="P5" text:outline-level="3">Заключение</text:h>
      <text:p text:style-name="Text_20_body"><text:span text:style-name="T28">Наследование — это один из важнейших принципов объектно-ориентированного программирования в Java. Оно позволяет создавать иерархию классов, упрощает повторное использование кода, делает код более организованным и облегчает его поддержку. Наследование в Java поддерживает ключевые принципы, такие как </text:span><text:span text:style-name="Strong_20_Emphasis"><text:span text:style-name="T28">переопределение методов</text:span></text:span><text:span text:style-name="T28"> и </text:span><text:span text:style-name="Strong_20_Emphasis"><text:span text:style-name="T28">полиморфизм</text:span></text:span><text:span text:style-name="T28">, что позволяет создавать гибкие и масштабируемые программы.</text:span></text:p>
      <text:p text:style-name="P65"/>
      <text:p text:style-name="P65"/>
      <text:p text:style-name="P64">7. Консольные приложения и графический интерфейс</text:p>
      <text:p text:style-name="P8"><text:span text:style-name="T2">В Java можно разрабатывать как консольные приложения, так и графические приложения с пользовательским интерфейсом (GUI). Оба типа приложений имеют свои особенности и области применения.</text:span></text:p>
      <text:h text:style-name="Heading_20_3" text:outline-level="3"><text:span text:style-name="T29">1. </text:span><text:span text:style-name="Strong_20_Emphasis"><text:span text:style-name="T29">Консольные приложения</text:span></text:span></text:h>
      <text:p text:style-name="Text_20_body"><text:span text:style-name="Strong_20_Emphasis"><text:span text:style-name="T28">Консольные приложения</text:span></text:span><text:span text:style-name="T28"> — это программы, которые взаимодействуют с пользователем через текстовый интерфейс в командной строке (терминале). Основными средствами для работы с консолью в Java являются классы </text:span><text:span text:style-name="Source_20_Text"><text:span text:style-name="T28">System.out</text:span></text:span><text:span text:style-name="T28"> для вывода и </text:span><text:span text:style-name="Source_20_Text"><text:span text:style-name="T28">Scanner</text:span></text:span><text:span text:style-name="T28"> для ввода.</text:span></text:p>
      <text:h text:style-name="P6" text:outline-level="4">Пример консольного приложения:</text:h>
      <text:p text:style-name="P23"><text:span text:style-name="Source_20_Text"><text:span text:style-name="T47">import java.util.Scanner;</text:span></text:span></text:p>
      <text:p text:style-name="P27"/>
      <text:p text:style-name="P25"><text:span text:style-name="Source_20_Text"><text:span text:style-name="T47">public class ConsoleApp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ние объекта Scanner для ввода данных</text:span></text:span></text:p>
      <text:p text:style-name="P25"><text:span text:style-name="Source_20_Text"><text:span text:style-name="T47"><text:s text:c="8"/>Scanner scanner = new Scanner(System.in);</text:span></text:span></text:p>
      <text:p text:style-name="P27"/>
      <text:p text:style-name="P25"><text:span text:style-name="Source_20_Text"><text:span text:style-name="T47"><text:s text:c="8"/>// Ввод данных</text:span></text:span></text:p>
      <text:p text:style-name="P25"><text:span text:style-name="Source_20_Text"><text:span text:style-name="T47"><text:s text:c="8"/>System.out.print("Введите ваше имя: ");</text:span></text:span></text:p>
      <text:p text:style-name="P25"><text:span text:style-name="Source_20_Text"><text:span text:style-name="T47"><text:s text:c="8"/>String name = scanner.nextLine();</text:span></text:span></text:p>
      <text:p text:style-name="P25"><text:span text:style-name="Source_20_Text"><text:span text:style-name="T47"><text:s text:c="8"/></text:span></text:span></text:p>
      <text:p text:style-name="P25"><text:span text:style-name="Source_20_Text"><text:span text:style-name="T47"><text:s text:c="8"/>System.out.print("Введите ваш возраст: ");</text:span></text:span></text:p>
      <text:p text:style-name="P25"><text:span text:style-name="Source_20_Text"><text:span text:style-name="T47"><text:s text:c="8"/>int age = scanner.nextInt();</text:span></text:span></text:p>
      <text:p text:style-name="P25"><text:span text:style-name="Source_20_Text"><text:span text:style-name="T47"><text:s text:c="8"/></text:span></text:span></text:p>
      <text:p text:style-name="P25"><text:span text:style-name="Source_20_Text"><text:span text:style-name="T47"><text:s text:c="8"/>// Вывод данных</text:span></text:span></text:p>
      <text:p text:style-name="P25"><text:span text:style-name="Source_20_Text"><text:span text:style-name="T47"><text:s text:c="8"/>System.out.println("Здравствуйте, " + name + ". Ваш возраст: " + age + " лет.");</text:span></text:span></text:p>
      <text:p text:style-name="P25"><text:span text:style-name="Source_20_Text"><text:span text:style-name="T47"><text:s text:c="8"/></text:span></text:span></text:p>
      <text:p text:style-name="P25"><text:span text:style-name="Source_20_Text"><text:span text:style-name="T47"><text:s text:c="8"/>scanner.close(); // Закрытие объекта Scanner</text:span></text:span></text:p>
      <text:p text:style-name="P25"><text:span text:style-name="Source_20_Text"><text:span text:style-name="T47"><text:s text:c="4"/>}</text:span></text:span></text:p>
      <text:p text:style-name="P26"><text:span text:style-name="Source_20_Text"><text:span text:style-name="T47">}</text:span></text:span></text:p>
      <text:p text:style-name="P10">В этом примере:</text:p>
      <text:list text:style-name="L56">
        <text:list-item>
          <text:p text:style-name="P188">Программа запрашивает имя и возраст пользователя.</text:p>
        </text:list-item>
        <text:list-item>
          <text:p text:style-name="P271"><text:soft-page-break/><text:span text:style-name="T28">Ввод осуществляется с помощью объекта </text:span><text:span text:style-name="Source_20_Text"><text:span text:style-name="T28">Scanner</text:span></text:span><text:span text:style-name="T28">.</text:span></text:p>
        </text:list-item>
        <text:list-item>
          <text:p text:style-name="P270"><text:span text:style-name="T28">Результат выводится на экран с помощью </text:span><text:span text:style-name="Source_20_Text"><text:span text:style-name="T28">System.out.println()</text:span></text:span><text:span text:style-name="T28">.</text:span></text:p>
        </text:list-item>
      </text:list>
      <text:h text:style-name="P6" text:outline-level="4">Преимущества консольных приложений:</text:h>
      <text:list text:style-name="L57">
        <text:list-item>
          <text:p text:style-name="P189">Простота реализации.</text:p>
        </text:list-item>
        <text:list-item>
          <text:p text:style-name="P189">Лёгкость в отладке.</text:p>
        </text:list-item>
        <text:list-item>
          <text:p text:style-name="P189">Быстрота выполнения для простых задач.</text:p>
        </text:list-item>
        <text:list-item>
          <text:p text:style-name="P190">Используются в автоматизации, системах мониторинга и администрирования.</text:p>
        </text:list-item>
      </text:list>
      <text:h text:style-name="P6" text:outline-level="4">Ограничения консольных приложений:</text:h>
      <text:list text:style-name="L58">
        <text:list-item>
          <text:p text:style-name="P191">Нет графического интерфейса.</text:p>
        </text:list-item>
        <text:list-item>
          <text:p text:style-name="P192">Ограниченные возможности для взаимодействия с пользователем.</text:p>
        </text:list-item>
      </text:list>
      <text:h text:style-name="Heading_20_3" text:outline-level="3"><text:span text:style-name="T29">2. </text:span><text:span text:style-name="Strong_20_Emphasis"><text:span text:style-name="T29">Графический интерфейс пользователя (GUI)</text:span></text:span></text:h>
      <text:p text:style-name="Text_20_body"><text:span text:style-name="T28">Графические приложения обеспечивают более сложный и удобный интерфейс с визуальными элементами, такими как окна, кнопки, поля ввода, меню и т.д. В Java для разработки GUI-приложений обычно используется </text:span><text:span text:style-name="Strong_20_Emphasis"><text:span text:style-name="T28">Swing</text:span></text:span><text:span text:style-name="T28"> или </text:span><text:span text:style-name="Strong_20_Emphasis"><text:span text:style-name="T28">JavaFX</text:span></text:span><text:span text:style-name="T28">.</text:span></text:p>
      <text:h text:style-name="P6" text:outline-level="4">Основные компоненты GUI:</text:h>
      <text:list text:style-name="L59">
        <text:list-item>
          <text:p text:style-name="P273"><text:span text:style-name="Strong_20_Emphasis"><text:span text:style-name="T28">Окна</text:span></text:span><text:span text:style-name="T28">: представляют собой контейнеры для других компонентов (кнопок, текстовых полей и т.д.).</text:span></text:p>
        </text:list-item>
        <text:list-item>
          <text:p text:style-name="P273"><text:span text:style-name="Strong_20_Emphasis"><text:span text:style-name="T28">Кнопки</text:span></text:span><text:span text:style-name="T28">: позволяют пользователю инициировать действия.</text:span></text:p>
        </text:list-item>
        <text:list-item>
          <text:p text:style-name="P273"><text:span text:style-name="Strong_20_Emphasis"><text:span text:style-name="T28">Текстовые поля</text:span></text:span><text:span text:style-name="T28">: позволяют пользователю вводить текст.</text:span></text:p>
        </text:list-item>
        <text:list-item>
          <text:p text:style-name="P273"><text:span text:style-name="Strong_20_Emphasis"><text:span text:style-name="T28">Метки (Labels)</text:span></text:span><text:span text:style-name="T28">: отображают текст или изображения.</text:span></text:p>
        </text:list-item>
        <text:list-item>
          <text:p text:style-name="P272"><text:span text:style-name="Strong_20_Emphasis"><text:span text:style-name="T28">Списки (JList, JComboBox)</text:span></text:span><text:span text:style-name="T28">: позволяют выбирать один или несколько элементов.</text:span></text:p>
        </text:list-item>
      </text:list>
      <text:h text:style-name="Heading_20_4" text:outline-level="4"><text:span text:style-name="T28">Пример простого графического приложения с использованием </text:span><text:span text:style-name="Strong_20_Emphasis"><text:span text:style-name="T28">Swing</text:span></text:span><text:span text:style-name="T28">:</text:span></text:h>
      <text:p text:style-name="P23"><text:span text:style-name="Source_20_Text"><text:span text:style-name="T47">import javax.swing.*;</text:span></text:span></text:p>
      <text:p text:style-name="P25"><text:span text:style-name="Source_20_Text"><text:span text:style-name="T47">import java.awt.event.ActionEvent;</text:span></text:span></text:p>
      <text:p text:style-name="P25"><text:span text:style-name="Source_20_Text"><text:span text:style-name="T47">import java.awt.event.ActionListener;</text:span></text:span></text:p>
      <text:p text:style-name="P27"/>
      <text:p text:style-name="P25"><text:span text:style-name="Source_20_Text"><text:span text:style-name="T47">public class GuiApp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ние окна</text:span></text:span></text:p>
      <text:p text:style-name="P25"><text:span text:style-name="Source_20_Text"><text:span text:style-name="T47"><text:s text:c="8"/>JFrame frame = new JFrame("Пример GUI приложения");</text:span></text:span></text:p>
      <text:p text:style-name="P25"><text:span text:style-name="Source_20_Text"><text:span text:style-name="T47"><text:s text:c="8"/>frame.setSize(400, 200); <text:s/>// Размер окна</text:span></text:span></text:p>
      <text:p text:style-name="P25"><text:span text:style-name="Source_20_Text"><text:span text:style-name="T47"><text:s text:c="8"/>frame.setDefaultCloseOperation(JFrame.EXIT_ON_CLOSE);</text:span></text:span></text:p>
      <text:p text:style-name="P27"/>
      <text:p text:style-name="P25"><text:span text:style-name="Source_20_Text"><text:span text:style-name="T47"><text:s text:c="8"/>// Создание панели (панель используется для размещения компонентов)</text:span></text:span></text:p>
      <text:p text:style-name="P25"><text:span text:style-name="Source_20_Text"><text:span text:style-name="T47"><text:s text:c="8"/>JPanel panel = new JPanel();</text:span></text:span></text:p>
      <text:p text:style-name="P27"/>
      <text:p text:style-name="P25"><text:span text:style-name="Source_20_Text"><text:span text:style-name="T47"><text:s text:c="8"/>// Создание компонента (метки и кнопки)</text:span></text:span></text:p>
      <text:p text:style-name="P25"><text:span text:style-name="Source_20_Text"><text:span text:style-name="T47"><text:s text:c="8"/>JLabel label = new JLabel("Введите ваше имя:");</text:span></text:span></text:p>
      <text:p text:style-name="P25"><text:span text:style-name="Source_20_Text"><text:span text:style-name="T47"><text:s text:c="8"/>JTextField textField = new JTextField(20);</text:span></text:span></text:p>
      <text:p text:style-name="P25"><text:span text:style-name="Source_20_Text"><text:span text:style-name="T47"><text:s text:c="8"/>JButton button = new JButton("Приветствие");</text:span></text:span></text:p>
      <text:p text:style-name="P27"/>
      <text:p text:style-name="P25"><text:span text:style-name="Source_20_Text"><text:span text:style-name="T47"><text:s text:c="8"/>// Добавление компонентов в панель</text:span></text:span></text:p>
      <text:p text:style-name="P25"><text:span text:style-name="Source_20_Text"><text:span text:style-name="T47"><text:s text:c="8"/>panel.add(label);</text:span></text:span></text:p>
      <text:p text:style-name="P25"><text:span text:style-name="Source_20_Text"><text:span text:style-name="T47"><text:s text:c="8"/>panel.add(textField);</text:span></text:span></text:p>
      <text:p text:style-name="P25"><text:span text:style-name="Source_20_Text"><text:span text:style-name="T47"><text:s text:c="8"/>panel.add(button);</text:span></text:span></text:p>
      <text:p text:style-name="P27"><text:soft-page-break/></text:p>
      <text:p text:style-name="P25"><text:span text:style-name="Source_20_Text"><text:span text:style-name="T47"><text:s text:c="8"/>// Добавление панели в окно</text:span></text:span></text:p>
      <text:p text:style-name="P25"><text:span text:style-name="Source_20_Text"><text:span text:style-name="T47"><text:s text:c="8"/>frame.add(panel);</text:span></text:span></text:p>
      <text:p text:style-name="P27"/>
      <text:p text:style-name="P25"><text:span text:style-name="Source_20_Text"><text:span text:style-name="T47"><text:s text:c="8"/>// Обработчик события для кнопки</text:span></text:span></text:p>
      <text:p text:style-name="P25"><text:span text:style-name="Source_20_Text"><text:span text:style-name="T47"><text:s text:c="8"/>button.addActionListener(new ActionListener() {</text:span></text:span></text:p>
      <text:p text:style-name="P25"><text:span text:style-name="Source_20_Text"><text:span text:style-name="T47"><text:s text:c="12"/>@Override</text:span></text:span></text:p>
      <text:p text:style-name="P25"><text:span text:style-name="Source_20_Text"><text:span text:style-name="T47"><text:s text:c="12"/>public void actionPerformed(ActionEvent e) {</text:span></text:span></text:p>
      <text:p text:style-name="P25"><text:span text:style-name="Source_20_Text"><text:span text:style-name="T47"><text:s text:c="16"/>String name = textField.getText(); <text:s/>// Получение текста из поля ввода</text:span></text:span></text:p>
      <text:p text:style-name="P25"><text:span text:style-name="Source_20_Text"><text:span text:style-name="T47"><text:s text:c="16"/>JOptionPane.showMessageDialog(frame, "Здравствуйте, " + name + "!");</text:span></text:span></text:p>
      <text:p text:style-name="P25"><text:span text:style-name="Source_20_Text"><text:span text:style-name="T47"><text:s text:c="12"/>}</text:span></text:span></text:p>
      <text:p text:style-name="P25"><text:span text:style-name="Source_20_Text"><text:span text:style-name="T47"><text:s text:c="8"/>});</text:span></text:span></text:p>
      <text:p text:style-name="P27"/>
      <text:p text:style-name="P25"><text:span text:style-name="Source_20_Text"><text:span text:style-name="T47"><text:s text:c="8"/>// Отображение окна</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p text:style-name="P10">В этом примере:</text:p>
      <text:list text:style-name="L60">
        <text:list-item>
          <text:p text:style-name="P275"><text:span text:style-name="T28">Мы создаём окно (</text:span><text:span text:style-name="Source_20_Text"><text:span text:style-name="T28">JFrame</text:span></text:span><text:span text:style-name="T28">) и панель (</text:span><text:span text:style-name="Source_20_Text"><text:span text:style-name="T28">JPanel</text:span></text:span><text:span text:style-name="T28">), на которой располагаются элементы управления.</text:span></text:p>
        </text:list-item>
        <text:list-item>
          <text:p text:style-name="P275"><text:span text:style-name="T28">Используется метка (</text:span><text:span text:style-name="Source_20_Text"><text:span text:style-name="T28">JLabel</text:span></text:span><text:span text:style-name="T28">) для отображения текста, поле ввода (</text:span><text:span text:style-name="Source_20_Text"><text:span text:style-name="T28">JTextField</text:span></text:span><text:span text:style-name="T28">) для ввода имени и кнопка (</text:span><text:span text:style-name="Source_20_Text"><text:span text:style-name="T28">JButton</text:span></text:span><text:span text:style-name="T28">), которая вызывает событие при нажатии.</text:span></text:p>
        </text:list-item>
        <text:list-item>
          <text:p text:style-name="P274"><text:span text:style-name="T28">При нажатии на кнопку появляется окно с приветствием, используя </text:span><text:span text:style-name="Source_20_Text"><text:span text:style-name="T28">JOptionPane</text:span></text:span><text:span text:style-name="T28">.</text:span></text:p>
        </text:list-item>
      </text:list>
      <text:h text:style-name="P6" text:outline-level="4">Преимущества графических приложений:</text:h>
      <text:list text:style-name="L61">
        <text:list-item>
          <text:p text:style-name="P193">Удобный пользовательский интерфейс.</text:p>
        </text:list-item>
        <text:list-item>
          <text:p text:style-name="P193">Возможность работы с визуальными элементами (кнопки, окна, изображения).</text:p>
        </text:list-item>
        <text:list-item>
          <text:p text:style-name="P194">Многофункциональность: могут включать в себя сложные интерфейсы с панелями, меню, окнами.</text:p>
        </text:list-item>
      </text:list>
      <text:h text:style-name="P6" text:outline-level="4">Ограничения графических приложений:</text:h>
      <text:list text:style-name="L62">
        <text:list-item>
          <text:p text:style-name="P195">Требуют больше ресурсов, чем консольные приложения.</text:p>
        </text:list-item>
        <text:list-item>
          <text:p text:style-name="P195">Более сложны в разработке и отладке.</text:p>
        </text:list-item>
        <text:list-item>
          <text:p text:style-name="P196">Могут быть не совместимы с некоторыми платформами, если не используется кросс-платформенная библиотека (например, JavaFX или Swing).</text:p>
        </text:list-item>
      </text:list>
      <text:h text:style-name="Heading_20_3" text:outline-level="3"><text:span text:style-name="T29">3. </text:span><text:span text:style-name="Strong_20_Emphasis"><text:span text:style-name="T29">Сравнение консольных приложений и GUI</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text:span text:style-name="T28">Характеристика</text:span></text:span></text:p>
            </table:table-cell>
            <table:table-cell table:style-name="Table1.A1" office:value-type="string">
              <text:p text:style-name="Table_20_Heading"><text:span text:style-name="Strong_20_Emphasis"><text:span text:style-name="T28">Консольное приложение</text:span></text:span></text:p>
            </table:table-cell>
            <table:table-cell table:style-name="Table1.A1" office:value-type="string">
              <text:p text:style-name="Table_20_Heading"><text:span text:style-name="Strong_20_Emphasis"><text:span text:style-name="T28">Графическое приложение (GUI)</text:span></text:span></text:p>
            </table:table-cell>
          </table:table-row>
        </table:table-header-rows>
        <table:table-row>
          <table:table-cell table:style-name="Table1.A1" office:value-type="string">
            <text:p text:style-name="Table_20_Contents"><text:span text:style-name="Strong_20_Emphasis"><text:span text:style-name="T28">Простота разработки</text:span></text:span></text:p>
          </table:table-cell>
          <table:table-cell table:style-name="Table1.A1" office:value-type="string">
            <text:p text:style-name="P9">Простое, быстрое создание</text:p>
          </table:table-cell>
          <table:table-cell table:style-name="Table1.A1" office:value-type="string">
            <text:p text:style-name="P9">Более сложное и трудоёмкое создание</text:p>
          </table:table-cell>
        </table:table-row>
        <table:table-row>
          <table:table-cell table:style-name="Table1.A1" office:value-type="string">
            <text:p text:style-name="Table_20_Contents"><text:span text:style-name="Strong_20_Emphasis"><text:span text:style-name="T28">Интерфейс пользователя</text:span></text:span></text:p>
          </table:table-cell>
          <table:table-cell table:style-name="Table1.A1" office:value-type="string">
            <text:p text:style-name="P9">Текстовый, ограниченный</text:p>
          </table:table-cell>
          <table:table-cell table:style-name="Table1.A1" office:value-type="string">
            <text:p text:style-name="P9">Визуальный, удобный и наглядный</text:p>
          </table:table-cell>
        </table:table-row>
        <table:table-row>
          <table:table-cell table:style-name="Table1.A1" office:value-type="string">
            <text:p text:style-name="Table_20_Contents"><text:span text:style-name="Strong_20_Emphasis"><text:span text:style-name="T28">Ресурсы</text:span></text:span></text:p>
          </table:table-cell>
          <table:table-cell table:style-name="Table1.A1" office:value-type="string">
            <text:p text:style-name="P9">Меньше ресурсов</text:p>
          </table:table-cell>
          <table:table-cell table:style-name="Table1.A1" office:value-type="string">
            <text:p text:style-name="P9">Требует больше системных ресурсов</text:p>
          </table:table-cell>
        </table:table-row>
        <table:table-row>
          <table:table-cell table:style-name="Table1.A1" office:value-type="string">
            <text:p text:style-name="Table_20_Contents"><text:span text:style-name="Strong_20_Emphasis"><text:span text:style-name="T28">Мобильность</text:span></text:span></text:p>
          </table:table-cell>
          <table:table-cell table:style-name="Table1.A1" office:value-type="string">
            <text:p text:style-name="P9">Простой и быстрый на всех устройствах</text:p>
          </table:table-cell>
          <table:table-cell table:style-name="Table1.A1" office:value-type="string">
            <text:p text:style-name="P9">Может требовать специфических библиотек и зависимостей</text:p>
          </table:table-cell>
        </table:table-row>
        <table:table-row>
          <table:table-cell table:style-name="Table1.A1" office:value-type="string">
            <text:p text:style-name="Table_20_Contents"><text:span text:style-name="Strong_20_Emphasis"><text:span text:style-name="T28">Применение</text:span></text:span></text:p>
          </table:table-cell>
          <table:table-cell table:style-name="Table1.A1" office:value-type="string">
            <text:p text:style-name="P9">Автоматизация, серверные приложения</text:p>
          </table:table-cell>
          <table:table-cell table:style-name="Table1.A1" office:value-type="string">
            <text:p text:style-name="P9">Визуальные приложения, игры, интерфейсы для пользователей</text:p>
          </table:table-cell>
        </table:table-row>
      </table:table>
      <text:h text:style-name="Heading_20_3" text:outline-level="3"><text:soft-page-break/><text:span text:style-name="T29">4. </text:span><text:span text:style-name="Strong_20_Emphasis"><text:span text:style-name="T29">JavaFX как альтернатива Swing</text:span></text:span></text:h>
      <text:p text:style-name="Text_20_body"><text:span text:style-name="Source_20_Text"><text:span text:style-name="T28">JavaFX</text:span></text:span><text:span text:style-name="T28"> — это более современная альтернатива </text:span><text:span text:style-name="Source_20_Text"><text:span text:style-name="T28">Swing</text:span></text:span><text:span text:style-name="T28">, которая поддерживает создание графических приложений с улучшенной производительностью и дополнительными возможностями, такими как анимации, графика, поддержка мультимедиа и т.д.</text:span></text:p>
      <text:p text:style-name="Text_20_body"><text:span text:style-name="T28">Пример простого приложения на </text:span><text:span text:style-name="Source_20_Text"><text:span text:style-name="T28">JavaFX</text:span></text:span><text:span text:style-name="T28">:</text:span></text:p>
      <text:p text:style-name="P23"><text:span text:style-name="Source_20_Text"><text:span text:style-name="T47">import javafx.application.Application;</text:span></text:span></text:p>
      <text:p text:style-name="P25"><text:span text:style-name="Source_20_Text"><text:span text:style-name="T47">import javafx.scene.Scene;</text:span></text:span></text:p>
      <text:p text:style-name="P25"><text:span text:style-name="Source_20_Text"><text:span text:style-name="T47">import javafx.scene.control.Button;</text:span></text:span></text:p>
      <text:p text:style-name="P25"><text:span text:style-name="Source_20_Text"><text:span text:style-name="T47">import javafx.scene.layout.StackPane;</text:span></text:span></text:p>
      <text:p text:style-name="P25"><text:span text:style-name="Source_20_Text"><text:span text:style-name="T47">import javafx.stage.Stage;</text:span></text:span></text:p>
      <text:p text:style-name="P27"/>
      <text:p text:style-name="P25"><text:span text:style-name="Source_20_Text"><text:span text:style-name="T47">public class JavaFXApp extends Application {</text:span></text:span></text:p>
      <text:p text:style-name="P25"><text:span text:style-name="Source_20_Text"><text:span text:style-name="T47"><text:s text:c="4"/>public static void main(String[] args) {</text:span></text:span></text:p>
      <text:p text:style-name="P25"><text:span text:style-name="Source_20_Text"><text:span text:style-name="T47"><text:s text:c="8"/>launch(args);</text:span></text:span></text:p>
      <text:p text:style-name="P25"><text:span text:style-name="Source_20_Text"><text:span text:style-name="T47"><text:s text:c="4"/>}</text:span></text:span></text:p>
      <text:p text:style-name="P27"/>
      <text:p text:style-name="P25"><text:span text:style-name="Source_20_Text"><text:span text:style-name="T47"><text:s text:c="4"/>@Override</text:span></text:span></text:p>
      <text:p text:style-name="P25"><text:span text:style-name="Source_20_Text"><text:span text:style-name="T47"><text:s text:c="4"/>public void start(Stage primaryStage) {</text:span></text:span></text:p>
      <text:p text:style-name="P25"><text:span text:style-name="Source_20_Text"><text:span text:style-name="T47"><text:s text:c="8"/>// Создание кнопки</text:span></text:span></text:p>
      <text:p text:style-name="P25"><text:span text:style-name="Source_20_Text"><text:span text:style-name="T47"><text:s text:c="8"/>Button btn = new Button();</text:span></text:span></text:p>
      <text:p text:style-name="P25"><text:span text:style-name="Source_20_Text"><text:span text:style-name="T47"><text:s text:c="8"/>btn.setText("Say 'Hello World'");</text:span></text:span></text:p>
      <text:p text:style-name="P25"><text:span text:style-name="Source_20_Text"><text:span text:style-name="T47"><text:s text:c="8"/>btn.setOnAction(e -&gt; System.out.println("Hello World"));</text:span></text:span></text:p>
      <text:p text:style-name="P27"/>
      <text:p text:style-name="P25"><text:span text:style-name="Source_20_Text"><text:span text:style-name="T47"><text:s text:c="8"/>// Создание контейнера</text:span></text:span></text:p>
      <text:p text:style-name="P25"><text:span text:style-name="Source_20_Text"><text:span text:style-name="T47"><text:s text:c="8"/>StackPane root = new StackPane();</text:span></text:span></text:p>
      <text:p text:style-name="P25"><text:span text:style-name="Source_20_Text"><text:span text:style-name="T47"><text:s text:c="8"/>root.getChildren().add(btn);</text:span></text:span></text:p>
      <text:p text:style-name="P27"/>
      <text:p text:style-name="P25"><text:span text:style-name="Source_20_Text"><text:span text:style-name="T47"><text:s text:c="8"/>// Создание сцены и установка её в окно</text:span></text:span></text:p>
      <text:p text:style-name="P25"><text:span text:style-name="Source_20_Text"><text:span text:style-name="T47"><text:s text:c="8"/>Scene scene = new Scene(root, 300, 250);</text:span></text:span></text:p>
      <text:p text:style-name="P25"><text:span text:style-name="Source_20_Text"><text:span text:style-name="T47"><text:s text:c="8"/>primaryStage.setTitle("Hello JavaFX!");</text:span></text:span></text:p>
      <text:p text:style-name="P25"><text:span text:style-name="Source_20_Text"><text:span text:style-name="T47"><text:s text:c="8"/>primaryStage.setScene(scene);</text:span></text:span></text:p>
      <text:p text:style-name="P27"/>
      <text:p text:style-name="P25"><text:span text:style-name="Source_20_Text"><text:span text:style-name="T47"><text:s text:c="8"/>// Показ окна</text:span></text:span></text:p>
      <text:p text:style-name="P25"><text:span text:style-name="Source_20_Text"><text:span text:style-name="T47"><text:s text:c="8"/>primaryStage.show();</text:span></text:span></text:p>
      <text:p text:style-name="P25"><text:span text:style-name="Source_20_Text"><text:span text:style-name="T47"><text:s text:c="4"/>}</text:span></text:span></text:p>
      <text:p text:style-name="P26"><text:span text:style-name="Source_20_Text"><text:span text:style-name="T47">}</text:span></text:span></text:p>
      <text:p text:style-name="P30"><text:span text:style-name="T28">Здесь мы используем </text:span><text:span text:style-name="Source_20_Text"><text:span text:style-name="T28">JavaFX</text:span></text:span><text:span text:style-name="T28"> для создания простого окна с кнопкой, которая выводит сообщение в консоль при нажатии.</text:span></text:p>
      <text:p text:style-name="P11">Заключение</text:p>
      <text:p text:style-name="P10">В зависимости от типа приложения, можно выбирать между консольным и графическим интерфейсом:</text:p>
      <text:list text:style-name="L63">
        <text:list-item>
          <text:p text:style-name="P277"><text:span text:style-name="Strong_20_Emphasis"><text:span text:style-name="T28">Консольные приложения</text:span></text:span><text:span text:style-name="T28"> — это лучший выбор для простых, быстрых задач или программ с автоматизацией.</text:span></text:p>
        </text:list-item>
        <text:list-item>
          <text:p text:style-name="P276"><text:span text:style-name="Strong_20_Emphasis"><text:span text:style-name="T28">Графические приложения (GUI)</text:span></text:span><text:span text:style-name="T28"> обеспечивают более удобный и интуитивно понятный интерфейс для взаимодействия с пользователями и могут использоваться в более сложных приложениях, таких как игры, редакторы и системы с визуальными данными.</text:span></text:p>
        </text:list-item>
      </text:list>
      <text:p text:style-name="P10"/>
      <text:p text:style-name="P10"/>
      <text:p text:style-name="P22"><text:soft-page-break/>8. Диалоговые окно, способы использования и их отличие</text:p>
      <text:p text:style-name="P31"><text:span text:style-name="T28">В Java для создания диалоговых окон в графических приложениях чаще всего используются классы, предоставляемые </text:span><text:span text:style-name="Strong_20_Emphasis"><text:span text:style-name="T28">Swing</text:span></text:span><text:span text:style-name="T28"> или </text:span><text:span text:style-name="Strong_20_Emphasis"><text:span text:style-name="T28">JavaFX</text:span></text:span><text:span text:style-name="T28">. Диалоговые окна позволяют показывать пользователю сообщения, получать ввод данных или запрашивать подтверждения. В Swing для этих целей используются диалоговые окна из пакета </text:span><text:span text:style-name="Source_20_Text"><text:span text:style-name="T28">javax.swing.JOptionPane</text:span></text:span><text:span text:style-name="T28">, а в </text:span><text:span text:style-name="Strong_20_Emphasis"><text:span text:style-name="T28">JavaFX</text:span></text:span><text:span text:style-name="T28"> диалоговые окна создаются с использованием </text:span><text:span text:style-name="Source_20_Text"><text:span text:style-name="T28">Alert</text:span></text:span><text:span text:style-name="T28"> или </text:span><text:span text:style-name="Source_20_Text"><text:span text:style-name="T28">TextInputDialog</text:span></text:span><text:span text:style-name="T28">.</text:span></text:p>
      <text:h text:style-name="Heading_20_3" text:outline-level="3"><text:span text:style-name="T29">1. </text:span><text:span text:style-name="Strong_20_Emphasis"><text:span text:style-name="T29">Диалоговые окна в Swing (JOptionPane)</text:span></text:span></text:h>
      <text:p text:style-name="Text_20_body"><text:span text:style-name="Strong_20_Emphasis"><text:span text:style-name="T28">JOptionPane</text:span></text:span><text:span text:style-name="T28"> — это класс в библиотеке Swing, который предоставляет простые способы создания диалоговых окон для сообщений, ввода текста или получения подтверждения от пользователя.</text:span></text:p>
      <text:h text:style-name="Heading_20_4" text:outline-level="4"><text:span text:style-name="T28">Типы диалоговых окон в </text:span><text:span text:style-name="Source_20_Text"><text:span text:style-name="T28">JOptionPane</text:span></text:span><text:span text:style-name="T28">:</text:span></text:h>
      <text:list text:style-name="L64">
        <text:list-item>
          <text:p text:style-name="P279"><text:span text:style-name="Strong_20_Emphasis"><text:span text:style-name="T28">Сообщения</text:span></text:span><text:span text:style-name="T28">: выводит простое информационное сообщение.</text:span></text:p>
        </text:list-item>
        <text:list-item>
          <text:p text:style-name="P279"><text:span text:style-name="Strong_20_Emphasis"><text:span text:style-name="T28">Ввод текста</text:span></text:span><text:span text:style-name="T28">: позволяет пользователю ввести данные.</text:span></text:p>
        </text:list-item>
        <text:list-item>
          <text:p text:style-name="P279"><text:span text:style-name="Strong_20_Emphasis"><text:span text:style-name="T28">Подтверждение</text:span></text:span><text:span text:style-name="T28">: позволяет запросить подтверждение от пользователя (например, "Да" или "Нет").</text:span></text:p>
        </text:list-item>
        <text:list-item>
          <text:p text:style-name="P278"><text:span text:style-name="Strong_20_Emphasis"><text:span text:style-name="T28">Открытие/сохранение файла</text:span></text:span><text:span text:style-name="T28">: позволяет выбрать файл с помощью диалога.</text:span></text:p>
        </text:list-item>
      </text:list>
      <text:h text:style-name="P6" text:outline-level="4">Пример 1: Диалоговое окно с сообщением</text:h>
      <text:p text:style-name="P23"><text:span text:style-name="Source_20_Text"><text:span text:style-name="T47">import javax.swing.JOptionPane;</text:span></text:span></text:p>
      <text:p text:style-name="P27"/>
      <text:p text:style-name="P25"><text:span text:style-name="Source_20_Text"><text:span text:style-name="T47">public class MessageDialogExample {</text:span></text:span></text:p>
      <text:p text:style-name="P25"><text:span text:style-name="Source_20_Text"><text:span text:style-name="T47"><text:s text:c="4"/>public static void main(String[] args) {</text:span></text:span></text:p>
      <text:p text:style-name="P25"><text:span text:style-name="Source_20_Text"><text:span text:style-name="T47"><text:s text:c="8"/>// Показать информационное окно</text:span></text:span></text:p>
      <text:p text:style-name="P25"><text:span text:style-name="Source_20_Text"><text:span text:style-name="T47"><text:s text:c="8"/>JOptionPane.showMessageDialog(null, "Привет, мир!", "Информация", JOptionPane.INFORMATION_MESSAGE);</text:span></text:span></text:p>
      <text:p text:style-name="P25"><text:span text:style-name="Source_20_Text"><text:span text:style-name="T47"><text:s text:c="4"/>}</text:span></text:span></text:p>
      <text:p text:style-name="P26"><text:span text:style-name="Source_20_Text"><text:span text:style-name="T47">}</text:span></text:span></text:p>
      <text:list text:style-name="L65">
        <text:list-item>
          <text:p text:style-name="P281"><text:span text:style-name="Strong_20_Emphasis"><text:span text:style-name="T28">Метод </text:span></text:span><text:span text:style-name="Strong_20_Emphasis"><text:span text:style-name="Source_20_Text"><text:span text:style-name="T28">showMessageDialog</text:span></text:span></text:span><text:span text:style-name="T28">: Показывает окно с сообщением.</text:span></text:p>
        </text:list-item>
        <text:list-item>
          <text:p text:style-name="P280"><text:span text:style-name="T28">Параметры: родительский компонент (можно передать </text:span><text:span text:style-name="Source_20_Text"><text:span text:style-name="T28">null</text:span></text:span><text:span text:style-name="T28"> для центра экрана), текст сообщения, заголовок окна и тип сообщения (например, </text:span><text:span text:style-name="Source_20_Text"><text:span text:style-name="T28">INFORMATION_MESSAGE</text:span></text:span><text:span text:style-name="T28">, </text:span><text:span text:style-name="Source_20_Text"><text:span text:style-name="T28">ERROR_MESSAGE</text:span></text:span><text:span text:style-name="T28">, </text:span><text:span text:style-name="Source_20_Text"><text:span text:style-name="T28">WARNING_MESSAGE</text:span></text:span><text:span text:style-name="T28">).</text:span></text:p>
        </text:list-item>
      </text:list>
      <text:h text:style-name="P6" text:outline-level="4">Пример 2: Диалоговое окно для ввода данных</text:h>
      <text:p text:style-name="P7"/>
      <text:p text:style-name="P23"><text:span text:style-name="Source_20_Text"><text:span text:style-name="T47">import javax.swing.JOptionPane;</text:span></text:span></text:p>
      <text:p text:style-name="P27"/>
      <text:p text:style-name="P25"><text:span text:style-name="Source_20_Text"><text:span text:style-name="T47">public class InputDialogExample {</text:span></text:span></text:p>
      <text:p text:style-name="P25"><text:span text:style-name="Source_20_Text"><text:span text:style-name="T47"><text:s text:c="4"/>public static void main(String[] args) {</text:span></text:span></text:p>
      <text:p text:style-name="P25"><text:span text:style-name="Source_20_Text"><text:span text:style-name="T47"><text:s text:c="8"/>// Ввод данных</text:span></text:span></text:p>
      <text:p text:style-name="P25"><text:span text:style-name="Source_20_Text"><text:span text:style-name="T47"><text:s text:c="8"/>String name = JOptionPane.showInputDialog(null, "Введите ваше имя:");</text:span></text:span></text:p>
      <text:p text:style-name="P25"><text:span text:style-name="Source_20_Text"><text:span text:style-name="T47"><text:s text:c="8"/>System.out.println("Привет, " + name);</text:span></text:span></text:p>
      <text:p text:style-name="P25"><text:span text:style-name="Source_20_Text"><text:span text:style-name="T47"><text:s text:c="4"/>}</text:span></text:span></text:p>
      <text:p text:style-name="P26"><text:span text:style-name="Source_20_Text"><text:span text:style-name="T47">}</text:span></text:span></text:p>
      <text:list text:style-name="L66">
        <text:list-item>
          <text:p text:style-name="P282"><text:span text:style-name="Strong_20_Emphasis"><text:span text:style-name="T28">Метод </text:span></text:span><text:span text:style-name="Strong_20_Emphasis"><text:span text:style-name="Source_20_Text"><text:span text:style-name="T28">showInputDialog</text:span></text:span></text:span><text:span text:style-name="T28">: Показывает окно для ввода текста.</text:span></text:p>
        </text:list-item>
        <text:list-item>
          <text:p text:style-name="P198">Возвращаемое значение: строка, введенная пользователем.</text:p>
        </text:list-item>
      </text:list>
      <text:h text:style-name="P6" text:outline-level="4"><text:soft-page-break/>Пример 3: Диалоговое окно для подтверждения</text:h>
      <text:p text:style-name="P23"><text:span text:style-name="Source_20_Text"><text:span text:style-name="T47">import javax.swing.JOptionPane;</text:span></text:span></text:p>
      <text:p text:style-name="P27"/>
      <text:p text:style-name="P25"><text:span text:style-name="Source_20_Text"><text:span text:style-name="T47">public class ConfirmationDialogExample {</text:span></text:span></text:p>
      <text:p text:style-name="P25"><text:span text:style-name="Source_20_Text"><text:span text:style-name="T47"><text:s text:c="4"/>public static void main(String[] args) {</text:span></text:span></text:p>
      <text:p text:style-name="P25"><text:span text:style-name="Source_20_Text"><text:span text:style-name="T47"><text:s text:c="8"/>// Запросить подтверждение</text:span></text:span></text:p>
      <text:p text:style-name="P25"><text:span text:style-name="Source_20_Text"><text:span text:style-name="T47"><text:s text:c="8"/>int option = JOptionPane.showConfirmDialog(null, "Вы уверены, что хотите выйти?", "Подтверждение", JOptionPane.YES_NO_OPTION);</text:span></text:span></text:p>
      <text:p text:style-name="P25"><text:span text:style-name="Source_20_Text"><text:span text:style-name="T47"><text:s text:c="8"/></text:span></text:span></text:p>
      <text:p text:style-name="P25"><text:span text:style-name="Source_20_Text"><text:span text:style-name="T47"><text:s text:c="8"/>if (option == JOptionPane.YES_OPTION) {</text:span></text:span></text:p>
      <text:p text:style-name="P25"><text:span text:style-name="Source_20_Text"><text:span text:style-name="T47"><text:s text:c="12"/>System.out.println("Выход подтвержден.");</text:span></text:span></text:p>
      <text:p text:style-name="P25"><text:span text:style-name="Source_20_Text"><text:span text:style-name="T47"><text:s text:c="8"/>} else {</text:span></text:span></text:p>
      <text:p text:style-name="P25"><text:span text:style-name="Source_20_Text"><text:span text:style-name="T47"><text:s text:c="12"/>System.out.println("Выход отменен.");</text:span></text:span></text:p>
      <text:p text:style-name="P25"><text:span text:style-name="Source_20_Text"><text:span text:style-name="T47"><text:s text:c="8"/>}</text:span></text:span></text:p>
      <text:p text:style-name="P25"><text:span text:style-name="Source_20_Text"><text:span text:style-name="T47"><text:s text:c="4"/>}</text:span></text:span></text:p>
      <text:p text:style-name="P26"><text:span text:style-name="Source_20_Text"><text:span text:style-name="T47">}</text:span></text:span></text:p>
      <text:list text:style-name="L67">
        <text:list-item>
          <text:p text:style-name="P284"><text:span text:style-name="Strong_20_Emphasis"><text:span text:style-name="T28">Метод </text:span></text:span><text:span text:style-name="Strong_20_Emphasis"><text:span text:style-name="Source_20_Text"><text:span text:style-name="T28">showConfirmDialog</text:span></text:span></text:span><text:span text:style-name="T28">: Отображает окно с кнопками для подтверждения.</text:span></text:p>
        </text:list-item>
        <text:list-item>
          <text:p text:style-name="P284"><text:span text:style-name="T28">Параметры: родительский компонент, текст сообщения, заголовок окна, тип опций (например, </text:span><text:span text:style-name="Source_20_Text"><text:span text:style-name="T28">YES_NO_OPTION</text:span></text:span><text:span text:style-name="T28">).</text:span></text:p>
        </text:list-item>
        <text:list-item>
          <text:p text:style-name="P283"><text:span text:style-name="T28">Возвращаемое значение: ответ пользователя в виде константы (например, </text:span><text:span text:style-name="Source_20_Text"><text:span text:style-name="T28">YES_OPTION</text:span></text:span><text:span text:style-name="T28"> или </text:span><text:span text:style-name="Source_20_Text"><text:span text:style-name="T28">NO_OPTION</text:span></text:span><text:span text:style-name="T28">).</text:span></text:p>
        </text:list-item>
      </text:list>
      <text:h text:style-name="P6" text:outline-level="4">Пример 4: Диалоговое окно для выбора файла</text:h>
      <text:p text:style-name="P23"><text:span text:style-name="Source_20_Text"><text:span text:style-name="T47">import javax.swing.JFileChooser;</text:span></text:span></text:p>
      <text:p text:style-name="P25"><text:span text:style-name="Source_20_Text"><text:span text:style-name="T47">import javax.swing.JOptionPane;</text:span></text:span></text:p>
      <text:p text:style-name="P27"/>
      <text:p text:style-name="P25"><text:span text:style-name="Source_20_Text"><text:span text:style-name="T47">public class FileChooserDialogExample {</text:span></text:span></text:p>
      <text:p text:style-name="P25"><text:span text:style-name="Source_20_Text"><text:span text:style-name="T47"><text:s text:c="4"/>public static void main(String[] args) {</text:span></text:span></text:p>
      <text:p text:style-name="P25"><text:span text:style-name="Source_20_Text"><text:span text:style-name="T47"><text:s text:c="8"/>JFileChooser fileChooser = new JFileChooser();</text:span></text:span></text:p>
      <text:p text:style-name="P25"><text:span text:style-name="Source_20_Text"><text:span text:style-name="T47"><text:s text:c="8"/>int result = fileChooser.showOpenDialog(null); <text:s/>// Показать диалоговое окно открытия файла</text:span></text:span></text:p>
      <text:p text:style-name="P25"><text:span text:style-name="Source_20_Text"><text:span text:style-name="T47"><text:s text:c="8"/></text:span></text:span></text:p>
      <text:p text:style-name="P25"><text:span text:style-name="Source_20_Text"><text:span text:style-name="T47"><text:s text:c="8"/>if (result == JFileChooser.APPROVE_OPTION) {</text:span></text:span></text:p>
      <text:p text:style-name="P25"><text:span text:style-name="Source_20_Text"><text:span text:style-name="T47"><text:s text:c="12"/>JOptionPane.showMessageDialog(null, "Вы выбрали: " + fileChooser.getSelectedFile().getPath());</text:span></text:span></text:p>
      <text:p text:style-name="P25"><text:span text:style-name="Source_20_Text"><text:span text:style-name="T47"><text:s text:c="8"/>}</text:span></text:span></text:p>
      <text:p text:style-name="P25"><text:span text:style-name="Source_20_Text"><text:span text:style-name="T47"><text:s text:c="4"/>}</text:span></text:span></text:p>
      <text:p text:style-name="P26"><text:span text:style-name="Source_20_Text"><text:span text:style-name="T47">}</text:span></text:span></text:p>
      <text:list text:style-name="L68">
        <text:list-item>
          <text:p text:style-name="P285"><text:span text:style-name="Strong_20_Emphasis"><text:span text:style-name="T28">JFileChooser</text:span></text:span><text:span text:style-name="T28"> позволяет пользователю выбрать файл или директорию с помощью стандартного диалогового окна для открытия или сохранения файлов.</text:span></text:p>
        </text:list-item>
      </text:list>
      <text:h text:style-name="Heading_20_3" text:outline-level="3"><text:span text:style-name="T29">2. </text:span><text:span text:style-name="Strong_20_Emphasis"><text:span text:style-name="T29">Диалоговые окна в JavaFX</text:span></text:span></text:h>
      <text:p text:style-name="Text_20_body"><text:span text:style-name="T28">В JavaFX диалоговые окна создаются с использованием классов, таких как </text:span><text:span text:style-name="Source_20_Text"><text:span text:style-name="T28">Alert</text:span></text:span><text:span text:style-name="T28">, </text:span><text:span text:style-name="Source_20_Text"><text:span text:style-name="T28">TextInputDialog</text:span></text:span><text:span text:style-name="T28">, и </text:span><text:span text:style-name="Source_20_Text"><text:span text:style-name="T28">FileChooser</text:span></text:span><text:span text:style-name="T28">. JavaFX предоставляет больше возможностей для кастомизации и гибкости.</text:span></text:p>
      <text:h text:style-name="P6" text:outline-level="4">Пример 1: Диалоговое окно с сообщением (Alert)</text:h>
      <text:p text:style-name="P23"><text:span text:style-name="Source_20_Text"><text:span text:style-name="T47">import javafx.application.Application;</text:span></text:span></text:p>
      <text:p text:style-name="P25"><text:span text:style-name="Source_20_Text"><text:span text:style-name="T47">import javafx.scene.Scene;</text:span></text:span></text:p>
      <text:p text:style-name="P25"><text:span text:style-name="Source_20_Text"><text:span text:style-name="T47">import javafx.scene.control.Alert;</text:span></text:span></text:p>
      <text:p text:style-name="P25"><text:span text:style-name="Source_20_Text"><text:span text:style-name="T47">import javafx.scene.control.Alert.AlertType;</text:span></text:span></text:p>
      <text:p text:style-name="P25"><text:span text:style-name="Source_20_Text"><text:span text:style-name="T47">import javafx.stage.Stage;</text:span></text:span></text:p>
      <text:p text:style-name="P27"/>
      <text:p text:style-name="P25"><text:span text:style-name="Source_20_Text"><text:span text:style-name="T47">public class MessageDialogExample extends Application {</text:span></text:span></text:p>
      <text:p text:style-name="P25"><text:span text:style-name="Source_20_Text"><text:span text:style-name="T47"><text:s text:c="4"/>@Override</text:span></text:span></text:p>
      <text:p text:style-name="P25"><text:soft-page-break/><text:span text:style-name="Source_20_Text"><text:span text:style-name="T47"><text:s text:c="4"/>public void start(Stage primaryStage) {</text:span></text:span></text:p>
      <text:p text:style-name="P25"><text:span text:style-name="Source_20_Text"><text:span text:style-name="T47"><text:s text:c="8"/>// Создание диалогового окна с сообщением</text:span></text:span></text:p>
      <text:p text:style-name="P25"><text:span text:style-name="Source_20_Text"><text:span text:style-name="T47"><text:s text:c="8"/>Alert alert = new Alert(AlertType.INFORMATION);</text:span></text:span></text:p>
      <text:p text:style-name="P25"><text:span text:style-name="Source_20_Text"><text:span text:style-name="T47"><text:s text:c="8"/>alert.setTitle("Информация");</text:span></text:span></text:p>
      <text:p text:style-name="P25"><text:span text:style-name="Source_20_Text"><text:span text:style-name="T47"><text:s text:c="8"/>alert.setHeaderText(null);</text:span></text:span></text:p>
      <text:p text:style-name="P25"><text:span text:style-name="Source_20_Text"><text:span text:style-name="T47"><text:s text:c="8"/>alert.setContentText("Привет, мир!");</text:span></text:span></text:p>
      <text:p text:style-name="P25"><text:span text:style-name="Source_20_Text"><text:span text:style-name="T47"><text:s text:c="8"/>alert.showAndWait();</text:span></text:span></text:p>
      <text:p text:style-name="P25"><text:span text:style-name="Source_20_Text"><text:span text:style-name="T47"><text:s text:c="4"/>}</text:span></text:span></text:p>
      <text:p text:style-name="P27"/>
      <text:p text:style-name="P25"><text:span text:style-name="Source_20_Text"><text:span text:style-name="T47"><text:s text:c="4"/>public static void main(String[] args) {</text:span></text:span></text:p>
      <text:p text:style-name="P25"><text:span text:style-name="Source_20_Text"><text:span text:style-name="T47"><text:s text:c="8"/>launch(args);</text:span></text:span></text:p>
      <text:p text:style-name="P25"><text:span text:style-name="Source_20_Text"><text:span text:style-name="T47"><text:s text:c="4"/>}</text:span></text:span></text:p>
      <text:p text:style-name="P26"><text:span text:style-name="Source_20_Text"><text:span text:style-name="T47">}</text:span></text:span></text:p>
      <text:list text:style-name="L69">
        <text:list-item>
          <text:p text:style-name="P286"><text:span text:style-name="Strong_20_Emphasis"><text:span text:style-name="T28">Alert</text:span></text:span><text:span text:style-name="T28"> в JavaFX используется для создания различных типов диалоговых окон, например, информационных, предупреждающих, ошибочных и т.д.</text:span></text:p>
        </text:list-item>
      </text:list>
      <text:h text:style-name="P6" text:outline-level="4">Пример 2: Диалоговое окно для ввода данных (TextInputDialog)</text:h>
      <text:p text:style-name="P23"><text:span text:style-name="Source_20_Text"><text:span text:style-name="T47">import javafx.application.Application;</text:span></text:span></text:p>
      <text:p text:style-name="P25"><text:span text:style-name="Source_20_Text"><text:span text:style-name="T47">import javafx.scene.Scene;</text:span></text:span></text:p>
      <text:p text:style-name="P25"><text:span text:style-name="Source_20_Text"><text:span text:style-name="T47">import javafx.scene.control.TextInputDialog;</text:span></text:span></text:p>
      <text:p text:style-name="P25"><text:span text:style-name="Source_20_Text"><text:span text:style-name="T47">import javafx.stage.Stage;</text:span></text:span></text:p>
      <text:p text:style-name="P27"/>
      <text:p text:style-name="P25"><text:span text:style-name="Source_20_Text"><text:span text:style-name="T47">import java.util.Optional;</text:span></text:span></text:p>
      <text:p text:style-name="P27"/>
      <text:p text:style-name="P25"><text:span text:style-name="Source_20_Text"><text:span text:style-name="T47">public class InputDialogExample extends Application {</text:span></text:span></text:p>
      <text:p text:style-name="P25"><text:span text:style-name="Source_20_Text"><text:span text:style-name="T47"><text:s text:c="4"/>@Override</text:span></text:span></text:p>
      <text:p text:style-name="P25"><text:span text:style-name="Source_20_Text"><text:span text:style-name="T47"><text:s text:c="4"/>public void start(Stage primaryStage) {</text:span></text:span></text:p>
      <text:p text:style-name="P25"><text:span text:style-name="Source_20_Text"><text:span text:style-name="T47"><text:s text:c="8"/>// Создание диалогового окна для ввода текста</text:span></text:span></text:p>
      <text:p text:style-name="P25"><text:span text:style-name="Source_20_Text"><text:span text:style-name="T47"><text:s text:c="8"/>TextInputDialog dialog = new TextInputDialog();</text:span></text:span></text:p>
      <text:p text:style-name="P25"><text:span text:style-name="Source_20_Text"><text:span text:style-name="T47"><text:s text:c="8"/>dialog.setTitle("Ввод данных");</text:span></text:span></text:p>
      <text:p text:style-name="P25"><text:span text:style-name="Source_20_Text"><text:span text:style-name="T47"><text:s text:c="8"/>dialog.setHeaderText("Введите ваше имя:");</text:span></text:span></text:p>
      <text:p text:style-name="P25"><text:span text:style-name="Source_20_Text"><text:span text:style-name="T47"><text:s text:c="8"/></text:span></text:span></text:p>
      <text:p text:style-name="P25"><text:span text:style-name="Source_20_Text"><text:span text:style-name="T47"><text:s text:c="8"/>Optional&lt;String&gt; result = dialog.showAndWait();</text:span></text:span></text:p>
      <text:p text:style-name="P25"><text:span text:style-name="Source_20_Text"><text:span text:style-name="T47"><text:s text:c="8"/></text:span></text:span></text:p>
      <text:p text:style-name="P25"><text:span text:style-name="Source_20_Text"><text:span text:style-name="T47"><text:s text:c="8"/>result.ifPresent(name -&gt; System.out.println("Привет, " + name));</text:span></text:span></text:p>
      <text:p text:style-name="P25"><text:span text:style-name="Source_20_Text"><text:span text:style-name="T47"><text:s text:c="4"/>}</text:span></text:span></text:p>
      <text:p text:style-name="P27"/>
      <text:p text:style-name="P25"><text:span text:style-name="Source_20_Text"><text:span text:style-name="T47"><text:s text:c="4"/>public static void main(String[] args) {</text:span></text:span></text:p>
      <text:p text:style-name="P25"><text:span text:style-name="Source_20_Text"><text:span text:style-name="T47"><text:s text:c="8"/>launch(args);</text:span></text:span></text:p>
      <text:p text:style-name="P25"><text:span text:style-name="Source_20_Text"><text:span text:style-name="T47"><text:s text:c="4"/>}</text:span></text:span></text:p>
      <text:p text:style-name="P26"><text:span text:style-name="Source_20_Text"><text:span text:style-name="T47">}</text:span></text:span></text:p>
      <text:list text:style-name="L70">
        <text:list-item>
          <text:p text:style-name="P287"><text:span text:style-name="Strong_20_Emphasis"><text:span text:style-name="T28">TextInputDialog</text:span></text:span><text:span text:style-name="T28"> позволяет пользователю ввести текст в диалоговом окне.</text:span></text:p>
        </text:list-item>
      </text:list>
      <text:h text:style-name="P6" text:outline-level="4">Пример 3: Диалоговое окно для подтверждения (Alert)</text:h>
      <text:p text:style-name="P23"><text:span text:style-name="Source_20_Text"><text:span text:style-name="T47">import javafx.application.Application;</text:span></text:span></text:p>
      <text:p text:style-name="P25"><text:span text:style-name="Source_20_Text"><text:span text:style-name="T47">import javafx.scene.Scene;</text:span></text:span></text:p>
      <text:p text:style-name="P25"><text:span text:style-name="Source_20_Text"><text:span text:style-name="T47">import javafx.scene.control.Alert;</text:span></text:span></text:p>
      <text:p text:style-name="P25"><text:span text:style-name="Source_20_Text"><text:span text:style-name="T47">import javafx.scene.control.Alert.AlertType;</text:span></text:span></text:p>
      <text:p text:style-name="P25"><text:span text:style-name="Source_20_Text"><text:span text:style-name="T47">import javafx.stage.Stage;</text:span></text:span></text:p>
      <text:p text:style-name="P27"/>
      <text:p text:style-name="P25"><text:span text:style-name="Source_20_Text"><text:span text:style-name="T47">public class ConfirmationDialogExample extends Application {</text:span></text:span></text:p>
      <text:p text:style-name="P25"><text:span text:style-name="Source_20_Text"><text:span text:style-name="T47"><text:s text:c="4"/>@Override</text:span></text:span></text:p>
      <text:p text:style-name="P25"><text:span text:style-name="Source_20_Text"><text:span text:style-name="T47"><text:s text:c="4"/>public void start(Stage primaryStage) {</text:span></text:span></text:p>
      <text:p text:style-name="P25"><text:span text:style-name="Source_20_Text"><text:span text:style-name="T47"><text:s text:c="8"/>// Создание диалогового окна для подтверждения</text:span></text:span></text:p>
      <text:p text:style-name="P25"><text:span text:style-name="Source_20_Text"><text:span text:style-name="T47"><text:s text:c="8"/>Alert alert = new Alert(AlertType.CONFIRMATION);</text:span></text:span></text:p>
      <text:p text:style-name="P25"><text:span text:style-name="Source_20_Text"><text:span text:style-name="T47"><text:s text:c="8"/>alert.setTitle("Подтверждение");</text:span></text:span></text:p>
      <text:p text:style-name="P25"><text:span text:style-name="Source_20_Text"><text:span text:style-name="T47"><text:s text:c="8"/>alert.setHeaderText("Вы уверены, что хотите выйти?");</text:span></text:span></text:p>
      <text:p text:style-name="P25"><text:soft-page-break/><text:span text:style-name="Source_20_Text"><text:span text:style-name="T47"><text:s text:c="8"/></text:span></text:span></text:p>
      <text:p text:style-name="P25"><text:span text:style-name="Source_20_Text"><text:span text:style-name="T47"><text:s text:c="8"/>alert.showAndWait().ifPresent(response -&gt; {</text:span></text:span></text:p>
      <text:p text:style-name="P25"><text:span text:style-name="Source_20_Text"><text:span text:style-name="T47"><text:s text:c="12"/>if (response == ButtonType.YES) {</text:span></text:span></text:p>
      <text:p text:style-name="P25"><text:span text:style-name="Source_20_Text"><text:span text:style-name="T47"><text:s text:c="16"/>System.out.println("Выход подтвержден.");</text:span></text:span></text:p>
      <text:p text:style-name="P25"><text:span text:style-name="Source_20_Text"><text:span text:style-name="T47"><text:s text:c="12"/>} else {</text:span></text:span></text:p>
      <text:p text:style-name="P25"><text:span text:style-name="Source_20_Text"><text:span text:style-name="T47"><text:s text:c="16"/>System.out.println("Выход отменен.");</text:span></text:span></text:p>
      <text:p text:style-name="P25"><text:span text:style-name="Source_20_Text"><text:span text:style-name="T47"><text:s text:c="12"/>}</text:span></text:span></text:p>
      <text:p text:style-name="P25"><text:span text:style-name="Source_20_Text"><text:span text:style-name="T47"><text:s text:c="8"/>});</text:span></text:span></text:p>
      <text:p text:style-name="P25"><text:span text:style-name="Source_20_Text"><text:span text:style-name="T47"><text:s text:c="4"/>}</text:span></text:span></text:p>
      <text:p text:style-name="P27"/>
      <text:p text:style-name="P25"><text:span text:style-name="Source_20_Text"><text:span text:style-name="T47"><text:s text:c="4"/>public static void main(String[] args) {</text:span></text:span></text:p>
      <text:p text:style-name="P25"><text:span text:style-name="Source_20_Text"><text:span text:style-name="T47"><text:s text:c="8"/>launch(args);</text:span></text:span></text:p>
      <text:p text:style-name="P25"><text:span text:style-name="Source_20_Text"><text:span text:style-name="T47"><text:s text:c="4"/>}</text:span></text:span></text:p>
      <text:p text:style-name="P26"><text:span text:style-name="Source_20_Text"><text:span text:style-name="T47">}</text:span></text:span></text:p>
      <text:list text:style-name="L71">
        <text:list-item>
          <text:p text:style-name="P288"><text:span text:style-name="Strong_20_Emphasis"><text:span text:style-name="T28">Alert</text:span></text:span><text:span text:style-name="T28"> с типом </text:span><text:span text:style-name="Source_20_Text"><text:span text:style-name="T28">AlertType.CONFIRMATION</text:span></text:span><text:span text:style-name="T28"> позволяет пользователю выбрать между подтверждением (например, "Да" или "Нет").</text:span></text:p>
        </text:list-item>
      </text:list>
      <text:h text:style-name="P6" text:outline-level="4">Пример 4: Диалоговое окно для выбора файла (FileChooser)</text:h>
      <text:p text:style-name="P23"><text:span text:style-name="Source_20_Text"><text:span text:style-name="T47">import javafx.application.Application;</text:span></text:span></text:p>
      <text:p text:style-name="P25"><text:span text:style-name="Source_20_Text"><text:span text:style-name="T47">import javafx.scene.Scene;</text:span></text:span></text:p>
      <text:p text:style-name="P25"><text:span text:style-name="Source_20_Text"><text:span text:style-name="T47">import javafx.scene.control.Alert;</text:span></text:span></text:p>
      <text:p text:style-name="P25"><text:span text:style-name="Source_20_Text"><text:span text:style-name="T47">import javafx.stage.FileChooser;</text:span></text:span></text:p>
      <text:p text:style-name="P25"><text:span text:style-name="Source_20_Text"><text:span text:style-name="T47">import javafx.stage.Stage;</text:span></text:span></text:p>
      <text:p text:style-name="P27"/>
      <text:p text:style-name="P25"><text:span text:style-name="Source_20_Text"><text:span text:style-name="T47">public class FileChooserDialogExample extends Application {</text:span></text:span></text:p>
      <text:p text:style-name="P25"><text:span text:style-name="Source_20_Text"><text:span text:style-name="T47"><text:s text:c="4"/>@Override</text:span></text:span></text:p>
      <text:p text:style-name="P25"><text:span text:style-name="Source_20_Text"><text:span text:style-name="T47"><text:s text:c="4"/>public void start(Stage primaryStage) {</text:span></text:span></text:p>
      <text:p text:style-name="P25"><text:span text:style-name="Source_20_Text"><text:span text:style-name="T47"><text:s text:c="8"/>// Создание FileChooser для выбора файла</text:span></text:span></text:p>
      <text:p text:style-name="P25"><text:span text:style-name="Source_20_Text"><text:span text:style-name="T47"><text:s text:c="8"/>FileChooser fileChooser = new FileChooser();</text:span></text:span></text:p>
      <text:p text:style-name="P25"><text:span text:style-name="Source_20_Text"><text:span text:style-name="T47"><text:s text:c="8"/>fileChooser.getExtensionFilters().add(new FileChooser.ExtensionFilter("Text Files", "*.txt"));</text:span></text:span></text:p>
      <text:p text:style-name="P25"><text:span text:style-name="Source_20_Text"><text:span text:style-name="T47"><text:s text:c="8"/></text:span></text:span></text:p>
      <text:p text:style-name="P25"><text:span text:style-name="Source_20_Text"><text:span text:style-name="T47"><text:s text:c="8"/>// Открыть диалоговое окно выбора файла</text:span></text:span></text:p>
      <text:p text:style-name="P25"><text:span text:style-name="Source_20_Text"><text:span text:style-name="T47"><text:s text:c="8"/>java.io.File selectedFile = fileChooser.showOpenDialog(primaryStage);</text:span></text:span></text:p>
      <text:p text:style-name="P25"><text:span text:style-name="Source_20_Text"><text:span text:style-name="T47"><text:s text:c="8"/></text:span></text:span></text:p>
      <text:p text:style-name="P25"><text:span text:style-name="Source_20_Text"><text:span text:style-name="T47"><text:s text:c="8"/>if (selectedFile != null) {</text:span></text:span></text:p>
      <text:p text:style-name="P25"><text:span text:style-name="Source_20_Text"><text:span text:style-name="T47"><text:s text:c="12"/>Alert alert = new Alert(Alert.AlertType.INFORMATION);</text:span></text:span></text:p>
      <text:p text:style-name="P25"><text:span text:style-name="Source_20_Text"><text:span text:style-name="T47"><text:s text:c="12"/>alert.setTitle("Выбор файла");</text:span></text:span></text:p>
      <text:p text:style-name="P25"><text:span text:style-name="Source_20_Text"><text:span text:style-name="T47"><text:s text:c="12"/>alert.setHeaderText("Вы выбрали файл:");</text:span></text:span></text:p>
      <text:p text:style-name="P25"><text:span text:style-name="Source_20_Text"><text:span text:style-name="T47"><text:s text:c="12"/>alert.setContentText(selectedFile.getPath());</text:span></text:span></text:p>
      <text:p text:style-name="P25"><text:span text:style-name="Source_20_Text"><text:span text:style-name="T47"><text:s text:c="12"/>alert.showAndWait();</text:span></text:span></text:p>
      <text:p text:style-name="P25"><text:span text:style-name="Source_20_Text"><text:span text:style-name="T47"><text:s text:c="8"/>}</text:span></text:span></text:p>
      <text:p text:style-name="P25"><text:span text:style-name="Source_20_Text"><text:span text:style-name="T47"><text:s text:c="4"/>}</text:span></text:span></text:p>
      <text:p text:style-name="P27"/>
      <text:p text:style-name="P25"><text:span text:style-name="Source_20_Text"><text:span text:style-name="T47"><text:s text:c="4"/>public static void main(String[] args) {</text:span></text:span></text:p>
      <text:p text:style-name="P25"><text:span text:style-name="Source_20_Text"><text:span text:style-name="T47"><text:s text:c="8"/>launch(args);</text:span></text:span></text:p>
      <text:p text:style-name="P25"><text:span text:style-name="Source_20_Text"><text:span text:style-name="T47"><text:s text:c="4"/>}</text:span></text:span></text:p>
      <text:p text:style-name="P26"><text:span text:style-name="Source_20_Text"><text:span text:style-name="T47">}</text:span></text:span></text:p>
      <text:list text:style-name="L72">
        <text:list-item>
          <text:p text:style-name="P289"><text:span text:style-name="Strong_20_Emphasis"><text:span text:style-name="T48">FileChooser</text:span></text:span><text:span text:style-name="T48"> предоставляет стандартное ок</text:span><text:span text:style-name="T28">но для выбора файлов в приложении JavaFX.</text:span></text:p>
        </text:list-item>
      </text:list>
      <text:h text:style-name="Heading_20_3" text:outline-level="3"><text:span text:style-name="T29">3. </text:span><text:span text:style-name="Strong_20_Emphasis"><text:span text:style-name="T29">Сравнение диалоговых окон в Swing и JavaFX</text:span></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text:span text:style-name="T28">Особенность</text:span></text:span></text:p>
            </table:table-cell>
            <table:table-cell table:style-name="Table2.A1" office:value-type="string">
              <text:p text:style-name="Table_20_Heading"><text:span text:style-name="Strong_20_Emphasis"><text:span text:style-name="T28">Swing (JOptionPane)</text:span></text:span></text:p>
            </table:table-cell>
            <table:table-cell table:style-name="Table2.A1" office:value-type="string">
              <text:p text:style-name="Table_20_Heading"><text:span text:style-name="Strong_20_Emphasis"><text:span text:style-name="T28">JavaFX (Alert, TextInputDialog)</text:span></text:span></text:p>
            </table:table-cell>
          </table:table-row>
        </table:table-header-rows>
        <table:table-row>
          <table:table-cell table:style-name="Table2.A1" office:value-type="string">
            <text:p text:style-name="Table_20_Contents"><text:span text:style-name="Strong_20_Emphasis"><text:span text:style-name="T28">Простота использования</text:span></text:span></text:p>
          </table:table-cell>
          <table:table-cell table:style-name="Table2.A1" office:value-type="string">
            <text:p text:style-name="P9">Очень прост в использовании, с минимальной настройкой</text:p>
          </table:table-cell>
          <table:table-cell table:style-name="Table2.A1" office:value-type="string">
            <text:p text:style-name="P9">Немного сложнее в настройке, но имеет больше возможностей для кастомизации</text:p>
          </table:table-cell>
        </table:table-row>
        <text:soft-page-break/>
        <table:table-row>
          <table:table-cell table:style-name="Table2.A1" office:value-type="string">
            <text:p text:style-name="Table_20_Contents"><text:span text:style-name="Strong_20_Emphasis"><text:span text:style-name="T28">Поддержка стилей</text:span></text:span></text:p>
          </table:table-cell>
          <table:table-cell table:style-name="Table2.A1" office:value-type="string">
            <text:p text:style-name="P9">Ограниченная поддержка стилей</text:p>
          </table:table-cell>
          <table:table-cell table:style-name="Table2.A1" office:value-type="string">
            <text:p text:style-name="P9">Более гибкая кастомизация и стилизация</text:p>
          </table:table-cell>
        </table:table-row>
        <table:table-row>
          <table:table-cell table:style-name="Table2.A1" office:value-type="string">
            <text:p text:style-name="Table_20_Contents"><text:span text:style-name="Strong_20_Emphasis"><text:span text:style-name="T28">Поддержка событий</text:span></text:span></text:p>
          </table:table-cell>
          <table:table-cell table:style-name="Table2.A1" office:value-type="string">
            <text:p text:style-name="P9">Простое событие для взаимодействия</text:p>
          </table:table-cell>
          <table:table-cell table:style-name="Table2.A1" office:value-type="string">
            <text:p text:style-name="P9">Расширенная поддержка событий, включая кнопки и действия</text:p>
          </table:table-cell>
        </table:table-row>
        <table:table-row>
          <table:table-cell table:style-name="Table2.A1" office:value-type="string">
            <text:p text:style-name="Table_20_Contents"><text:span text:style-name="Strong_20_Emphasis"><text:span text:style-name="T28">Гибкость</text:span></text:span></text:p>
          </table:table-cell>
          <table:table-cell table:style-name="Table2.A1" office:value-type="string">
            <text:p text:style-name="P9">Ограниченная гибкость для сложных интерфейсов</text:p>
          </table:table-cell>
          <table:table-cell table:style-name="Table2.A1" office:value-type="string">
            <text:p text:style-name="P9">Более гибкая для создания сложных интерфейсов и анимаций</text:p>
          </table:table-cell>
        </table:table-row>
        <table:table-row>
          <table:table-cell table:style-name="Table2.A1" office:value-type="string">
            <text:p text:style-name="Table_20_Contents"><text:span text:style-name="Strong_20_Emphasis"><text:span text:style-name="T28">Поддержка многозадачности</text:span></text:span></text:p>
          </table:table-cell>
          <table:table-cell table:style-name="Table2.A1" office:value-type="string">
            <text:p text:style-name="P9">Простое, но ограниченное использование в многозадачных приложениях</text:p>
          </table:table-cell>
          <table:table-cell table:style-name="Table2.A1" office:value-type="string">
            <text:p text:style-name="P9">Лучше подходит для асинхронных операций и многозадачных приложений</text:p>
          </table:table-cell>
        </table:table-row>
      </table:table>
      <text:h text:style-name="P5" text:outline-level="3">Заключение</text:h>
      <text:p text:style-name="Text_20_body"><text:span text:style-name="T28">Диалоговые окна в Java предоставляют удобный способ взаимодействия с пользователем в графическом интерфейсе. Выбор между </text:span><text:span text:style-name="Strong_20_Emphasis"><text:span text:style-name="T28">Swing</text:span></text:span><text:span text:style-name="T28"> и </text:span><text:span text:style-name="Strong_20_Emphasis"><text:span text:style-name="T28">JavaFX</text:span></text:span><text:span text:style-name="T28"> зависит от требуемой гибкости и сложности интерфейса. </text:span><text:span text:style-name="Strong_20_Emphasis"><text:span text:style-name="T28">Swing</text:span></text:span><text:span text:style-name="T28"> более старый и прост в использовании, но </text:span><text:span text:style-name="Strong_20_Emphasis"><text:span text:style-name="T28">JavaFX</text:span></text:span><text:span text:style-name="T28"> предлагает более современный подход с возможностью кастомизации и создания более сложных и динамичных интерфейсов.</text:span></text:p>
      <text:p text:style-name="P10"/>
      <text:p text:style-name="P10"/>
      <text:p text:style-name="P21">9. Работа с библиотекой SWING</text:p>
      <text:p text:style-name="P11"><text:span text:style-name="Strong_20_Emphasis"><text:span text:style-name="T49">Swing</text:span></text:span> — это библиотека для создания графических пользовательских интерфейсов (GUI) в Java, которая является частью стандартной библиотеки Java (в пакете <text:span text:style-name="Source_20_Text"><text:span text:style-name="T26">javax.swing</text:span></text:span>). Swing позволяет разрабатывать интерфейсы с элементами управления, такими как окна, кнопки, текстовые поля, списки и другие визуальные компоненты.</text:p>
      <text:p text:style-name="Text_20_body"><text:span text:style-name="T28">Swing работает поверх </text:span><text:span text:style-name="Strong_20_Emphasis"><text:span text:style-name="T28">Abstract Window Toolkit (AWT)</text:span></text:span><text:span text:style-name="T28">, но предоставляет более гибкий и мощный набор инструментов для разработки GUI, чем AWT. Это дает разработчикам возможность создавать кросс-платформенные графические приложения с более сложными и настраиваемыми интерфейсами.</text:span></text:p>
      <text:h text:style-name="P14" text:outline-level="3">Основные компоненты Swing</text:h>
      <text:list text:style-name="L73">
        <text:list-item>
          <text:p text:style-name="P291"><text:span text:style-name="Strong_20_Emphasis"><text:span text:style-name="T28">JFrame</text:span></text:span><text:span text:style-name="T28">: Основное окно приложения.</text:span></text:p>
        </text:list-item>
        <text:list-item>
          <text:p text:style-name="P291"><text:span text:style-name="Strong_20_Emphasis"><text:span text:style-name="T28">JPanel</text:span></text:span><text:span text:style-name="T28">: Контейнер для других компонентов.</text:span></text:p>
        </text:list-item>
        <text:list-item>
          <text:p text:style-name="P291"><text:span text:style-name="Strong_20_Emphasis"><text:span text:style-name="T28">JButton</text:span></text:span><text:span text:style-name="T28">: Кнопка для взаимодействия с пользователем.</text:span></text:p>
        </text:list-item>
        <text:list-item>
          <text:p text:style-name="P291"><text:span text:style-name="Strong_20_Emphasis"><text:span text:style-name="T28">JLabel</text:span></text:span><text:span text:style-name="T28">: Метка, отображающая текст или изображения.</text:span></text:p>
        </text:list-item>
        <text:list-item>
          <text:p text:style-name="P291"><text:span text:style-name="Strong_20_Emphasis"><text:span text:style-name="T28">JTextField</text:span></text:span><text:span text:style-name="T28">: Поле для ввода текста.</text:span></text:p>
        </text:list-item>
        <text:list-item>
          <text:p text:style-name="P291"><text:span text:style-name="Strong_20_Emphasis"><text:span text:style-name="T28">JTextArea</text:span></text:span><text:span text:style-name="T28">: Многострочное текстовое поле.</text:span></text:p>
        </text:list-item>
        <text:list-item>
          <text:p text:style-name="P291"><text:span text:style-name="Strong_20_Emphasis"><text:span text:style-name="T28">JComboBox</text:span></text:span><text:span text:style-name="T28">: Выпадающий список.</text:span></text:p>
        </text:list-item>
        <text:list-item>
          <text:p text:style-name="P291"><text:span text:style-name="Strong_20_Emphasis"><text:span text:style-name="T28">JCheckBox</text:span></text:span><text:span text:style-name="T28">: Флажок для выбора/отмены выбора.</text:span></text:p>
        </text:list-item>
        <text:list-item>
          <text:p text:style-name="P291"><text:span text:style-name="Strong_20_Emphasis"><text:span text:style-name="T28">JRadioButton</text:span></text:span><text:span text:style-name="T28">: Радио-кнопка для выбора одного элемента из группы.</text:span></text:p>
        </text:list-item>
        <text:list-item>
          <text:p text:style-name="P291"><text:span text:style-name="Strong_20_Emphasis"><text:span text:style-name="T28">JList</text:span></text:span><text:span text:style-name="T28">: Список элементов.</text:span></text:p>
        </text:list-item>
        <text:list-item>
          <text:p text:style-name="P290"><text:span text:style-name="Strong_20_Emphasis"><text:span text:style-name="T28">JTable</text:span></text:span><text:span text:style-name="T28">: Таблица для отображения данных.</text:span></text:p>
        </text:list-item>
      </text:list>
      <text:h text:style-name="Heading_20_3" text:outline-level="3"><text:soft-page-break/><text:span text:style-name="T29">1. </text:span><text:span text:style-name="Strong_20_Emphasis"><text:span text:style-name="T29">Основное окно: JFrame</text:span></text:span></text:h>
      <text:p text:style-name="Text_20_body"><text:span text:style-name="T28">Для создания основного окна приложения в Swing используется класс </text:span><text:span text:style-name="Source_20_Text"><text:span text:style-name="T28">JFrame</text:span></text:span><text:span text:style-name="T28">. Он представляет собой контейнер, в котором могут размещаться другие компоненты.</text:span></text:p>
      <text:h text:style-name="P6" text:outline-level="4">Пример создания простого окна:</text:h>
      <text:p text:style-name="P23"><text:span text:style-name="Source_20_Text"><text:span text:style-name="T47">import javax.swing.*;</text:span></text:span></text:p>
      <text:p text:style-name="P27"/>
      <text:p text:style-name="P25"><text:span text:style-name="Source_20_Text"><text:span text:style-name="T47">public class SwingExample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ем основное окно</text:span></text:span></text:p>
      <text:p text:style-name="P25"><text:span text:style-name="Source_20_Text"><text:span text:style-name="T47"><text:s text:c="8"/>JFrame frame = new JFrame("Пример Swing");</text:span></text:span></text:p>
      <text:p text:style-name="P25"><text:span text:style-name="Source_20_Text"><text:span text:style-name="T47"><text:s text:c="8"/></text:span></text:span></text:p>
      <text:p text:style-name="P25"><text:span text:style-name="Source_20_Text"><text:span text:style-name="T47"><text:s text:c="8"/>// Задаем поведение окна при закрытии</text:span></text:span></text:p>
      <text:p text:style-name="P25"><text:span text:style-name="Source_20_Text"><text:span text:style-name="T47"><text:s text:c="8"/>frame.setDefaultCloseOperation(JFrame.EXIT_ON_CLOSE);</text:span></text:span></text:p>
      <text:p text:style-name="P25"><text:span text:style-name="Source_20_Text"><text:span text:style-name="T47"><text:s text:c="8"/></text:span></text:span></text:p>
      <text:p text:style-name="P25"><text:span text:style-name="Source_20_Text"><text:span text:style-name="T47"><text:s text:c="8"/>// Устанавливаем размер окна</text:span></text:span></text:p>
      <text:p text:style-name="P25"><text:span text:style-name="Source_20_Text"><text:span text:style-name="T47"><text:s text:c="8"/>frame.setSize(300, 200);</text:span></text:span></text:p>
      <text:p text:style-name="P25"><text:span text:style-name="Source_20_Text"><text:span text:style-name="T47"><text:s text:c="8"/></text:span></text:span></text:p>
      <text:p text:style-name="P25"><text:span text:style-name="Source_20_Text"><text:span text:style-name="T47"><text:s text:c="8"/>// Делаем окно видимым</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list text:style-name="L74">
        <text:list-item>
          <text:p text:style-name="P293"><text:span text:style-name="Strong_20_Emphasis"><text:span text:style-name="Source_20_Text"><text:span text:style-name="T28">JFrame</text:span></text:span></text:span><text:span text:style-name="T28"> — это окно приложения.</text:span></text:p>
        </text:list-item>
        <text:list-item>
          <text:p text:style-name="P293"><text:span text:style-name="Strong_20_Emphasis"><text:span text:style-name="Source_20_Text"><text:span text:style-name="T28">setDefaultCloseOperation(JFrame.EXIT_ON_CLOSE)</text:span></text:span></text:span><text:span text:style-name="T28"> — задает поведение при закрытии окна (выход из приложения).</text:span></text:p>
        </text:list-item>
        <text:list-item>
          <text:p text:style-name="P293"><text:span text:style-name="Strong_20_Emphasis"><text:span text:style-name="Source_20_Text"><text:span text:style-name="T28">setSize(300, 200)</text:span></text:span></text:span><text:span text:style-name="T28"> — устанавливает размер окна.</text:span></text:p>
        </text:list-item>
        <text:list-item>
          <text:p text:style-name="P292"><text:span text:style-name="Strong_20_Emphasis"><text:span text:style-name="Source_20_Text"><text:span text:style-name="T28">setVisible(true)</text:span></text:span></text:span><text:span text:style-name="T28"> — делает окно видимым на экране.</text:span></text:p>
        </text:list-item>
      </text:list>
      <text:h text:style-name="Heading_20_3" text:outline-level="3"><text:span text:style-name="T29">2. </text:span><text:span text:style-name="Strong_20_Emphasis"><text:span text:style-name="T29">Добавление компонентов: JPanel</text:span></text:span></text:h>
      <text:p text:style-name="Text_20_body"><text:span text:style-name="T28">Для размещения элементов управления внутри окна используется панель </text:span><text:span text:style-name="Source_20_Text"><text:span text:style-name="T28">JPanel</text:span></text:span><text:span text:style-name="T28">, которая может содержать другие компоненты, такие как кнопки, текстовые поля и метки.</text:span></text:p>
      <text:h text:style-name="P6" text:outline-level="4">Пример с добавлением панели и кнопки:</text:h>
      <text:p text:style-name="P23"><text:span text:style-name="Source_20_Text"><text:span text:style-name="T47">import javax.swing.*;</text:span></text:span></text:p>
      <text:p text:style-name="P27"/>
      <text:p text:style-name="P25"><text:span text:style-name="Source_20_Text"><text:span text:style-name="T47">public class SwingExample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ем основное окно</text:span></text:span></text:p>
      <text:p text:style-name="P25"><text:span text:style-name="Source_20_Text"><text:span text:style-name="T47"><text:s text:c="8"/>JFrame frame = new JFrame("Пример Swing");</text:span></text:span></text:p>
      <text:p text:style-name="P25"><text:span text:style-name="Source_20_Text"><text:span text:style-name="T47"><text:s text:c="8"/>frame.setDefaultCloseOperation(JFrame.EXIT_ON_CLOSE);</text:span></text:span></text:p>
      <text:p text:style-name="P25"><text:span text:style-name="Source_20_Text"><text:span text:style-name="T47"><text:s text:c="8"/>frame.setSize(300, 200);</text:span></text:span></text:p>
      <text:p text:style-name="P27"/>
      <text:p text:style-name="P25"><text:span text:style-name="Source_20_Text"><text:span text:style-name="T47"><text:s text:c="8"/>// Создаем панель для размещения компонентов</text:span></text:span></text:p>
      <text:p text:style-name="P25"><text:span text:style-name="Source_20_Text"><text:span text:style-name="T47"><text:s text:c="8"/>JPanel panel = new JPanel();</text:span></text:span></text:p>
      <text:p text:style-name="P25"><text:span text:style-name="Source_20_Text"><text:span text:style-name="T47"><text:s text:c="8"/></text:span></text:span></text:p>
      <text:p text:style-name="P25"><text:span text:style-name="Source_20_Text"><text:span text:style-name="T47"><text:s text:c="8"/>// Создаем кнопку</text:span></text:span></text:p>
      <text:p text:style-name="P25"><text:span text:style-name="Source_20_Text"><text:span text:style-name="T47"><text:s text:c="8"/>JButton button = new JButton("Нажми меня");</text:span></text:span></text:p>
      <text:p text:style-name="P25"><text:span text:style-name="Source_20_Text"><text:span text:style-name="T47"><text:s text:c="8"/></text:span></text:span></text:p>
      <text:p text:style-name="P25"><text:span text:style-name="Source_20_Text"><text:span text:style-name="T47"><text:s text:c="8"/>// Добавляем кнопку на панель</text:span></text:span></text:p>
      <text:p text:style-name="P25"><text:span text:style-name="Source_20_Text"><text:span text:style-name="T47"><text:s text:c="8"/>panel.add(button);</text:span></text:span></text:p>
      <text:p text:style-name="P25"><text:span text:style-name="Source_20_Text"><text:span text:style-name="T47"><text:s text:c="8"/></text:span></text:span></text:p>
      <text:p text:style-name="P25"><text:span text:style-name="Source_20_Text"><text:span text:style-name="T47"><text:s text:c="8"/>// Добавляем панель в окно</text:span></text:span></text:p>
      <text:p text:style-name="P25"><text:span text:style-name="Source_20_Text"><text:span text:style-name="T47"><text:s text:c="8"/>frame.add(panel);</text:span></text:span></text:p>
      <text:p text:style-name="P27"/>
      <text:p text:style-name="P25"><text:soft-page-break/><text:span text:style-name="Source_20_Text"><text:span text:style-name="T47"><text:s text:c="8"/>// Делаем окно видимым</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list text:style-name="L75">
        <text:list-item>
          <text:p text:style-name="P295"><text:span text:style-name="Strong_20_Emphasis"><text:span text:style-name="Source_20_Text"><text:span text:style-name="T28">JPanel</text:span></text:span></text:span><text:span text:style-name="T28"> — это контейнер для других компонентов.</text:span></text:p>
        </text:list-item>
        <text:list-item>
          <text:p text:style-name="P295"><text:span text:style-name="Strong_20_Emphasis"><text:span text:style-name="Source_20_Text"><text:span text:style-name="T28">JButton</text:span></text:span></text:span><text:span text:style-name="T28"> — это кнопка, которую можно добавить в панель.</text:span></text:p>
        </text:list-item>
        <text:list-item>
          <text:p text:style-name="P294"><text:span text:style-name="Strong_20_Emphasis"><text:span text:style-name="Source_20_Text"><text:span text:style-name="T28">frame.add(panel)</text:span></text:span></text:span><text:span text:style-name="T28"> — добавляем панель в окно.</text:span></text:p>
        </text:list-item>
      </text:list>
      <text:h text:style-name="Heading_20_3" text:outline-level="3"><text:span text:style-name="T29">3. </text:span><text:span text:style-name="Strong_20_Emphasis"><text:span text:style-name="T29">Обработчики событий</text:span></text:span></text:h>
      <text:p text:style-name="P10">Для взаимодействия с пользователем в Swing используют обработчики событий. Когда пользователь нажимает кнопку или взаимодействует с другими элементами, нужно выполнить определенное действие.</text:p>
      <text:h text:style-name="P6" text:outline-level="4">Пример: обработка нажатия на кнопку:</text:h>
      <text:p text:style-name="P23"><text:span text:style-name="Source_20_Text"><text:span text:style-name="T47">import javax.swing.*;</text:span></text:span></text:p>
      <text:p text:style-name="P25"><text:span text:style-name="Source_20_Text"><text:span text:style-name="T47">import java.awt.event.ActionEvent;</text:span></text:span></text:p>
      <text:p text:style-name="P25"><text:span text:style-name="Source_20_Text"><text:span text:style-name="T47">import java.awt.event.ActionListener;</text:span></text:span></text:p>
      <text:p text:style-name="P27"/>
      <text:p text:style-name="P25"><text:span text:style-name="Source_20_Text"><text:span text:style-name="T47">public class SwingExample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ем основное окно</text:span></text:span></text:p>
      <text:p text:style-name="P25"><text:span text:style-name="Source_20_Text"><text:span text:style-name="T47"><text:s text:c="8"/>JFrame frame = new JFrame("Пример Swing");</text:span></text:span></text:p>
      <text:p text:style-name="P25"><text:span text:style-name="Source_20_Text"><text:span text:style-name="T47"><text:s text:c="8"/>frame.setDefaultCloseOperation(JFrame.EXIT_ON_CLOSE);</text:span></text:span></text:p>
      <text:p text:style-name="P25"><text:span text:style-name="Source_20_Text"><text:span text:style-name="T47"><text:s text:c="8"/>frame.setSize(300, 200);</text:span></text:span></text:p>
      <text:p text:style-name="P27"/>
      <text:p text:style-name="P25"><text:span text:style-name="Source_20_Text"><text:span text:style-name="T47"><text:s text:c="8"/>// Создаем панель</text:span></text:span></text:p>
      <text:p text:style-name="P25"><text:span text:style-name="Source_20_Text"><text:span text:style-name="T47"><text:s text:c="8"/>JPanel panel = new JPanel();</text:span></text:span></text:p>
      <text:p text:style-name="P27"/>
      <text:p text:style-name="P25"><text:span text:style-name="Source_20_Text"><text:span text:style-name="T47"><text:s text:c="8"/>// Создаем кнопку</text:span></text:span></text:p>
      <text:p text:style-name="P25"><text:span text:style-name="Source_20_Text"><text:span text:style-name="T47"><text:s text:c="8"/>JButton button = new JButton("Нажми меня");</text:span></text:span></text:p>
      <text:p text:style-name="P27"/>
      <text:p text:style-name="P25"><text:span text:style-name="Source_20_Text"><text:span text:style-name="T47"><text:s text:c="8"/>// Добавляем обработчик события для кнопки</text:span></text:span></text:p>
      <text:p text:style-name="P25"><text:span text:style-name="Source_20_Text"><text:span text:style-name="T47"><text:s text:c="8"/>button.addActionListener(new ActionListener() {</text:span></text:span></text:p>
      <text:p text:style-name="P25"><text:span text:style-name="Source_20_Text"><text:span text:style-name="T47"><text:s text:c="12"/>@Override</text:span></text:span></text:p>
      <text:p text:style-name="P25"><text:span text:style-name="Source_20_Text"><text:span text:style-name="T47"><text:s text:c="12"/>public void actionPerformed(ActionEvent e) {</text:span></text:span></text:p>
      <text:p text:style-name="P25"><text:span text:style-name="Source_20_Text"><text:span text:style-name="T47"><text:s text:c="16"/>JOptionPane.showMessageDialog(frame, "Кнопка была нажата!");</text:span></text:span></text:p>
      <text:p text:style-name="P25"><text:span text:style-name="Source_20_Text"><text:span text:style-name="T47"><text:s text:c="12"/>}</text:span></text:span></text:p>
      <text:p text:style-name="P25"><text:span text:style-name="Source_20_Text"><text:span text:style-name="T47"><text:s text:c="8"/>});</text:span></text:span></text:p>
      <text:p text:style-name="P27"/>
      <text:p text:style-name="P25"><text:span text:style-name="Source_20_Text"><text:span text:style-name="T47"><text:s text:c="8"/>// Добавляем кнопку в панель</text:span></text:span></text:p>
      <text:p text:style-name="P25"><text:span text:style-name="Source_20_Text"><text:span text:style-name="T47"><text:s text:c="8"/>panel.add(button);</text:span></text:span></text:p>
      <text:p text:style-name="P25"><text:span text:style-name="Source_20_Text"><text:span text:style-name="T47"><text:s text:c="8"/></text:span></text:span></text:p>
      <text:p text:style-name="P25"><text:span text:style-name="Source_20_Text"><text:span text:style-name="T47"><text:s text:c="8"/>// Добавляем панель в окно</text:span></text:span></text:p>
      <text:p text:style-name="P25"><text:span text:style-name="Source_20_Text"><text:span text:style-name="T47"><text:s text:c="8"/>frame.add(panel);</text:span></text:span></text:p>
      <text:p text:style-name="P27"/>
      <text:p text:style-name="P25"><text:span text:style-name="Source_20_Text"><text:span text:style-name="T47"><text:s text:c="8"/>// Делаем окно видимым</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list text:style-name="L76">
        <text:list-item>
          <text:p text:style-name="P297"><text:span text:style-name="Strong_20_Emphasis"><text:span text:style-name="Source_20_Text"><text:span text:style-name="T28">addActionListener</text:span></text:span></text:span><text:span text:style-name="T28"> — метод для добавления обработчика событий на кнопку.</text:span></text:p>
        </text:list-item>
        <text:list-item>
          <text:p text:style-name="P296"><text:span text:style-name="Strong_20_Emphasis"><text:span text:style-name="Source_20_Text"><text:span text:style-name="T28">JOptionPane.showMessageDialog()</text:span></text:span></text:span><text:span text:style-name="T28"> — показывает простое диалоговое окно с сообщением.</text:span></text:p>
        </text:list-item>
      </text:list>
      <text:h text:style-name="Heading_20_3" text:outline-level="3"><text:soft-page-break/><text:span text:style-name="T29">4. </text:span><text:span text:style-name="Strong_20_Emphasis"><text:span text:style-name="T29">Основные компоненты Swing</text:span></text:span></text:h>
      <text:h text:style-name="P15" text:outline-level="4">Кнопка (JButton)</text:h>
      <text:p text:style-name="P29"><text:span text:style-name="Source_20_Text"><text:span text:style-name="T47">JButton button = new JButton("Нажми меня");</text:span></text:span></text:p>
      <text:p text:style-name="P52">Метка (JLabel)</text:p>
      <text:p text:style-name="P24"><text:span text:style-name="Source_20_Text"><text:span text:style-name="T47">JLabel label = new JLabel("Это метка");</text:span></text:span></text:p>
      <text:h text:style-name="P15" text:outline-level="4">Текстовое поле (JTextField)</text:h>
      <text:p text:style-name="P24"><text:span text:style-name="Source_20_Text"><text:span text:style-name="T47">JTextField textField = new JTextField(20); // 20 - количество символов</text:span></text:span></text:p>
      <text:h text:style-name="P15" text:outline-level="4">Многострочное текстовое поле (JTextArea)</text:h>
      <text:p text:style-name="P24"><text:span text:style-name="Source_20_Text"><text:span text:style-name="T47">JTextArea textArea = new JTextArea(5, 20); <text:s/>// 5 строк, 20 столбцов</text:span></text:span></text:p>
      <text:h text:style-name="P15" text:outline-level="4">Выпадающий список (JComboBox)<text:span text:style-name="T46"/></text:h>
      <text:p text:style-name="P23"><text:span text:style-name="Source_20_Text"><text:span text:style-name="T47">String[] options = {"Опция 1", "Опция 2", "Опция 3"};</text:span></text:span></text:p>
      <text:p text:style-name="P26"><text:span text:style-name="Source_20_Text"><text:span text:style-name="T47">JComboBox&lt;String&gt; comboBox = new JComboBox&lt;&gt;(options);</text:span></text:span></text:p>
      <text:h text:style-name="P15" text:outline-level="4">Список (JList)</text:h>
      <text:p text:style-name="P23"><text:span text:style-name="Source_20_Text"><text:span text:style-name="T47">String[] items = {"Элемент 1", "Элемент 2", "Элемент 3"};</text:span></text:span></text:p>
      <text:p text:style-name="P26"><text:span text:style-name="Source_20_Text"><text:span text:style-name="T47">JList&lt;String&gt; list = new JList&lt;&gt;(items);</text:span></text:span></text:p>
      <text:h text:style-name="P15" text:outline-level="4">Флажок (JCheckBox)</text:h>
      <text:p text:style-name="P24"><text:span text:style-name="Source_20_Text"><text:span text:style-name="T47">JCheckBox checkBox = new JCheckBox("Согласен");</text:span></text:span></text:p>
      <text:h text:style-name="P15" text:outline-level="4">Радиокнопки (JRadioButton)</text:h>
      <text:p text:style-name="P23"><text:span text:style-name="Source_20_Text"><text:span text:style-name="T47">JRadioButton radioButton1 = new JRadioButton("Опция 1");</text:span></text:span></text:p>
      <text:p text:style-name="P25"><text:span text:style-name="Source_20_Text"><text:span text:style-name="T47">JRadioButton radioButton2 = new JRadioButton("Опция 2");</text:span></text:span></text:p>
      <text:p text:style-name="P27"/>
      <text:p text:style-name="P25"><text:span text:style-name="Source_20_Text"><text:span text:style-name="T47">// Группа радиокнопок, чтобы можно было выбрать только одну</text:span></text:span></text:p>
      <text:p text:style-name="P25"><text:span text:style-name="Source_20_Text"><text:span text:style-name="T47">ButtonGroup group = new ButtonGroup();</text:span></text:span></text:p>
      <text:p text:style-name="P25"><text:span text:style-name="Source_20_Text"><text:span text:style-name="T47">group.add(radioButton1);</text:span></text:span></text:p>
      <text:p text:style-name="P26"><text:span text:style-name="Source_20_Text"><text:span text:style-name="T47">group.add(radioButton2);</text:span></text:span></text:p>
      <text:h text:style-name="Heading_20_3" text:outline-level="3"><text:span text:style-name="T29">5. </text:span><text:span text:style-name="Strong_20_Emphasis"><text:span text:style-name="T29">Использование Layout Managers</text:span></text:span></text:h>
      <text:p text:style-name="Text_20_body"><text:span text:style-name="T28">Swing поддерживает различные </text:span><text:span text:style-name="Strong_20_Emphasis"><text:span text:style-name="T28">менеджеры компоновки (layout managers)</text:span></text:span><text:span text:style-name="T28">, которые управляют расположением компонентов в контейнерах. Некоторые из них:</text:span></text:p>
      <text:list text:style-name="L77">
        <text:list-item>
          <text:p text:style-name="P299"><text:span text:style-name="Strong_20_Emphasis"><text:span text:style-name="T28">FlowLayout</text:span></text:span><text:span text:style-name="T28"> — компоненты размещаются по порядку в строке (по умолчанию).</text:span></text:p>
        </text:list-item>
        <text:list-item>
          <text:p text:style-name="P299"><text:span text:style-name="Strong_20_Emphasis"><text:span text:style-name="T28">BorderLayout</text:span></text:span><text:span text:style-name="T28"> — компоненты размещаются в пяти областях (север, юг, восток, запад и центр).</text:span></text:p>
        </text:list-item>
        <text:list-item>
          <text:p text:style-name="P299"><text:span text:style-name="Strong_20_Emphasis"><text:span text:style-name="T28">GridLayout</text:span></text:span><text:span text:style-name="T28"> — компоненты размещаются в сетке с одинаковыми размерами.</text:span></text:p>
        </text:list-item>
        <text:list-item>
          <text:p text:style-name="P298"><text:span text:style-name="Strong_20_Emphasis"><text:span text:style-name="T28">BoxLayout</text:span></text:span><text:span text:style-name="T28"> — компоненты размещаются по одной оси (по горизонтали или вертикали).</text:span></text:p>
        </text:list-item>
      </text:list>
      <text:p text:style-name="Text_20_body"><text:span text:style-name="T28">Пример использования </text:span><text:span text:style-name="Strong_20_Emphasis"><text:span text:style-name="T28">BorderLayout</text:span></text:span><text:span text:style-name="T28">:</text:span></text:p>
      <text:p text:style-name="P23"><text:span text:style-name="Source_20_Text"><text:span text:style-name="T47">import javax.swing.*;</text:span></text:span></text:p>
      <text:p text:style-name="P25"><text:soft-page-break/><text:span text:style-name="Source_20_Text"><text:span text:style-name="T47">import java.awt.*;</text:span></text:span></text:p>
      <text:p text:style-name="P27"/>
      <text:p text:style-name="P25"><text:span text:style-name="Source_20_Text"><text:span text:style-name="T47">public class SwingExample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ем основное окно</text:span></text:span></text:p>
      <text:p text:style-name="P25"><text:span text:style-name="Source_20_Text"><text:span text:style-name="T47"><text:s text:c="8"/>JFrame frame = new JFrame("Пример Swing с BorderLayout");</text:span></text:span></text:p>
      <text:p text:style-name="P25"><text:span text:style-name="Source_20_Text"><text:span text:style-name="T47"><text:s text:c="8"/>frame.setDefaultCloseOperation(JFrame.EXIT_ON_CLOSE);</text:span></text:span></text:p>
      <text:p text:style-name="P25"><text:span text:style-name="Source_20_Text"><text:span text:style-name="T47"><text:s text:c="8"/>frame.setSize(400, 300);</text:span></text:span></text:p>
      <text:p text:style-name="P27"/>
      <text:p text:style-name="P25"><text:span text:style-name="Source_20_Text"><text:span text:style-name="T47"><text:s text:c="8"/>// Создаем панель с BorderLayout</text:span></text:span></text:p>
      <text:p text:style-name="P25"><text:span text:style-name="Source_20_Text"><text:span text:style-name="T47"><text:s text:c="8"/>JPanel panel = new JPanel(new BorderLayout());</text:span></text:span></text:p>
      <text:p text:style-name="P27"/>
      <text:p text:style-name="P25"><text:span text:style-name="Source_20_Text"><text:span text:style-name="T47"><text:s text:c="8"/>// Создаем компоненты</text:span></text:span></text:p>
      <text:p text:style-name="P25"><text:span text:style-name="Source_20_Text"><text:span text:style-name="T47"><text:s text:c="8"/>JButton button1 = new JButton("Север");</text:span></text:span></text:p>
      <text:p text:style-name="P25"><text:span text:style-name="Source_20_Text"><text:span text:style-name="T47"><text:s text:c="8"/>JButton button2 = new JButton("Юг");</text:span></text:span></text:p>
      <text:p text:style-name="P25"><text:span text:style-name="Source_20_Text"><text:span text:style-name="T47"><text:s text:c="8"/>JButton button3 = new JButton("Центр");</text:span></text:span></text:p>
      <text:p text:style-name="P27"/>
      <text:p text:style-name="P25"><text:span text:style-name="Source_20_Text"><text:span text:style-name="T47"><text:s text:c="8"/>// Размещаем компоненты</text:span></text:span></text:p>
      <text:p text:style-name="P25"><text:span text:style-name="Source_20_Text"><text:span text:style-name="T47"><text:s text:c="8"/>panel.add(button1, BorderLayout.NORTH);</text:span></text:span></text:p>
      <text:p text:style-name="P25"><text:span text:style-name="Source_20_Text"><text:span text:style-name="T47"><text:s text:c="8"/>panel.add(button2, BorderLayout.SOUTH);</text:span></text:span></text:p>
      <text:p text:style-name="P25"><text:span text:style-name="Source_20_Text"><text:span text:style-name="T47"><text:s text:c="8"/>panel.add(button3, BorderLayout.CENTER);</text:span></text:span></text:p>
      <text:p text:style-name="P27"/>
      <text:p text:style-name="P25"><text:span text:style-name="Source_20_Text"><text:span text:style-name="T47"><text:s text:c="8"/>// Добавляем панель в окно</text:span></text:span></text:p>
      <text:p text:style-name="P25"><text:span text:style-name="Source_20_Text"><text:span text:style-name="T47"><text:s text:c="8"/>frame.add(panel);</text:span></text:span></text:p>
      <text:p text:style-name="P27"/>
      <text:p text:style-name="P25"><text:span text:style-name="Source_20_Text"><text:span text:style-name="T47"><text:s text:c="8"/>// Делаем окно видимым</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h text:style-name="Heading_20_3" text:outline-level="3"><text:span text:style-name="T29">6. </text:span><text:span text:style-name="Strong_20_Emphasis"><text:span text:style-name="T29">Диалоговые окна в Swing</text:span></text:span></text:h>
      <text:p text:style-name="Text_20_body"><text:span text:style-name="T28">Swing предоставляет класс </text:span><text:span text:style-name="Strong_20_Emphasis"><text:span text:style-name="T28">JOptionPane</text:span></text:span><text:span text:style-name="T28"> для создания стандартных диалоговых окон: для сообщений, ввода данных и подтверждений.</text:span></text:p>
      <text:p text:style-name="P10">Пример диалогового окна с подтверждением:</text:p>
      <text:p text:style-name="P23"><text:span text:style-name="Source_20_Text"><text:span text:style-name="T47">import javax.swing.*;</text:span></text:span></text:p>
      <text:p text:style-name="P27"/>
      <text:p text:style-name="P25"><text:span text:style-name="Source_20_Text"><text:span text:style-name="T47">public class SwingExample {</text:span></text:span></text:p>
      <text:p text:style-name="P25"><text:span text:style-name="Source_20_Text"><text:span text:style-name="T47"><text:s text:c="4"/>public static void main(String[] args) {</text:span></text:span></text:p>
      <text:p text:style-name="P25"><text:span text:style-name="Source_20_Text"><text:span text:style-name="T47"><text:s text:c="8"/>int option = JOptionPane.showConfirmDialog(null, "Вы уверены?", "Подтверждение", JOptionPane.YES_NO_OPTION);</text:span></text:span></text:p>
      <text:p text:style-name="P25"><text:span text:style-name="Source_20_Text"><text:span text:style-name="T47"><text:s text:c="8"/>if (option == JOptionPane.YES_OPTION) {</text:span></text:span></text:p>
      <text:p text:style-name="P25"><text:span text:style-name="Source_20_Text"><text:span text:style-name="T47"><text:s text:c="12"/>JOptionPane.showMessageDialog(null, "Вы выбрали: Да");</text:span></text:span></text:p>
      <text:p text:style-name="P25"><text:span text:style-name="Source_20_Text"><text:span text:style-name="T47"><text:s text:c="8"/>} else {</text:span></text:span></text:p>
      <text:p text:style-name="P25"><text:span text:style-name="Source_20_Text"><text:span text:style-name="T47"><text:s text:c="12"/>JOptionPane.showMessageDialog(null, "Вы выбрали: Нет");</text:span></text:span></text:p>
      <text:p text:style-name="P25"><text:span text:style-name="Source_20_Text"><text:span text:style-name="T47"><text:s text:c="8"/>}</text:span></text:span></text:p>
      <text:p text:style-name="P25"><text:span text:style-name="Source_20_Text"><text:span text:style-name="T47"><text:s text:c="4"/>}</text:span></text:span></text:p>
      <text:p text:style-name="P26"><text:span text:style-name="Source_20_Text"><text:span text:style-name="T47">}</text:span></text:span></text:p>
      <text:h text:style-name="P5" text:outline-level="3">Заключение</text:h>
      <text:p text:style-name="Text_20_body"><text:span text:style-name="T28">Swing — это мощная и гибкая библиотека для создания графических пользовательских интерфейсов в Java. Она предоставляет множество компонентов и инструментов для разработки приложений с графическим интерфейсом. Хотя Swing несколько устарел по сравнению с более современным </text:span><text:span text:style-name="Strong_20_Emphasis"><text:span text:style-name="T28">JavaFX</text:span></text:span><text:span text:style-name="T28">, он все еще широко используется благодаря своей кросс-платформенности и простоте в использовании.</text:span></text:p>
      <text:p text:style-name="P10"><text:soft-page-break/></text:p>
      <text:p text:style-name="P10"/>
      <text:p text:style-name="P22">10. Компоненты: текстовые поля, способы использования и их отличие</text:p>
      <text:p text:style-name="P3"><text:span text:style-name="T31">В Java для работы с текстовыми данными в графическом пользовательском интерфейсе используются несколько компонентов, таких как </text:span><text:span text:style-name="Strong_20_Emphasis"><text:span text:style-name="T30">JTextField</text:span></text:span><text:span text:style-name="T31">, </text:span><text:span text:style-name="Strong_20_Emphasis"><text:span text:style-name="T30">JTextArea</text:span></text:span><text:span text:style-name="T31">, </text:span><text:span text:style-name="Strong_20_Emphasis"><text:span text:style-name="T30">JPasswordField</text:span></text:span><text:span text:style-name="T31"> и другие. Эти компоненты позволяют пользователю вводить текст, который затем можно использовать в программе.</text:span></text:p>
      <text:p text:style-name="P10">Давайте рассмотрим основные компоненты, их способы использования и их отличия.</text:p>
      <text:h text:style-name="Heading_20_3" text:outline-level="3"><text:span text:style-name="T29">1. </text:span><text:span text:style-name="Strong_20_Emphasis"><text:span text:style-name="T29">JTextField</text:span></text:span><text:span text:style-name="T29"> — Однострочное текстовое поле</text:span></text:h>
      <text:p text:style-name="Text_20_body"><text:span text:style-name="Strong_20_Emphasis"><text:span text:style-name="T28">JTextField</text:span></text:span><text:span text:style-name="T28"> — это компонент для ввода однострочного текста. Он часто используется для ввода небольших текстовых данных, например, имени пользователя, поиска или других коротких строк.</text:span></text:p>
      <text:h text:style-name="P6" text:outline-level="4">Основные методы:</text:h>
      <text:list text:style-name="L78">
        <text:list-item>
          <text:p text:style-name="P301"><text:span text:style-name="Strong_20_Emphasis"><text:span text:style-name="T28">setText(String text)</text:span></text:span><text:span text:style-name="T28">: Устанавливает текст в поле.</text:span></text:p>
        </text:list-item>
        <text:list-item>
          <text:p text:style-name="P301"><text:span text:style-name="Strong_20_Emphasis"><text:span text:style-name="T28">getText()</text:span></text:span><text:span text:style-name="T28">: Получает текст, введенный в поле.</text:span></text:p>
        </text:list-item>
        <text:list-item>
          <text:p text:style-name="P301"><text:span text:style-name="Strong_20_Emphasis"><text:span text:style-name="T28">setColumns(int columns)</text:span></text:span><text:span text:style-name="T28">: Устанавливает количество видимых символов.</text:span></text:p>
        </text:list-item>
        <text:list-item>
          <text:p text:style-name="P300"><text:span text:style-name="Strong_20_Emphasis"><text:span text:style-name="T28">setEditable(boolean editable)</text:span></text:span><text:span text:style-name="T28">: Устанавливает возможность редактирования текста.</text:span></text:p>
        </text:list-item>
      </text:list>
      <text:h text:style-name="Heading_20_4" text:outline-level="4"><text:span text:style-name="T28">Пример использования </text:span><text:span text:style-name="Source_20_Text"><text:span text:style-name="T28">JTextField</text:span></text:span><text:span text:style-name="T28">:</text:span></text:h>
      <text:p text:style-name="P23"><text:span text:style-name="Source_20_Text"><text:span text:style-name="T47">import javax.swing.*;</text:span></text:span></text:p>
      <text:p text:style-name="P27"/>
      <text:p text:style-name="P25"><text:span text:style-name="Source_20_Text"><text:span text:style-name="T47">public class JTextFieldExample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ем окно</text:span></text:span></text:p>
      <text:p text:style-name="P25"><text:span text:style-name="Source_20_Text"><text:span text:style-name="T47"><text:s text:c="8"/>JFrame frame = new JFrame("Пример JTextField");</text:span></text:span></text:p>
      <text:p text:style-name="P25"><text:span text:style-name="Source_20_Text"><text:span text:style-name="T47"><text:s text:c="8"/>frame.setDefaultCloseOperation(JFrame.EXIT_ON_CLOSE);</text:span></text:span></text:p>
      <text:p text:style-name="P25"><text:span text:style-name="Source_20_Text"><text:span text:style-name="T47"><text:s text:c="8"/>frame.setSize(300, 150);</text:span></text:span></text:p>
      <text:p text:style-name="P27"/>
      <text:p text:style-name="P25"><text:span text:style-name="Source_20_Text"><text:span text:style-name="T47"><text:s text:c="8"/>// Создаем панель для размещения компонентов</text:span></text:span></text:p>
      <text:p text:style-name="P25"><text:span text:style-name="Source_20_Text"><text:span text:style-name="T47"><text:s text:c="8"/>JPanel panel = new JPanel();</text:span></text:span></text:p>
      <text:p text:style-name="P27"/>
      <text:p text:style-name="P25"><text:span text:style-name="Source_20_Text"><text:span text:style-name="T47"><text:s text:c="8"/>// Создаем JTextField с количеством видимых символов 20</text:span></text:span></text:p>
      <text:p text:style-name="P25"><text:span text:style-name="Source_20_Text"><text:span text:style-name="T47"><text:s text:c="8"/>JTextField textField = new JTextField(20);</text:span></text:span></text:p>
      <text:p text:style-name="P27"/>
      <text:p text:style-name="P25"><text:span text:style-name="Source_20_Text"><text:span text:style-name="T47"><text:s text:c="8"/>// Добавляем JTextField на панель</text:span></text:span></text:p>
      <text:p text:style-name="P25"><text:span text:style-name="Source_20_Text"><text:span text:style-name="T47"><text:s text:c="8"/>panel.add(new JLabel("Введите имя:"));</text:span></text:span></text:p>
      <text:p text:style-name="P25"><text:span text:style-name="Source_20_Text"><text:span text:style-name="T47"><text:s text:c="8"/>panel.add(textField);</text:span></text:span></text:p>
      <text:p text:style-name="P27"/>
      <text:p text:style-name="P25"><text:span text:style-name="Source_20_Text"><text:span text:style-name="T47"><text:s text:c="8"/>// Создаем кнопку для обработки введенного текста</text:span></text:span></text:p>
      <text:p text:style-name="P25"><text:span text:style-name="Source_20_Text"><text:span text:style-name="T47"><text:s text:c="8"/>JButton button = new JButton("Показать имя");</text:span></text:span></text:p>
      <text:p text:style-name="P25"><text:span text:style-name="Source_20_Text"><text:span text:style-name="T47"><text:s text:c="8"/>button.addActionListener(e -&gt; JOptionPane.showMessageDialog(frame, "Введенное имя: " + textField.getText()));</text:span></text:span></text:p>
      <text:p text:style-name="P27"/>
      <text:p text:style-name="P25"><text:span text:style-name="Source_20_Text"><text:span text:style-name="T47"><text:s text:c="8"/>// Добавляем кнопку на панель</text:span></text:span></text:p>
      <text:p text:style-name="P25"><text:span text:style-name="Source_20_Text"><text:span text:style-name="T47"><text:s text:c="8"/>panel.add(button);</text:span></text:span></text:p>
      <text:p text:style-name="P27"/>
      <text:p text:style-name="P25"><text:span text:style-name="Source_20_Text"><text:span text:style-name="T47"><text:s text:c="8"/>// Добавляем панель в окно</text:span></text:span></text:p>
      <text:p text:style-name="P25"><text:span text:style-name="Source_20_Text"><text:span text:style-name="T47"><text:s text:c="8"/>frame.add(panel);</text:span></text:span></text:p>
      <text:p text:style-name="P27"/>
      <text:p text:style-name="P25"><text:soft-page-break/><text:span text:style-name="Source_20_Text"><text:span text:style-name="T47"><text:s text:c="8"/>// Делаем окно видимым</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p text:style-name="P10">В этом примере:</text:p>
      <text:list text:style-name="L79">
        <text:list-item>
          <text:p text:style-name="P303"><text:span text:style-name="Strong_20_Emphasis"><text:span text:style-name="T28">JTextField</text:span></text:span><text:span text:style-name="T28"> создается с шириной в 20 символов.</text:span></text:p>
        </text:list-item>
        <text:list-item>
          <text:p text:style-name="P302"><text:span text:style-name="T28">После ввода текста и нажатия на кнопку отображается введенное имя с помощью </text:span><text:span text:style-name="Strong_20_Emphasis"><text:span text:style-name="T28">getText()</text:span></text:span><text:span text:style-name="T28">.</text:span></text:p>
        </text:list-item>
      </text:list>
      <text:h text:style-name="P6" text:outline-level="4">Отличия:</text:h>
      <text:list text:style-name="L80">
        <text:list-item>
          <text:p text:style-name="P305"><text:span text:style-name="Strong_20_Emphasis"><text:span text:style-name="T28">JTextField</text:span></text:span><text:span text:style-name="T28"> идеально подходит для ввода коротких данных (например, имени или адреса).</text:span></text:p>
        </text:list-item>
        <text:list-item>
          <text:p text:style-name="P304"><text:span text:style-name="T28">Для более длинных и многострочных данных используется </text:span><text:span text:style-name="Strong_20_Emphasis"><text:span text:style-name="T28">JTextArea</text:span></text:span><text:span text:style-name="T28">.</text:span></text:p>
        </text:list-item>
      </text:list>
      <text:h text:style-name="Heading_20_3" text:outline-level="3"><text:span text:style-name="T29">2. </text:span><text:span text:style-name="Strong_20_Emphasis"><text:span text:style-name="T29">JTextArea</text:span></text:span><text:span text:style-name="T29"> — Многострочное текстовое поле</text:span></text:h>
      <text:p text:style-name="Text_20_body"><text:span text:style-name="Strong_20_Emphasis"><text:span text:style-name="T28">JTextArea</text:span></text:span><text:span text:style-name="T28"> позволяет вводить многострочный текст, который может занимать несколько строк. Этот компонент полезен для ввода длинных текстов, таких как сообщения, описание, комментарии и т.д.</text:span></text:p>
      <text:h text:style-name="P6" text:outline-level="4">Основные методы:</text:h>
      <text:list text:style-name="L81">
        <text:list-item>
          <text:p text:style-name="P307"><text:span text:style-name="Strong_20_Emphasis"><text:span text:style-name="T28">setText(String text)</text:span></text:span><text:span text:style-name="T28">: Устанавливает текст в поле.</text:span></text:p>
        </text:list-item>
        <text:list-item>
          <text:p text:style-name="P307"><text:span text:style-name="Strong_20_Emphasis"><text:span text:style-name="T28">getText()</text:span></text:span><text:span text:style-name="T28">: Получает текст, введенный в поле.</text:span></text:p>
        </text:list-item>
        <text:list-item>
          <text:p text:style-name="P307"><text:span text:style-name="Strong_20_Emphasis"><text:span text:style-name="T28">setRows(int rows)</text:span></text:span><text:span text:style-name="T28"> и </text:span><text:span text:style-name="Strong_20_Emphasis"><text:span text:style-name="T28">setColumns(int columns)</text:span></text:span><text:span text:style-name="T28">: Устанавливают количество строк и столбцов в текстовой области.</text:span></text:p>
        </text:list-item>
        <text:list-item>
          <text:p text:style-name="P306"><text:span text:style-name="Strong_20_Emphasis"><text:span text:style-name="T28">setWrapStyleWord(boolean wrap)</text:span></text:span><text:span text:style-name="T28">: Определяет, будет ли текст автоматически переноситься на новую строку.</text:span></text:p>
        </text:list-item>
      </text:list>
      <text:h text:style-name="Heading_20_4" text:outline-level="4"><text:span text:style-name="T28">Пример использования </text:span><text:span text:style-name="Source_20_Text"><text:span text:style-name="T28">JTextArea</text:span></text:span><text:span text:style-name="T28">:</text:span></text:h>
      <text:p text:style-name="P23"><text:span text:style-name="Source_20_Text"><text:span text:style-name="T47">import javax.swing.*;</text:span></text:span></text:p>
      <text:p text:style-name="P25"><text:span text:style-name="Source_20_Text"><text:span text:style-name="T47">public class JTextAreaExample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ем окно</text:span></text:span></text:p>
      <text:p text:style-name="P25"><text:span text:style-name="Source_20_Text"><text:span text:style-name="T47"><text:s text:c="8"/>JFrame frame = new JFrame("Пример JTextArea");</text:span></text:span></text:p>
      <text:p text:style-name="P25"><text:span text:style-name="Source_20_Text"><text:span text:style-name="T47"><text:s text:c="8"/>frame.setDefaultCloseOperation(JFrame.EXIT_ON_CLOSE);</text:span></text:span></text:p>
      <text:p text:style-name="P25"><text:span text:style-name="Source_20_Text"><text:span text:style-name="T47"><text:s text:c="8"/>frame.setSize(400, 300);</text:span></text:span></text:p>
      <text:p text:style-name="P25"><text:span text:style-name="Source_20_Text"><text:span text:style-name="T47"><text:s text:c="8"/>// Создаем панель для размещения компонентов</text:span></text:span></text:p>
      <text:p text:style-name="P25"><text:span text:style-name="Source_20_Text"><text:span text:style-name="T47"><text:s text:c="8"/>JPanel panel = new JPanel();</text:span></text:span></text:p>
      <text:p text:style-name="P25"><text:span text:style-name="Source_20_Text"><text:span text:style-name="T47"><text:s text:c="8"/>// Создаем JTextArea с 5 строками и 30 столбцами</text:span></text:span></text:p>
      <text:p text:style-name="P25"><text:span text:style-name="Source_20_Text"><text:span text:style-name="T47"><text:s text:c="8"/>JTextArea textArea = new JTextArea(5, 30);</text:span></text:span></text:p>
      <text:p text:style-name="P25"><text:span text:style-name="Source_20_Text"><text:span text:style-name="T47"><text:s text:c="8"/>textArea.setLineWrap(true); <text:s/>// Включаем перенос строк</text:span></text:span></text:p>
      <text:p text:style-name="P25"><text:span text:style-name="Source_20_Text"><text:span text:style-name="T47"><text:s text:c="8"/>textArea.setWrapStyleWord(true); <text:s/>// Перенос по словам</text:span></text:span></text:p>
      <text:p text:style-name="P25"><text:span text:style-name="Source_20_Text"><text:span text:style-name="T47"><text:s text:c="8"/>// Добавляем JTextArea на панель</text:span></text:span></text:p>
      <text:p text:style-name="P25"><text:span text:style-name="Source_20_Text"><text:span text:style-name="T47"><text:s text:c="8"/>panel.add(new JScrollPane(textArea)); <text:s/>// Добавляем JScrollPane для прокрутки</text:span></text:span></text:p>
      <text:p text:style-name="P25"><text:span text:style-name="Source_20_Text"><text:span text:style-name="T47"><text:s text:c="8"/>// Создаем кнопку для обработки текста</text:span></text:span></text:p>
      <text:p text:style-name="P25"><text:span text:style-name="Source_20_Text"><text:span text:style-name="T47"><text:s text:c="8"/>JButton button = new JButton("Показать текст");</text:span></text:span></text:p>
      <text:p text:style-name="P25"><text:span text:style-name="Source_20_Text"><text:span text:style-name="T47"><text:s text:c="8"/>button.addActionListener(e -&gt; JOptionPane.showMessageDialog(frame, "Введенный текст: " + textArea.getText()));</text:span></text:span></text:p>
      <text:p text:style-name="P25"><text:span text:style-name="Source_20_Text"><text:span text:style-name="T47"><text:s text:c="8"/>// Добавляем кнопку на панель</text:span></text:span></text:p>
      <text:p text:style-name="P25"><text:span text:style-name="Source_20_Text"><text:span text:style-name="T47"><text:s text:c="8"/>panel.add(button);</text:span></text:span></text:p>
      <text:p text:style-name="P25"><text:span text:style-name="Source_20_Text"><text:span text:style-name="T47"><text:s text:c="8"/>// Добавляем панель в окно</text:span></text:span></text:p>
      <text:p text:style-name="P25"><text:soft-page-break/><text:span text:style-name="Source_20_Text"><text:span text:style-name="T47"><text:s text:c="8"/>frame.add(panel);</text:span></text:span></text:p>
      <text:p text:style-name="P25"><text:span text:style-name="Source_20_Text"><text:span text:style-name="T47"><text:s text:c="8"/>// Делаем окно видимым</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p text:style-name="P10">В этом примере:</text:p>
      <text:list text:style-name="L82">
        <text:list-item>
          <text:p text:style-name="P309"><text:span text:style-name="Strong_20_Emphasis"><text:span text:style-name="T28">JTextArea</text:span></text:span><text:span text:style-name="T28"> используется для ввода многострочного текста.</text:span></text:p>
        </text:list-item>
        <text:list-item>
          <text:p text:style-name="P309"><text:span text:style-name="T28">Для добавления прокрутки используется </text:span><text:span text:style-name="Strong_20_Emphasis"><text:span text:style-name="T28">JScrollPane</text:span></text:span><text:span text:style-name="T28">.</text:span></text:p>
        </text:list-item>
        <text:list-item>
          <text:p text:style-name="P308"><text:span text:style-name="T28">Введенный текст можно вывести на экран с помощью </text:span><text:span text:style-name="Strong_20_Emphasis"><text:span text:style-name="T28">getText()</text:span></text:span><text:span text:style-name="T28">.</text:span></text:p>
        </text:list-item>
      </text:list>
      <text:h text:style-name="P6" text:outline-level="4">Отличия:</text:h>
      <text:list text:style-name="L83">
        <text:list-item>
          <text:p text:style-name="P311"><text:span text:style-name="Strong_20_Emphasis"><text:span text:style-name="T28">JTextArea</text:span></text:span><text:span text:style-name="T28"> позволяет работать с несколькими строками текста, и это основной компонент для ввода большого объема данных.</text:span></text:p>
        </text:list-item>
        <text:list-item>
          <text:p text:style-name="P310"><text:span text:style-name="Strong_20_Emphasis"><text:span text:style-name="T28">JTextField</text:span></text:span><text:span text:style-name="T28"> используется для ввода одного короткого значения.</text:span></text:p>
        </text:list-item>
      </text:list>
      <text:h text:style-name="Heading_20_3" text:outline-level="3"><text:span text:style-name="T29">3. </text:span><text:span text:style-name="Strong_20_Emphasis"><text:span text:style-name="T29">JPasswordField</text:span></text:span><text:span text:style-name="T29"> — Текстовое поле для пароля</text:span></text:h>
      <text:p text:style-name="Text_20_body"><text:span text:style-name="Strong_20_Emphasis"><text:span text:style-name="T28">JPasswordField</text:span></text:span><text:span text:style-name="T28"> — это специальный компонент для ввода паролей. В отличие от </text:span><text:span text:style-name="Strong_20_Emphasis"><text:span text:style-name="T28">JTextField</text:span></text:span><text:span text:style-name="T28">, текст, вводимый в </text:span><text:span text:style-name="Strong_20_Emphasis"><text:span text:style-name="T28">JPasswordField</text:span></text:span><text:span text:style-name="T28">, отображается в виде звездочек или других символов, что позволяет скрыть вводимый пароль.</text:span></text:p>
      <text:h text:style-name="P6" text:outline-level="4">Основные методы:</text:h>
      <text:list text:style-name="L84">
        <text:list-item>
          <text:p text:style-name="P313"><text:span text:style-name="Strong_20_Emphasis"><text:span text:style-name="T28">setText(String text)</text:span></text:span><text:span text:style-name="T28">: Устанавливает пароль.</text:span></text:p>
        </text:list-item>
        <text:list-item>
          <text:p text:style-name="P313"><text:span text:style-name="Strong_20_Emphasis"><text:span text:style-name="T28">getPassword()</text:span></text:span><text:span text:style-name="T28">: Получает введенный пароль в виде массива символов (</text:span><text:span text:style-name="Source_20_Text"><text:span text:style-name="T28">char[]</text:span></text:span><text:span text:style-name="T28">).</text:span></text:p>
        </text:list-item>
        <text:list-item>
          <text:p text:style-name="P312"><text:span text:style-name="Strong_20_Emphasis"><text:span text:style-name="T28">setEchoChar(char echoChar)</text:span></text:span><text:span text:style-name="T28">: Устанавливает символ, который будет отображаться вместо символов пароля (по умолчанию это звездочка).</text:span></text:p>
        </text:list-item>
      </text:list>
      <text:h text:style-name="Heading_20_4" text:outline-level="4"><text:span text:style-name="T28"/></text:h>
      <text:h text:style-name="Heading_20_4" text:outline-level="4"><text:span text:style-name="T28">Пример использования </text:span><text:span text:style-name="Source_20_Text"><text:span text:style-name="T28">JPasswordField</text:span></text:span><text:span text:style-name="T28">:</text:span></text:h>
      <text:p text:style-name="P23"><text:span text:style-name="Source_20_Text"><text:span text:style-name="T47">import javax.swing.*;</text:span></text:span></text:p>
      <text:p text:style-name="P25"><text:span text:style-name="Source_20_Text"><text:span text:style-name="T47">public class JPasswordFieldExample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ем окно</text:span></text:span></text:p>
      <text:p text:style-name="P25"><text:span text:style-name="Source_20_Text"><text:span text:style-name="T47"><text:s text:c="8"/>JFrame frame = new JFrame("Пример JPasswordField");</text:span></text:span></text:p>
      <text:p text:style-name="P25"><text:span text:style-name="Source_20_Text"><text:span text:style-name="T47"><text:s text:c="8"/>frame.setDefaultCloseOperation(JFrame.EXIT_ON_CLOSE);</text:span></text:span></text:p>
      <text:p text:style-name="P25"><text:span text:style-name="Source_20_Text"><text:span text:style-name="T47"><text:s text:c="8"/>frame.setSize(300, 150);</text:span></text:span></text:p>
      <text:p text:style-name="P25"><text:span text:style-name="Source_20_Text"><text:span text:style-name="T47"><text:s text:c="8"/>// Создаем панель для размещения компонентов</text:span></text:span></text:p>
      <text:p text:style-name="P25"><text:span text:style-name="Source_20_Text"><text:span text:style-name="T47"><text:s text:c="8"/>JPanel panel = new JPanel();</text:span></text:span></text:p>
      <text:p text:style-name="P25"><text:span text:style-name="Source_20_Text"><text:span text:style-name="T47"><text:s text:c="8"/>// Создаем JPasswordField</text:span></text:span></text:p>
      <text:p text:style-name="P25"><text:span text:style-name="Source_20_Text"><text:span text:style-name="T47"><text:s text:c="8"/>JPasswordField passwordField = new JPasswordField(20);</text:span></text:span></text:p>
      <text:p text:style-name="P25"><text:span text:style-name="Source_20_Text"><text:span text:style-name="T47"><text:s text:c="8"/></text:span></text:span></text:p>
      <text:p text:style-name="P25"><text:span text:style-name="Source_20_Text"><text:span text:style-name="T47"><text:s text:c="8"/>// Добавляем JPasswordField на панель</text:span></text:span></text:p>
      <text:p text:style-name="P25"><text:span text:style-name="Source_20_Text"><text:span text:style-name="T47"><text:s text:c="8"/>panel.add(new JLabel("Введите пароль:"));</text:span></text:span></text:p>
      <text:p text:style-name="P25"><text:span text:style-name="Source_20_Text"><text:span text:style-name="T47"><text:s text:c="8"/>panel.add(passwordField);</text:span></text:span></text:p>
      <text:p text:style-name="P27"/>
      <text:p text:style-name="P25"><text:span text:style-name="Source_20_Text"><text:span text:style-name="T47"><text:s text:c="8"/>// Создаем кнопку для обработки введенного пароля</text:span></text:span></text:p>
      <text:p text:style-name="P25"><text:span text:style-name="Source_20_Text"><text:span text:style-name="T47"><text:s text:c="8"/>JButton button = new JButton("Показать пароль");</text:span></text:span></text:p>
      <text:p text:style-name="P25"><text:span text:style-name="Source_20_Text"><text:span text:style-name="T47"><text:s text:c="8"/>button.addActionListener(e -&gt; {</text:span></text:span></text:p>
      <text:p text:style-name="P25"><text:span text:style-name="Source_20_Text"><text:span text:style-name="T47"><text:s text:c="12"/>char[] password = passwordField.getPassword();</text:span></text:span></text:p>
      <text:p text:style-name="P25"><text:span text:style-name="Source_20_Text"><text:span text:style-name="T47"><text:s text:c="12"/>JOptionPane.showMessageDialog(frame, "Введенный пароль: " + new String(password));</text:span></text:span></text:p>
      <text:p text:style-name="P25"><text:span text:style-name="Source_20_Text"><text:span text:style-name="T47"><text:s text:c="8"/>});</text:span></text:span></text:p>
      <text:p text:style-name="P27"><text:soft-page-break/></text:p>
      <text:p text:style-name="P25"><text:span text:style-name="Source_20_Text"><text:span text:style-name="T47"><text:s text:c="8"/>// Добавляем кнопку на панель</text:span></text:span></text:p>
      <text:p text:style-name="P25"><text:span text:style-name="Source_20_Text"><text:span text:style-name="T47"><text:s text:c="8"/>panel.add(button);</text:span></text:span></text:p>
      <text:p text:style-name="P27"/>
      <text:p text:style-name="P25"><text:span text:style-name="Source_20_Text"><text:span text:style-name="T47"><text:s text:c="8"/>// Добавляем панель в окно</text:span></text:span></text:p>
      <text:p text:style-name="P25"><text:span text:style-name="Source_20_Text"><text:span text:style-name="T47"><text:s text:c="8"/>frame.add(panel);</text:span></text:span></text:p>
      <text:p text:style-name="P27"/>
      <text:p text:style-name="P25"><text:span text:style-name="Source_20_Text"><text:span text:style-name="T47"><text:s text:c="8"/>// Делаем окно видимым</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p text:style-name="P10">В этом примере:</text:p>
      <text:list text:style-name="L85">
        <text:list-item>
          <text:p text:style-name="P315"><text:span text:style-name="Strong_20_Emphasis"><text:span text:style-name="T28">JPasswordField</text:span></text:span><text:span text:style-name="T28"> используется для ввода пароля.</text:span></text:p>
        </text:list-item>
        <text:list-item>
          <text:p text:style-name="P314"><text:span text:style-name="T28">Для получения введенного пароля используется метод </text:span><text:span text:style-name="Strong_20_Emphasis"><text:span text:style-name="T28">getPassword()</text:span></text:span><text:span text:style-name="T28">, который возвращает массив символов.</text:span></text:p>
        </text:list-item>
      </text:list>
      <text:h text:style-name="P6" text:outline-level="4">Отличия:</text:h>
      <text:list text:style-name="L86">
        <text:list-item>
          <text:p text:style-name="P317"><text:span text:style-name="Strong_20_Emphasis"><text:span text:style-name="T28">JPasswordField</text:span></text:span><text:span text:style-name="T28"> скрывает введенный текст, отображая его в виде звездочек (или других символов), что важно для безопасности при вводе паролей.</text:span></text:p>
        </text:list-item>
        <text:list-item>
          <text:p text:style-name="P316"><text:span text:style-name="Strong_20_Emphasis"><text:span text:style-name="T28">JTextField</text:span></text:span><text:span text:style-name="T28"> и </text:span><text:span text:style-name="Strong_20_Emphasis"><text:span text:style-name="T28">JTextArea</text:span></text:span><text:span text:style-name="T28"> не скрывают текст и показывают все символы, которые вводит пользователь.</text:span></text:p>
        </text:list-item>
      </text:list>
      <text:h text:style-name="Heading_20_3" text:outline-level="3"><text:span text:style-name="T29">4. </text:span><text:span text:style-name="Strong_20_Emphasis"><text:span text:style-name="T29">Основные отличия между JTextField, JTextArea и JPasswordField</text:span></text:spa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text:span text:style-name="Strong_20_Emphasis"><text:span text:style-name="T28">Характеристика</text:span></text:span></text:p>
            </table:table-cell>
            <table:table-cell table:style-name="Table3.A1" office:value-type="string">
              <text:p text:style-name="Table_20_Heading"><text:span text:style-name="Strong_20_Emphasis"><text:span text:style-name="T28">JTextField</text:span></text:span></text:p>
            </table:table-cell>
            <table:table-cell table:style-name="Table3.A1" office:value-type="string">
              <text:p text:style-name="Table_20_Heading"><text:span text:style-name="Strong_20_Emphasis"><text:span text:style-name="T28">JTextArea</text:span></text:span></text:p>
            </table:table-cell>
            <table:table-cell table:style-name="Table3.A1" office:value-type="string">
              <text:p text:style-name="Table_20_Heading"><text:span text:style-name="Strong_20_Emphasis"><text:span text:style-name="T28">JPasswordField</text:span></text:span></text:p>
            </table:table-cell>
          </table:table-row>
        </table:table-header-rows>
        <table:table-row>
          <table:table-cell table:style-name="Table3.A1" office:value-type="string">
            <text:p text:style-name="Table_20_Contents"><text:span text:style-name="Strong_20_Emphasis"><text:span text:style-name="T28">Количество строк</text:span></text:span></text:p>
          </table:table-cell>
          <table:table-cell table:style-name="Table3.A1" office:value-type="string">
            <text:p text:style-name="P9">1 строка (однострочное поле)</text:p>
          </table:table-cell>
          <table:table-cell table:style-name="Table3.A1" office:value-type="string">
            <text:p text:style-name="P9">Несколько строк (многострочное поле)</text:p>
          </table:table-cell>
          <table:table-cell table:style-name="Table3.A1" office:value-type="string">
            <text:p text:style-name="P9">1 строка (однострочное поле, скрытое)</text:p>
          </table:table-cell>
        </table:table-row>
        <table:table-row>
          <table:table-cell table:style-name="Table3.A1" office:value-type="string">
            <text:p text:style-name="Table_20_Contents"><text:span text:style-name="Strong_20_Emphasis"><text:span text:style-name="T28">Размер текста</text:span></text:span></text:p>
          </table:table-cell>
          <table:table-cell table:style-name="Table3.A1" office:value-type="string">
            <text:p text:style-name="P9">Короткие строки (например, имя)</text:p>
          </table:table-cell>
          <table:table-cell table:style-name="Table3.A1" office:value-type="string">
            <text:p text:style-name="P9">Длинные тексты (например, описание)</text:p>
          </table:table-cell>
          <table:table-cell table:style-name="Table3.A1" office:value-type="string">
            <text:p text:style-name="P9">Пароль (скрытое поле)</text:p>
          </table:table-cell>
        </table:table-row>
        <table:table-row>
          <table:table-cell table:style-name="Table3.A1" office:value-type="string">
            <text:p text:style-name="Table_20_Contents"><text:span text:style-name="Strong_20_Emphasis"><text:span text:style-name="T28">Поддержка прокрутки</text:span></text:span></text:p>
          </table:table-cell>
          <table:table-cell table:style-name="Table3.A1" office:value-type="string">
            <text:p text:style-name="P9">Нет</text:p>
          </table:table-cell>
          <table:table-cell table:style-name="Table3.A1" office:value-type="string">
            <text:p text:style-name="P9">Да, через JScrollPane</text:p>
          </table:table-cell>
          <table:table-cell table:style-name="Table3.A1" office:value-type="string">
            <text:p text:style-name="P9">Нет</text:p>
          </table:table-cell>
        </table:table-row>
        <table:table-row>
          <table:table-cell table:style-name="Table3.A1" office:value-type="string">
            <text:p text:style-name="Table_20_Contents"><text:span text:style-name="Strong_20_Emphasis"><text:span text:style-name="T28">Использование</text:span></text:span></text:p>
          </table:table-cell>
          <table:table-cell table:style-name="Table3.A1" office:value-type="string">
            <text:p text:style-name="P9">Для ввода коротких данных, например, имени пользователя</text:p>
          </table:table-cell>
          <table:table-cell table:style-name="Table3.A1" office:value-type="string">
            <text:p text:style-name="P9">Для ввода длинных текстов (например, описания, комментариев)</text:p>
          </table:table-cell>
          <table:table-cell table:style-name="Table3.A1" office:value-type="string">
            <text:p text:style-name="P9">Для ввода паролей</text:p>
          </table:table-cell>
        </table:table-row>
        <table:table-row>
          <table:table-cell table:style-name="Table3.A1" office:value-type="string">
            <text:p text:style-name="Table_20_Contents"><text:span text:style-name="Strong_20_Emphasis"><text:span text:style-name="T28">Скрытие текста</text:span></text:span></text:p>
          </table:table-cell>
          <table:table-cell table:style-name="Table3.A1" office:value-type="string">
            <text:p text:style-name="P9">Нет</text:p>
          </table:table-cell>
          <table:table-cell table:style-name="Table3.A1" office:value-type="string">
            <text:p text:style-name="P9">Нет</text:p>
          </table:table-cell>
          <table:table-cell table:style-name="Table3.A1" office:value-type="string">
            <text:p text:style-name="P9">Да (скрывает вводимый текст, отображает символы)</text:p>
          </table:table-cell>
        </table:table-row>
      </table:table>
      <text:h text:style-name="P5" text:outline-level="3">Заключение</text:h>
      <text:list text:style-name="L87">
        <text:list-item>
          <text:p text:style-name="P319"><text:span text:style-name="Strong_20_Emphasis"><text:span text:style-name="T28">JTextField</text:span></text:span><text:span text:style-name="T28"> — это идеальный компонент для ввода коротких текстов, таких как имя пользователя, адрес, номер телефона и т.д.</text:span></text:p>
        </text:list-item>
        <text:list-item>
          <text:p text:style-name="P319"><text:span text:style-name="Strong_20_Emphasis"><text:span text:style-name="T28">JTextArea</text:span></text:span><text:span text:style-name="T28"> используется для ввода более длинных текстов, таких как сообщения, комментарии или описания.</text:span></text:p>
        </text:list-item>
        <text:list-item>
          <text:p text:style-name="P318"><text:span text:style-name="Strong_20_Emphasis"><text:span text:style-name="T28">JPasswordField</text:span></text:span><text:span text:style-name="T28"> скрывает текст, что делает его идеальным для ввода паролей и другой конфиденциальной информации.</text:span></text:p>
        </text:list-item>
      </text:list>
      <text:p text:style-name="P10">Выбор между этими компонентами зависит от того, какой тип данных вам нужно получить от пользователя и как этот текст должен отображаться в интерфейсе.</text:p>
      <text:p text:style-name="P10"><text:soft-page-break/></text:p>
      <text:p text:style-name="P10"/>
      <text:p text:style-name="P22">11. Компоненты: кнопки, способы использования и их отличие</text:p>
      <text:p text:style-name="P13"><text:span text:style-name="T51">В Java </text:span><text:span text:style-name="Strong_20_Emphasis"><text:span text:style-name="T50">Swing</text:span></text:span><text:span text:style-name="T51"> и </text:span><text:span text:style-name="Strong_20_Emphasis"><text:span text:style-name="T50">JavaFX</text:span></text:span><text:span text:style-name="T51"> для создания графических пользовательских интерфейсов используются различные компоненты для взаимодействия с пользователем. Одним из самых основных и часто используемых компонентов является </text:span><text:span text:style-name="Strong_20_Emphasis"><text:span text:style-name="T50">кнопка</text:span></text:span><text:span text:style-name="T51">. Кнопки позволяют пользователю выполнять действия в приложении, например, отправлять форму, запускать процессы или изменять настройки.</text:span></text:p>
      <text:p text:style-name="P10">В этой статье мы рассмотрим основные компоненты, связанные с кнопками, их способы использования и отличия в разных контекстах.</text:p>
      <text:h text:style-name="Heading_20_3" text:outline-level="3"><text:span text:style-name="T29">1. </text:span><text:span text:style-name="Strong_20_Emphasis"><text:span text:style-name="T29">JButton (Swing)</text:span></text:span></text:h>
      <text:p text:style-name="Text_20_body"><text:span text:style-name="Strong_20_Emphasis"><text:span text:style-name="T28">JButton</text:span></text:span><text:span text:style-name="T28"> — это основной компонент для создания кнопок в библиотеке </text:span><text:span text:style-name="Strong_20_Emphasis"><text:span text:style-name="T28">Swing</text:span></text:span><text:span text:style-name="T28">. Кнопки могут быть нажаты пользователем, что вызывает выполнение действия, связанного с этой кнопкой.</text:span></text:p>
      <text:h text:style-name="P6" text:outline-level="4">Основные методы:</text:h>
      <text:list text:style-name="L88">
        <text:list-item>
          <text:p text:style-name="P321"><text:span text:style-name="Strong_20_Emphasis"><text:span text:style-name="T28">setText(String text)</text:span></text:span><text:span text:style-name="T28">: Устанавливает текст на кнопке.</text:span></text:p>
        </text:list-item>
        <text:list-item>
          <text:p text:style-name="P321"><text:span text:style-name="Strong_20_Emphasis"><text:span text:style-name="T28">setIcon(Icon icon)</text:span></text:span><text:span text:style-name="T28">: Устанавливает иконку на кнопке.</text:span></text:p>
        </text:list-item>
        <text:list-item>
          <text:p text:style-name="P321"><text:span text:style-name="Strong_20_Emphasis"><text:span text:style-name="T28">setEnabled(boolean enabled)</text:span></text:span><text:span text:style-name="T28">: Включает или отключает кнопку (кнопка может быть неактивной).</text:span></text:p>
        </text:list-item>
        <text:list-item>
          <text:p text:style-name="P320"><text:span text:style-name="Strong_20_Emphasis"><text:span text:style-name="T28">addActionListener(ActionListener listener)</text:span></text:span><text:span text:style-name="T28">: Добавляет обработчик событий на кнопку для выполнения действия, когда кнопка нажимается.</text:span></text:p>
        </text:list-item>
      </text:list>
      <text:h text:style-name="Heading_20_4" text:outline-level="4"><text:span text:style-name="T28">Пример использования </text:span><text:span text:style-name="Source_20_Text"><text:span text:style-name="T28">JButton</text:span></text:span><text:span text:style-name="T28"> в </text:span><text:span text:style-name="Strong_20_Emphasis"><text:span text:style-name="T28">Swing</text:span></text:span><text:span text:style-name="T28">:</text:span></text:h>
      <text:p text:style-name="P23"><text:span text:style-name="Source_20_Text"><text:span text:style-name="T47">import javax.swing.*;</text:span></text:span></text:p>
      <text:p text:style-name="P25"><text:span text:style-name="Source_20_Text"><text:span text:style-name="T47">import java.awt.event.ActionEvent;</text:span></text:span></text:p>
      <text:p text:style-name="P25"><text:span text:style-name="Source_20_Text"><text:span text:style-name="T47">import java.awt.event.ActionListener;</text:span></text:span></text:p>
      <text:p text:style-name="P27"/>
      <text:p text:style-name="P25"><text:span text:style-name="Source_20_Text"><text:span text:style-name="T47">public class JButtonExample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ем окно</text:span></text:span></text:p>
      <text:p text:style-name="P25"><text:span text:style-name="Source_20_Text"><text:span text:style-name="T47"><text:s text:c="8"/>JFrame frame = new JFrame("Пример JButton");</text:span></text:span></text:p>
      <text:p text:style-name="P25"><text:span text:style-name="Source_20_Text"><text:span text:style-name="T47"><text:s text:c="8"/>frame.setDefaultCloseOperation(JFrame.EXIT_ON_CLOSE);</text:span></text:span></text:p>
      <text:p text:style-name="P25"><text:span text:style-name="Source_20_Text"><text:span text:style-name="T47"><text:s text:c="8"/>frame.setSize(300, 150);</text:span></text:span></text:p>
      <text:p text:style-name="P27"/>
      <text:p text:style-name="P25"><text:span text:style-name="Source_20_Text"><text:span text:style-name="T47"><text:s text:c="8"/>// Создаем панель для размещения компонентов</text:span></text:span></text:p>
      <text:p text:style-name="P25"><text:span text:style-name="Source_20_Text"><text:span text:style-name="T47"><text:s text:c="8"/>JPanel panel = new JPanel();</text:span></text:span></text:p>
      <text:p text:style-name="P25"><text:span text:style-name="Source_20_Text"><text:span text:style-name="T47"><text:s text:c="8"/>// Создаем кнопку с текстом</text:span></text:span></text:p>
      <text:p text:style-name="P25"><text:span text:style-name="Source_20_Text"><text:span text:style-name="T47"><text:s text:c="8"/>JButton button = new JButton("Нажми меня");</text:span></text:span></text:p>
      <text:p text:style-name="P25"><text:span text:style-name="Source_20_Text"><text:span text:style-name="T47"><text:s text:c="8"/>// Добавляем обработчик событий на кнопку</text:span></text:span></text:p>
      <text:p text:style-name="P25"><text:span text:style-name="Source_20_Text"><text:span text:style-name="T47"><text:s text:c="8"/>button.addActionListener(new ActionListener() {</text:span></text:span></text:p>
      <text:p text:style-name="P25"><text:span text:style-name="Source_20_Text"><text:span text:style-name="T47"><text:s text:c="12"/>@Override</text:span></text:span></text:p>
      <text:p text:style-name="P25"><text:span text:style-name="Source_20_Text"><text:span text:style-name="T47"><text:s text:c="12"/>public void actionPerformed(ActionEvent e) {</text:span></text:span></text:p>
      <text:p text:style-name="P25"><text:span text:style-name="Source_20_Text"><text:span text:style-name="T47"><text:s text:c="16"/>JOptionPane.showMessageDialog(frame, "Кнопка была нажата!");</text:span></text:span></text:p>
      <text:p text:style-name="P25"><text:span text:style-name="Source_20_Text"><text:span text:style-name="T47"><text:s text:c="12"/>}</text:span></text:span></text:p>
      <text:p text:style-name="P25"><text:span text:style-name="Source_20_Text"><text:span text:style-name="T47"><text:s text:c="8"/>});</text:span></text:span></text:p>
      <text:p text:style-name="P25"><text:span text:style-name="Source_20_Text"><text:span text:style-name="T47"><text:s text:c="8"/>// Добавляем кнопку на панель</text:span></text:span></text:p>
      <text:p text:style-name="P25"><text:span text:style-name="Source_20_Text"><text:span text:style-name="T47"><text:s text:c="8"/>panel.add(button);</text:span></text:span></text:p>
      <text:p text:style-name="P25"><text:span text:style-name="Source_20_Text"><text:span text:style-name="T47"><text:s text:c="8"/>// Добавляем панель в окно</text:span></text:span></text:p>
      <text:p text:style-name="P25"><text:span text:style-name="Source_20_Text"><text:span text:style-name="T47"><text:s text:c="8"/>frame.add(panel);</text:span></text:span></text:p>
      <text:p text:style-name="P25"><text:soft-page-break/><text:span text:style-name="Source_20_Text"><text:span text:style-name="T47"><text:s text:c="8"/>// Делаем окно видимым</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p text:style-name="P10">В этом примере:</text:p>
      <text:list text:style-name="L89">
        <text:list-item>
          <text:p text:style-name="P323"><text:span text:style-name="Strong_20_Emphasis"><text:span text:style-name="T28">JButton</text:span></text:span><text:span text:style-name="T28"> используется для создания кнопки с текстом.</text:span></text:p>
        </text:list-item>
        <text:list-item>
          <text:p text:style-name="P323"><text:span text:style-name="Strong_20_Emphasis"><text:span text:style-name="T28">addActionListener()</text:span></text:span><text:span text:style-name="T28"> добавляет обработчик событий, который срабатывает при нажатии на кнопку.</text:span></text:p>
        </text:list-item>
        <text:list-item>
          <text:p text:style-name="P322"><text:span text:style-name="Strong_20_Emphasis"><text:span text:style-name="T28">JOptionPane.showMessageDialog()</text:span></text:span><text:span text:style-name="T28"> показывает диалоговое окно с сообщением.</text:span></text:p>
        </text:list-item>
      </text:list>
      <text:h text:style-name="P6" text:outline-level="4">Отличия:</text:h>
      <text:list text:style-name="L90">
        <text:list-item>
          <text:p text:style-name="P324"><text:span text:style-name="Strong_20_Emphasis"><text:span text:style-name="T28">JButton</text:span></text:span><text:span text:style-name="T28"> — это базовая кнопка, которая может быть использована с текстом, иконками или без них. Подходит для большинства простых приложений.</text:span></text:p>
        </text:list-item>
      </text:list>
      <text:h text:style-name="Heading_20_3" text:outline-level="3"><text:span text:style-name="T29">2. </text:span><text:span text:style-name="Strong_20_Emphasis"><text:span text:style-name="T29">JRadioButton (Swing)</text:span></text:span></text:h>
      <text:p text:style-name="Text_20_body"><text:span text:style-name="Strong_20_Emphasis"><text:span text:style-name="T28">JRadioButton</text:span></text:span><text:span text:style-name="T28"> — это компонент для создания радиокнопок. Радиокнопки обычно используются в группах, где можно выбрать только один вариант из нескольких.</text:span></text:p>
      <text:h text:style-name="P6" text:outline-level="4">Основные методы:</text:h>
      <text:list text:style-name="L91">
        <text:list-item>
          <text:p text:style-name="P326"><text:span text:style-name="Strong_20_Emphasis"><text:span text:style-name="T28">setText(String text)</text:span></text:span><text:span text:style-name="T28">: Устанавливает текст на радиокнопке.</text:span></text:p>
        </text:list-item>
        <text:list-item>
          <text:p text:style-name="P326"><text:span text:style-name="Strong_20_Emphasis"><text:span text:style-name="T28">setSelected(boolean selected)</text:span></text:span><text:span text:style-name="T28">: Устанавливает, выбрана ли радиокнопка.</text:span></text:p>
        </text:list-item>
        <text:list-item>
          <text:p text:style-name="P326"><text:span text:style-name="Strong_20_Emphasis"><text:span text:style-name="T28">addActionListener(ActionListener listener)</text:span></text:span><text:span text:style-name="T28">: Добавляет обработчик событий для радиокнопки.</text:span></text:p>
        </text:list-item>
        <text:list-item>
          <text:p text:style-name="P325"><text:span text:style-name="Strong_20_Emphasis"><text:span text:style-name="T28">setEnabled(boolean enabled)</text:span></text:span><text:span text:style-name="T28">: Включает или отключает радиокнопку.</text:span></text:p>
        </text:list-item>
      </text:list>
      <text:h text:style-name="Heading_20_4" text:outline-level="4"><text:span text:style-name="T28">Пример использования </text:span><text:span text:style-name="Source_20_Text"><text:span text:style-name="T28">JRadioButton</text:span></text:span><text:span text:style-name="T28"> в </text:span><text:span text:style-name="Strong_20_Emphasis"><text:span text:style-name="T28">Swing</text:span></text:span><text:span text:style-name="T28">:</text:span></text:h>
      <text:p text:style-name="P23"><text:span text:style-name="Source_20_Text"><text:span text:style-name="T47">import javax.swing.*;</text:span></text:span></text:p>
      <text:p text:style-name="P25"><text:span text:style-name="Source_20_Text"><text:span text:style-name="T47">import java.awt.*;</text:span></text:span></text:p>
      <text:p text:style-name="P25"><text:span text:style-name="Source_20_Text"><text:span text:style-name="T47">import java.awt.event.ActionEvent;</text:span></text:span></text:p>
      <text:p text:style-name="P25"><text:span text:style-name="Source_20_Text"><text:span text:style-name="T47">import java.awt.event.ActionListener;</text:span></text:span></text:p>
      <text:p text:style-name="P27"/>
      <text:p text:style-name="P25"><text:span text:style-name="Source_20_Text"><text:span text:style-name="T47">public class JRadioButtonExample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ем окно</text:span></text:span></text:p>
      <text:p text:style-name="P25"><text:span text:style-name="Source_20_Text"><text:span text:style-name="T47"><text:s text:c="8"/>JFrame frame = new JFrame("Пример JRadioButton");</text:span></text:span></text:p>
      <text:p text:style-name="P25"><text:span text:style-name="Source_20_Text"><text:span text:style-name="T47"><text:s text:c="8"/>frame.setDefaultCloseOperation(JFrame.EXIT_ON_CLOSE);</text:span></text:span></text:p>
      <text:p text:style-name="P25"><text:span text:style-name="Source_20_Text"><text:span text:style-name="T47"><text:s text:c="8"/>frame.setSize(300, 200);</text:span></text:span></text:p>
      <text:p text:style-name="P25"><text:span text:style-name="Source_20_Text"><text:span text:style-name="T47"><text:s text:c="8"/>// Создаем панель для размещения компонентов</text:span></text:span></text:p>
      <text:p text:style-name="P25"><text:span text:style-name="Source_20_Text"><text:span text:style-name="T47"><text:s text:c="8"/>JPanel panel = new JPanel();</text:span></text:span></text:p>
      <text:p text:style-name="P25"><text:span text:style-name="Source_20_Text"><text:span text:style-name="T47"><text:s text:c="8"/>// Создаем радиокнопки</text:span></text:span></text:p>
      <text:p text:style-name="P25"><text:span text:style-name="Source_20_Text"><text:span text:style-name="T47"><text:s text:c="8"/>JRadioButton radioButton1 = new JRadioButton("Опция 1");</text:span></text:span></text:p>
      <text:p text:style-name="P25"><text:span text:style-name="Source_20_Text"><text:span text:style-name="T47"><text:s text:c="8"/>JRadioButton radioButton2 = new JRadioButton("Опция 2");</text:span></text:span></text:p>
      <text:p text:style-name="P25"><text:span text:style-name="Source_20_Text"><text:span text:style-name="T47"><text:s text:c="8"/>// Группа радиокнопок (так можно выбрать только одну из них)</text:span></text:span></text:p>
      <text:p text:style-name="P25"><text:span text:style-name="Source_20_Text"><text:span text:style-name="T47"><text:s text:c="8"/>ButtonGroup group = new ButtonGroup();</text:span></text:span></text:p>
      <text:p text:style-name="P25"><text:span text:style-name="Source_20_Text"><text:span text:style-name="T47"><text:s text:c="8"/>group.add(radioButton1);</text:span></text:span></text:p>
      <text:p text:style-name="P25"><text:span text:style-name="Source_20_Text"><text:span text:style-name="T47"><text:s text:c="8"/>group.add(radioButton2);</text:span></text:span></text:p>
      <text:p text:style-name="P25"><text:span text:style-name="Source_20_Text"><text:span text:style-name="T47"><text:s text:c="8"/>// Добавляем радиокнопки на панель</text:span></text:span></text:p>
      <text:p text:style-name="P25"><text:span text:style-name="Source_20_Text"><text:span text:style-name="T47"><text:s text:c="8"/>panel.add(radioButton1);</text:span></text:span></text:p>
      <text:p text:style-name="P25"><text:span text:style-name="Source_20_Text"><text:span text:style-name="T47"><text:s text:c="8"/>panel.add(radioButton2);</text:span></text:span></text:p>
      <text:p text:style-name="P25"><text:span text:style-name="Source_20_Text"><text:span text:style-name="T47"><text:s text:c="8"/>// Добавляем обработчик событий на радиокнопки</text:span></text:span></text:p>
      <text:p text:style-name="P25"><text:span text:style-name="Source_20_Text"><text:span text:style-name="T47"><text:s text:c="8"/>radioButton1.addActionListener(new ActionListener() {</text:span></text:span></text:p>
      <text:p text:style-name="P25"><text:soft-page-break/><text:span text:style-name="Source_20_Text"><text:span text:style-name="T47"><text:s text:c="12"/>@Override</text:span></text:span></text:p>
      <text:p text:style-name="P25"><text:span text:style-name="Source_20_Text"><text:span text:style-name="T47"><text:s text:c="12"/>public void actionPerformed(ActionEvent e) {</text:span></text:span></text:p>
      <text:p text:style-name="P25"><text:span text:style-name="Source_20_Text"><text:span text:style-name="T47"><text:s text:c="16"/>JOptionPane.showMessageDialog(frame, "Вы выбрали опцию 1");</text:span></text:span></text:p>
      <text:p text:style-name="P25"><text:span text:style-name="Source_20_Text"><text:span text:style-name="T47"><text:s text:c="12"/>}</text:span></text:span></text:p>
      <text:p text:style-name="P25"><text:span text:style-name="Source_20_Text"><text:span text:style-name="T47"><text:s text:c="8"/>});</text:span></text:span></text:p>
      <text:p text:style-name="P25"><text:span text:style-name="Source_20_Text"><text:span text:style-name="T47"><text:s text:c="8"/>radioButton2.addActionListener(new ActionListener() {</text:span></text:span></text:p>
      <text:p text:style-name="P25"><text:span text:style-name="Source_20_Text"><text:span text:style-name="T47"><text:s text:c="12"/>@Override</text:span></text:span></text:p>
      <text:p text:style-name="P25"><text:span text:style-name="Source_20_Text"><text:span text:style-name="T47"><text:s text:c="12"/>public void actionPerformed(ActionEvent e) {</text:span></text:span></text:p>
      <text:p text:style-name="P25"><text:span text:style-name="Source_20_Text"><text:span text:style-name="T47"><text:s text:c="16"/>JOptionPane.showMessageDialog(frame, "Вы выбрали опцию 2");</text:span></text:span></text:p>
      <text:p text:style-name="P25"><text:span text:style-name="Source_20_Text"><text:span text:style-name="T47"><text:s text:c="12"/>}</text:span></text:span></text:p>
      <text:p text:style-name="P25"><text:span text:style-name="Source_20_Text"><text:span text:style-name="T47"><text:s text:c="8"/>});</text:span></text:span></text:p>
      <text:p text:style-name="P27"/>
      <text:p text:style-name="P25"><text:span text:style-name="Source_20_Text"><text:span text:style-name="T47"><text:s text:c="8"/>// Добавляем панель в окно</text:span></text:span></text:p>
      <text:p text:style-name="P25"><text:span text:style-name="Source_20_Text"><text:span text:style-name="T47"><text:s text:c="8"/>frame.add(panel);</text:span></text:span></text:p>
      <text:p text:style-name="P27"/>
      <text:p text:style-name="P25"><text:span text:style-name="Source_20_Text"><text:span text:style-name="T47"><text:s text:c="8"/>// Делаем окно видимым</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p text:style-name="P10">В этом примере:</text:p>
      <text:list text:style-name="L92">
        <text:list-item>
          <text:p text:style-name="P328"><text:span text:style-name="Strong_20_Emphasis"><text:span text:style-name="T28">JRadioButton</text:span></text:span><text:span text:style-name="T28"> используется для создания радиокнопок.</text:span></text:p>
        </text:list-item>
        <text:list-item>
          <text:p text:style-name="P327"><text:span text:style-name="Strong_20_Emphasis"><text:span text:style-name="T28">ButtonGroup</text:span></text:span><text:span text:style-name="T28"> группирует радиокнопки, чтобы можно было выбрать только одну из них.</text:span></text:p>
        </text:list-item>
      </text:list>
      <text:h text:style-name="P6" text:outline-level="4">Отличия:</text:h>
      <text:list text:style-name="L93">
        <text:list-item>
          <text:p text:style-name="P329"><text:span text:style-name="Strong_20_Emphasis"><text:span text:style-name="T28">JRadioButton</text:span></text:span><text:span text:style-name="T28"> предназначена для использования в группах, где необходимо выбрать только один вариант из предложенных.</text:span></text:p>
        </text:list-item>
      </text:list>
      <text:h text:style-name="Heading_20_3" text:outline-level="3"><text:span text:style-name="T29">3. </text:span><text:span text:style-name="Strong_20_Emphasis"><text:span text:style-name="T29">JCheckBox (Swing)</text:span></text:span></text:h>
      <text:p text:style-name="Text_20_body"><text:span text:style-name="Strong_20_Emphasis"><text:span text:style-name="T28">JCheckBox</text:span></text:span><text:span text:style-name="T28"> — это компонент для создания флажков, которые могут быть либо отмечены, либо сняты. Такие элементы часто используются для выбора нескольких вариантов.</text:span></text:p>
      <text:h text:style-name="P6" text:outline-level="4">Основные методы:</text:h>
      <text:list text:style-name="L94">
        <text:list-item>
          <text:p text:style-name="P331"><text:span text:style-name="Strong_20_Emphasis"><text:span text:style-name="T28">setText(String text)</text:span></text:span><text:span text:style-name="T28">: Устанавливает текст на флажке.</text:span></text:p>
        </text:list-item>
        <text:list-item>
          <text:p text:style-name="P331"><text:span text:style-name="Strong_20_Emphasis"><text:span text:style-name="T28">setSelected(boolean selected)</text:span></text:span><text:span text:style-name="T28">: Устанавливает, выбран ли флажок.</text:span></text:p>
        </text:list-item>
        <text:list-item>
          <text:p text:style-name="P331"><text:span text:style-name="Strong_20_Emphasis"><text:span text:style-name="T28">addActionListener(ActionListener listener)</text:span></text:span><text:span text:style-name="T28">: Добавляет обработчик событий для флажка.</text:span></text:p>
        </text:list-item>
        <text:list-item>
          <text:p text:style-name="P330"><text:span text:style-name="Strong_20_Emphasis"><text:span text:style-name="T28">setEnabled(boolean enabled)</text:span></text:span><text:span text:style-name="T28">: Включает или отключает флажок.</text:span></text:p>
        </text:list-item>
      </text:list>
      <text:h text:style-name="Heading_20_4" text:outline-level="4"><text:span text:style-name="T28">Пример использования </text:span><text:span text:style-name="Source_20_Text"><text:span text:style-name="T28">JCheckBox</text:span></text:span><text:span text:style-name="T28"> в </text:span><text:span text:style-name="Strong_20_Emphasis"><text:span text:style-name="T28">Swing</text:span></text:span><text:span text:style-name="T28">:</text:span></text:h>
      <text:p text:style-name="P23"><text:span text:style-name="Source_20_Text"><text:span text:style-name="T47">import javax.swing.*;</text:span></text:span></text:p>
      <text:p text:style-name="P25"><text:span text:style-name="Source_20_Text"><text:span text:style-name="T47">import java.awt.event.ActionEvent;</text:span></text:span></text:p>
      <text:p text:style-name="P25"><text:span text:style-name="Source_20_Text"><text:span text:style-name="T47">import java.awt.event.ActionListener;</text:span></text:span></text:p>
      <text:p text:style-name="P27"/>
      <text:p text:style-name="P25"><text:span text:style-name="Source_20_Text"><text:span text:style-name="T47">public class JCheckBoxExample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ем окно</text:span></text:span></text:p>
      <text:p text:style-name="P25"><text:span text:style-name="Source_20_Text"><text:span text:style-name="T47"><text:s text:c="8"/>JFrame frame = new JFrame("Пример JCheckBox");</text:span></text:span></text:p>
      <text:p text:style-name="P25"><text:span text:style-name="Source_20_Text"><text:span text:style-name="T47"><text:s text:c="8"/>frame.setDefaultCloseOperation(JFrame.EXIT_ON_CLOSE);</text:span></text:span></text:p>
      <text:p text:style-name="P25"><text:span text:style-name="Source_20_Text"><text:span text:style-name="T47"><text:s text:c="8"/>frame.setSize(300, 150);</text:span></text:span></text:p>
      <text:p text:style-name="P27"/>
      <text:p text:style-name="P25"><text:span text:style-name="Source_20_Text"><text:span text:style-name="T47"><text:s text:c="8"/>// Создаем панель для размещения компонентов</text:span></text:span></text:p>
      <text:p text:style-name="P25"><text:span text:style-name="Source_20_Text"><text:span text:style-name="T47"><text:s text:c="8"/>JPanel panel = new JPanel();</text:span></text:span></text:p>
      <text:p text:style-name="P27"/>
      <text:p text:style-name="P25"><text:soft-page-break/><text:span text:style-name="Source_20_Text"><text:span text:style-name="T47"><text:s text:c="8"/>// Создаем флажок</text:span></text:span></text:p>
      <text:p text:style-name="P25"><text:span text:style-name="Source_20_Text"><text:span text:style-name="T47"><text:s text:c="8"/>JCheckBox checkBox = new JCheckBox("Согласен с условиями");</text:span></text:span></text:p>
      <text:p text:style-name="P27"/>
      <text:p text:style-name="P25"><text:span text:style-name="Source_20_Text"><text:span text:style-name="T47"><text:s text:c="8"/>// Добавляем обработчик событий на флажок</text:span></text:span></text:p>
      <text:p text:style-name="P25"><text:span text:style-name="Source_20_Text"><text:span text:style-name="T47"><text:s text:c="8"/>checkBox.addActionListener(new ActionListener() {</text:span></text:span></text:p>
      <text:p text:style-name="P25"><text:span text:style-name="Source_20_Text"><text:span text:style-name="T47"><text:s text:c="12"/>@Override</text:span></text:span></text:p>
      <text:p text:style-name="P25"><text:span text:style-name="Source_20_Text"><text:span text:style-name="T47"><text:s text:c="12"/>public void actionPerformed(ActionEvent e) {</text:span></text:span></text:p>
      <text:p text:style-name="P25"><text:span text:style-name="Source_20_Text"><text:span text:style-name="T47"><text:s text:c="16"/>if (checkBox.isSelected()) {</text:span></text:span></text:p>
      <text:p text:style-name="P25"><text:span text:style-name="Source_20_Text"><text:span text:style-name="T47"><text:s text:c="20"/>JOptionPane.showMessageDialog(frame, "Вы согласились с условиями");</text:span></text:span></text:p>
      <text:p text:style-name="P25"><text:span text:style-name="Source_20_Text"><text:span text:style-name="T47"><text:s text:c="16"/>} else {</text:span></text:span></text:p>
      <text:p text:style-name="P25"><text:span text:style-name="Source_20_Text"><text:span text:style-name="T47"><text:s text:c="20"/>JOptionPane.showMessageDialog(frame, "Вы не согласились с условиями");</text:span></text:span></text:p>
      <text:p text:style-name="P25"><text:span text:style-name="Source_20_Text"><text:span text:style-name="T47"><text:s text:c="16"/>}</text:span></text:span></text:p>
      <text:p text:style-name="P25"><text:span text:style-name="Source_20_Text"><text:span text:style-name="T47"><text:s text:c="12"/>}</text:span></text:span></text:p>
      <text:p text:style-name="P25"><text:span text:style-name="Source_20_Text"><text:span text:style-name="T47"><text:s text:c="8"/>});</text:span></text:span></text:p>
      <text:p text:style-name="P27"/>
      <text:p text:style-name="P25"><text:span text:style-name="Source_20_Text"><text:span text:style-name="T47"><text:s text:c="8"/>// Добавляем флажок на панель</text:span></text:span></text:p>
      <text:p text:style-name="P25"><text:span text:style-name="Source_20_Text"><text:span text:style-name="T47"><text:s text:c="8"/>panel.add(checkBox);</text:span></text:span></text:p>
      <text:p text:style-name="P27"/>
      <text:p text:style-name="P25"><text:span text:style-name="Source_20_Text"><text:span text:style-name="T47"><text:s text:c="8"/>// Добавляем панель в окно</text:span></text:span></text:p>
      <text:p text:style-name="P25"><text:span text:style-name="Source_20_Text"><text:span text:style-name="T47"><text:s text:c="8"/>frame.add(panel);</text:span></text:span></text:p>
      <text:p text:style-name="P27"/>
      <text:p text:style-name="P25"><text:span text:style-name="Source_20_Text"><text:span text:style-name="T47"><text:s text:c="8"/>// Делаем окно видимым</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p text:style-name="P10">В этом примере:</text:p>
      <text:list text:style-name="L95">
        <text:list-item>
          <text:p text:style-name="P332"><text:span text:style-name="Strong_20_Emphasis"><text:span text:style-name="T28">JCheckBox</text:span></text:span><text:span text:style-name="T28"> используется для создания флажка, который может быть отмечен или снят.</text:span></text:p>
        </text:list-item>
        <text:list-item>
          <text:p text:style-name="P199">В зависимости от состояния флажка, выводится соответствующее сообщение.</text:p>
        </text:list-item>
      </text:list>
      <text:h text:style-name="P6" text:outline-level="4">Отличия:</text:h>
      <text:list text:style-name="L96">
        <text:list-item>
          <text:p text:style-name="P333"><text:span text:style-name="Strong_20_Emphasis"><text:span text:style-name="T28">JCheckBox</text:span></text:span><text:span text:style-name="T28"> используется для выбора нескольких вариантов (флажок может быть как выбран, так и не выбран).</text:span></text:p>
        </text:list-item>
        <text:list-item>
          <text:p text:style-name="P200">В отличие от радиокнопок, можно выбрать несколько флажков одновременно.</text:p>
        </text:list-item>
      </text:list>
      <text:h text:style-name="Heading_20_3" text:outline-level="3"><text:span text:style-name="T29">4. </text:span><text:span text:style-name="Strong_20_Emphasis"><text:span text:style-name="T29">JButton vs JRadioButton vs JCheckBox</text:span></text:span></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ext:span text:style-name="Strong_20_Emphasis"><text:span text:style-name="T28">Компонент</text:span></text:span></text:p>
            </table:table-cell>
            <table:table-cell table:style-name="Table4.A1" office:value-type="string">
              <text:p text:style-name="Table_20_Heading"><text:span text:style-name="Strong_20_Emphasis"><text:span text:style-name="T28">Назначение</text:span></text:span></text:p>
            </table:table-cell>
            <table:table-cell table:style-name="Table4.A1" office:value-type="string">
              <text:p text:style-name="Table_20_Heading"><text:span text:style-name="Strong_20_Emphasis"><text:span text:style-name="T28">Пример использования</text:span></text:span></text:p>
            </table:table-cell>
            <table:table-cell table:style-name="Table4.A1" office:value-type="string">
              <text:p text:style-name="Table_20_Heading"><text:span text:style-name="Strong_20_Emphasis"><text:span text:style-name="T28">Основные отличия</text:span></text:span></text:p>
            </table:table-cell>
          </table:table-row>
        </table:table-header-rows>
        <table:table-row>
          <table:table-cell table:style-name="Table4.A1" office:value-type="string">
            <text:p text:style-name="Table_20_Contents"><text:span text:style-name="Strong_20_Emphasis"><text:span text:style-name="T28">JButton</text:span></text:span></text:p>
          </table:table-cell>
          <table:table-cell table:style-name="Table4.A1" office:value-type="string">
            <text:p text:style-name="P9">Кнопка для выполнения действия при нажатии</text:p>
          </table:table-cell>
          <table:table-cell table:style-name="Table4.A1" office:value-type="string">
            <text:p text:style-name="P9">Для выполнения действий, например, отправка формы или выполнение действия</text:p>
          </table:table-cell>
          <table:table-cell table:style-name="Table4.A1" office:value-type="string">
            <text:p text:style-name="P9">Работает как элемент, который активирует действие при нажатии</text:p>
          </table:table-cell>
        </table:table-row>
        <table:table-row>
          <table:table-cell table:style-name="Table4.A1" office:value-type="string">
            <text:p text:style-name="Table_20_Contents"><text:span text:style-name="Strong_20_Emphasis"><text:span text:style-name="T28">JRadioButton</text:span></text:span></text:p>
          </table:table-cell>
          <table:table-cell table:style-name="Table4.A1" office:value-type="string">
            <text:p text:style-name="P9">Радиокнопка для выбора одного варианта из нескольких (группа)</text:p>
          </table:table-cell>
          <table:table-cell table:style-name="Table4.A1" office:value-type="string">
            <text:p text:style-name="P9">Для выбора одного из нескольких вариантов (например, тип оплаты)</text:p>
          </table:table-cell>
          <table:table-cell table:style-name="Table4.A1" office:value-type="string">
            <text:p text:style-name="P9">Может быть использована только одна кнопка из группы (с помощью ButtonGroup)</text:p>
          </table:table-cell>
        </table:table-row>
        <table:table-row>
          <table:table-cell table:style-name="Table4.A1" office:value-type="string">
            <text:p text:style-name="Table_20_Contents"><text:span text:style-name="Strong_20_Emphasis"><text:span text:style-name="T28">JCheckBox</text:span></text:span></text:p>
          </table:table-cell>
          <table:table-cell table:style-name="Table4.A1" office:value-type="string">
            <text:p text:style-name="P9">Флажок для выбора нескольких вариантов (можно выбрать несколько)</text:p>
          </table:table-cell>
          <table:table-cell table:style-name="Table4.A1" office:value-type="string">
            <text:p text:style-name="P9">Для выбора нескольких вариантов (например, согласие с условиями)</text:p>
          </table:table-cell>
          <table:table-cell table:style-name="Table4.A1" office:value-type="string">
            <text:p text:style-name="P9">Может быть выбран/снят одновременно несколько флажков</text:p>
          </table:table-cell>
        </table:table-row>
      </table:table>
      <text:h text:style-name="P5" text:outline-level="3">Заключение</text:h>
      <text:list text:style-name="L97">
        <text:list-item>
          <text:p text:style-name="P335"><text:span text:style-name="Strong_20_Emphasis"><text:span text:style-name="T28">JButton</text:span></text:span><text:span text:style-name="T28"> — это базовый компонент для создания кнопок, которые выполняют действие при нажатии.</text:span></text:p>
        </text:list-item>
        <text:list-item>
          <text:p text:style-name="P335"><text:soft-page-break/><text:span text:style-name="Strong_20_Emphasis"><text:span text:style-name="T28">JRadioButton</text:span></text:span><text:span text:style-name="T28"> используется для выбора одного из нескольких вариантов, и всегда работает в группе, где можно выбрать только один вариант.</text:span></text:p>
        </text:list-item>
        <text:list-item>
          <text:p text:style-name="P334"><text:span text:style-name="Strong_20_Emphasis"><text:span text:style-name="T28">JCheckBox</text:span></text:span><text:span text:style-name="T28"> используется для выбора нескольких вариантов одновременно, где каждый флажок может быть выбран или снят отдельно.</text:span></text:p>
        </text:list-item>
      </text:list>
      <text:p text:style-name="P10"/>
      <text:p text:style-name="P10"/>
      <text:p text:style-name="P10"/>
      <text:p text:style-name="P22">12. Компоненты: списки, способы использования и их отличие</text:p>
      <text:p text:style-name="P13"><text:span text:style-name="T51">В Java для создания списков и выбора элементов из них используется несколько компонентов, таких как </text:span><text:span text:style-name="Strong_20_Emphasis"><text:span text:style-name="T50">JList</text:span></text:span><text:span text:style-name="T51">, </text:span><text:span text:style-name="Strong_20_Emphasis"><text:span text:style-name="T50">JComboBox</text:span></text:span><text:span text:style-name="T51"> и </text:span><text:span text:style-name="Strong_20_Emphasis"><text:span text:style-name="T50">JList</text:span></text:span><text:span text:style-name="T51"> с различными способами отображения и выбора данных. Каждый компонент имеет свои особенности и подходит для различных сценариев использования.</text:span></text:p>
      <text:h text:style-name="Heading_20_3" text:outline-level="3"><text:span text:style-name="T29">1. </text:span><text:span text:style-name="Strong_20_Emphasis"><text:span text:style-name="T29">JList</text:span></text:span><text:span text:style-name="T29"> — Список с несколькими элементами</text:span></text:h>
      <text:p text:style-name="Text_20_body"><text:span text:style-name="Strong_20_Emphasis"><text:span text:style-name="T28">JList</text:span></text:span><text:span text:style-name="T28"> — это компонент, который используется для отображения списка элементов, из которых пользователь может выбрать один или несколько вариантов. Он подходит для отображения больших наборов данных или статических списков.</text:span></text:p>
      <text:h text:style-name="P6" text:outline-level="4">Основные методы:</text:h>
      <text:list text:style-name="L98">
        <text:list-item>
          <text:p text:style-name="P337"><text:span text:style-name="Strong_20_Emphasis"><text:span text:style-name="T28">setListData(Object[] listData)</text:span></text:span><text:span text:style-name="T28">: Устанавливает массив данных для списка.</text:span></text:p>
        </text:list-item>
        <text:list-item>
          <text:p text:style-name="P337"><text:span text:style-name="Strong_20_Emphasis"><text:span text:style-name="T28">getSelectedValue()</text:span></text:span><text:span text:style-name="T28">: Получает выбранный элемент в списке.</text:span></text:p>
        </text:list-item>
        <text:list-item>
          <text:p text:style-name="P337"><text:span text:style-name="Strong_20_Emphasis"><text:span text:style-name="T28">setSelectionMode(int mode)</text:span></text:span><text:span text:style-name="T28">: Устанавливает режим выбора (например, одиночный или множественный выбор).</text:span></text:p>
        </text:list-item>
        <text:list-item>
          <text:p text:style-name="P336"><text:span text:style-name="Strong_20_Emphasis"><text:span text:style-name="T28">addListSelectionListener(ListSelectionListener listener)</text:span></text:span><text:span text:style-name="T28">: Добавляет обработчик событий для отслеживания изменения выбора.</text:span></text:p>
        </text:list-item>
      </text:list>
      <text:h text:style-name="Heading_20_4" text:outline-level="4"><text:span text:style-name="T28">Пример использования </text:span><text:span text:style-name="Source_20_Text"><text:span text:style-name="T28">JList</text:span></text:span><text:span text:style-name="T28">:</text:span></text:h>
      <text:p text:style-name="P23"><text:span text:style-name="Source_20_Text"><text:span text:style-name="T47">import javax.swing.*;</text:span></text:span></text:p>
      <text:p text:style-name="P25"><text:span text:style-name="Source_20_Text"><text:span text:style-name="T47">import javax.swing.event.ListSelectionEvent;</text:span></text:span></text:p>
      <text:p text:style-name="P25"><text:span text:style-name="Source_20_Text"><text:span text:style-name="T47">import javax.swing.event.ListSelectionListener;</text:span></text:span></text:p>
      <text:p text:style-name="P27"/>
      <text:p text:style-name="P25"><text:span text:style-name="Source_20_Text"><text:span text:style-name="T47">public class JListExample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ем окно</text:span></text:span></text:p>
      <text:p text:style-name="P25"><text:span text:style-name="Source_20_Text"><text:span text:style-name="T47"><text:s text:c="8"/>JFrame frame = new JFrame("Пример JList");</text:span></text:span></text:p>
      <text:p text:style-name="P25"><text:span text:style-name="Source_20_Text"><text:span text:style-name="T47"><text:s text:c="8"/>frame.setDefaultCloseOperation(JFrame.EXIT_ON_CLOSE);</text:span></text:span></text:p>
      <text:p text:style-name="P25"><text:span text:style-name="Source_20_Text"><text:span text:style-name="T47"><text:s text:c="8"/>frame.setSize(300, 200);</text:span></text:span></text:p>
      <text:p text:style-name="P27"/>
      <text:p text:style-name="P25"><text:span text:style-name="Source_20_Text"><text:span text:style-name="T47"><text:s text:c="8"/>// Данные для списка</text:span></text:span></text:p>
      <text:p text:style-name="P25"><text:span text:style-name="Source_20_Text"><text:span text:style-name="T47"><text:s text:c="8"/>String[] fruits = {"Яблоко", "Банан", "Груша", "Апельсин", "Киви"};</text:span></text:span></text:p>
      <text:p text:style-name="P27"/>
      <text:p text:style-name="P25"><text:span text:style-name="Source_20_Text"><text:span text:style-name="T47"><text:s text:c="8"/>// Создаем JList с данными</text:span></text:span></text:p>
      <text:p text:style-name="P25"><text:span text:style-name="Source_20_Text"><text:span text:style-name="T47"><text:s text:c="8"/>JList&lt;String&gt; list = new JList&lt;&gt;(fruits);</text:span></text:span></text:p>
      <text:p text:style-name="P25"><text:span text:style-name="Source_20_Text"><text:span text:style-name="T47"><text:s text:c="8"/>list.setSelectionMode(ListSelectionModel.SINGLE_SELECTION); // Один выбор</text:span></text:span></text:p>
      <text:p text:style-name="P27"/>
      <text:p text:style-name="P25"><text:span text:style-name="Source_20_Text"><text:span text:style-name="T47"><text:s text:c="8"/>// Добавляем обработчик события для изменения выбора</text:span></text:span></text:p>
      <text:p text:style-name="P25"><text:span text:style-name="Source_20_Text"><text:span text:style-name="T47"><text:s text:c="8"/>list.addListSelectionListener(new ListSelectionListener() {</text:span></text:span></text:p>
      <text:p text:style-name="P25"><text:span text:style-name="Source_20_Text"><text:span text:style-name="T47"><text:s text:c="12"/>@Override</text:span></text:span></text:p>
      <text:p text:style-name="P25"><text:soft-page-break/><text:span text:style-name="Source_20_Text"><text:span text:style-name="T47"><text:s text:c="12"/>public void valueChanged(ListSelectionEvent e) {</text:span></text:span></text:p>
      <text:p text:style-name="P25"><text:span text:style-name="Source_20_Text"><text:span text:style-name="T47"><text:s text:c="16"/>if (!e.getValueIsAdjusting()) {</text:span></text:span></text:p>
      <text:p text:style-name="P25"><text:span text:style-name="Source_20_Text"><text:span text:style-name="T47"><text:s text:c="20"/>String selectedFruit = list.getSelectedValue();</text:span></text:span></text:p>
      <text:p text:style-name="P25"><text:span text:style-name="Source_20_Text"><text:span text:style-name="T47"><text:s text:c="20"/>JOptionPane.showMessageDialog(frame, "Вы выбрали: " + selectedFruit);</text:span></text:span></text:p>
      <text:p text:style-name="P25"><text:span text:style-name="Source_20_Text"><text:span text:style-name="T47"><text:s text:c="16"/>}</text:span></text:span></text:p>
      <text:p text:style-name="P25"><text:span text:style-name="Source_20_Text"><text:span text:style-name="T47"><text:s text:c="12"/>}</text:span></text:span></text:p>
      <text:p text:style-name="P25"><text:span text:style-name="Source_20_Text"><text:span text:style-name="T47"><text:s text:c="8"/>});</text:span></text:span></text:p>
      <text:p text:style-name="P27"/>
      <text:p text:style-name="P25"><text:span text:style-name="Source_20_Text"><text:span text:style-name="T47"><text:s text:c="8"/>// Добавляем список на панель</text:span></text:span></text:p>
      <text:p text:style-name="P25"><text:span text:style-name="Source_20_Text"><text:span text:style-name="T47"><text:s text:c="8"/>frame.add(new JScrollPane(list));</text:span></text:span></text:p>
      <text:p text:style-name="P27"/>
      <text:p text:style-name="P25"><text:span text:style-name="Source_20_Text"><text:span text:style-name="T47"><text:s text:c="8"/>// Делаем окно видимым</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p text:style-name="P10">В этом примере:</text:p>
      <text:list text:style-name="L99">
        <text:list-item>
          <text:p text:style-name="P339"><text:span text:style-name="Strong_20_Emphasis"><text:span text:style-name="T28">JList</text:span></text:span><text:span text:style-name="T28"> отображает список фруктов.</text:span></text:p>
        </text:list-item>
        <text:list-item>
          <text:p text:style-name="P339"><text:span text:style-name="Strong_20_Emphasis"><text:span text:style-name="T28">setSelectionMode</text:span></text:span><text:span text:style-name="T28"> устанавливает, что можно выбрать только один элемент.</text:span></text:p>
        </text:list-item>
        <text:list-item>
          <text:p text:style-name="P338"><text:span text:style-name="Strong_20_Emphasis"><text:span text:style-name="T28">addListSelectionListener</text:span></text:span><text:span text:style-name="T28"> позволяет отследить изменения выбора.</text:span></text:p>
        </text:list-item>
      </text:list>
      <text:h text:style-name="P6" text:outline-level="4">Отличия:</text:h>
      <text:list text:style-name="L100">
        <text:list-item>
          <text:p text:style-name="P341"><text:span text:style-name="Strong_20_Emphasis"><text:span text:style-name="T28">JList</text:span></text:span><text:span text:style-name="T28"> — это стандартный компонент для отображения списка с возможностью выбора одного или нескольких элементов.</text:span></text:p>
        </text:list-item>
        <text:list-item>
          <text:p text:style-name="P340"><text:span text:style-name="T28">Он поддерживает использование различных моделей данных (например, </text:span><text:span text:style-name="Strong_20_Emphasis"><text:span text:style-name="T28">ListModel</text:span></text:span><text:span text:style-name="T28">), что делает его гибким для различных источников данных.</text:span></text:p>
        </text:list-item>
      </text:list>
      <text:h text:style-name="Heading_20_3" text:outline-level="3"><text:span text:style-name="T29">2. </text:span><text:span text:style-name="Strong_20_Emphasis"><text:span text:style-name="T29">JComboBox</text:span></text:span><text:span text:style-name="T29"> — Выпадающий список</text:span></text:h>
      <text:p text:style-name="Text_20_body"><text:span text:style-name="Strong_20_Emphasis"><text:span text:style-name="T28">JComboBox</text:span></text:span><text:span text:style-name="T28"> представляет собой комбинированное поле, которое отображает список элементов в виде выпадающего меню. Пользователь может выбрать один из предложенных вариантов или ввести свой собственный текст (если комбинированный режим активен).</text:span></text:p>
      <text:h text:style-name="P6" text:outline-level="4">Основные методы:</text:h>
      <text:list text:style-name="L101">
        <text:list-item>
          <text:p text:style-name="P343"><text:span text:style-name="Strong_20_Emphasis"><text:span text:style-name="T28">addItem(Object item)</text:span></text:span><text:span text:style-name="T28">: Добавляет элемент в список.</text:span></text:p>
        </text:list-item>
        <text:list-item>
          <text:p text:style-name="P343"><text:span text:style-name="Strong_20_Emphasis"><text:span text:style-name="T28">setSelectedItem(Object anItem)</text:span></text:span><text:span text:style-name="T28">: Устанавливает выбранный элемент.</text:span></text:p>
        </text:list-item>
        <text:list-item>
          <text:p text:style-name="P343"><text:span text:style-name="Strong_20_Emphasis"><text:span text:style-name="T28">getSelectedItem()</text:span></text:span><text:span text:style-name="T28">: Получает выбранный элемент.</text:span></text:p>
        </text:list-item>
        <text:list-item>
          <text:p text:style-name="P342"><text:span text:style-name="Strong_20_Emphasis"><text:span text:style-name="T28">setEditable(boolean editable)</text:span></text:span><text:span text:style-name="T28">: Устанавливает, можно ли редактировать введенный текст.</text:span></text:p>
        </text:list-item>
      </text:list>
      <text:h text:style-name="Heading_20_4" text:outline-level="4"><text:span text:style-name="T28">Пример использования </text:span><text:span text:style-name="Source_20_Text"><text:span text:style-name="T28">JComboBox</text:span></text:span><text:span text:style-name="T28">:</text:span></text:h>
      <text:p text:style-name="P23"><text:span text:style-name="Source_20_Text"><text:span text:style-name="T47">import javax.swing.*;</text:span></text:span></text:p>
      <text:p text:style-name="P25"><text:span text:style-name="Source_20_Text"><text:span text:style-name="T47">public class JComboBoxExample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ем окно</text:span></text:span></text:p>
      <text:p text:style-name="P25"><text:span text:style-name="Source_20_Text"><text:span text:style-name="T47"><text:s text:c="8"/>JFrame frame = new JFrame("Пример JComboBox");</text:span></text:span></text:p>
      <text:p text:style-name="P25"><text:span text:style-name="Source_20_Text"><text:span text:style-name="T47"><text:s text:c="8"/>frame.setDefaultCloseOperation(JFrame.EXIT_ON_CLOSE);</text:span></text:span></text:p>
      <text:p text:style-name="P25"><text:span text:style-name="Source_20_Text"><text:span text:style-name="T47"><text:s text:c="8"/>frame.setSize(300, 150);</text:span></text:span></text:p>
      <text:p text:style-name="P25"><text:span text:style-name="Source_20_Text"><text:span text:style-name="T47"><text:s text:c="8"/>// Данные для выпадающего списка</text:span></text:span></text:p>
      <text:p text:style-name="P25"><text:span text:style-name="Source_20_Text"><text:span text:style-name="T47"><text:s text:c="8"/>String[] items = {"Кофе", "Чай", "Сок", "Вода"};</text:span></text:span></text:p>
      <text:p text:style-name="P27"/>
      <text:p text:style-name="P25"><text:span text:style-name="Source_20_Text"><text:span text:style-name="T47"><text:s text:c="8"/>// Создаем JComboBox с данными</text:span></text:span></text:p>
      <text:p text:style-name="P25"><text:span text:style-name="Source_20_Text"><text:span text:style-name="T47"><text:s text:c="8"/>JComboBox&lt;String&gt; comboBox = new JComboBox&lt;&gt;(items);</text:span></text:span></text:p>
      <text:p text:style-name="P27"/>
      <text:p text:style-name="P25"><text:soft-page-break/><text:span text:style-name="Source_20_Text"><text:span text:style-name="T47"><text:s text:c="8"/>// Добавляем обработчик события для выбора элемента</text:span></text:span></text:p>
      <text:p text:style-name="P25"><text:span text:style-name="Source_20_Text"><text:span text:style-name="T47"><text:s text:c="8"/>comboBox.addActionListener(e -&gt; {</text:span></text:span></text:p>
      <text:p text:style-name="P25"><text:span text:style-name="Source_20_Text"><text:span text:style-name="T47"><text:s text:c="12"/>String selectedItem = (String) comboBox.getSelectedItem();</text:span></text:span></text:p>
      <text:p text:style-name="P25"><text:span text:style-name="Source_20_Text"><text:span text:style-name="T47"><text:s text:c="12"/>JOptionPane.showMessageDialog(frame, "Вы выбрали: " + selectedItem);</text:span></text:span></text:p>
      <text:p text:style-name="P25"><text:span text:style-name="Source_20_Text"><text:span text:style-name="T47"><text:s text:c="8"/>});</text:span></text:span></text:p>
      <text:p text:style-name="P25"><text:span text:style-name="Source_20_Text"><text:span text:style-name="T47"><text:s text:c="8"/>// Добавляем JComboBox на панель</text:span></text:span></text:p>
      <text:p text:style-name="P25"><text:span text:style-name="Source_20_Text"><text:span text:style-name="T47"><text:s text:c="8"/>frame.add(comboBox);</text:span></text:span></text:p>
      <text:p text:style-name="P25"><text:span text:style-name="Source_20_Text"><text:span text:style-name="T47"><text:s text:c="8"/>// Делаем окно видимым</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p text:style-name="P10">В этом примере:</text:p>
      <text:list text:style-name="L102">
        <text:list-item>
          <text:p text:style-name="P344"><text:span text:style-name="Strong_20_Emphasis"><text:span text:style-name="T28">JComboBox</text:span></text:span><text:span text:style-name="T28"> отображает выпадающий список напитков.</text:span></text:p>
        </text:list-item>
        <text:list-item>
          <text:p text:style-name="P201">При изменении выбора выводится сообщение с выбранным напитком.</text:p>
        </text:list-item>
      </text:list>
      <text:h text:style-name="P6" text:outline-level="4">Отличия:</text:h>
      <text:list text:style-name="L103">
        <text:list-item>
          <text:p text:style-name="P346"><text:span text:style-name="Strong_20_Emphasis"><text:span text:style-name="T28">JComboBox</text:span></text:span><text:span text:style-name="T28"> удобно использовать, когда необходимо выбрать элемент из ограниченного набора (например, список стран или напитков).</text:span></text:p>
        </text:list-item>
        <text:list-item>
          <text:p text:style-name="P345"><text:span text:style-name="T28">В отличие от </text:span><text:span text:style-name="Strong_20_Emphasis"><text:span text:style-name="T28">JList</text:span></text:span><text:span text:style-name="T28">, который всегда отображает все элементы, </text:span><text:span text:style-name="Strong_20_Emphasis"><text:span text:style-name="T28">JComboBox</text:span></text:span><text:span text:style-name="T28"> скрывает список, показывая только выбранный элемент до того, как пользователь откроет меню.</text:span></text:p>
        </text:list-item>
      </text:list>
      <text:h text:style-name="Heading_20_3" text:outline-level="3"><text:span text:style-name="T29">3. </text:span><text:span text:style-name="Strong_20_Emphasis"><text:span text:style-name="T29">JList vs JComboBox</text:span></text:span></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span text:style-name="Strong_20_Emphasis"><text:span text:style-name="T28">Особенность</text:span></text:span></text:p>
            </table:table-cell>
            <table:table-cell table:style-name="Table5.A1" office:value-type="string">
              <text:p text:style-name="Table_20_Heading"><text:span text:style-name="Strong_20_Emphasis"><text:span text:style-name="T28">JList</text:span></text:span></text:p>
            </table:table-cell>
            <table:table-cell table:style-name="Table5.A1" office:value-type="string">
              <text:p text:style-name="Table_20_Heading"><text:span text:style-name="Strong_20_Emphasis"><text:span text:style-name="T28">JComboBox</text:span></text:span></text:p>
            </table:table-cell>
          </table:table-row>
        </table:table-header-rows>
        <table:table-row>
          <table:table-cell table:style-name="Table5.A1" office:value-type="string">
            <text:p text:style-name="Table_20_Contents"><text:span text:style-name="Strong_20_Emphasis"><text:span text:style-name="T28">Тип отображаемых данных</text:span></text:span></text:p>
          </table:table-cell>
          <table:table-cell table:style-name="Table5.A1" office:value-type="string">
            <text:p text:style-name="P9">Список элементов, все элементы видны на экране</text:p>
          </table:table-cell>
          <table:table-cell table:style-name="Table5.A1" office:value-type="string">
            <text:p text:style-name="P9">Выпадающий список, только выбранный элемент виден до открытия</text:p>
          </table:table-cell>
        </table:table-row>
        <table:table-row>
          <table:table-cell table:style-name="Table5.A1" office:value-type="string">
            <text:p text:style-name="Table_20_Contents"><text:span text:style-name="Strong_20_Emphasis"><text:span text:style-name="T28">Способ выбора</text:span></text:span></text:p>
          </table:table-cell>
          <table:table-cell table:style-name="Table5.A1" office:value-type="string">
            <text:p text:style-name="P9">Можно выбрать один или несколько элементов</text:p>
          </table:table-cell>
          <table:table-cell table:style-name="Table5.A1" office:value-type="string">
            <text:p text:style-name="P9">Можно выбрать только один элемент</text:p>
          </table:table-cell>
        </table:table-row>
        <table:table-row>
          <table:table-cell table:style-name="Table5.A1" office:value-type="string">
            <text:p text:style-name="Table_20_Contents"><text:span text:style-name="Strong_20_Emphasis"><text:span text:style-name="T28">Гибкость</text:span></text:span></text:p>
          </table:table-cell>
          <table:table-cell table:style-name="Table5.A1" office:value-type="string">
            <text:p text:style-name="P9">Лучше для отображения множества элементов и списка с прокруткой</text:p>
          </table:table-cell>
          <table:table-cell table:style-name="Table5.A1" office:value-type="string">
            <text:p text:style-name="P9">Лучше для ограниченного набора данных или когда важен компактный интерфейс</text:p>
          </table:table-cell>
        </table:table-row>
        <table:table-row>
          <table:table-cell table:style-name="Table5.A1" office:value-type="string">
            <text:p text:style-name="Table_20_Contents"><text:span text:style-name="Strong_20_Emphasis"><text:span text:style-name="T28">Редактируемость</text:span></text:span></text:p>
          </table:table-cell>
          <table:table-cell table:style-name="Table5.A1" office:value-type="string">
            <text:p text:style-name="Table_20_Contents"><text:span text:style-name="T28">Нет (по умолчанию), но можно использовать </text:span><text:span text:style-name="Strong_20_Emphasis"><text:span text:style-name="T28">ListModel</text:span></text:span><text:span text:style-name="T28"> для динамической загрузки данных</text:span></text:p>
          </table:table-cell>
          <table:table-cell table:style-name="Table5.A1" office:value-type="string">
            <text:p text:style-name="P9">Можно включить режим редактирования для ввода собственного текста</text:p>
          </table:table-cell>
        </table:table-row>
        <table:table-row>
          <table:table-cell table:style-name="Table5.A1" office:value-type="string">
            <text:p text:style-name="Table_20_Contents"><text:span text:style-name="Strong_20_Emphasis"><text:span text:style-name="T28">Подходит для</text:span></text:span></text:p>
          </table:table-cell>
          <table:table-cell table:style-name="Table5.A1" office:value-type="string">
            <text:p text:style-name="P9">Длинных списков, с возможностью множественного выбора</text:p>
          </table:table-cell>
          <table:table-cell table:style-name="Table5.A1" office:value-type="string">
            <text:p text:style-name="P9">Для ограниченных списков, где нужно выбрать один вариант</text:p>
          </table:table-cell>
        </table:table-row>
      </table:table>
      <text:h text:style-name="Heading_20_3" text:outline-level="3"><text:span text:style-name="T29">4. </text:span><text:span text:style-name="Strong_20_Emphasis"><text:span text:style-name="T29">Основные компоненты для работы со списками:</text:span></text:span></text:h>
      <text:h text:style-name="Heading_20_4" text:outline-level="4"><text:span text:style-name="Strong_20_Emphasis"><text:span text:style-name="T28">JList</text:span></text:span><text:span text:style-name="T28">:</text:span></text:h>
      <text:list text:style-name="L104">
        <text:list-item>
          <text:p text:style-name="P202">Для отображения множества данных в виде прокручиваемого списка.</text:p>
        </text:list-item>
        <text:list-item>
          <text:p text:style-name="P202">Поддерживает одиночный и множественный выбор.</text:p>
        </text:list-item>
        <text:list-item>
          <text:p text:style-name="P203">Можно использовать с различными моделями данных для динамической загрузки.</text:p>
        </text:list-item>
      </text:list>
      <text:h text:style-name="Heading_20_4" text:outline-level="4"><text:span text:style-name="Strong_20_Emphasis"><text:span text:style-name="T28">JComboBox</text:span></text:span><text:span text:style-name="T28">:</text:span></text:h>
      <text:list text:style-name="L105">
        <text:list-item>
          <text:p text:style-name="P204">Для отображения списка в виде выпадающего меню.</text:p>
        </text:list-item>
        <text:list-item>
          <text:p text:style-name="P204">Используется, когда нужно выбрать один элемент из ограниченного набора.</text:p>
        </text:list-item>
        <text:list-item>
          <text:p text:style-name="P205"><text:soft-page-break/>Можно использовать с редактируемыми полями, чтобы дать пользователю возможность ввести свой собственный текст.</text:p>
        </text:list-item>
      </text:list>
      <text:h text:style-name="P5" text:outline-level="3">Заключение</text:h>
      <text:list text:style-name="L106">
        <text:list-item>
          <text:p text:style-name="P347"><text:span text:style-name="Strong_20_Emphasis"><text:span text:style-name="T28">JList</text:span></text:span><text:span text:style-name="T28"> подходит для отображения больших списков с возможностью прокрутки и выбора нескольких элементов, в то время как </text:span><text:span text:style-name="Strong_20_Emphasis"><text:span text:style-name="T28">JComboBox</text:span></text:span><text:span text:style-name="T28"> — это удобный выбор для ситуаций, где нужно выбрать только один элемент из ограниченного набора, скрывая остальные до активации выпадающего меню.</text:span></text:p>
        </text:list-item>
        <text:list-item>
          <text:p text:style-name="P206">Оба компонента имеют свои преимущества в зависимости от потребностей интерфейса и пользовательского опыта.</text:p>
        </text:list-item>
      </text:list>
      <text:p text:style-name="P10"/>
      <text:p text:style-name="P20">13. Компоненты: переключатели, флажки, способы использования и их отличне</text:p>
      <text:p text:style-name="P10">В Java для создания различных типов переключателей и флажков в графическом пользовательском интерфейсе используются компоненты <text:span text:style-name="Strong_20_Emphasis"><text:span text:style-name="T49">JRadioButton</text:span></text:span> (переключатели) и <text:span text:style-name="Strong_20_Emphasis"><text:span text:style-name="T49">JCheckBox</text:span></text:span> (флажки). Эти компоненты предназначены для того, чтобы позволить пользователю выбирать или изменять значения, и они часто используются в формах или настройках.</text:p>
      <text:h text:style-name="Heading_20_3" text:outline-level="3"><text:span text:style-name="T29">1. </text:span><text:span text:style-name="Strong_20_Emphasis"><text:span text:style-name="T29">JRadioButton</text:span></text:span><text:span text:style-name="T29"> — Переключатели</text:span></text:h>
      <text:p text:style-name="Text_20_body"><text:span text:style-name="Strong_20_Emphasis"><text:span text:style-name="T28">JRadioButton</text:span></text:span><text:span text:style-name="T28"> используется для создания радиокнопок (переключателей). Обычно радиокнопки используются в группах, где из нескольких вариантов можно выбрать только один. Они полезны для выбора одного из нескольких вариантов, таких как "Да/Нет", "Мужской/Женский" и другие пары вариантов.</text:span></text:p>
      <text:h text:style-name="P6" text:outline-level="4">Основные методы:</text:h>
      <text:list text:style-name="L107">
        <text:list-item>
          <text:p text:style-name="P349"><text:span text:style-name="Strong_20_Emphasis"><text:span text:style-name="T28">setText(String text)</text:span></text:span><text:span text:style-name="T28">: Устанавливает текст для радиокнопки.</text:span></text:p>
        </text:list-item>
        <text:list-item>
          <text:p text:style-name="P349"><text:span text:style-name="Strong_20_Emphasis"><text:span text:style-name="T28">setSelected(boolean selected)</text:span></text:span><text:span text:style-name="T28">: Устанавливает, выбрана ли радиокнопка.</text:span></text:p>
        </text:list-item>
        <text:list-item>
          <text:p text:style-name="P349"><text:span text:style-name="Strong_20_Emphasis"><text:span text:style-name="T28">addActionListener(ActionListener listener)</text:span></text:span><text:span text:style-name="T28">: Добавляет обработчик событий для радиокнопки.</text:span></text:p>
        </text:list-item>
        <text:list-item>
          <text:p text:style-name="P348"><text:span text:style-name="Strong_20_Emphasis"><text:span text:style-name="T28">setEnabled(boolean enabled)</text:span></text:span><text:span text:style-name="T28">: Включает или отключает радиокнопку.</text:span></text:p>
        </text:list-item>
      </text:list>
      <text:h text:style-name="Heading_20_4" text:outline-level="4"><text:span text:style-name="T28">Пример использования </text:span><text:span text:style-name="Source_20_Text"><text:span text:style-name="T28">JRadioButton</text:span></text:span><text:span text:style-name="T28">:</text:span></text:h>
      <text:p text:style-name="P23"><text:span text:style-name="Source_20_Text"><text:span text:style-name="T47">import javax.swing.*;</text:span></text:span></text:p>
      <text:p text:style-name="P25"><text:span text:style-name="Source_20_Text"><text:span text:style-name="T47">import java.awt.*;</text:span></text:span></text:p>
      <text:p text:style-name="P25"><text:span text:style-name="Source_20_Text"><text:span text:style-name="T47">import java.awt.event.ActionEvent;</text:span></text:span></text:p>
      <text:p text:style-name="P25"><text:span text:style-name="Source_20_Text"><text:span text:style-name="T47">import java.awt.event.ActionListener;</text:span></text:span></text:p>
      <text:p text:style-name="P25"><text:span text:style-name="Source_20_Text"><text:span text:style-name="T47">public class JRadioButtonExample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ем окно</text:span></text:span></text:p>
      <text:p text:style-name="P25"><text:span text:style-name="Source_20_Text"><text:span text:style-name="T47"><text:s text:c="8"/>JFrame frame = new JFrame("Пример JRadioButton");</text:span></text:span></text:p>
      <text:p text:style-name="P25"><text:span text:style-name="Source_20_Text"><text:span text:style-name="T47"><text:s text:c="8"/>frame.setDefaultCloseOperation(JFrame.EXIT_ON_CLOSE);</text:span></text:span></text:p>
      <text:p text:style-name="P25"><text:span text:style-name="Source_20_Text"><text:span text:style-name="T47"><text:s text:c="8"/>frame.setSize(300, 200);</text:span></text:span></text:p>
      <text:p text:style-name="P25"><text:span text:style-name="Source_20_Text"><text:span text:style-name="T47"><text:s text:c="8"/>// Создаем панель для размещения компонентов</text:span></text:span></text:p>
      <text:p text:style-name="P25"><text:span text:style-name="Source_20_Text"><text:span text:style-name="T47"><text:s text:c="8"/>JPanel panel = new JPanel();</text:span></text:span></text:p>
      <text:p text:style-name="P25"><text:span text:style-name="Source_20_Text"><text:span text:style-name="T47"><text:s text:c="8"/>// Создаем радиокнопки</text:span></text:span></text:p>
      <text:p text:style-name="P25"><text:span text:style-name="Source_20_Text"><text:span text:style-name="T47"><text:s text:c="8"/>JRadioButton radioButton1 = new JRadioButton("Опция 1");</text:span></text:span></text:p>
      <text:p text:style-name="P25"><text:soft-page-break/><text:span text:style-name="Source_20_Text"><text:span text:style-name="T47"><text:s text:c="8"/>JRadioButton radioButton2 = new JRadioButton("Опция 2");</text:span></text:span></text:p>
      <text:p text:style-name="P25"><text:span text:style-name="Source_20_Text"><text:span text:style-name="T47"><text:s text:c="8"/>// Группа радиокнопок (так можно выбрать только одну из них)</text:span></text:span></text:p>
      <text:p text:style-name="P25"><text:span text:style-name="Source_20_Text"><text:span text:style-name="T47"><text:s text:c="8"/>ButtonGroup group = new ButtonGroup();</text:span></text:span></text:p>
      <text:p text:style-name="P25"><text:span text:style-name="Source_20_Text"><text:span text:style-name="T47"><text:s text:c="8"/>group.add(radioButton1);</text:span></text:span></text:p>
      <text:p text:style-name="P25"><text:span text:style-name="Source_20_Text"><text:span text:style-name="T47"><text:s text:c="8"/>group.add(radioButton2);</text:span></text:span></text:p>
      <text:p text:style-name="P25"><text:span text:style-name="Source_20_Text"><text:span text:style-name="T47"><text:s text:c="8"/>// Добавляем радиокнопки на панель</text:span></text:span></text:p>
      <text:p text:style-name="P25"><text:span text:style-name="Source_20_Text"><text:span text:style-name="T47"><text:s text:c="8"/>panel.add(radioButton1);</text:span></text:span></text:p>
      <text:p text:style-name="P25"><text:span text:style-name="Source_20_Text"><text:span text:style-name="T47"><text:s text:c="8"/>panel.add(radioButton2);</text:span></text:span></text:p>
      <text:p text:style-name="P25"><text:span text:style-name="Source_20_Text"><text:span text:style-name="T47"><text:s text:c="8"/>// Добавляем обработчик событий для радиокнопок</text:span></text:span></text:p>
      <text:p text:style-name="P25"><text:span text:style-name="Source_20_Text"><text:span text:style-name="T47"><text:s text:c="8"/>radioButton1.addActionListener(new ActionListener() {</text:span></text:span></text:p>
      <text:p text:style-name="P25"><text:span text:style-name="Source_20_Text"><text:span text:style-name="T47"><text:s text:c="12"/>@Override</text:span></text:span></text:p>
      <text:p text:style-name="P25"><text:span text:style-name="Source_20_Text"><text:span text:style-name="T47"><text:s text:c="12"/>public void actionPerformed(ActionEvent e) {</text:span></text:span></text:p>
      <text:p text:style-name="P25"><text:span text:style-name="Source_20_Text"><text:span text:style-name="T47"><text:s text:c="16"/>JOptionPane.showMessageDialog(frame, "Вы выбрали опцию 1");</text:span></text:span></text:p>
      <text:p text:style-name="P25"><text:span text:style-name="Source_20_Text"><text:span text:style-name="T47"><text:s text:c="12"/>}</text:span></text:span></text:p>
      <text:p text:style-name="P25"><text:span text:style-name="Source_20_Text"><text:span text:style-name="T47"><text:s text:c="8"/>});</text:span></text:span></text:p>
      <text:p text:style-name="P25"><text:span text:style-name="Source_20_Text"><text:span text:style-name="T47"><text:s text:c="8"/>radioButton2.addActionListener(new ActionListener() {</text:span></text:span></text:p>
      <text:p text:style-name="P25"><text:span text:style-name="Source_20_Text"><text:span text:style-name="T47"><text:s text:c="12"/>@Override</text:span></text:span></text:p>
      <text:p text:style-name="P25"><text:span text:style-name="Source_20_Text"><text:span text:style-name="T47"><text:s text:c="12"/>public void actionPerformed(ActionEvent e) {</text:span></text:span></text:p>
      <text:p text:style-name="P25"><text:span text:style-name="Source_20_Text"><text:span text:style-name="T47"><text:s text:c="16"/>JOptionPane.showMessageDialog(frame, "Вы выбрали опцию 2");</text:span></text:span></text:p>
      <text:p text:style-name="P25"><text:span text:style-name="Source_20_Text"><text:span text:style-name="T47"><text:s text:c="12"/>}</text:span></text:span></text:p>
      <text:p text:style-name="P25"><text:span text:style-name="Source_20_Text"><text:span text:style-name="T47"><text:s text:c="8"/>});</text:span></text:span></text:p>
      <text:p text:style-name="P25"><text:span text:style-name="Source_20_Text"><text:span text:style-name="T47"><text:s text:c="8"/>// Добавляем панель в окно</text:span></text:span></text:p>
      <text:p text:style-name="P25"><text:span text:style-name="Source_20_Text"><text:span text:style-name="T47"><text:s text:c="8"/>frame.add(panel);</text:span></text:span></text:p>
      <text:p text:style-name="P25"><text:span text:style-name="Source_20_Text"><text:span text:style-name="T47"><text:s text:c="8"/>// Делаем окно видимым</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p text:style-name="P10">В этом примере:</text:p>
      <text:list text:style-name="L108">
        <text:list-item>
          <text:p text:style-name="P350"><text:span text:style-name="Strong_20_Emphasis"><text:span text:style-name="T28">JRadioButton</text:span></text:span><text:span text:style-name="T28"> используется для создания двух радиокнопок.</text:span></text:p>
        </text:list-item>
        <text:list-item>
          <text:p text:style-name="P350"><text:span text:style-name="Strong_20_Emphasis"><text:span text:style-name="T28">ButtonGroup</text:span></text:span><text:span text:style-name="T28"> гарантирует, что из группы радиокнопок можно выбрать только одну.</text:span></text:p>
        </text:list-item>
        <text:list-item>
          <text:p text:style-name="P207">При изменении выбора выводится сообщение с выбранной опцией.</text:p>
        </text:list-item>
      </text:list>
      <text:h text:style-name="P6" text:outline-level="4">Отличия:</text:h>
      <text:list text:style-name="L109">
        <text:list-item>
          <text:p text:style-name="P352"><text:span text:style-name="Strong_20_Emphasis"><text:span text:style-name="T28">JRadioButton</text:span></text:span><text:span text:style-name="T28"> используется для группировки радиокнопок, где можно выбрать только один вариант.</text:span></text:p>
        </text:list-item>
        <text:list-item>
          <text:p text:style-name="P351"><text:span text:style-name="Strong_20_Emphasis"><text:span text:style-name="T28">JCheckBox</text:span></text:span><text:span text:style-name="T28">, в отличие от радиокнопок, позволяет выбирать несколько опций одновременно.</text:span></text:p>
        </text:list-item>
      </text:list>
      <text:h text:style-name="Heading_20_3" text:outline-level="3"><text:span text:style-name="T29">2. </text:span><text:span text:style-name="Strong_20_Emphasis"><text:span text:style-name="T29">JCheckBox</text:span></text:span><text:span text:style-name="T29"> — Флажки</text:span></text:h>
      <text:p text:style-name="Text_20_body"><text:span text:style-name="Strong_20_Emphasis"><text:span text:style-name="T28">JCheckBox</text:span></text:span><text:span text:style-name="T28"> используется для создания флажков, которые могут быть отмечены или сняты. Флажки полезны, когда нужно разрешить пользователю выбрать несколько опций одновременно. Например, они могут быть использованы для соглашений, предпочтений, настроек или для выбора множества вариантов.</text:span></text:p>
      <text:h text:style-name="P6" text:outline-level="4">Основные методы:</text:h>
      <text:list text:style-name="L110">
        <text:list-item>
          <text:p text:style-name="P354"><text:span text:style-name="Strong_20_Emphasis"><text:span text:style-name="T28">setText(String text)</text:span></text:span><text:span text:style-name="T28">: Устанавливает текст для флажка.</text:span></text:p>
        </text:list-item>
        <text:list-item>
          <text:p text:style-name="P354"><text:span text:style-name="Strong_20_Emphasis"><text:span text:style-name="T28">setSelected(boolean selected)</text:span></text:span><text:span text:style-name="T28">: Устанавливает, выбран ли флажок.</text:span></text:p>
        </text:list-item>
        <text:list-item>
          <text:p text:style-name="P354"><text:span text:style-name="Strong_20_Emphasis"><text:span text:style-name="T28">addActionListener(ActionListener listener)</text:span></text:span><text:span text:style-name="T28">: Добавляет обработчик событий для флажка.</text:span></text:p>
        </text:list-item>
        <text:list-item>
          <text:p text:style-name="P353"><text:span text:style-name="Strong_20_Emphasis"><text:span text:style-name="T28">setEnabled(boolean enabled)</text:span></text:span><text:span text:style-name="T28">: Включает или отключает флажок.</text:span></text:p>
        </text:list-item>
      </text:list>
      <text:h text:style-name="Heading_20_4" text:outline-level="4"><text:soft-page-break/><text:span text:style-name="T28">Пример использования </text:span><text:span text:style-name="Source_20_Text"><text:span text:style-name="T28">JCheckBox</text:span></text:span><text:span text:style-name="T28">:</text:span></text:h>
      <text:p text:style-name="P23"><text:span text:style-name="Source_20_Text"><text:span text:style-name="T47">import javax.swing.*;</text:span></text:span></text:p>
      <text:p text:style-name="P25"><text:span text:style-name="Source_20_Text"><text:span text:style-name="T47">import java.awt.event.ActionEvent;</text:span></text:span></text:p>
      <text:p text:style-name="P25"><text:span text:style-name="Source_20_Text"><text:span text:style-name="T47">import java.awt.event.ActionListener;</text:span></text:span></text:p>
      <text:p text:style-name="P25"><text:span text:style-name="Source_20_Text"><text:span text:style-name="T47">public class JCheckBoxExample {</text:span></text:span></text:p>
      <text:p text:style-name="P25"><text:span text:style-name="Source_20_Text"><text:span text:style-name="T47"><text:s text:c="4"/>public static void main(String[] args) {</text:span></text:span></text:p>
      <text:p text:style-name="P25"><text:span text:style-name="Source_20_Text"><text:span text:style-name="T47"><text:s text:c="8"/>// Создаем окно</text:span></text:span></text:p>
      <text:p text:style-name="P25"><text:span text:style-name="Source_20_Text"><text:span text:style-name="T47"><text:s text:c="8"/>JFrame frame = new JFrame("Пример JCheckBox");</text:span></text:span></text:p>
      <text:p text:style-name="P25"><text:span text:style-name="Source_20_Text"><text:span text:style-name="T47"><text:s text:c="8"/>frame.setDefaultCloseOperation(JFrame.EXIT_ON_CLOSE);</text:span></text:span></text:p>
      <text:p text:style-name="P25"><text:span text:style-name="Source_20_Text"><text:span text:style-name="T47"><text:s text:c="8"/>frame.setSize(300, 150);</text:span></text:span></text:p>
      <text:p text:style-name="P25"><text:span text:style-name="Source_20_Text"><text:span text:style-name="T47"><text:s text:c="8"/>// Создаем панель для размещения компонентов</text:span></text:span></text:p>
      <text:p text:style-name="P25"><text:span text:style-name="Source_20_Text"><text:span text:style-name="T47"><text:s text:c="8"/>JPanel panel = new JPanel();</text:span></text:span></text:p>
      <text:p text:style-name="P25"><text:span text:style-name="Source_20_Text"><text:span text:style-name="T47"><text:s text:c="8"/>// Создаем флажок</text:span></text:span></text:p>
      <text:p text:style-name="P25"><text:span text:style-name="Source_20_Text"><text:span text:style-name="T47"><text:s text:c="8"/>JCheckBox checkBox1 = new JCheckBox("Согласен с условиями");</text:span></text:span></text:p>
      <text:p text:style-name="P25"><text:span text:style-name="Source_20_Text"><text:span text:style-name="T47"><text:s text:c="8"/>JCheckBox checkBox2 = new JCheckBox("Подписаться на рассылку");</text:span></text:span></text:p>
      <text:p text:style-name="P25"><text:span text:style-name="Source_20_Text"><text:span text:style-name="T47"><text:s text:c="8"/>// Добавляем обработчик событий на флажок</text:span></text:span></text:p>
      <text:p text:style-name="P25"><text:span text:style-name="Source_20_Text"><text:span text:style-name="T47"><text:s text:c="8"/>checkBox1.addActionListener(new ActionListener() {</text:span></text:span></text:p>
      <text:p text:style-name="P25"><text:span text:style-name="Source_20_Text"><text:span text:style-name="T47"><text:s text:c="12"/>@Override</text:span></text:span></text:p>
      <text:p text:style-name="P25"><text:span text:style-name="Source_20_Text"><text:span text:style-name="T47"><text:s text:c="12"/>public void actionPerformed(ActionEvent e) {</text:span></text:span></text:p>
      <text:p text:style-name="P25"><text:span text:style-name="Source_20_Text"><text:span text:style-name="T47"><text:s text:c="16"/>if (checkBox1.isSelected()) {</text:span></text:span></text:p>
      <text:p text:style-name="P25"><text:span text:style-name="Source_20_Text"><text:span text:style-name="T47"><text:s text:c="20"/>JOptionPane.showMessageDialog(frame, "Вы согласились с условиями");</text:span></text:span></text:p>
      <text:p text:style-name="P25"><text:span text:style-name="Source_20_Text"><text:span text:style-name="T47"><text:s text:c="16"/>} else {</text:span></text:span></text:p>
      <text:p text:style-name="P25"><text:span text:style-name="Source_20_Text"><text:span text:style-name="T47"><text:s text:c="20"/>JOptionPane.showMessageDialog(frame, "Вы не согласились с условиями");</text:span></text:span></text:p>
      <text:p text:style-name="P25"><text:span text:style-name="Source_20_Text"><text:span text:style-name="T47"><text:s text:c="16"/>}</text:span></text:span></text:p>
      <text:p text:style-name="P25"><text:span text:style-name="Source_20_Text"><text:span text:style-name="T47"><text:s text:c="12"/>}</text:span></text:span></text:p>
      <text:p text:style-name="P25"><text:span text:style-name="Source_20_Text"><text:span text:style-name="T47"><text:s text:c="8"/>});</text:span></text:span></text:p>
      <text:p text:style-name="P25"><text:span text:style-name="Source_20_Text"><text:span text:style-name="T47"><text:s text:c="8"/>// Добавляем флажки на панель</text:span></text:span></text:p>
      <text:p text:style-name="P25"><text:span text:style-name="Source_20_Text"><text:span text:style-name="T47"><text:s text:c="8"/>panel.add(checkBox1);</text:span></text:span></text:p>
      <text:p text:style-name="P25"><text:span text:style-name="Source_20_Text"><text:span text:style-name="T47"><text:s text:c="8"/>panel.add(checkBox2);</text:span></text:span></text:p>
      <text:p text:style-name="P25"><text:span text:style-name="Source_20_Text"><text:span text:style-name="T47"><text:s text:c="8"/>// Добавляем панель в окно</text:span></text:span></text:p>
      <text:p text:style-name="P25"><text:span text:style-name="Source_20_Text"><text:span text:style-name="T47"><text:s text:c="8"/>frame.add(panel);</text:span></text:span></text:p>
      <text:p text:style-name="P25"><text:span text:style-name="Source_20_Text"><text:span text:style-name="T47"><text:s text:c="8"/>// Делаем окно видимым</text:span></text:span></text:p>
      <text:p text:style-name="P25"><text:span text:style-name="Source_20_Text"><text:span text:style-name="T47"><text:s text:c="8"/>frame.setVisible(true);</text:span></text:span></text:p>
      <text:p text:style-name="P25"><text:span text:style-name="Source_20_Text"><text:span text:style-name="T47"><text:s text:c="4"/>}</text:span></text:span></text:p>
      <text:p text:style-name="P26"><text:span text:style-name="Source_20_Text"><text:span text:style-name="T47">}</text:span></text:span></text:p>
      <text:p text:style-name="P10">В этом примере:</text:p>
      <text:list text:style-name="L111">
        <text:list-item>
          <text:p text:style-name="P355"><text:span text:style-name="Strong_20_Emphasis"><text:span text:style-name="T28">JCheckBox</text:span></text:span><text:span text:style-name="T28"> используется для создания двух флажков.</text:span></text:p>
        </text:list-item>
        <text:list-item>
          <text:p text:style-name="P208">Обработчик событий выводит сообщение о том, выбран ли флажок.</text:p>
        </text:list-item>
      </text:list>
      <text:h text:style-name="P6" text:outline-level="4">Отличия:</text:h>
      <text:list text:style-name="L112">
        <text:list-item>
          <text:p text:style-name="P357"><text:span text:style-name="Strong_20_Emphasis"><text:span text:style-name="T28">JCheckBox</text:span></text:span><text:span text:style-name="T28"> используется для выбора нескольких вариантов, и пользователь может отметить или снять несколько флажков.</text:span></text:p>
        </text:list-item>
        <text:list-item>
          <text:p text:style-name="P356"><text:span text:style-name="T28">В отличие от </text:span><text:span text:style-name="Strong_20_Emphasis"><text:span text:style-name="T28">JRadioButton</text:span></text:span><text:span text:style-name="T28">, </text:span><text:span text:style-name="Strong_20_Emphasis"><text:span text:style-name="T28">JCheckBox</text:span></text:span><text:span text:style-name="T28"> позволяет выбирать больше одного варианта.</text:span></text:p>
        </text:list-item>
      </text:list>
      <text:h text:style-name="Heading_20_3" text:outline-level="3"><text:span text:style-name="T29">3. </text:span><text:span text:style-name="Strong_20_Emphasis"><text:span text:style-name="T29">JRadioButton vs JCheckBox</text:span></text:spa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text:span text:style-name="Strong_20_Emphasis"><text:span text:style-name="T28">Характеристика</text:span></text:span></text:p>
            </table:table-cell>
            <table:table-cell table:style-name="Table6.A1" office:value-type="string">
              <text:p text:style-name="Table_20_Heading"><text:span text:style-name="Strong_20_Emphasis"><text:span text:style-name="T28">JRadioButton</text:span></text:span></text:p>
            </table:table-cell>
            <table:table-cell table:style-name="Table6.A1" office:value-type="string">
              <text:p text:style-name="Table_20_Heading"><text:span text:style-name="Strong_20_Emphasis"><text:span text:style-name="T28">JCheckBox</text:span></text:span></text:p>
            </table:table-cell>
          </table:table-row>
        </table:table-header-rows>
        <table:table-row>
          <table:table-cell table:style-name="Table6.A1" office:value-type="string">
            <text:p text:style-name="Table_20_Contents"><text:span text:style-name="Strong_20_Emphasis"><text:span text:style-name="T28">Тип выбора</text:span></text:span></text:p>
          </table:table-cell>
          <table:table-cell table:style-name="Table6.A1" office:value-type="string">
            <text:p text:style-name="P9">Только один вариант можно выбрать из группы</text:p>
          </table:table-cell>
          <table:table-cell table:style-name="Table6.A1" office:value-type="string">
            <text:p text:style-name="P9">Можно выбрать несколько вариантов одновременно</text:p>
          </table:table-cell>
        </table:table-row>
        <table:table-row>
          <table:table-cell table:style-name="Table6.A1" office:value-type="string">
            <text:p text:style-name="Table_20_Contents"><text:span text:style-name="Strong_20_Emphasis"><text:span text:style-name="T28">Основное использование</text:span></text:span></text:p>
          </table:table-cell>
          <table:table-cell table:style-name="Table6.A1" office:value-type="string">
            <text:p text:style-name="P9">Используется для выбора одного элемента из набора (например, "Да/Нет")</text:p>
          </table:table-cell>
          <table:table-cell table:style-name="Table6.A1" office:value-type="string">
            <text:p text:style-name="P9">Используется для выбора нескольких элементов (например, несколько опций)</text:p>
          </table:table-cell>
        </table:table-row>
        <table:table-row>
          <table:table-cell table:style-name="Table6.A1" office:value-type="string">
            <text:p text:style-name="Table_20_Contents"><text:span text:style-name="Strong_20_Emphasis"><text:span text:style-name="T28">Группировка</text:span></text:span></text:p>
          </table:table-cell>
          <table:table-cell table:style-name="Table6.A1" office:value-type="string">
            <text:p text:style-name="Table_20_Contents"><text:span text:style-name="T28">Радиокнопки обычно группируются в </text:span><text:span text:style-name="Strong_20_Emphasis"><text:span text:style-name="T28">ButtonGroup</text:span></text:span><text:span text:style-name="T28">, чтобы можно было </text:span><text:soft-page-break/><text:span text:style-name="T28">выбрать только один элемент</text:span></text:p>
          </table:table-cell>
          <table:table-cell table:style-name="Table6.A1" office:value-type="string">
            <text:p text:style-name="P9">Флажки независимы друг от друга, можно выбрать несколько <text:soft-page-break/>одновременно</text:p>
          </table:table-cell>
        </table:table-row>
        <table:table-row>
          <table:table-cell table:style-name="Table6.A1" office:value-type="string">
            <text:p text:style-name="Table_20_Contents"><text:span text:style-name="Strong_20_Emphasis"><text:span text:style-name="T28">Поведение</text:span></text:span></text:p>
          </table:table-cell>
          <table:table-cell table:style-name="Table6.A1" office:value-type="string">
            <text:p text:style-name="P9">При изменении выбора отменяется выбор другого элемента в группе</text:p>
          </table:table-cell>
          <table:table-cell table:style-name="Table6.A1" office:value-type="string">
            <text:p text:style-name="P9">Флажок может быть отмечен или снят независимо от других флажков</text:p>
          </table:table-cell>
        </table:table-row>
        <table:table-row>
          <table:table-cell table:style-name="Table6.A1" office:value-type="string">
            <text:p text:style-name="Table_20_Contents"><text:span text:style-name="Strong_20_Emphasis"><text:span text:style-name="T28">Пример</text:span></text:span></text:p>
          </table:table-cell>
          <table:table-cell table:style-name="Table6.A1" office:value-type="string">
            <text:p text:style-name="P9">Выбор пола ("Мужской", "Женский")</text:p>
          </table:table-cell>
          <table:table-cell table:style-name="Table6.A1" office:value-type="string">
            <text:p text:style-name="P9">Согласие с условиями, подписка на рассылку</text:p>
          </table:table-cell>
        </table:table-row>
      </table:table>
      <text:h text:style-name="Heading_20_3" text:outline-level="3"><text:span text:style-name="T29">4. </text:span><text:span text:style-name="Strong_20_Emphasis"><text:span text:style-name="T29">Основные компоненты для работы с переключателями и флажками:</text:span></text:span></text:h>
      <text:h text:style-name="Heading_20_4" text:outline-level="4"><text:span text:style-name="Strong_20_Emphasis"><text:span text:style-name="T28">JRadioButton</text:span></text:span><text:span text:style-name="T28">:</text:span></text:h>
      <text:list text:style-name="L113">
        <text:list-item>
          <text:p text:style-name="P358"><text:span text:style-name="T28">Используется для создания группы кнопок, из которых пользователь может выбрать только одну. Группировка радиокнопок осуществляется с помощью </text:span><text:span text:style-name="Strong_20_Emphasis"><text:span text:style-name="T28">ButtonGroup</text:span></text:span><text:span text:style-name="T28">.</text:span></text:p>
        </text:list-item>
        <text:list-item>
          <text:p text:style-name="P209">Пример использования: выбор одного из нескольких вариантов, например, "Мужской/Женский".</text:p>
        </text:list-item>
      </text:list>
      <text:h text:style-name="Heading_20_4" text:outline-level="4"><text:span text:style-name="Strong_20_Emphasis"><text:span text:style-name="T28">JCheckBox</text:span></text:span><text:span text:style-name="T28">:</text:span></text:h>
      <text:list text:style-name="L114">
        <text:list-item>
          <text:p text:style-name="P210">Используется для создания независимых флажков, которые могут быть выбраны или сняты. Они полезны для множественного выбора.</text:p>
        </text:list-item>
        <text:list-item>
          <text:p text:style-name="P211">Пример использования: выбор согласия с условиями, подписка на новости, настройка параметров.</text:p>
        </text:list-item>
      </text:list>
      <text:h text:style-name="P5" text:outline-level="3">Заключение</text:h>
      <text:list text:style-name="L115">
        <text:list-item>
          <text:p text:style-name="P360"><text:span text:style-name="Strong_20_Emphasis"><text:span text:style-name="T28">JRadioButton</text:span></text:span><text:span text:style-name="T28"> идеально подходит для ситуаций, когда необходимо выбрать только один вариант из нескольких, например, выбор одного из нескольких тарифов или вариантов.</text:span></text:p>
        </text:list-item>
        <text:list-item>
          <text:p text:style-name="P359"><text:span text:style-name="Strong_20_Emphasis"><text:span text:style-name="T28">JCheckBox</text:span></text:span><text:span text:style-name="T28"> используется, когда необходимо выбрать несколько опций одновременно, например, согласие с условиями или выбор множества настроек.</text:span></text:p>
        </text:list-item>
      </text:list>
      <text:p text:style-name="P10">Каждый из этих компонентов имеет свое место в интерфейсах, в зависимости от того, нужно ли пользователю выбрать один или несколько вариантов.</text:p>
      <text:p text:style-name="P10"/>
      <text:p text:style-name="P10"/>
      <text:p text:style-name="P73"/>
      <text:p text:style-name="P73"/>
      <text:p text:style-name="P77" loext:marker-style-name="T52"><text:span text:style-name="T52">14. Компоненты: контейнеры, способы использования и их отличие</text:span></text:p>
      <text:p text:style-name="P69" loext:marker-style-name="T23"/>
      <text:p text:style-name="P44" loext:marker-style-name="T2"><text:span text:style-name="T2">Контейнеры в Java являются основными строительными блоками для графических интерфейсов. Они позволяют организовать компоненты в окне и управлять их расположением. Все контейнеры можно разделить на две категории:</text:span><text:span text:style-name="apple-converted-space"><text:span text:style-name="T2"> </text:span></text:span><text:span text:style-name="Strong_20_Emphasis"><text:span text:style-name="T2">верхнеуровневые</text:span></text:span><text:span text:style-name="apple-converted-space"><text:span text:style-name="T2"> </text:span></text:span><text:span text:style-name="T2">и</text:span><text:span text:style-name="apple-converted-space"><text:span text:style-name="T2"> </text:span></text:span><text:span text:style-name="Strong_20_Emphasis"><text:span text:style-name="T2">вложенные</text:span></text:span><text:span text:style-name="T2">.</text:span></text:p>
      <text:h text:style-name="P40" text:outline-level="4" loext:marker-style-name="T2"><text:soft-page-break/><text:span text:style-name="Strong_20_Emphasis"><text:span text:style-name="T20">Верхнеуровневые контейнеры</text:span></text:span></text:h>
      <text:list text:style-name="WWNum12">
        <text:list-item>
          <text:p text:style-name="P78" loext:marker-style-name="T2"><text:span text:style-name="HTML_20_Code"><text:span text:style-name="T16">JFrame</text:span></text:span><text:span text:style-name="T2">: Используется для создания главных окон. Это наиболее часто используемый контейнер в графических приложениях. Он поддерживает настройку размеров, добавление меню и размещение других компонентов.</text:span></text:p>
        </text:list-item>
        <text:list-item>
          <text:p text:style-name="P79" loext:marker-style-name="T2"><text:span text:style-name="HTML_20_Code"><text:span text:style-name="T16">JDialog</text:span></text:span><text:span text:style-name="T2">: Применяется для создания диалоговых окон, которые обычно используются для отображения сообщений, получения подтверждения или ввода от пользователя. Например, окна подтверждения выхода или сохранения изменений.</text:span></text:p>
        </text:list-item>
        <text:list-item>
          <text:p text:style-name="P80" loext:marker-style-name="T2"><text:span text:style-name="HTML_20_Code"><text:span text:style-name="T16">JApplet</text:span></text:span><text:span text:style-name="T2">: Исторически использовался для создания встраиваемых Java-приложений, но в современных приложениях считается устаревшим.</text:span></text:p>
        </text:list-item>
      </text:list>
      <text:h text:style-name="P40" text:outline-level="4" loext:marker-style-name="T2"><text:span text:style-name="Strong_20_Emphasis"><text:span text:style-name="T20">Вложенные контейнеры</text:span></text:span></text:h>
      <text:list text:style-name="WWNum13">
        <text:list-item>
          <text:p text:style-name="P81" loext:marker-style-name="T2"><text:span text:style-name="HTML_20_Code"><text:span text:style-name="T16">JPanel</text:span></text:span><text:span text:style-name="T2">: Легковесный контейнер для группировки других компонентов. Он не является самостоятельным окном, а используется внутри других контейнеров, таких как</text:span><text:span text:style-name="apple-converted-space"><text:span text:style-name="T2"> </text:span></text:span><text:span text:style-name="HTML_20_Code"><text:span text:style-name="T22">JFrame</text:span></text:span><text:span text:style-name="T2">.</text:span></text:p>
        </text:list-item>
        <text:list-item>
          <text:p text:style-name="P82" loext:marker-style-name="T2"><text:span text:style-name="HTML_20_Code"><text:span text:style-name="T16">JScrollPane</text:span></text:span><text:span text:style-name="T2">: Добавляет возможность прокрутки для компонентов, таких как текстовые области (</text:span><text:span text:style-name="HTML_20_Code"><text:span text:style-name="T22">JTextArea</text:span></text:span><text:span text:style-name="T2">) или таблицы (</text:span><text:span text:style-name="HTML_20_Code"><text:span text:style-name="T22">JTable</text:span></text:span><text:span text:style-name="T2">).</text:span></text:p>
        </text:list-item>
        <text:list-item>
          <text:p text:style-name="P83" loext:marker-style-name="T2"><text:span text:style-name="HTML_20_Code"><text:span text:style-name="T16">JSplitPane</text:span></text:span><text:span text:style-name="T2">: Делит окно на две части, которые можно изменять по размеру. Это удобно для создания гибких интерфейсов.</text:span></text:p>
        </text:list-item>
      </text:list>
      <text:h text:style-name="P40" text:outline-level="4" loext:marker-style-name="T2"><text:span text:style-name="Strong_20_Emphasis"><text:span text:style-name="T20">Отличия и использование</text:span></text:span></text:h>
      <text:p text:style-name="P44" loext:marker-style-name="T2"><text:span text:style-name="T2">Контейнеры различаются по своему назначению:</text:span></text:p>
      <text:list text:style-name="WWNum14">
        <text:list-item>
          <text:p text:style-name="P84" loext:marker-style-name="T2"><text:span text:style-name="Strong_20_Emphasis"><text:span text:style-name="T2">Верхнеуровневые контейнеры</text:span></text:span><text:span text:style-name="apple-converted-space"><text:span text:style-name="T2"> </text:span></text:span><text:span text:style-name="T2">используются для создания окон и их функционала.</text:span></text:p>
        </text:list-item>
        <text:list-item>
          <text:p text:style-name="P85" loext:marker-style-name="T2"><text:span text:style-name="Strong_20_Emphasis"><text:span text:style-name="T2">Вложенные контейнеры</text:span></text:span><text:span text:style-name="apple-converted-space"><text:span text:style-name="T2"> </text:span></text:span><text:span text:style-name="T2">применяются для упрощения управления компонентами и их компоновки.</text:span></text:p>
        </text:list-item>
      </text:list>
      <text:h text:style-name="P40" text:outline-level="4" loext:marker-style-name="T2"><text:span text:style-name="Strong_20_Emphasis"><text:span text:style-name="T20">Менеджеры компоновки</text:span></text:span></text:h>
      <text:p text:style-name="P44" loext:marker-style-name="T2"><text:span text:style-name="T2">Для управления расположением компонентов внутри контейнера используются менеджеры компоновки (</text:span><text:span text:style-name="HTML_20_Code"><text:span text:style-name="T2">LayoutManager</text:span></text:span><text:span text:style-name="T2">):</text:span></text:p>
      <text:list text:style-name="WWNum15">
        <text:list-item>
          <text:p text:style-name="P86" loext:marker-style-name="T2"><text:span text:style-name="Strong_20_Emphasis"><text:span text:style-name="T2">FlowLayout</text:span></text:span><text:span text:style-name="T2">: Размещает компоненты по горизонтали.</text:span></text:p>
        </text:list-item>
        <text:list-item>
          <text:p text:style-name="P87" loext:marker-style-name="T2"><text:span text:style-name="Strong_20_Emphasis"><text:span text:style-name="T2">BorderLayout</text:span></text:span><text:span text:style-name="T2">: Разделяет контейнер на пять областей: North, South, East, West, Center.</text:span></text:p>
        </text:list-item>
        <text:list-item>
          <text:p text:style-name="P87" loext:marker-style-name="T2"><text:span text:style-name="Strong_20_Emphasis"><text:span text:style-name="T2">GridLayout</text:span></text:span><text:span text:style-name="T2">: Организует компоненты в виде таблицы с фиксированным числом строк и столбцов.</text:span></text:p>
        </text:list-item>
        <text:list-item>
          <text:p text:style-name="P88" loext:marker-style-name="T2"><text:span text:style-name="Strong_20_Emphasis"><text:span text:style-name="T2">BoxLayout</text:span></text:span><text:span text:style-name="T2">: Выравнивает компоненты по вертикали или горизонтали.</text:span></text:p>
        </text:list-item>
      </text:list>
      <text:p text:style-name="P77" loext:marker-style-name="T10"><text:span text:style-name="hljs-type"><text:span text:style-name="T10">JFrame</text:span></text:span><text:span text:style-name="apple-converted-space"><text:span text:style-name="T10"> </text:span></text:span><text:span text:style-name="hljs-variable"><text:span text:style-name="T10">frame</text:span></text:span><text:span text:style-name="apple-converted-space"><text:span text:style-name="T10"> </text:span></text:span><text:span text:style-name="hljs-operator"><text:span text:style-name="T10">=</text:span></text:span><text:span text:style-name="apple-converted-space"><text:span text:style-name="T10"> </text:span></text:span><text:span text:style-name="hljs-keyword"><text:span text:style-name="T10">new</text:span></text:span><text:span text:style-name="apple-converted-space"><text:span text:style-name="T10"> </text:span></text:span><text:span text:style-name="hljs-title"><text:span text:style-name="T10">JFrame</text:span></text:span><text:span text:style-name="T10">(</text:span><text:span text:style-name="hljs-string"><text:span text:style-name="T10">"Пример контейнера"</text:span></text:span><text:span text:style-name="T10">); </text:span></text:p>
      <text:p text:style-name="P66" loext:marker-style-name="T10"/>
      <text:p text:style-name="P77" loext:marker-style-name="T10"><text:span text:style-name="T10">frame.setDefaultCloseOperation(JFrame.EXIT_ON_CLOSE); </text:span></text:p>
      <text:p text:style-name="P77" loext:marker-style-name="T10"><text:span text:style-name="T10">frame.setSize(</text:span><text:span text:style-name="hljs-number"><text:span text:style-name="T10">400</text:span></text:span><text:span text:style-name="T10">,</text:span><text:span text:style-name="apple-converted-space"><text:span text:style-name="T10"> </text:span></text:span><text:span text:style-name="hljs-number"><text:span text:style-name="T10">300</text:span></text:span><text:span text:style-name="T10">);</text:span><text:span text:style-name="apple-converted-space"><text:span text:style-name="T10"> </text:span></text:span></text:p>
      <text:p text:style-name="P66" loext:marker-style-name="T10"><text:span text:style-name="apple-converted-space"><text:span text:style-name="T10"/></text:span></text:p>
      <text:p text:style-name="P77" loext:marker-style-name="T10"><text:span text:style-name="hljs-comment"><text:span text:style-name="T10">// JPanel для группировки</text:span></text:span><text:span text:style-name="apple-converted-space"><text:span text:style-name="T10"> </text:span></text:span></text:p>
      <text:p text:style-name="P77" loext:marker-style-name="T10"><text:span text:style-name="hljs-type"><text:span text:style-name="T10">JPanel</text:span></text:span><text:span text:style-name="apple-converted-space"><text:span text:style-name="T10"> </text:span></text:span><text:span text:style-name="hljs-variable"><text:span text:style-name="T10">panel</text:span></text:span><text:span text:style-name="apple-converted-space"><text:span text:style-name="T10"> </text:span></text:span><text:span text:style-name="hljs-operator"><text:span text:style-name="T10">=</text:span></text:span><text:span text:style-name="apple-converted-space"><text:span text:style-name="T10"> </text:span></text:span><text:span text:style-name="hljs-keyword"><text:span text:style-name="T10">new</text:span></text:span><text:span text:style-name="apple-converted-space"><text:span text:style-name="T10"> </text:span></text:span><text:span text:style-name="hljs-title"><text:span text:style-name="T10">JPanel</text:span></text:span><text:span text:style-name="T10">(); </text:span></text:p>
      <text:p text:style-name="P77" loext:marker-style-name="T10"><text:soft-page-break/><text:span text:style-name="T10">panel.add(</text:span><text:span text:style-name="hljs-keyword"><text:span text:style-name="T10">new</text:span></text:span><text:span text:style-name="apple-converted-space"><text:span text:style-name="T10"> </text:span></text:span><text:span text:style-name="hljs-title"><text:span text:style-name="T10">JButton</text:span></text:span><text:span text:style-name="T10">(</text:span><text:span text:style-name="hljs-string"><text:span text:style-name="T10">"Кнопка 1"</text:span></text:span><text:span text:style-name="T10">)); </text:span></text:p>
      <text:p text:style-name="P77" loext:marker-style-name="T10"><text:span text:style-name="T10">panel.add(</text:span><text:span text:style-name="hljs-keyword"><text:span text:style-name="T10">new</text:span></text:span><text:span text:style-name="apple-converted-space"><text:span text:style-name="T10"> </text:span></text:span><text:span text:style-name="hljs-title"><text:span text:style-name="T10">JButton</text:span></text:span><text:span text:style-name="T10">(</text:span><text:span text:style-name="hljs-string"><text:span text:style-name="T10">"Кнопка 2"</text:span></text:span><text:span text:style-name="T10">));</text:span><text:span text:style-name="apple-converted-space"><text:span text:style-name="T10"> </text:span></text:span></text:p>
      <text:p text:style-name="P66" loext:marker-style-name="T10"><text:span text:style-name="apple-converted-space"><text:span text:style-name="T10"/></text:span></text:p>
      <text:p text:style-name="P77" loext:marker-style-name="T10"><text:span text:style-name="hljs-comment"><text:span text:style-name="T10">// JScrollPane с текстовым полем</text:span></text:span></text:p>
      <text:p text:style-name="P77" loext:marker-style-name="T10"><text:span text:style-name="hljs-type"><text:span text:style-name="T10">JTextArea</text:span></text:span><text:span text:style-name="apple-converted-space"><text:span text:style-name="T10"> </text:span></text:span><text:span text:style-name="hljs-variable"><text:span text:style-name="T10">textArea</text:span></text:span><text:span text:style-name="apple-converted-space"><text:span text:style-name="T10"> </text:span></text:span><text:span text:style-name="hljs-operator"><text:span text:style-name="T10">=</text:span></text:span><text:span text:style-name="apple-converted-space"><text:span text:style-name="T10"> </text:span></text:span><text:span text:style-name="hljs-keyword"><text:span text:style-name="T10">new</text:span></text:span><text:span text:style-name="apple-converted-space"><text:span text:style-name="T10"> </text:span></text:span><text:span text:style-name="hljs-title"><text:span text:style-name="T10">JTextArea</text:span></text:span><text:span text:style-name="T10">(</text:span><text:span text:style-name="hljs-number"><text:span text:style-name="T10">10</text:span></text:span><text:span text:style-name="T10">,</text:span><text:span text:style-name="apple-converted-space"><text:span text:style-name="T10"> </text:span></text:span><text:span text:style-name="hljs-number"><text:span text:style-name="T10">30</text:span></text:span><text:span text:style-name="T10">);</text:span></text:p>
      <text:p text:style-name="P77" loext:marker-style-name="T10"><text:span text:style-name="hljs-type"><text:span text:style-name="T10">JScrollPane</text:span></text:span><text:span text:style-name="apple-converted-space"><text:span text:style-name="T10"> </text:span></text:span><text:span text:style-name="hljs-variable"><text:span text:style-name="T10">scrollPane</text:span></text:span><text:span text:style-name="apple-converted-space"><text:span text:style-name="T10"> </text:span></text:span><text:span text:style-name="hljs-operator"><text:span text:style-name="T10">=</text:span></text:span><text:span text:style-name="apple-converted-space"><text:span text:style-name="T10"> </text:span></text:span><text:span text:style-name="hljs-keyword"><text:span text:style-name="T10">new</text:span></text:span><text:span text:style-name="apple-converted-space"><text:span text:style-name="T10"> </text:span></text:span><text:span text:style-name="hljs-title"><text:span text:style-name="T10">JScrollPane</text:span></text:span><text:span text:style-name="T10">(textArea);</text:span><text:span text:style-name="apple-converted-space"><text:span text:style-name="T10"> </text:span></text:span></text:p>
      <text:p text:style-name="P66" loext:marker-style-name="T10"><text:span text:style-name="apple-converted-space"><text:span text:style-name="T10"/></text:span></text:p>
      <text:p text:style-name="P77" loext:marker-style-name="T10"><text:span text:style-name="hljs-comment"><text:span text:style-name="T10">// JSplitPane для разделения областей</text:span></text:span><text:span text:style-name="apple-converted-space"><text:span text:style-name="T10"> </text:span></text:span></text:p>
      <text:p text:style-name="P77" loext:marker-style-name="T10"><text:span text:style-name="hljs-type"><text:span text:style-name="T10">JSplitPane</text:span></text:span><text:span text:style-name="apple-converted-space"><text:span text:style-name="T10"> </text:span></text:span><text:span text:style-name="hljs-variable"><text:span text:style-name="T10">splitPane</text:span></text:span><text:span text:style-name="apple-converted-space"><text:span text:style-name="T10"> </text:span></text:span><text:span text:style-name="hljs-operator"><text:span text:style-name="T10">=</text:span></text:span><text:span text:style-name="apple-converted-space"><text:span text:style-name="T10"> </text:span></text:span><text:span text:style-name="hljs-keyword"><text:span text:style-name="T10">new</text:span></text:span><text:span text:style-name="hljs-title"><text:span text:style-name="T10">JSplitPane</text:span></text:span><text:span text:style-name="T10">(JSplitPane.HORIZONTAL_SPLIT, panel, scrollPane); frame.add(splitPane); frame.setVisible(</text:span><text:span text:style-name="hljs-literal"><text:span text:style-name="T10">true</text:span></text:span><text:span text:style-name="T10">);</text:span></text:p>
      <text:p text:style-name="P66" loext:marker-style-name="T10"/>
      <text:p text:style-name="P66" loext:marker-style-name="T10"/>
      <text:h text:style-name="P89" text:outline-level="3" loext:marker-style-name="T53"><text:span text:style-name="T53">15. Компоненты: таблицы</text:span></text:h>
      <text:p text:style-name="P44" loext:marker-style-name="T2"><text:span text:style-name="T2">Таблицы (</text:span><text:span text:style-name="HTML_20_Code"><text:span text:style-name="T2">JTable</text:span></text:span><text:span text:style-name="T2">) позволяют эффективно отображать структурированные данные. Они особенно полезны в случаях, когда необходимо работать с большими объемами данных.</text:span></text:p>
      <text:h text:style-name="P40" text:outline-level="4" loext:marker-style-name="T2"><text:span text:style-name="Strong_20_Emphasis"><text:span text:style-name="T20">Особенности JTable</text:span></text:span></text:h>
      <text:list text:style-name="WWNum16">
        <text:list-item>
          <text:p text:style-name="P90" loext:marker-style-name="T2"><text:span text:style-name="Strong_20_Emphasis"><text:span text:style-name="T2">Динамическая природа данных</text:span></text:span><text:span text:style-name="T2">: Используя</text:span><text:span text:style-name="apple-converted-space"><text:span text:style-name="T2"> </text:span></text:span><text:span text:style-name="HTML_20_Code"><text:span text:style-name="T22">TableModel</text:span></text:span><text:span text:style-name="T2">, можно добавлять, удалять или изменять данные таблицы в реальном времени.</text:span></text:p>
        </text:list-item>
        <text:list-item>
          <text:p text:style-name="P91" loext:marker-style-name="T2"><text:span text:style-name="Strong_20_Emphasis"><text:span text:style-name="T2">Редактируемость</text:span></text:span><text:span text:style-name="T2">: По умолчанию все ячейки в таблице редактируемы. Это можно настроить через модель данных.</text:span></text:p>
        </text:list-item>
        <text:list-item>
          <text:p text:style-name="P92" loext:marker-style-name="T2"><text:span text:style-name="Strong_20_Emphasis"><text:span text:style-name="T2">Стилизация</text:span></text:span><text:span text:style-name="T2">: Таблицы можно настраивать — изменять цвета, шрифты, ширину столбцов, добавлять всплывающие подсказки.</text:span></text:p>
        </text:list-item>
      </text:list>
      <text:h text:style-name="P40" text:outline-level="4" loext:marker-style-name="T2"><text:span text:style-name="Strong_20_Emphasis"><text:span text:style-name="T20">Использование TableModel</text:span></text:span></text:h>
      <text:p text:style-name="P44" loext:marker-style-name="T2"><text:span text:style-name="HTML_20_Code"><text:span text:style-name="T2">TableModel</text:span></text:span><text:span text:style-name="apple-converted-space"><text:span text:style-name="T2"> </text:span></text:span><text:span text:style-name="T2">— это интерфейс, который определяет поведение данных таблицы:</text:span></text:p>
      <text:list text:style-name="WWNum17">
        <text:list-item>
          <text:p text:style-name="P93" loext:marker-style-name="T2"><text:span text:style-name="T2">Методы, такие как</text:span><text:span text:style-name="apple-converted-space"><text:span text:style-name="T2"> </text:span></text:span><text:span text:style-name="HTML_20_Code"><text:span text:style-name="T22">getRowCount()</text:span></text:span><text:span text:style-name="apple-converted-space"><text:span text:style-name="T2"> </text:span></text:span><text:span text:style-name="T2">и</text:span><text:span text:style-name="apple-converted-space"><text:span text:style-name="T2"> </text:span></text:span><text:span text:style-name="HTML_20_Code"><text:span text:style-name="T22">getColumnCount()</text:span></text:span><text:span text:style-name="T2">, указывают на количество строк и столбцов.</text:span></text:p>
        </text:list-item>
        <text:list-item>
          <text:p text:style-name="P94" loext:marker-style-name="T2"><text:span text:style-name="T2">Метод</text:span><text:span text:style-name="apple-converted-space"><text:span text:style-name="T2"> </text:span></text:span><text:span text:style-name="HTML_20_Code"><text:span text:style-name="T22">getValueAt(int row, int column)</text:span></text:span><text:span text:style-name="apple-converted-space"><text:span text:style-name="T2"> </text:span></text:span><text:span text:style-name="T2">возвращает данные для заданной ячейки.</text:span></text:p>
        </text:list-item>
      </text:list>
      <text:h text:style-name="P40" text:outline-level="4" loext:marker-style-name="T2"><text:span text:style-name="Strong_20_Emphasis"><text:span text:style-name="T20">Применение JTable</text:span></text:span></text:h>
      <text:p text:style-name="P44" loext:marker-style-name="T2"><text:span text:style-name="T2">JTable позволяет:</text:span></text:p>
      <text:list text:style-name="WWNum18">
        <text:list-item>
          <text:p text:style-name="P95" loext:marker-style-name="T2"><text:span text:style-name="T2">Сортировать данные по столбцам.</text:span></text:p>
        </text:list-item>
        <text:list-item>
          <text:p text:style-name="P96" loext:marker-style-name="T2"><text:span text:style-name="T2">Настраивать видимость и ширину столбцов.</text:span></text:p>
        </text:list-item>
        <text:list-item>
          <text:p text:style-name="P97" loext:marker-style-name="T2"><text:span text:style-name="T2">Добавлять слушатели событий для обработки взаимодействий пользователя с таблицей.</text:span></text:p>
        </text:list-item>
      </text:list>
      <text:p text:style-name="P152"><draw:rect text:anchor-type="as-char" draw:z-index="0" draw:style-name="gr1" draw:text-style-name="P362" svg:width="6.2685in" svg:height="0.0012in"><text:p/></draw:rect></text:p>
      <text:p text:style-name="P74"/>
      <text:p text:style-name="P74"/>
      <text:p text:style-name="P77" loext:marker-style-name="T23"><text:soft-page-break/><text:span text:style-name="T23">Пример с базовыми данными:</text:span></text:p>
      <text:p text:style-name="P74"/>
      <text:p text:style-name="P77" loext:marker-style-name="T10"><text:span text:style-name="T10">String[] columnNames = {</text:span><text:span text:style-name="hljs-string"><text:span text:style-name="T10">"ID"</text:span></text:span><text:span text:style-name="T10">,</text:span><text:span text:style-name="apple-converted-space"><text:span text:style-name="T10"> </text:span></text:span><text:span text:style-name="hljs-string"><text:span text:style-name="T10">"Имя"</text:span></text:span><text:span text:style-name="T10">,</text:span><text:span text:style-name="apple-converted-space"><text:span text:style-name="T10"> </text:span></text:span><text:span text:style-name="hljs-string"><text:span text:style-name="T10">"Возраст"</text:span></text:span><text:span text:style-name="T10">}; </text:span></text:p>
      <text:p text:style-name="P77" loext:marker-style-name="T10"><text:span text:style-name="T10">Object[][] data = { </text:span></text:p>
      <text:p text:style-name="P77" loext:marker-style-name="T10"><text:span text:style-name="T10">{</text:span><text:span text:style-name="hljs-number"><text:span text:style-name="T10">1</text:span></text:span><text:span text:style-name="T10">,</text:span><text:span text:style-name="apple-converted-space"><text:span text:style-name="T10"> </text:span></text:span><text:span text:style-name="hljs-string"><text:span text:style-name="T10">"Али"</text:span></text:span><text:span text:style-name="T10">,</text:span><text:span text:style-name="apple-converted-space"><text:span text:style-name="T10"> </text:span></text:span><text:span text:style-name="hljs-number"><text:span text:style-name="T10">25</text:span></text:span><text:span text:style-name="T10">}, </text:span></text:p>
      <text:p text:style-name="P77" loext:marker-style-name="T10"><text:span text:style-name="T10">{</text:span><text:span text:style-name="hljs-number"><text:span text:style-name="T10">2</text:span></text:span><text:span text:style-name="T10">,</text:span><text:span text:style-name="apple-converted-space"><text:span text:style-name="T10"> </text:span></text:span><text:span text:style-name="hljs-string"><text:span text:style-name="T10">"Бахром"</text:span></text:span><text:span text:style-name="T10">,</text:span><text:span text:style-name="apple-converted-space"><text:span text:style-name="T10"> </text:span></text:span><text:span text:style-name="hljs-number"><text:span text:style-name="T10">30</text:span></text:span><text:span text:style-name="T10">}, </text:span></text:p>
      <text:p text:style-name="P77" loext:marker-style-name="T10"><text:span text:style-name="T10">{</text:span><text:span text:style-name="hljs-number"><text:span text:style-name="T10">3</text:span></text:span><text:span text:style-name="T10">,</text:span><text:span text:style-name="apple-converted-space"><text:span text:style-name="T10"> </text:span></text:span><text:span text:style-name="hljs-string"><text:span text:style-name="T10">"Саид"</text:span></text:span><text:span text:style-name="T10">,</text:span><text:span text:style-name="apple-converted-space"><text:span text:style-name="T10"> </text:span></text:span><text:span text:style-name="hljs-number"><text:span text:style-name="T10">22</text:span></text:span><text:span text:style-name="T10">} </text:span></text:p>
      <text:p text:style-name="P66" loext:marker-style-name="T10"/>
      <text:p text:style-name="P77" loext:marker-style-name="T10"><text:span text:style-name="T10">};</text:span></text:p>
      <text:p text:style-name="P66" loext:marker-style-name="T10"/>
      <text:p text:style-name="P77" loext:marker-style-name="T10"><text:span text:style-name="apple-converted-space"><text:span text:style-name="T10"> </text:span></text:span><text:span text:style-name="hljs-type"><text:span text:style-name="T10">JTable</text:span></text:span><text:span text:style-name="apple-converted-space"><text:span text:style-name="T10"> </text:span></text:span><text:span text:style-name="hljs-variable"><text:span text:style-name="T10">table</text:span></text:span><text:span text:style-name="apple-converted-space"><text:span text:style-name="T10"> </text:span></text:span><text:span text:style-name="hljs-operator"><text:span text:style-name="T10">=</text:span></text:span><text:span text:style-name="apple-converted-space"><text:span text:style-name="T10"> </text:span></text:span><text:span text:style-name="hljs-keyword"><text:span text:style-name="T10">new</text:span></text:span><text:span text:style-name="apple-converted-space"><text:span text:style-name="T10"> </text:span></text:span><text:span text:style-name="hljs-title"><text:span text:style-name="T10">JTable</text:span></text:span><text:span text:style-name="T10">(data, columnNames);</text:span><text:span text:style-name="apple-converted-space"><text:span text:style-name="T10"> </text:span></text:span></text:p>
      <text:p text:style-name="P77" loext:marker-style-name="T10"><text:span text:style-name="hljs-type"><text:span text:style-name="T10">JScrollPane</text:span></text:span><text:span text:style-name="apple-converted-space"><text:span text:style-name="T10"> </text:span></text:span><text:span text:style-name="hljs-variable"><text:span text:style-name="T10">scrollPane</text:span></text:span><text:span text:style-name="apple-converted-space"><text:span text:style-name="T10"> </text:span></text:span><text:span text:style-name="hljs-operator"><text:span text:style-name="T10">=</text:span></text:span><text:span text:style-name="apple-converted-space"><text:span text:style-name="T10"> </text:span></text:span><text:span text:style-name="hljs-keyword"><text:span text:style-name="T10">new</text:span></text:span><text:span text:style-name="apple-converted-space"><text:span text:style-name="T10"> </text:span></text:span><text:span text:style-name="hljs-title"><text:span text:style-name="T10">JScrollPane</text:span></text:span><text:span text:style-name="T10">(table);</text:span><text:span text:style-name="apple-converted-space"><text:span text:style-name="T10"> </text:span></text:span></text:p>
      <text:p text:style-name="P66" loext:marker-style-name="T10"><text:span text:style-name="apple-converted-space"><text:span text:style-name="T10"/></text:span></text:p>
      <text:p text:style-name="P77" loext:marker-style-name="T10"><text:span text:style-name="hljs-comment"><text:span text:style-name="T10">// Для прокрутки</text:span></text:span></text:p>
      <text:p text:style-name="P77" loext:marker-style-name="T10"><text:span text:style-name="apple-converted-space"><text:span text:style-name="T10"> </text:span></text:span><text:span text:style-name="T10">frame.add(scrollPane);</text:span></text:p>
      <text:p text:style-name="P66" loext:marker-style-name="T10"/>
      <text:p text:style-name="P77" loext:marker-style-name="T23"><text:span text:style-name="T23">Кастомизация таблицы через</text:span><text:span text:style-name="apple-converted-space"><text:span text:style-name="T23"> </text:span></text:span><text:span text:style-name="HTML_20_Code"><text:span text:style-name="T22">TableModel</text:span></text:span><text:span text:style-name="T23">:</text:span></text:p>
      <text:p text:style-name="P69" loext:marker-style-name="T23"/>
      <text:p text:style-name="P77" loext:marker-style-name="T57"><text:span text:style-name="T57">DefaultTableModel model = new DefaultTableModel();</text:span></text:p>
      <text:p text:style-name="P77" loext:marker-style-name="T57"><text:span text:style-name="T57">model.addColumn("ID");</text:span></text:p>
      <text:p text:style-name="P77" loext:marker-style-name="T57"><text:span text:style-name="T57">model.addColumn("Имя");</text:span></text:p>
      <text:p text:style-name="P77" loext:marker-style-name="T57"><text:span text:style-name="T57">model.addColumn("Возраст");</text:span></text:p>
      <text:p text:style-name="P98" loext:marker-style-name="T57"/>
      <text:p text:style-name="P77" loext:marker-style-name="T57"><text:span text:style-name="T57">model.addRow(new Object[]{1, "Али", 25});</text:span></text:p>
      <text:p text:style-name="P77" loext:marker-style-name="T57"><text:span text:style-name="T57">model.addRow(new Object[]{2, "Бахром", 30});</text:span></text:p>
      <text:p text:style-name="P98" loext:marker-style-name="T57"/>
      <text:p text:style-name="P77" loext:marker-style-name="T57"><text:span text:style-name="T57">JTable table = new JTable(model);</text:span></text:p>
      <text:p text:style-name="P74"/>
      <text:p text:style-name="P77" loext:marker-style-name="T55"><text:span text:style-name="T54">16. </text:span><text:span text:style-name="T55">Способы создания и использования основного меню</text:span></text:p>
      <text:p text:style-name="P75"/>
      <text:p text:style-name="P112" loext:marker-style-name="T75"><text:span text:style-name="T75">Для создания основного меню в языке Java в среде </text:span><text:span text:style-name="T76">NetBeans</text:span><text:span text:style-name="T75"> используются три основных класса:</text:span></text:p>
      <text:list text:style-name="WWNum1">
        <text:list-item>
          <text:p text:style-name="P41" loext:marker-style-name="T75"><text:span text:style-name="T76">JMenuBar</text:span><text:span text:style-name="T75"> предназначен для создания и добавлении строки меню. Результат созданного экземпляра данного класса необходимо добавить к необходимой форме с использованием метода </text:span><text:span text:style-name="T76">setJMenuBar</text:span><text:span text:style-name="T75">.</text:span></text:p>
        </text:list-item>
        <text:list-item>
          <text:p text:style-name="P41" loext:marker-style-name="T75"><text:span text:style-name="T76">JMenu</text:span><text:span text:style-name="T75"> предназначен для создании самих пунктов меню. Результат реализованного экземпляра данного класса добавляется к строке меню с использование метода </text:span><text:span text:style-name="T76">add</text:span><text:span text:style-name="T75">.</text:span></text:p>
        </text:list-item>
        <text:list-item>
          <text:p text:style-name="P41" loext:marker-style-name="T75"><text:span text:style-name="T76">JMenuItem</text:span><text:span text:style-name="T75"> предназначен для создания внутренних пунктов меню, то есть строк в меню. Результат реализованного экземпляра добавляется к пункту меню с использованием метода </text:span><text:span text:style-name="T76">add</text:span><text:span text:style-name="T75">.</text:span></text:p>
        </text:list-item>
      </text:list>
      <text:p text:style-name="P44" loext:marker-style-name="T2"><text:span text:style-name="T2">Основное меню — это ключевой элемент интерфейса в графических приложениях. Оно предоставляет пользователю доступ к основным функциям приложения.</text:span></text:p>
      <text:h text:style-name="P40" text:outline-level="4" loext:marker-style-name="T2"><text:span text:style-name="Strong_20_Emphasis"><text:span text:style-name="T20">Классы меню</text:span></text:span></text:h>
      <text:list text:style-name="WWNum19">
        <text:list-item>
          <text:p text:style-name="P113" loext:marker-style-name="T2"><text:span text:style-name="HTML_20_Code"><text:span text:style-name="T16">JMenuBar</text:span></text:span><text:span text:style-name="T2">: Это контейнер, который добавляется к верхней части окна. Он может содержать несколько объектов</text:span><text:span text:style-name="apple-converted-space"><text:span text:style-name="T2"> </text:span></text:span><text:span text:style-name="HTML_20_Code"><text:span text:style-name="T22">JMenu</text:span></text:span><text:span text:style-name="T2">.</text:span></text:p>
        </text:list-item>
        <text:list-item>
          <text:p text:style-name="P114" loext:marker-style-name="T2"><text:span text:style-name="HTML_20_Code"><text:span text:style-name="T16">JMenu</text:span></text:span><text:span text:style-name="T2">: Представляет отдельное меню (например, "Файл", "Правка"). В него добавляются пункты меню.</text:span></text:p>
        </text:list-item>
        <text:list-item>
          <text:p text:style-name="P115" loext:marker-style-name="T2"><text:soft-page-break/><text:span text:style-name="HTML_20_Code"><text:span text:style-name="T16">JMenuItem</text:span></text:span><text:span text:style-name="T2">: Представляет пункт меню, который выполняет конкретное действие.</text:span></text:p>
        </text:list-item>
      </text:list>
      <text:h text:style-name="P40" text:outline-level="4" loext:marker-style-name="T2"><text:span text:style-name="Strong_20_Emphasis"><text:span text:style-name="T20">Преимущества использования меню</text:span></text:span></text:h>
      <text:list text:style-name="WWNum20">
        <text:list-item>
          <text:p text:style-name="P116" loext:marker-style-name="T2"><text:span text:style-name="T2">Организация функций приложения в логические группы.</text:span></text:p>
        </text:list-item>
        <text:list-item>
          <text:p text:style-name="P117" loext:marker-style-name="T2"><text:span text:style-name="T2">Интуитивно понятный интерфейс для пользователя.</text:span></text:p>
        </text:list-item>
        <text:list-item>
          <text:p text:style-name="P118" loext:marker-style-name="T2"><text:span text:style-name="T2">Возможность добавления разделителей (</text:span><text:span text:style-name="HTML_20_Code"><text:span text:style-name="T22">JSeparator</text:span></text:span><text:span text:style-name="T2">) для разделения групп пунктов.</text:span></text:p>
        </text:list-item>
      </text:list>
      <text:h text:style-name="P40" text:outline-level="4" loext:marker-style-name="T2"><text:span text:style-name="Strong_20_Emphasis"><text:span text:style-name="T20">Обработка событий</text:span></text:span></text:h>
      <text:p text:style-name="P44" loext:marker-style-name="T2"><text:span text:style-name="T2">Для обработки нажатий на пункты меню используется интерфейс</text:span><text:span text:style-name="apple-converted-space"><text:span text:style-name="T2"> </text:span></text:span><text:span text:style-name="HTML_20_Code"><text:span text:style-name="T2">ActionListener</text:span></text:span><text:span text:style-name="T2">. Это позволяет привязать конкретное действие к каждому пункту меню.</text:span></text:p>
      <text:p text:style-name="P109" loext:marker-style-name="T75"/>
      <text:p text:style-name="P75"/>
      <text:p text:style-name="P75"/>
      <text:p text:style-name="P77" loext:marker-style-name="T58"><text:span text:style-name="T58">JMenuBar menuBar = new JMenuBar();</text:span></text:p>
      <text:p text:style-name="P101" loext:marker-style-name="T58"/>
      <text:p text:style-name="P77" loext:marker-style-name="T58"><text:span text:style-name="T58">// </text:span><text:span text:style-name="T59">Меню</text:span><text:span text:style-name="T58"> "</text:span><text:span text:style-name="T59">Файл</text:span><text:span text:style-name="T58">"</text:span></text:p>
      <text:p text:style-name="P77" loext:marker-style-name="T58"><text:span text:style-name="T58">JMenu fileMenu = new JMenu("</text:span><text:span text:style-name="T59">Файл</text:span><text:span text:style-name="T58">");</text:span></text:p>
      <text:p text:style-name="P77" loext:marker-style-name="T58"><text:span text:style-name="T58">JMenuItem openItem = new JMenuItem("</text:span><text:span text:style-name="T59">Открыть</text:span><text:span text:style-name="T58">");</text:span></text:p>
      <text:p text:style-name="P77" loext:marker-style-name="T58"><text:span text:style-name="T58">JMenuItem saveItem = new JMenuItem("</text:span><text:span text:style-name="T59">Сохранить</text:span><text:span text:style-name="T58">");</text:span></text:p>
      <text:p text:style-name="P77" loext:marker-style-name="T58"><text:span text:style-name="T58">JMenuItem exitItem = new JMenuItem("</text:span><text:span text:style-name="T59">Выход</text:span><text:span text:style-name="T58">");</text:span></text:p>
      <text:p text:style-name="P101" loext:marker-style-name="T58"/>
      <text:p text:style-name="P77" loext:marker-style-name="T58"><text:span text:style-name="T58">fileMenu.add(openItem);</text:span></text:p>
      <text:p text:style-name="P77" loext:marker-style-name="T58"><text:span text:style-name="T58">fileMenu.add(saveItem);</text:span></text:p>
      <text:p text:style-name="P77" loext:marker-style-name="T58"><text:span text:style-name="T58">fileMenu.addSeparator(); // </text:span><text:span text:style-name="T59">Разделитель</text:span></text:p>
      <text:p text:style-name="P77" loext:marker-style-name="T58"><text:span text:style-name="T58">fileMenu.add(exitItem);</text:span></text:p>
      <text:p text:style-name="P101" loext:marker-style-name="T58"/>
      <text:p text:style-name="P77" loext:marker-style-name="T58"><text:span text:style-name="T58">// </text:span><text:span text:style-name="T59">Меню</text:span><text:span text:style-name="T58"> "</text:span><text:span text:style-name="T59">Правка</text:span><text:span text:style-name="T58">"</text:span></text:p>
      <text:p text:style-name="P77" loext:marker-style-name="T58"><text:span text:style-name="T58">JMenu editMenu = new JMenu("</text:span><text:span text:style-name="T59">Правка</text:span><text:span text:style-name="T58">");</text:span></text:p>
      <text:p text:style-name="P77" loext:marker-style-name="T58"><text:span text:style-name="T58">editMenu.add(new JMenuItem("</text:span><text:span text:style-name="T59">Копировать</text:span><text:span text:style-name="T58">"));</text:span></text:p>
      <text:p text:style-name="P77" loext:marker-style-name="T58"><text:span text:style-name="T58">editMenu.add(new JMenuItem("</text:span><text:span text:style-name="T59">Вставить</text:span><text:span text:style-name="T58">"));</text:span></text:p>
      <text:p text:style-name="P101" loext:marker-style-name="T58"/>
      <text:p text:style-name="P77" loext:marker-style-name="T59"><text:span text:style-name="T59">// Добавляем меню в строку меню</text:span></text:p>
      <text:p text:style-name="P77" loext:marker-style-name="T59"><text:span text:style-name="T59">menuBar.add(fileMenu);</text:span></text:p>
      <text:p text:style-name="P77" loext:marker-style-name="T59"><text:span text:style-name="T59">menuBar.add(editMenu);</text:span></text:p>
      <text:p text:style-name="P103" loext:marker-style-name="T59"/>
      <text:p text:style-name="P77" loext:marker-style-name="T59"><text:span text:style-name="T59">// Привязываем строку меню к окну</text:span></text:p>
      <text:p text:style-name="P77" loext:marker-style-name="T58"><text:span text:style-name="T58">frame.setJMenuBar(menuBar);</text:span></text:p>
      <text:p text:style-name="P76"/>
      <text:p text:style-name="P109" loext:marker-style-name="T75"/>
      <text:p text:style-name="P112" loext:marker-style-name="T76"><text:span text:style-name="T76">public static void main (String [] args) {</text:span></text:p>
      <text:p text:style-name="P110" loext:marker-style-name="T76"/>
      <text:p text:style-name="P112" loext:marker-style-name="T76"><text:span text:style-name="T76">JMenuBar <text:s/>JMbar = new JMenuBar();</text:span></text:p>
      <text:p text:style-name="P112" loext:marker-style-name="T76"><text:span text:style-name="T76">JMenu file = new JMenu(“</text:span><text:span text:style-name="T75">Файл</text:span><text:span text:style-name="T76">”);</text:span></text:p>
      <text:p text:style-name="P112" loext:marker-style-name="T76"><text:span text:style-name="T76">JMenu edit = new JMenu(“</text:span><text:span text:style-name="T75">Правка</text:span><text:span text:style-name="T76">”)</text:span></text:p>
      <text:p text:style-name="P112" loext:marker-style-name="T75"><text:span text:style-name="T76">jFrm</text:span><text:span text:style-name="T75">.</text:span><text:span text:style-name="T76">setJMenuBar</text:span><text:span text:style-name="T75">(</text:span><text:span text:style-name="T76">jMBar</text:span><text:span text:style-name="T75">);</text:span></text:p>
      <text:p text:style-name="P112" loext:marker-style-name="T75"><text:span text:style-name="T75">}</text:span></text:p>
      <text:p text:style-name="P109" loext:marker-style-name="T75"/>
      <text:p text:style-name="P112" loext:marker-style-name="T23"><text:soft-page-break/><text:span text:style-name="T23">Обработка событий:</text:span></text:p>
      <text:p text:style-name="P112" loext:marker-style-name="T57"><text:span text:style-name="T10">exitItem.addActionListener(e -&gt; System.exit(</text:span><text:span text:style-name="hljs-number"><text:span text:style-name="T10">0</text:span></text:span><text:span text:style-name="T10">));</text:span></text:p>
      <text:p text:style-name="P109" loext:marker-style-name="T75"/>
      <text:p text:style-name="P109" loext:marker-style-name="T75"/>
      <text:p text:style-name="P109" loext:marker-style-name="T75"/>
      <text:p text:style-name="P112" loext:marker-style-name="T52"><text:span text:style-name="T52">17. Способы создания и использования дополнительного меню</text:span></text:p>
      <text:p text:style-name="P70" loext:marker-style-name="T23"/>
      <text:p text:style-name="P112" loext:marker-style-name="T75"><text:span text:style-name="T75">Для создания и использовании дополнительного меню используются всего лишь два класса:</text:span></text:p>
      <text:list text:style-name="WWNum2">
        <text:list-item>
          <text:p text:style-name="P42" loext:marker-style-name="T75"><text:span text:style-name="T76">JPopupMenu</text:span><text:span text:style-name="T75"> предназначен для создании экземпляра дополнительного меню то есть области внутри которой размещены пункты или строки меню который открывается нажатием правой кнопки мыши.</text:span></text:p>
        </text:list-item>
        <text:list-item>
          <text:p text:style-name="P42" loext:marker-style-name="T75"><text:span text:style-name="T76">JMenuItem</text:span></text:p>
        </text:list-item>
      </text:list>
      <text:p text:style-name="P109" loext:marker-style-name="T75"/>
      <text:p text:style-name="P112" loext:marker-style-name="T75"><text:span text:style-name="T75">По итогу создания всех строк дополнительного меню само меню можно добавить к необходимой компоненте с использованием метода </text:span><text:span text:style-name="T76">setComponentPopupMenu</text:span><text:span text:style-name="T75"> той компоненты</text:span></text:p>
      <text:p text:style-name="P44" loext:marker-style-name="T2"><text:span text:style-name="T2">Контекстное меню (дополнительное меню) создаётся для выполнения быстрых действий, специфичных для конкретного компонента или области интерфейса.</text:span></text:p>
      <text:h text:style-name="P40" text:outline-level="4" loext:marker-style-name="T2"><text:span text:style-name="Strong_20_Emphasis"><text:span text:style-name="T20">Особенности контекстного меню</text:span></text:span></text:h>
      <text:list text:style-name="WWNum21">
        <text:list-item>
          <text:p text:style-name="P119" loext:marker-style-name="T2"><text:span text:style-name="T2">Вызывается по правому клику мыши.</text:span></text:p>
        </text:list-item>
        <text:list-item>
          <text:p text:style-name="P120" loext:marker-style-name="T2"><text:span text:style-name="T2">Может содержать несколько пунктов с действиями, специфичными для выбранного компонента.</text:span></text:p>
        </text:list-item>
      </text:list>
      <text:h text:style-name="P40" text:outline-level="4" loext:marker-style-name="T2"><text:span text:style-name="Strong_20_Emphasis"><text:span text:style-name="T20">Типовые применения</text:span></text:span></text:h>
      <text:list text:style-name="WWNum22">
        <text:list-item>
          <text:p text:style-name="P121" loext:marker-style-name="T2"><text:span text:style-name="T2">Редактирование текста: пункты "Копировать", "Вырезать", "Вставить".</text:span></text:p>
        </text:list-item>
        <text:list-item>
          <text:p text:style-name="P122" loext:marker-style-name="T2"><text:span text:style-name="T2">Действия с таблицей: добавление, удаление или сортировка строк.</text:span></text:p>
        </text:list-item>
      </text:list>
      <text:h text:style-name="P40" text:outline-level="4" loext:marker-style-name="T2"><text:span text:style-name="Strong_20_Emphasis"><text:span text:style-name="T20">Основные методы</text:span></text:span></text:h>
      <text:list text:style-name="WWNum23">
        <text:list-item>
          <text:p text:style-name="P123" loext:marker-style-name="T2"><text:span text:style-name="HTML_20_Code"><text:span text:style-name="T22">setComponentPopupMenu(JPopupMenu popupMenu)</text:span></text:span><text:span text:style-name="T2">: Привязывает контекстное меню к компоненту.</text:span></text:p>
        </text:list-item>
        <text:list-item>
          <text:p text:style-name="P124" loext:marker-style-name="T2"><text:span text:style-name="HTML_20_Code"><text:span text:style-name="T22">addActionListener(ActionListener l)</text:span></text:span><text:span text:style-name="T2">: Обрабатывает нажатия на пункты меню.</text:span></text:p>
        </text:list-item>
      </text:list>
      <text:p text:style-name="P152"><draw:rect text:anchor-type="as-char" draw:z-index="1" draw:style-name="gr1" draw:text-style-name="P362" svg:width="6.2685in" svg:height="0.0012in"><text:p/></draw:rect></text:p>
      <text:p text:style-name="P109" loext:marker-style-name="T75"/>
      <text:p text:style-name="P112" loext:marker-style-name="T57"><text:span text:style-name="T57">JPopupMenu popupMenu = new JPopupMenu();</text:span></text:p>
      <text:p text:style-name="P99" loext:marker-style-name="T57"/>
      <text:p text:style-name="P112" loext:marker-style-name="T57"><text:span text:style-name="T57">// Добавляем пункты</text:span></text:p>
      <text:p text:style-name="P112" loext:marker-style-name="T57"><text:span text:style-name="T57">JMenuItem copyItem = new JMenuItem("Копировать");</text:span></text:p>
      <text:p text:style-name="P112" loext:marker-style-name="T57"><text:span text:style-name="T57">JMenuItem pasteItem = new JMenuItem("Вставить");</text:span></text:p>
      <text:p text:style-name="P99" loext:marker-style-name="T57"/>
      <text:p text:style-name="P112" loext:marker-style-name="T57"><text:span text:style-name="T57">popupMenu.add(copyItem);</text:span></text:p>
      <text:p text:style-name="P112" loext:marker-style-name="T57"><text:span text:style-name="T57">popupMenu.add(pasteItem);</text:span></text:p>
      <text:p text:style-name="P99" loext:marker-style-name="T57"/>
      <text:p text:style-name="P112" loext:marker-style-name="T57"><text:span text:style-name="T57">// Привязываем меню к компоненту</text:span></text:p>
      <text:p text:style-name="P112" loext:marker-style-name="T57"><text:span text:style-name="T57">JTextArea textArea = new JTextArea(10, 30);</text:span></text:p>
      <text:p text:style-name="P112" loext:marker-style-name="T57"><text:span text:style-name="T57">textArea.setComponentPopupMenu(popupMenu);</text:span></text:p>
      <text:p text:style-name="P99" loext:marker-style-name="T57"><text:soft-page-break/></text:p>
      <text:p text:style-name="P112" loext:marker-style-name="T57"><text:span text:style-name="T57">frame.add(new JScrollPane(textArea));</text:span></text:p>
      <text:p text:style-name="P99" loext:marker-style-name="T57"/>
      <text:p text:style-name="P112" loext:marker-style-name="T23"><text:span text:style-name="T23">Обработка событий:</text:span></text:p>
      <text:p text:style-name="P112" loext:marker-style-name="T10"><text:span text:style-name="T10">copyItem.addActionListener(e -&gt; System.out.println("Копировать выбрано"));</text:span></text:p>
      <text:p text:style-name="P67" loext:marker-style-name="T10"/>
      <text:p text:style-name="P67" loext:marker-style-name="T10"/>
      <text:h text:style-name="P38" text:outline-level="3"><text:span text:style-name="Strong_20_Emphasis"><text:span text:style-name="T56">18. Исключения. try/catch</text:span></text:span></text:h>
      <text:p text:style-name="P44" loext:marker-style-name="T2"><text:span text:style-name="T2">Исключения в Java представляют собой механизм обработки ошибок, возникающих во время выполнения программы.</text:span></text:p>
      <text:h text:style-name="P40" text:outline-level="4" loext:marker-style-name="T2"><text:span text:style-name="Strong_20_Emphasis"><text:span text:style-name="T20">Преимущества обработки исключений</text:span></text:span></text:h>
      <text:list text:style-name="WWNum24">
        <text:list-item>
          <text:p text:style-name="P125" loext:marker-style-name="T2"><text:span text:style-name="T2">Позволяют программе продолжить работу, несмотря на ошибки.</text:span></text:p>
        </text:list-item>
        <text:list-item>
          <text:p text:style-name="P126" loext:marker-style-name="T2"><text:span text:style-name="T2">Упрощают обнаружение и отладку ошибок.</text:span></text:p>
        </text:list-item>
        <text:list-item>
          <text:p text:style-name="P127" loext:marker-style-name="T2"><text:span text:style-name="T2">Предоставляют возможность выполнять операции очистки ресурсов через блок</text:span><text:span text:style-name="apple-converted-space"><text:span text:style-name="T2"> </text:span></text:span><text:span text:style-name="HTML_20_Code"><text:span text:style-name="T22">finally</text:span></text:span><text:span text:style-name="T2">.</text:span></text:p>
        </text:list-item>
      </text:list>
      <text:h text:style-name="P40" text:outline-level="4" loext:marker-style-name="T2"><text:span text:style-name="Strong_20_Emphasis"><text:span text:style-name="T20">Иерархия исключений</text:span></text:span></text:h>
      <text:list text:style-name="WWNum25">
        <text:list-item>
          <text:p text:style-name="P128" loext:marker-style-name="T2"><text:span text:style-name="Strong_20_Emphasis"><text:span text:style-name="T2">Checked Exceptions (Проверяемые)</text:span></text:span><text:span text:style-name="T2">: Ошибки, которые должны быть обработаны либо через блок</text:span><text:span text:style-name="apple-converted-space"><text:span text:style-name="T2"> </text:span></text:span><text:span text:style-name="HTML_20_Code"><text:span text:style-name="T22">try/catch</text:span></text:span><text:span text:style-name="T2">, либо через</text:span><text:span text:style-name="apple-converted-space"><text:span text:style-name="T2"> </text:span></text:span><text:span text:style-name="HTML_20_Code"><text:span text:style-name="T22">throws</text:span></text:span><text:span text:style-name="T2">. Пример:</text:span><text:span text:style-name="apple-converted-space"><text:span text:style-name="T2"> </text:span></text:span><text:span text:style-name="HTML_20_Code"><text:span text:style-name="T22">IOException</text:span></text:span><text:span text:style-name="T2">.</text:span></text:p>
        </text:list-item>
        <text:list-item>
          <text:p text:style-name="P129" loext:marker-style-name="T2"><text:span text:style-name="Strong_20_Emphasis"><text:span text:style-name="T2">Unchecked Exceptions (Непроверяемые)</text:span></text:span><text:span text:style-name="T2">: Ошибки времени выполнения, которые можно не обрабатывать явно. Пример:</text:span><text:span text:style-name="apple-converted-space"><text:span text:style-name="T2"> </text:span></text:span><text:span text:style-name="HTML_20_Code"><text:span text:style-name="T22">ArithmeticException</text:span></text:span><text:span text:style-name="T2">,</text:span><text:span text:style-name="apple-converted-space"><text:span text:style-name="T2"> </text:span></text:span><text:span text:style-name="HTML_20_Code"><text:span text:style-name="T22">NullPointerException</text:span></text:span><text:span text:style-name="T2">.</text:span></text:p>
        </text:list-item>
      </text:list>
      <text:p text:style-name="P112" loext:marker-style-name="T57"><text:span text:style-name="T57">try {</text:span></text:p>
      <text:p text:style-name="P112" loext:marker-style-name="T57"><text:span text:style-name="T57"><text:s text:c="4"/>int result = 10 / 0; // Ошибка: деление на ноль</text:span></text:p>
      <text:p text:style-name="P112" loext:marker-style-name="T57"><text:span text:style-name="T57">} catch (ArithmeticException e) {</text:span></text:p>
      <text:p text:style-name="P112" loext:marker-style-name="T57"><text:span text:style-name="T57"><text:s text:c="4"/>System.out.println("Ошибка: " + e.getMessage());</text:span></text:p>
      <text:p text:style-name="P112" loext:marker-style-name="T57"><text:span text:style-name="T57">} finally {</text:span></text:p>
      <text:p text:style-name="P112" loext:marker-style-name="T57"><text:span text:style-name="T57"><text:s text:c="4"/>System.out.println("Операция завершена");</text:span></text:p>
      <text:p text:style-name="P112" loext:marker-style-name="T57"><text:span text:style-name="T57">}</text:span></text:p>
      <text:p text:style-name="P99" loext:marker-style-name="T57"/>
      <text:p text:style-name="P112" loext:marker-style-name="T23"><text:span text:style-name="T23">Обработка нескольких исключений:</text:span></text:p>
      <text:p text:style-name="P70" loext:marker-style-name="T23"/>
      <text:p text:style-name="P112" loext:marker-style-name="T57"><text:span text:style-name="T57">try {</text:span></text:p>
      <text:p text:style-name="P112" loext:marker-style-name="T57"><text:span text:style-name="T57"><text:s text:c="4"/>String text = null;</text:span></text:p>
      <text:p text:style-name="P112" loext:marker-style-name="T57"><text:span text:style-name="T57"><text:s text:c="4"/>System.out.println(text.length()); // NullPointerException</text:span></text:p>
      <text:p text:style-name="P112" loext:marker-style-name="T57"><text:span text:style-name="T57">} catch (NullPointerException e) {</text:span></text:p>
      <text:p text:style-name="P112" loext:marker-style-name="T57"><text:span text:style-name="T57"><text:s text:c="4"/>System.out.println("Ошибка: объект не инициализирован");</text:span></text:p>
      <text:p text:style-name="P112" loext:marker-style-name="T57"><text:span text:style-name="T57">} catch (Exception e) {</text:span></text:p>
      <text:p text:style-name="P112" loext:marker-style-name="T57"><text:span text:style-name="T57"><text:s text:c="4"/>System.out.println("Общая ошибка");</text:span></text:p>
      <text:p text:style-name="P112" loext:marker-style-name="T57"><text:span text:style-name="T57">}</text:span></text:p>
      <text:h text:style-name="P38" text:outline-level="3"><text:soft-page-break/><text:span text:style-name="Strong_20_Emphasis"><text:span text:style-name="T56">19. Потоковый ввод/вывод, работа с файловой системой</text:span></text:span></text:h>
      <text:p text:style-name="P44" loext:marker-style-name="T2"><text:span text:style-name="T2">Java предоставляет мощный набор инструментов для работы с файлами, потоками и вводом-выводом.</text:span></text:p>
      <text:h text:style-name="P40" text:outline-level="4" loext:marker-style-name="T2"><text:span text:style-name="Strong_20_Emphasis"><text:span text:style-name="T20">Основные классы:</text:span></text:span></text:h>
      <text:list text:style-name="WWNum26">
        <text:list-item>
          <text:p text:style-name="P130" loext:marker-style-name="T2"><text:span text:style-name="HTML_20_Code"><text:span text:style-name="T22">File</text:span></text:span><text:span text:style-name="T2">: Для управления файлами и директориями.</text:span></text:p>
        </text:list-item>
        <text:list-item>
          <text:p text:style-name="P131" loext:marker-style-name="T2"><text:span text:style-name="HTML_20_Code"><text:span text:style-name="T22">FileReader</text:span></text:span><text:span text:style-name="apple-converted-space"><text:span text:style-name="T2"> </text:span></text:span><text:span text:style-name="T2">и</text:span><text:span text:style-name="apple-converted-space"><text:span text:style-name="T2"> </text:span></text:span><text:span text:style-name="HTML_20_Code"><text:span text:style-name="T22">FileWriter</text:span></text:span><text:span text:style-name="T2">: Для работы с текстовыми данными.</text:span></text:p>
        </text:list-item>
        <text:list-item>
          <text:p text:style-name="P131" loext:marker-style-name="T2"><text:span text:style-name="HTML_20_Code"><text:span text:style-name="T22">FileInputStream</text:span></text:span><text:span text:style-name="apple-converted-space"><text:span text:style-name="T2"> </text:span></text:span><text:span text:style-name="T2">и</text:span><text:span text:style-name="apple-converted-space"><text:span text:style-name="T2"> </text:span></text:span><text:span text:style-name="HTML_20_Code"><text:span text:style-name="T22">FileOutputStream</text:span></text:span><text:span text:style-name="T2">: Для работы с байтовыми потоками.</text:span></text:p>
        </text:list-item>
        <text:list-item>
          <text:p text:style-name="P132" loext:marker-style-name="T2"><text:span text:style-name="HTML_20_Code"><text:span text:style-name="T22">BufferedReader</text:span></text:span><text:span text:style-name="apple-converted-space"><text:span text:style-name="T2"> </text:span></text:span><text:span text:style-name="T2">и</text:span><text:span text:style-name="apple-converted-space"><text:span text:style-name="T2"> </text:span></text:span><text:span text:style-name="HTML_20_Code"><text:span text:style-name="T22">BufferedWriter</text:span></text:span><text:span text:style-name="T2">: Для повышения производительности.</text:span></text:p>
        </text:list-item>
      </text:list>
      <text:h text:style-name="P40" text:outline-level="4" loext:marker-style-name="T2"><text:span text:style-name="Strong_20_Emphasis"><text:span text:style-name="T20">Принципы работы с файлами</text:span></text:span></text:h>
      <text:list text:style-name="WWNum27">
        <text:list-item>
          <text:p text:style-name="P133" loext:marker-style-name="T2"><text:span text:style-name="Strong_20_Emphasis"><text:span text:style-name="T2">Чтение и запись данных</text:span></text:span><text:span text:style-name="T2">: Используются потоки ввода (</text:span><text:span text:style-name="HTML_20_Code"><text:span text:style-name="T22">InputStream</text:span></text:span><text:span text:style-name="T2">) и вывода (</text:span><text:span text:style-name="HTML_20_Code"><text:span text:style-name="T22">OutputStream</text:span></text:span><text:span text:style-name="T2">).</text:span></text:p>
        </text:list-item>
        <text:list-item>
          <text:p text:style-name="P134" loext:marker-style-name="T2"><text:span text:style-name="Strong_20_Emphasis"><text:span text:style-name="T2">Буферизация</text:span></text:span><text:span text:style-name="T2">: Улучшает производительность за счёт уменьшения количества операций с диском.</text:span></text:p>
        </text:list-item>
        <text:list-item>
          <text:p text:style-name="P135" loext:marker-style-name="T2"><text:span text:style-name="Strong_20_Emphasis"><text:span text:style-name="T2">Сериализация объектов</text:span></text:span><text:span text:style-name="T2">: Позволяет сохранять объекты в файлы и восстанавливать их из файлов.</text:span></text:p>
        </text:list-item>
      </text:list>
      <text:h text:style-name="P40" text:outline-level="4" loext:marker-style-name="T2"><text:span text:style-name="Strong_20_Emphasis"><text:span text:style-name="T20">Работа с NIO</text:span></text:span></text:h>
      <text:p text:style-name="P44" loext:marker-style-name="T2"><text:span text:style-name="T2">API NIO предоставляет современный способ работы с файлами и потоками:</text:span></text:p>
      <text:list text:style-name="WWNum28">
        <text:list-item>
          <text:p text:style-name="P136" loext:marker-style-name="T2"><text:span text:style-name="T2">Классы</text:span><text:span text:style-name="apple-converted-space"><text:span text:style-name="T2"> </text:span></text:span><text:span text:style-name="HTML_20_Code"><text:span text:style-name="T22">Paths</text:span></text:span><text:span text:style-name="apple-converted-space"><text:span text:style-name="T2"> </text:span></text:span><text:span text:style-name="T2">и</text:span><text:span text:style-name="apple-converted-space"><text:span text:style-name="T2"> </text:span></text:span><text:span text:style-name="HTML_20_Code"><text:span text:style-name="T22">Files</text:span></text:span><text:span text:style-name="apple-converted-space"><text:span text:style-name="T2"> </text:span></text:span><text:span text:style-name="T2">для работы с путями.</text:span></text:p>
        </text:list-item>
        <text:list-item>
          <text:p text:style-name="P137" loext:marker-style-name="T2"><text:span text:style-name="T2">Каналы (</text:span><text:span text:style-name="HTML_20_Code"><text:span text:style-name="T22">FileChannel</text:span></text:span><text:span text:style-name="T2">) для асинхронного ввода-вывода.</text:span></text:p>
        </text:list-item>
      </text:list>
      <text:p text:style-name="P152"><draw:rect text:anchor-type="as-char" draw:z-index="2" draw:style-name="gr1" draw:text-style-name="P362" svg:width="6.2685in" svg:height="0.0012in"><text:p/></draw:rect></text:p>
      <text:p text:style-name="P44" loext:marker-style-name="T2"><text:span text:style-name="Strong_20_Emphasis"><text:span text:style-name="T2">Пример:</text:span></text:span></text:p>
      <text:p text:style-name="P34" loext:marker-style-name="T2"><text:span text:style-name="hljs-type"><text:span text:style-name="T2">File</text:span></text:span><text:span text:style-name="HTML_20_Code"><text:span text:style-name="T2"> </text:span></text:span><text:span text:style-name="hljs-variable"><text:span text:style-name="T2">file</text:span></text:span><text:span text:style-name="HTML_20_Code"><text:span text:style-name="T2"> </text:span></text:span><text:span text:style-name="hljs-operator"><text:span text:style-name="T2">=</text:span></text:span><text:span text:style-name="HTML_20_Code"><text:span text:style-name="T2"> </text:span></text:span><text:span text:style-name="hljs-keyword"><text:span text:style-name="T2">new</text:span></text:span><text:span text:style-name="HTML_20_Code"><text:span text:style-name="T2"> </text:span></text:span><text:span text:style-name="hljs-title"><text:span text:style-name="T2">File</text:span></text:span><text:span text:style-name="HTML_20_Code"><text:span text:style-name="T2">(</text:span></text:span><text:span text:style-name="hljs-string"><text:span text:style-name="T2">"example.txt"</text:span></text:span><text:span text:style-name="HTML_20_Code"><text:span text:style-name="T2">);</text:span></text:span></text:p>
      <text:p text:style-name="P32" loext:marker-style-name="T2"><text:span text:style-name="HTML_20_Code"><text:span text:style-name="T2"/></text:span></text:p>
      <text:p text:style-name="P34" loext:marker-style-name="T2"><text:span text:style-name="hljs-comment"><text:span text:style-name="T2">// Проверка существования</text:span></text:span></text:p>
      <text:p text:style-name="P34" loext:marker-style-name="T2"><text:span text:style-name="hljs-keyword"><text:span text:style-name="T2">if</text:span></text:span><text:span text:style-name="HTML_20_Code"><text:span text:style-name="T2"> (!file.exists()) {</text:span></text:span></text:p>
      <text:p text:style-name="P34" loext:marker-style-name="T2"><text:span text:style-name="HTML_20_Code"><text:span text:style-name="T2"><text:s text:c="4"/></text:span></text:span><text:span text:style-name="hljs-keyword"><text:span text:style-name="T2">try</text:span></text:span><text:span text:style-name="HTML_20_Code"><text:span text:style-name="T2"> {</text:span></text:span></text:p>
      <text:p text:style-name="P34" loext:marker-style-name="T2"><text:span text:style-name="HTML_20_Code"><text:span text:style-name="T2"><text:s text:c="8"/>file.createNewFile();</text:span></text:span></text:p>
      <text:p text:style-name="P34" loext:marker-style-name="T2"><text:span text:style-name="HTML_20_Code"><text:span text:style-name="T2"><text:s text:c="8"/>System.out.println(</text:span></text:span><text:span text:style-name="hljs-string"><text:span text:style-name="T2">"Файл создан: "</text:span></text:span><text:span text:style-name="HTML_20_Code"><text:span text:style-name="T2"> + file.getAbsolutePath());</text:span></text:span></text:p>
      <text:p text:style-name="P34" loext:marker-style-name="T2"><text:span text:style-name="HTML_20_Code"><text:span text:style-name="T2"><text:s text:c="4"/>} </text:span></text:span><text:span text:style-name="hljs-keyword"><text:span text:style-name="T2">catch</text:span></text:span><text:span text:style-name="HTML_20_Code"><text:span text:style-name="T2"> (IOException e) {</text:span></text:span></text:p>
      <text:p text:style-name="P34" loext:marker-style-name="T2"><text:span text:style-name="HTML_20_Code"><text:span text:style-name="T2"><text:s text:c="8"/>e.printStackTrace();</text:span></text:span></text:p>
      <text:p text:style-name="P34" loext:marker-style-name="T2"><text:span text:style-name="HTML_20_Code"><text:span text:style-name="T2"><text:s text:c="4"/>}</text:span></text:span></text:p>
      <text:p text:style-name="P34" loext:marker-style-name="T2"><text:span text:style-name="HTML_20_Code"><text:span text:style-name="T2">} </text:span></text:span><text:span text:style-name="hljs-keyword"><text:span text:style-name="T2">else</text:span></text:span><text:span text:style-name="HTML_20_Code"><text:span text:style-name="T2"> {</text:span></text:span></text:p>
      <text:p text:style-name="P34" loext:marker-style-name="T2"><text:span text:style-name="HTML_20_Code"><text:span text:style-name="T2"><text:s text:c="4"/>System.out.println(</text:span></text:span><text:span text:style-name="hljs-string"><text:span text:style-name="T2">"Файл уже существует"</text:span></text:span><text:span text:style-name="HTML_20_Code"><text:span text:style-name="T2">);</text:span></text:span></text:p>
      <text:p text:style-name="P34" loext:marker-style-name="T2"><text:span text:style-name="HTML_20_Code"><text:span text:style-name="T2">}</text:span></text:span></text:p>
      <text:p text:style-name="P152"><draw:rect text:anchor-type="as-char" draw:z-index="3" draw:style-name="gr1" draw:text-style-name="P362" svg:width="6.2685in" svg:height="0.0012in"><text:p/></draw:rect></text:p>
      <text:h text:style-name="P38" text:outline-level="3" loext:marker-style-name="T2"><text:span text:style-name="Strong_20_Emphasis"><text:span text:style-name="T13">2. Классы потоков ввода/вывода</text:span></text:span></text:h>
      <text:p text:style-name="P44" loext:marker-style-name="T2"><text:span text:style-name="T2">Позволяют читать и записывать данные в файлы.</text:span></text:p>
      <text:h text:style-name="P40" text:outline-level="4" loext:marker-style-name="T2"><text:soft-page-break/><text:span text:style-name="Strong_20_Emphasis"><text:span text:style-name="T20">Чтение и запись побайтово:</text:span></text:span></text:h>
      <text:list text:style-name="WWNum7">
        <text:list-item>
          <text:p text:style-name="P138" loext:marker-style-name="T2"><text:span text:style-name="HTML_20_Code"><text:span text:style-name="T16">FileInputStream</text:span></text:span><text:span text:style-name="apple-converted-space"><text:span text:style-name="T13"> </text:span></text:span><text:span text:style-name="Strong_20_Emphasis"><text:span text:style-name="T2">и</text:span></text:span><text:span text:style-name="apple-converted-space"><text:span text:style-name="T13"> </text:span></text:span><text:span text:style-name="HTML_20_Code"><text:span text:style-name="T16">FileOutputStream</text:span></text:span><text:span text:style-name="apple-converted-space"><text:span text:style-name="T2"> </text:span></text:span><text:span text:style-name="T2">– для работы с байтами.</text:span></text:p>
        </text:list-item>
        <text:list-item>
          <text:p text:style-name="P139" loext:marker-style-name="T2"><text:span text:style-name="T2">Используются для работы с бинарными файлами, изображениями, аудиофайлами и т.д.</text:span></text:p>
        </text:list-item>
      </text:list>
      <text:p text:style-name="P44" loext:marker-style-name="T2"><text:span text:style-name="Strong_20_Emphasis"><text:span text:style-name="T2">Пример:</text:span></text:span></text:p>
      <text:p text:style-name="P34" loext:marker-style-name="T2"><text:span text:style-name="hljs-comment"><text:span text:style-name="T2">// Запись в файл</text:span></text:span></text:p>
      <text:p text:style-name="P34" loext:marker-style-name="T2"><text:span text:style-name="hljs-keyword"><text:span text:style-name="T2">try</text:span></text:span><text:span text:style-name="HTML_20_Code"><text:span text:style-name="T2"> (</text:span></text:span><text:span text:style-name="hljs-type"><text:span text:style-name="T2">FileOutputStream</text:span></text:span><text:span text:style-name="HTML_20_Code"><text:span text:style-name="T2"> </text:span></text:span><text:span text:style-name="hljs-variable"><text:span text:style-name="T2">fos</text:span></text:span><text:span text:style-name="HTML_20_Code"><text:span text:style-name="T2"> </text:span></text:span><text:span text:style-name="hljs-operator"><text:span text:style-name="T2">=</text:span></text:span><text:span text:style-name="HTML_20_Code"><text:span text:style-name="T2"> </text:span></text:span><text:span text:style-name="hljs-keyword"><text:span text:style-name="T2">new</text:span></text:span><text:span text:style-name="HTML_20_Code"><text:span text:style-name="T2"> </text:span></text:span><text:span text:style-name="hljs-title"><text:span text:style-name="T2">FileOutputStream</text:span></text:span><text:span text:style-name="HTML_20_Code"><text:span text:style-name="T2">(</text:span></text:span><text:span text:style-name="hljs-string"><text:span text:style-name="T2">"example.bin"</text:span></text:span><text:span text:style-name="HTML_20_Code"><text:span text:style-name="T2">)) {</text:span></text:span></text:p>
      <text:p text:style-name="P34" loext:marker-style-name="T2"><text:span text:style-name="HTML_20_Code"><text:span text:style-name="T2"><text:s text:c="4"/>fos.write(</text:span></text:span><text:span text:style-name="hljs-keyword"><text:span text:style-name="T2">new</text:span></text:span><text:span text:style-name="HTML_20_Code"><text:span text:style-name="T2"> </text:span></text:span><text:span text:style-name="hljs-title"><text:span text:style-name="T2">byte</text:span></text:span><text:span text:style-name="HTML_20_Code"><text:span text:style-name="T2">[]{</text:span></text:span><text:span text:style-name="hljs-number"><text:span text:style-name="T2">1</text:span></text:span><text:span text:style-name="HTML_20_Code"><text:span text:style-name="T2">, </text:span></text:span><text:span text:style-name="hljs-number"><text:span text:style-name="T2">2</text:span></text:span><text:span text:style-name="HTML_20_Code"><text:span text:style-name="T2">, </text:span></text:span><text:span text:style-name="hljs-number"><text:span text:style-name="T2">3</text:span></text:span><text:span text:style-name="HTML_20_Code"><text:span text:style-name="T2">, </text:span></text:span><text:span text:style-name="hljs-number"><text:span text:style-name="T2">4</text:span></text:span><text:span text:style-name="HTML_20_Code"><text:span text:style-name="T2">});</text:span></text:span></text:p>
      <text:p text:style-name="P34" loext:marker-style-name="T2"><text:span text:style-name="HTML_20_Code"><text:span text:style-name="T2"><text:s text:c="4"/>System.out.println(</text:span></text:span><text:span text:style-name="hljs-string"><text:span text:style-name="T2">"Данные записаны в файл"</text:span></text:span><text:span text:style-name="HTML_20_Code"><text:span text:style-name="T2">);</text:span></text:span></text:p>
      <text:p text:style-name="P34" loext:marker-style-name="T2"><text:span text:style-name="HTML_20_Code"><text:span text:style-name="T2">} </text:span></text:span><text:span text:style-name="hljs-keyword"><text:span text:style-name="T2">catch</text:span></text:span><text:span text:style-name="HTML_20_Code"><text:span text:style-name="T2"> (IOException e) {</text:span></text:span></text:p>
      <text:p text:style-name="P34" loext:marker-style-name="T2"><text:span text:style-name="HTML_20_Code"><text:span text:style-name="T2"><text:s text:c="4"/>e.printStackTrace();</text:span></text:span></text:p>
      <text:p text:style-name="P34" loext:marker-style-name="T2"><text:span text:style-name="HTML_20_Code"><text:span text:style-name="T2">}</text:span></text:span></text:p>
      <text:p text:style-name="P32" loext:marker-style-name="T2"><text:span text:style-name="HTML_20_Code"><text:span text:style-name="T2"/></text:span></text:p>
      <text:p text:style-name="P34" loext:marker-style-name="T2"><text:span text:style-name="hljs-comment"><text:span text:style-name="T2">// Чтение из файла</text:span></text:span></text:p>
      <text:p text:style-name="P34" loext:marker-style-name="T2"><text:span text:style-name="hljs-keyword"><text:span text:style-name="T2">try</text:span></text:span><text:span text:style-name="HTML_20_Code"><text:span text:style-name="T2"> (</text:span></text:span><text:span text:style-name="hljs-type"><text:span text:style-name="T2">FileInputStream</text:span></text:span><text:span text:style-name="HTML_20_Code"><text:span text:style-name="T2"> </text:span></text:span><text:span text:style-name="hljs-variable"><text:span text:style-name="T2">fis</text:span></text:span><text:span text:style-name="HTML_20_Code"><text:span text:style-name="T2"> </text:span></text:span><text:span text:style-name="hljs-operator"><text:span text:style-name="T2">=</text:span></text:span><text:span text:style-name="HTML_20_Code"><text:span text:style-name="T2"> </text:span></text:span><text:span text:style-name="hljs-keyword"><text:span text:style-name="T2">new</text:span></text:span><text:span text:style-name="HTML_20_Code"><text:span text:style-name="T2"> </text:span></text:span><text:span text:style-name="hljs-title"><text:span text:style-name="T2">FileInputStream</text:span></text:span><text:span text:style-name="HTML_20_Code"><text:span text:style-name="T2">(</text:span></text:span><text:span text:style-name="hljs-string"><text:span text:style-name="T2">"example.bin"</text:span></text:span><text:span text:style-name="HTML_20_Code"><text:span text:style-name="T2">)) {</text:span></text:span></text:p>
      <text:p text:style-name="P34" loext:marker-style-name="T2"><text:span text:style-name="HTML_20_Code"><text:span text:style-name="T2"><text:s text:c="4"/></text:span></text:span><text:span text:style-name="hljs-type"><text:span text:style-name="T2">int</text:span></text:span><text:span text:style-name="HTML_20_Code"><text:span text:style-name="T2"> data;</text:span></text:span></text:p>
      <text:p text:style-name="P34" loext:marker-style-name="T2"><text:span text:style-name="HTML_20_Code"><text:span text:style-name="T2"><text:s text:c="4"/></text:span></text:span><text:span text:style-name="hljs-keyword"><text:span text:style-name="T2">while</text:span></text:span><text:span text:style-name="HTML_20_Code"><text:span text:style-name="T2"> ((data = fis.read()) != -</text:span></text:span><text:span text:style-name="hljs-number"><text:span text:style-name="T2">1</text:span></text:span><text:span text:style-name="HTML_20_Code"><text:span text:style-name="T2">) {</text:span></text:span></text:p>
      <text:p text:style-name="P34" loext:marker-style-name="T2"><text:span text:style-name="HTML_20_Code"><text:span text:style-name="T2"><text:s text:c="8"/>System.out.print(data + </text:span></text:span><text:span text:style-name="hljs-string"><text:span text:style-name="T2">" "</text:span></text:span><text:span text:style-name="HTML_20_Code"><text:span text:style-name="T2">);</text:span></text:span></text:p>
      <text:p text:style-name="P34" loext:marker-style-name="T2"><text:span text:style-name="HTML_20_Code"><text:span text:style-name="T2"><text:s text:c="4"/>}</text:span></text:span></text:p>
      <text:p text:style-name="P34" loext:marker-style-name="T2"><text:span text:style-name="HTML_20_Code"><text:span text:style-name="T2">} </text:span></text:span><text:span text:style-name="hljs-keyword"><text:span text:style-name="T2">catch</text:span></text:span><text:span text:style-name="HTML_20_Code"><text:span text:style-name="T2"> (IOException e) {</text:span></text:span></text:p>
      <text:p text:style-name="P34" loext:marker-style-name="T2"><text:span text:style-name="HTML_20_Code"><text:span text:style-name="T2"><text:s text:c="4"/>e.printStackTrace();</text:span></text:span></text:p>
      <text:p text:style-name="P34" loext:marker-style-name="T2"><text:span text:style-name="HTML_20_Code"><text:span text:style-name="T2">}</text:span></text:span></text:p>
      <text:h text:style-name="P40" text:outline-level="4" loext:marker-style-name="T2"><text:span text:style-name="Strong_20_Emphasis"><text:span text:style-name="T20">Чтение и запись текстовых данных:</text:span></text:span></text:h>
      <text:list xml:id="list2405610348" text:style-name="WWNum8">
        <text:list-item>
          <text:p text:style-name="P140" loext:marker-style-name="T2"><text:span text:style-name="HTML_20_Code"><text:span text:style-name="T16">FileReader</text:span></text:span><text:span text:style-name="apple-converted-space"><text:span text:style-name="T13"> </text:span></text:span><text:span text:style-name="Strong_20_Emphasis"><text:span text:style-name="T2">и</text:span></text:span><text:span text:style-name="apple-converted-space"><text:span text:style-name="T13"> </text:span></text:span><text:span text:style-name="HTML_20_Code"><text:span text:style-name="T16">FileWriter</text:span></text:span><text:span text:style-name="apple-converted-space"><text:span text:style-name="T2"> </text:span></text:span><text:span text:style-name="T2">– для работы с текстом.</text:span></text:p>
        </text:list-item>
        <text:list-item>
          <text:p text:style-name="P141" loext:marker-style-name="T2"><text:span text:style-name="T2">Читают и пишут символы.</text:span></text:p>
        </text:list-item>
      </text:list>
      <text:p text:style-name="P44" loext:marker-style-name="T2"><text:span text:style-name="Strong_20_Emphasis"><text:span text:style-name="T2">Пример:</text:span></text:span></text:p>
      <text:p text:style-name="P34" loext:marker-style-name="T2"><text:span text:style-name="hljs-comment"><text:span text:style-name="T2">// Запись в текстовый файл</text:span></text:span></text:p>
      <text:p text:style-name="P34" loext:marker-style-name="T2"><text:span text:style-name="hljs-keyword"><text:span text:style-name="T2">try</text:span></text:span><text:span text:style-name="HTML_20_Code"><text:span text:style-name="T2"> (</text:span></text:span><text:span text:style-name="hljs-type"><text:span text:style-name="T2">FileWriter</text:span></text:span><text:span text:style-name="HTML_20_Code"><text:span text:style-name="T2"> </text:span></text:span><text:span text:style-name="hljs-variable"><text:span text:style-name="T2">writer</text:span></text:span><text:span text:style-name="HTML_20_Code"><text:span text:style-name="T2"> </text:span></text:span><text:span text:style-name="hljs-operator"><text:span text:style-name="T2">=</text:span></text:span><text:span text:style-name="HTML_20_Code"><text:span text:style-name="T2"> </text:span></text:span><text:span text:style-name="hljs-keyword"><text:span text:style-name="T2">new</text:span></text:span><text:span text:style-name="HTML_20_Code"><text:span text:style-name="T2"> </text:span></text:span><text:span text:style-name="hljs-title"><text:span text:style-name="T2">FileWriter</text:span></text:span><text:span text:style-name="HTML_20_Code"><text:span text:style-name="T2">(</text:span></text:span><text:span text:style-name="hljs-string"><text:span text:style-name="T2">"example.txt"</text:span></text:span><text:span text:style-name="HTML_20_Code"><text:span text:style-name="T2">)) {</text:span></text:span></text:p>
      <text:p text:style-name="P34" loext:marker-style-name="T2"><text:span text:style-name="HTML_20_Code"><text:span text:style-name="T2"><text:s text:c="4"/>writer.write(</text:span></text:span><text:span text:style-name="hljs-string"><text:span text:style-name="T2">"Привет, Java!"</text:span></text:span><text:span text:style-name="HTML_20_Code"><text:span text:style-name="T2">);</text:span></text:span></text:p>
      <text:p text:style-name="P34" loext:marker-style-name="T2"><text:span text:style-name="HTML_20_Code"><text:span text:style-name="T2"><text:s text:c="4"/>System.out.println(</text:span></text:span><text:span text:style-name="hljs-string"><text:span text:style-name="T2">"Данные записаны в файл"</text:span></text:span><text:span text:style-name="HTML_20_Code"><text:span text:style-name="T2">);</text:span></text:span></text:p>
      <text:p text:style-name="P34" loext:marker-style-name="T2"><text:span text:style-name="HTML_20_Code"><text:span text:style-name="T2">} </text:span></text:span><text:span text:style-name="hljs-keyword"><text:span text:style-name="T2">catch</text:span></text:span><text:span text:style-name="HTML_20_Code"><text:span text:style-name="T2"> (IOException e) {</text:span></text:span></text:p>
      <text:p text:style-name="P34" loext:marker-style-name="T2"><text:span text:style-name="HTML_20_Code"><text:span text:style-name="T2"><text:s text:c="4"/>e.printStackTrace();</text:span></text:span></text:p>
      <text:p text:style-name="P34" loext:marker-style-name="T2"><text:span text:style-name="HTML_20_Code"><text:span text:style-name="T2">}</text:span></text:span></text:p>
      <text:p text:style-name="P32" loext:marker-style-name="T2"><text:span text:style-name="HTML_20_Code"><text:span text:style-name="T2"/></text:span></text:p>
      <text:p text:style-name="P34" loext:marker-style-name="T2"><text:span text:style-name="hljs-comment"><text:span text:style-name="T2">// Чтение из текстового файла</text:span></text:span></text:p>
      <text:p text:style-name="P34" loext:marker-style-name="T2"><text:span text:style-name="hljs-keyword"><text:span text:style-name="T2">try</text:span></text:span><text:span text:style-name="HTML_20_Code"><text:span text:style-name="T2"> (</text:span></text:span><text:span text:style-name="hljs-type"><text:span text:style-name="T2">FileReader</text:span></text:span><text:span text:style-name="HTML_20_Code"><text:span text:style-name="T2"> </text:span></text:span><text:span text:style-name="hljs-variable"><text:span text:style-name="T2">reader</text:span></text:span><text:span text:style-name="HTML_20_Code"><text:span text:style-name="T2"> </text:span></text:span><text:span text:style-name="hljs-operator"><text:span text:style-name="T2">=</text:span></text:span><text:span text:style-name="HTML_20_Code"><text:span text:style-name="T2"> </text:span></text:span><text:span text:style-name="hljs-keyword"><text:span text:style-name="T2">new</text:span></text:span><text:span text:style-name="HTML_20_Code"><text:span text:style-name="T2"> </text:span></text:span><text:span text:style-name="hljs-title"><text:span text:style-name="T2">FileReader</text:span></text:span><text:span text:style-name="HTML_20_Code"><text:span text:style-name="T2">(</text:span></text:span><text:span text:style-name="hljs-string"><text:span text:style-name="T2">"example.txt"</text:span></text:span><text:span text:style-name="HTML_20_Code"><text:span text:style-name="T2">)) {</text:span></text:span></text:p>
      <text:p text:style-name="P34" loext:marker-style-name="T2"><text:span text:style-name="HTML_20_Code"><text:span text:style-name="T2"><text:s text:c="4"/></text:span></text:span><text:span text:style-name="hljs-type"><text:span text:style-name="T2">int</text:span></text:span><text:span text:style-name="HTML_20_Code"><text:span text:style-name="T2"> character;</text:span></text:span></text:p>
      <text:p text:style-name="P34" loext:marker-style-name="T2"><text:span text:style-name="HTML_20_Code"><text:span text:style-name="T2"><text:s text:c="4"/></text:span></text:span><text:span text:style-name="hljs-keyword"><text:span text:style-name="T2">while</text:span></text:span><text:span text:style-name="HTML_20_Code"><text:span text:style-name="T2"> ((character = reader.read()) != -</text:span></text:span><text:span text:style-name="hljs-number"><text:span text:style-name="T2">1</text:span></text:span><text:span text:style-name="HTML_20_Code"><text:span text:style-name="T2">) {</text:span></text:span></text:p>
      <text:p text:style-name="P34" loext:marker-style-name="T2"><text:span text:style-name="HTML_20_Code"><text:span text:style-name="T2"><text:s text:c="8"/>System.out.print((</text:span></text:span><text:span text:style-name="hljs-type"><text:span text:style-name="T2">char</text:span></text:span><text:span text:style-name="HTML_20_Code"><text:span text:style-name="T2">) character);</text:span></text:span></text:p>
      <text:p text:style-name="P34" loext:marker-style-name="T2"><text:span text:style-name="HTML_20_Code"><text:span text:style-name="T2"><text:s text:c="4"/>}</text:span></text:span></text:p>
      <text:p text:style-name="P34" loext:marker-style-name="T2"><text:span text:style-name="HTML_20_Code"><text:span text:style-name="T2">} </text:span></text:span><text:span text:style-name="hljs-keyword"><text:span text:style-name="T2">catch</text:span></text:span><text:span text:style-name="HTML_20_Code"><text:span text:style-name="T2"> (IOException e) {</text:span></text:span></text:p>
      <text:p text:style-name="P34" loext:marker-style-name="T2"><text:span text:style-name="HTML_20_Code"><text:span text:style-name="T2"><text:s text:c="4"/>e.printStackTrace();</text:span></text:span></text:p>
      <text:p text:style-name="P34" loext:marker-style-name="T2"><text:span text:style-name="HTML_20_Code"><text:span text:style-name="T2">}</text:span></text:span></text:p>
      <text:p text:style-name="P152"><draw:rect text:anchor-type="as-char" draw:z-index="4" draw:style-name="gr1" draw:text-style-name="P362" svg:width="6.2685in" svg:height="0.0012in"><text:p/></draw:rect></text:p>
      <text:h text:style-name="P38" text:outline-level="3" loext:marker-style-name="T2"><text:span text:style-name="Strong_20_Emphasis"><text:span text:style-name="T13">3. Буферизованные потоки</text:span></text:span></text:h>
      <text:p text:style-name="P44" loext:marker-style-name="T2"><text:span text:style-name="T2">Позволяют улучшить производительность за счет использования буферов.</text:span></text:p>
      <text:list xml:id="list3235214936" text:style-name="WWNum9">
        <text:list-item>
          <text:p text:style-name="P142" loext:marker-style-name="T2"><text:soft-page-break/><text:span text:style-name="HTML_20_Code"><text:span text:style-name="T16">BufferedReader</text:span></text:span><text:span text:style-name="apple-converted-space"><text:span text:style-name="T13"> </text:span></text:span><text:span text:style-name="Strong_20_Emphasis"><text:span text:style-name="T2">и</text:span></text:span><text:span text:style-name="apple-converted-space"><text:span text:style-name="T13"> </text:span></text:span><text:span text:style-name="HTML_20_Code"><text:span text:style-name="T16">BufferedWriter</text:span></text:span><text:span text:style-name="apple-converted-space"><text:span text:style-name="T2"> </text:span></text:span><text:span text:style-name="T2">– для работы с текстом построчно.</text:span></text:p>
        </text:list-item>
        <text:list-item>
          <text:p text:style-name="P143" loext:marker-style-name="T2"><text:span text:style-name="HTML_20_Code"><text:span text:style-name="T16">BufferedInputStream</text:span></text:span><text:span text:style-name="apple-converted-space"><text:span text:style-name="T13"> </text:span></text:span><text:span text:style-name="Strong_20_Emphasis"><text:span text:style-name="T2">и</text:span></text:span><text:span text:style-name="apple-converted-space"><text:span text:style-name="T13"> </text:span></text:span><text:span text:style-name="HTML_20_Code"><text:span text:style-name="T16">BufferedOutputStream</text:span></text:span><text:span text:style-name="apple-converted-space"><text:span text:style-name="T2"> </text:span></text:span><text:span text:style-name="T2">– для работы с байтами с буферизацией.</text:span></text:p>
        </text:list-item>
      </text:list>
      <text:p text:style-name="P44" loext:marker-style-name="T2"><text:span text:style-name="Strong_20_Emphasis"><text:span text:style-name="T2">Пример работы с</text:span></text:span><text:span text:style-name="apple-converted-space"><text:span text:style-name="T13"> </text:span></text:span><text:span text:style-name="HTML_20_Code"><text:span text:style-name="T13">BufferedReader</text:span></text:span><text:span text:style-name="apple-converted-space"><text:span text:style-name="T13"> </text:span></text:span><text:span text:style-name="Strong_20_Emphasis"><text:span text:style-name="T2">и</text:span></text:span><text:span text:style-name="apple-converted-space"><text:span text:style-name="T13"> </text:span></text:span><text:span text:style-name="HTML_20_Code"><text:span text:style-name="T13">BufferedWriter</text:span></text:span><text:span text:style-name="Strong_20_Emphasis"><text:span text:style-name="T2">:</text:span></text:span></text:p>
      <text:p text:style-name="P34" loext:marker-style-name="T2"><text:span text:style-name="hljs-comment"><text:span text:style-name="T2">// Запись в файл</text:span></text:span></text:p>
      <text:p text:style-name="P34" loext:marker-style-name="T2"><text:span text:style-name="hljs-keyword"><text:span text:style-name="T2">try</text:span></text:span><text:span text:style-name="HTML_20_Code"><text:span text:style-name="T2"> (</text:span></text:span><text:span text:style-name="hljs-type"><text:span text:style-name="T2">BufferedWriter</text:span></text:span><text:span text:style-name="HTML_20_Code"><text:span text:style-name="T2"> </text:span></text:span><text:span text:style-name="hljs-variable"><text:span text:style-name="T2">writer</text:span></text:span><text:span text:style-name="HTML_20_Code"><text:span text:style-name="T2"> </text:span></text:span><text:span text:style-name="hljs-operator"><text:span text:style-name="T2">=</text:span></text:span><text:span text:style-name="HTML_20_Code"><text:span text:style-name="T2"> </text:span></text:span><text:span text:style-name="hljs-keyword"><text:span text:style-name="T2">new</text:span></text:span><text:span text:style-name="HTML_20_Code"><text:span text:style-name="T2"> </text:span></text:span><text:span text:style-name="hljs-title"><text:span text:style-name="T2">BufferedWriter</text:span></text:span><text:span text:style-name="HTML_20_Code"><text:span text:style-name="T2">(</text:span></text:span><text:span text:style-name="hljs-keyword"><text:span text:style-name="T2">new</text:span></text:span><text:span text:style-name="HTML_20_Code"><text:span text:style-name="T2"> </text:span></text:span><text:span text:style-name="hljs-title"><text:span text:style-name="T2">FileWriter</text:span></text:span><text:span text:style-name="HTML_20_Code"><text:span text:style-name="T2">(</text:span></text:span><text:span text:style-name="hljs-string"><text:span text:style-name="T2">"example.txt"</text:span></text:span><text:span text:style-name="HTML_20_Code"><text:span text:style-name="T2">))) {</text:span></text:span></text:p>
      <text:p text:style-name="P34" loext:marker-style-name="T2"><text:span text:style-name="HTML_20_Code"><text:span text:style-name="T2"><text:s text:c="4"/>writer.write(</text:span></text:span><text:span text:style-name="hljs-string"><text:span text:style-name="T2">"Первая строка"</text:span></text:span><text:span text:style-name="HTML_20_Code"><text:span text:style-name="T2">);</text:span></text:span></text:p>
      <text:p text:style-name="P34" loext:marker-style-name="T2"><text:span text:style-name="HTML_20_Code"><text:span text:style-name="T2"><text:s text:c="4"/>writer.newLine();</text:span></text:span></text:p>
      <text:p text:style-name="P34" loext:marker-style-name="T2"><text:span text:style-name="HTML_20_Code"><text:span text:style-name="T2"><text:s text:c="4"/>writer.write(</text:span></text:span><text:span text:style-name="hljs-string"><text:span text:style-name="T2">"Вторая строка"</text:span></text:span><text:span text:style-name="HTML_20_Code"><text:span text:style-name="T2">);</text:span></text:span></text:p>
      <text:p text:style-name="P34" loext:marker-style-name="T2"><text:span text:style-name="HTML_20_Code"><text:span text:style-name="T2">} </text:span></text:span><text:span text:style-name="hljs-keyword"><text:span text:style-name="T2">catch</text:span></text:span><text:span text:style-name="HTML_20_Code"><text:span text:style-name="T2"> (IOException e) {</text:span></text:span></text:p>
      <text:p text:style-name="P34" loext:marker-style-name="T2"><text:span text:style-name="HTML_20_Code"><text:span text:style-name="T2"><text:s text:c="4"/>e.printStackTrace();</text:span></text:span></text:p>
      <text:p text:style-name="P34" loext:marker-style-name="T2"><text:span text:style-name="HTML_20_Code"><text:span text:style-name="T2">}</text:span></text:span></text:p>
      <text:p text:style-name="P32" loext:marker-style-name="T2"><text:span text:style-name="HTML_20_Code"><text:span text:style-name="T2"/></text:span></text:p>
      <text:p text:style-name="P34" loext:marker-style-name="T2"><text:span text:style-name="hljs-comment"><text:span text:style-name="T2">// Чтение из файла</text:span></text:span></text:p>
      <text:p text:style-name="P34" loext:marker-style-name="T2"><text:span text:style-name="hljs-keyword"><text:span text:style-name="T2">try</text:span></text:span><text:span text:style-name="HTML_20_Code"><text:span text:style-name="T2"> (</text:span></text:span><text:span text:style-name="hljs-type"><text:span text:style-name="T2">BufferedReader</text:span></text:span><text:span text:style-name="HTML_20_Code"><text:span text:style-name="T2"> </text:span></text:span><text:span text:style-name="hljs-variable"><text:span text:style-name="T2">reader</text:span></text:span><text:span text:style-name="HTML_20_Code"><text:span text:style-name="T2"> </text:span></text:span><text:span text:style-name="hljs-operator"><text:span text:style-name="T2">=</text:span></text:span><text:span text:style-name="HTML_20_Code"><text:span text:style-name="T2"> </text:span></text:span><text:span text:style-name="hljs-keyword"><text:span text:style-name="T2">new</text:span></text:span><text:span text:style-name="HTML_20_Code"><text:span text:style-name="T2"> </text:span></text:span><text:span text:style-name="hljs-title"><text:span text:style-name="T2">BufferedReader</text:span></text:span><text:span text:style-name="HTML_20_Code"><text:span text:style-name="T2">(</text:span></text:span><text:span text:style-name="hljs-keyword"><text:span text:style-name="T2">new</text:span></text:span><text:span text:style-name="HTML_20_Code"><text:span text:style-name="T2"> </text:span></text:span><text:span text:style-name="hljs-title"><text:span text:style-name="T2">FileReader</text:span></text:span><text:span text:style-name="HTML_20_Code"><text:span text:style-name="T2">(</text:span></text:span><text:span text:style-name="hljs-string"><text:span text:style-name="T2">"example.txt"</text:span></text:span><text:span text:style-name="HTML_20_Code"><text:span text:style-name="T2">))) {</text:span></text:span></text:p>
      <text:p text:style-name="P34" loext:marker-style-name="T2"><text:span text:style-name="HTML_20_Code"><text:span text:style-name="T2"><text:s text:c="4"/>String line;</text:span></text:span></text:p>
      <text:p text:style-name="P34" loext:marker-style-name="T2"><text:span text:style-name="HTML_20_Code"><text:span text:style-name="T2"><text:s text:c="4"/></text:span></text:span><text:span text:style-name="hljs-keyword"><text:span text:style-name="T2">while</text:span></text:span><text:span text:style-name="HTML_20_Code"><text:span text:style-name="T2"> ((line = reader.readLine()) != </text:span></text:span><text:span text:style-name="hljs-literal"><text:span text:style-name="T2">null</text:span></text:span><text:span text:style-name="HTML_20_Code"><text:span text:style-name="T2">) {</text:span></text:span></text:p>
      <text:p text:style-name="P34" loext:marker-style-name="T2"><text:span text:style-name="HTML_20_Code"><text:span text:style-name="T2"><text:s text:c="8"/>System.out.println(line);</text:span></text:span></text:p>
      <text:p text:style-name="P34" loext:marker-style-name="T2"><text:span text:style-name="HTML_20_Code"><text:span text:style-name="T2"><text:s text:c="4"/>}</text:span></text:span></text:p>
      <text:p text:style-name="P34" loext:marker-style-name="T2"><text:span text:style-name="HTML_20_Code"><text:span text:style-name="T2">} </text:span></text:span><text:span text:style-name="hljs-keyword"><text:span text:style-name="T2">catch</text:span></text:span><text:span text:style-name="HTML_20_Code"><text:span text:style-name="T2"> (IOException e) {</text:span></text:span></text:p>
      <text:p text:style-name="P34" loext:marker-style-name="T2"><text:span text:style-name="HTML_20_Code"><text:span text:style-name="T2"><text:s text:c="4"/>e.printStackTrace();</text:span></text:span></text:p>
      <text:p text:style-name="P34" loext:marker-style-name="T2"><text:span text:style-name="HTML_20_Code"><text:span text:style-name="T2">}</text:span></text:span></text:p>
      <text:p text:style-name="P152"><draw:rect text:anchor-type="as-char" draw:z-index="5" draw:style-name="gr1" draw:text-style-name="P362" svg:width="6.2685in" svg:height="0.0012in"><text:p/></draw:rect></text:p>
      <text:h text:style-name="P38" text:outline-level="3" loext:marker-style-name="T2"><text:span text:style-name="Strong_20_Emphasis"><text:span text:style-name="T13">4. Работа с объектами</text:span></text:span></text:h>
      <text:list xml:id="list2744809214" text:style-name="WWNum10">
        <text:list-item>
          <text:p text:style-name="P145" loext:marker-style-name="T2"><text:span text:style-name="HTML_20_Code"><text:span text:style-name="T16">ObjectInputStream</text:span></text:span><text:span text:style-name="apple-converted-space"><text:span text:style-name="T13"> </text:span></text:span><text:span text:style-name="Strong_20_Emphasis"><text:span text:style-name="T2">и</text:span></text:span><text:span text:style-name="apple-converted-space"><text:span text:style-name="T13"> </text:span></text:span><text:span text:style-name="HTML_20_Code"><text:span text:style-name="T16">ObjectOutputStream</text:span></text:span><text:span text:style-name="apple-converted-space"><text:span text:style-name="T2"> </text:span></text:span><text:span text:style-name="T2">– для сериализации и десериализации объектов (сохранение и восстановление объектов).</text:span></text:p>
        </text:list-item>
      </text:list>
      <text:p text:style-name="P44" loext:marker-style-name="T2"><text:span text:style-name="Strong_20_Emphasis"><text:span text:style-name="T2">Пример:</text:span></text:span></text:p>
      <text:p text:style-name="P34" loext:marker-style-name="T2"><text:span text:style-name="hljs-comment"><text:span text:style-name="T2">// Сериализация объекта</text:span></text:span></text:p>
      <text:p text:style-name="P34" loext:marker-style-name="T2"><text:span text:style-name="hljs-keyword"><text:span text:style-name="T2">try</text:span></text:span><text:span text:style-name="HTML_20_Code"><text:span text:style-name="T2"> (</text:span></text:span><text:span text:style-name="hljs-type"><text:span text:style-name="T2">ObjectOutputStream</text:span></text:span><text:span text:style-name="HTML_20_Code"><text:span text:style-name="T2"> </text:span></text:span><text:span text:style-name="hljs-variable"><text:span text:style-name="T2">oos</text:span></text:span><text:span text:style-name="HTML_20_Code"><text:span text:style-name="T2"> </text:span></text:span><text:span text:style-name="hljs-operator"><text:span text:style-name="T2">=</text:span></text:span><text:span text:style-name="HTML_20_Code"><text:span text:style-name="T2"> </text:span></text:span><text:span text:style-name="hljs-keyword"><text:span text:style-name="T2">new</text:span></text:span><text:span text:style-name="HTML_20_Code"><text:span text:style-name="T2"> </text:span></text:span><text:span text:style-name="hljs-title"><text:span text:style-name="T2">ObjectOutputStream</text:span></text:span><text:span text:style-name="HTML_20_Code"><text:span text:style-name="T2">(</text:span></text:span><text:span text:style-name="hljs-keyword"><text:span text:style-name="T2">new</text:span></text:span><text:span text:style-name="HTML_20_Code"><text:span text:style-name="T2"> </text:span></text:span><text:span text:style-name="hljs-title"><text:span text:style-name="T2">FileOutputStream</text:span></text:span><text:span text:style-name="HTML_20_Code"><text:span text:style-name="T2">(</text:span></text:span><text:span text:style-name="hljs-string"><text:span text:style-name="T2">"object.dat"</text:span></text:span><text:span text:style-name="HTML_20_Code"><text:span text:style-name="T2">))) {</text:span></text:span></text:p>
      <text:p text:style-name="P34" loext:marker-style-name="T2"><text:span text:style-name="HTML_20_Code"><text:span text:style-name="T2"><text:s text:c="4"/>oos.writeObject(</text:span></text:span><text:span text:style-name="hljs-string"><text:span text:style-name="T2">"Пример строки"</text:span></text:span><text:span text:style-name="HTML_20_Code"><text:span text:style-name="T2">);</text:span></text:span></text:p>
      <text:p text:style-name="P34" loext:marker-style-name="T2"><text:span text:style-name="HTML_20_Code"><text:span text:style-name="T2"><text:s text:c="4"/>System.out.println(</text:span></text:span><text:span text:style-name="hljs-string"><text:span text:style-name="T2">"Объект сохранен"</text:span></text:span><text:span text:style-name="HTML_20_Code"><text:span text:style-name="T2">);</text:span></text:span></text:p>
      <text:p text:style-name="P34" loext:marker-style-name="T2"><text:span text:style-name="HTML_20_Code"><text:span text:style-name="T2">} </text:span></text:span><text:span text:style-name="hljs-keyword"><text:span text:style-name="T2">catch</text:span></text:span><text:span text:style-name="HTML_20_Code"><text:span text:style-name="T2"> (IOException e) {</text:span></text:span></text:p>
      <text:p text:style-name="P34" loext:marker-style-name="T2"><text:span text:style-name="HTML_20_Code"><text:span text:style-name="T2"><text:s text:c="4"/>e.printStackTrace();</text:span></text:span></text:p>
      <text:p text:style-name="P34" loext:marker-style-name="T2"><text:span text:style-name="HTML_20_Code"><text:span text:style-name="T2">}</text:span></text:span></text:p>
      <text:p text:style-name="P32" loext:marker-style-name="T2"><text:span text:style-name="HTML_20_Code"><text:span text:style-name="T2"/></text:span></text:p>
      <text:p text:style-name="P34" loext:marker-style-name="T2"><text:span text:style-name="hljs-comment"><text:span text:style-name="T2">// Десериализация объекта</text:span></text:span></text:p>
      <text:p text:style-name="P34" loext:marker-style-name="T2"><text:span text:style-name="hljs-keyword"><text:span text:style-name="T2">try</text:span></text:span><text:span text:style-name="HTML_20_Code"><text:span text:style-name="T2"> (</text:span></text:span><text:span text:style-name="hljs-type"><text:span text:style-name="T2">ObjectInputStream</text:span></text:span><text:span text:style-name="HTML_20_Code"><text:span text:style-name="T2"> </text:span></text:span><text:span text:style-name="hljs-variable"><text:span text:style-name="T2">ois</text:span></text:span><text:span text:style-name="HTML_20_Code"><text:span text:style-name="T2"> </text:span></text:span><text:span text:style-name="hljs-operator"><text:span text:style-name="T2">=</text:span></text:span><text:span text:style-name="HTML_20_Code"><text:span text:style-name="T2"> </text:span></text:span><text:span text:style-name="hljs-keyword"><text:span text:style-name="T2">new</text:span></text:span><text:span text:style-name="HTML_20_Code"><text:span text:style-name="T2"> </text:span></text:span><text:span text:style-name="hljs-title"><text:span text:style-name="T2">ObjectInputStream</text:span></text:span><text:span text:style-name="HTML_20_Code"><text:span text:style-name="T2">(</text:span></text:span><text:span text:style-name="hljs-keyword"><text:span text:style-name="T2">new</text:span></text:span><text:span text:style-name="HTML_20_Code"><text:span text:style-name="T2"> </text:span></text:span><text:span text:style-name="hljs-title"><text:span text:style-name="T2">FileInputStream</text:span></text:span><text:span text:style-name="HTML_20_Code"><text:span text:style-name="T2">(</text:span></text:span><text:span text:style-name="hljs-string"><text:span text:style-name="T2">"object.dat"</text:span></text:span><text:span text:style-name="HTML_20_Code"><text:span text:style-name="T2">))) {</text:span></text:span></text:p>
      <text:p text:style-name="P34" loext:marker-style-name="T2"><text:span text:style-name="HTML_20_Code"><text:span text:style-name="T2"><text:s text:c="4"/></text:span></text:span><text:span text:style-name="hljs-type"><text:span text:style-name="T2">String</text:span></text:span><text:span text:style-name="HTML_20_Code"><text:span text:style-name="T2"> </text:span></text:span><text:span text:style-name="hljs-variable"><text:span text:style-name="T2">data</text:span></text:span><text:span text:style-name="HTML_20_Code"><text:span text:style-name="T2"> </text:span></text:span><text:span text:style-name="hljs-operator"><text:span text:style-name="T2">=</text:span></text:span><text:span text:style-name="HTML_20_Code"><text:span text:style-name="T2"> (String) ois.readObject();</text:span></text:span></text:p>
      <text:p text:style-name="P34" loext:marker-style-name="T2"><text:span text:style-name="HTML_20_Code"><text:span text:style-name="T2"><text:s text:c="4"/>System.out.println(</text:span></text:span><text:span text:style-name="hljs-string"><text:span text:style-name="T2">"Прочитанный объект: "</text:span></text:span><text:span text:style-name="HTML_20_Code"><text:span text:style-name="T2"> + data);</text:span></text:span></text:p>
      <text:p text:style-name="P34" loext:marker-style-name="T2"><text:span text:style-name="HTML_20_Code"><text:span text:style-name="T2">} </text:span></text:span><text:span text:style-name="hljs-keyword"><text:span text:style-name="T2">catch</text:span></text:span><text:span text:style-name="HTML_20_Code"><text:span text:style-name="T2"> (IOException | ClassNotFoundException e) {</text:span></text:span></text:p>
      <text:p text:style-name="P34" loext:marker-style-name="T2"><text:span text:style-name="HTML_20_Code"><text:span text:style-name="T2"><text:s text:c="4"/>e.printStackTrace();</text:span></text:span></text:p>
      <text:p text:style-name="P34" loext:marker-style-name="T2"><text:span text:style-name="HTML_20_Code"><text:span text:style-name="T2">}</text:span></text:span></text:p>
      <text:p text:style-name="P152"><draw:rect text:anchor-type="as-char" draw:z-index="6" draw:style-name="gr1" draw:text-style-name="P362" svg:width="6.2685in" svg:height="0.0012in"><text:p/></draw:rect></text:p>
      <text:h text:style-name="P38" text:outline-level="3" loext:marker-style-name="T2"><text:soft-page-break/><text:span text:style-name="Strong_20_Emphasis"><text:span text:style-name="T13">5. Работа с NIO (New Input/Output)</text:span></text:span></text:h>
      <text:p text:style-name="P44" loext:marker-style-name="T2"><text:span text:style-name="T2">NIO – это расширенный API для работы с файлами и потоками, включающий:</text:span></text:p>
      <text:list text:style-name="WWNum11">
        <text:list-item>
          <text:p text:style-name="P149" loext:marker-style-name="T2"><text:span text:style-name="Strong_20_Emphasis"><text:span text:style-name="T2">Класс</text:span></text:span><text:span text:style-name="apple-converted-space"><text:span text:style-name="T13"> </text:span></text:span><text:span text:style-name="HTML_20_Code"><text:span text:style-name="T16">Paths</text:span></text:span><text:span text:style-name="apple-converted-space"><text:span text:style-name="T13"> </text:span></text:span><text:span text:style-name="Strong_20_Emphasis"><text:span text:style-name="T2">и</text:span></text:span><text:span text:style-name="apple-converted-space"><text:span text:style-name="T13"> </text:span></text:span><text:span text:style-name="HTML_20_Code"><text:span text:style-name="T16">Files</text:span></text:span><text:span text:style-name="apple-converted-space"><text:span text:style-name="T2"> </text:span></text:span><text:span text:style-name="T2">для работы с файлами и директориями.</text:span></text:p>
        </text:list-item>
        <text:list-item>
          <text:p text:style-name="P150" loext:marker-style-name="T2"><text:span text:style-name="Strong_20_Emphasis"><text:span text:style-name="T2">Буферы (</text:span></text:span><text:span text:style-name="HTML_20_Code"><text:span text:style-name="T16">ByteBuffer</text:span></text:span><text:span text:style-name="Strong_20_Emphasis"><text:span text:style-name="T2">,</text:span></text:span><text:span text:style-name="apple-converted-space"><text:span text:style-name="T13"> </text:span></text:span><text:span text:style-name="HTML_20_Code"><text:span text:style-name="T16">CharBuffer</text:span></text:span><text:span text:style-name="Strong_20_Emphasis"><text:span text:style-name="T2">)</text:span></text:span><text:span text:style-name="apple-converted-space"><text:span text:style-name="T2"> </text:span></text:span><text:span text:style-name="T2">и каналы (</text:span><text:span text:style-name="HTML_20_Code"><text:span text:style-name="T22">FileChannel</text:span></text:span><text:span text:style-name="T2">).</text:span></text:p>
        </text:list-item>
      </text:list>
      <text:p text:style-name="P44" loext:marker-style-name="T2"><text:span text:style-name="Strong_20_Emphasis"><text:span text:style-name="T2">Пример с NIO API:</text:span></text:span></text:p>
      <text:p text:style-name="P34" loext:marker-style-name="T2"><text:span text:style-name="hljs-keyword"><text:span text:style-name="T2">import</text:span></text:span><text:span text:style-name="HTML_20_Code"><text:span text:style-name="T2"> java.nio.file.*;</text:span></text:span></text:p>
      <text:p text:style-name="P32" loext:marker-style-name="T2"><text:span text:style-name="HTML_20_Code"><text:span text:style-name="T2"/></text:span></text:p>
      <text:p text:style-name="P34" loext:marker-style-name="T2"><text:span text:style-name="hljs-type"><text:span text:style-name="T2">Path</text:span></text:span><text:span text:style-name="HTML_20_Code"><text:span text:style-name="T2"> </text:span></text:span><text:span text:style-name="hljs-variable"><text:span text:style-name="T2">path</text:span></text:span><text:span text:style-name="HTML_20_Code"><text:span text:style-name="T2"> </text:span></text:span><text:span text:style-name="hljs-operator"><text:span text:style-name="T2">=</text:span></text:span><text:span text:style-name="HTML_20_Code"><text:span text:style-name="T2"> Paths.get(</text:span></text:span><text:span text:style-name="hljs-string"><text:span text:style-name="T2">"example.txt"</text:span></text:span><text:span text:style-name="HTML_20_Code"><text:span text:style-name="T2">);</text:span></text:span></text:p>
      <text:p text:style-name="P32" loext:marker-style-name="T2"><text:span text:style-name="HTML_20_Code"><text:span text:style-name="T2"/></text:span></text:p>
      <text:p text:style-name="P34" loext:marker-style-name="T2"><text:span text:style-name="hljs-comment"><text:span text:style-name="T2">// Создание файла</text:span></text:span></text:p>
      <text:p text:style-name="P34" loext:marker-style-name="T2"><text:span text:style-name="hljs-keyword"><text:span text:style-name="T2">try</text:span></text:span><text:span text:style-name="HTML_20_Code"><text:span text:style-name="T2"> {</text:span></text:span></text:p>
      <text:p text:style-name="P34" loext:marker-style-name="T2"><text:span text:style-name="HTML_20_Code"><text:span text:style-name="T2"><text:s text:c="4"/>Files.write(path, </text:span></text:span><text:span text:style-name="hljs-string"><text:span text:style-name="T2">"Привет, NIO!"</text:span></text:span><text:span text:style-name="HTML_20_Code"><text:span text:style-name="T2">.getBytes());</text:span></text:span></text:p>
      <text:p text:style-name="P34" loext:marker-style-name="T2"><text:span text:style-name="HTML_20_Code"><text:span text:style-name="T2"><text:s text:c="4"/>System.out.println(</text:span></text:span><text:span text:style-name="hljs-string"><text:span text:style-name="T2">"Файл создан и данные записаны"</text:span></text:span><text:span text:style-name="HTML_20_Code"><text:span text:style-name="T2">);</text:span></text:span></text:p>
      <text:p text:style-name="P34" loext:marker-style-name="T2"><text:span text:style-name="HTML_20_Code"><text:span text:style-name="T2">} </text:span></text:span><text:span text:style-name="hljs-keyword"><text:span text:style-name="T2">catch</text:span></text:span><text:span text:style-name="HTML_20_Code"><text:span text:style-name="T2"> (IOException e) {</text:span></text:span></text:p>
      <text:p text:style-name="P34" loext:marker-style-name="T2"><text:span text:style-name="HTML_20_Code"><text:span text:style-name="T2"><text:s text:c="4"/>e.printStackTrace();</text:span></text:span></text:p>
      <text:p text:style-name="P34" loext:marker-style-name="T2"><text:span text:style-name="HTML_20_Code"><text:span text:style-name="T2">}</text:span></text:span></text:p>
      <text:p text:style-name="P32" loext:marker-style-name="T2"><text:span text:style-name="HTML_20_Code"><text:span text:style-name="T2"/></text:span></text:p>
      <text:p text:style-name="P34" loext:marker-style-name="T2"><text:span text:style-name="hljs-comment"><text:span text:style-name="T2">// Чтение файла</text:span></text:span></text:p>
      <text:p text:style-name="P34" loext:marker-style-name="T2"><text:span text:style-name="hljs-keyword"><text:span text:style-name="T2">try</text:span></text:span><text:span text:style-name="HTML_20_Code"><text:span text:style-name="T2"> {</text:span></text:span></text:p>
      <text:p text:style-name="P34" loext:marker-style-name="T2"><text:span text:style-name="HTML_20_Code"><text:span text:style-name="T2"><text:s text:c="4"/></text:span></text:span><text:span text:style-name="hljs-type"><text:span text:style-name="T2">String</text:span></text:span><text:span text:style-name="HTML_20_Code"><text:span text:style-name="T2"> </text:span></text:span><text:span text:style-name="hljs-variable"><text:span text:style-name="T2">content</text:span></text:span><text:span text:style-name="HTML_20_Code"><text:span text:style-name="T2"> </text:span></text:span><text:span text:style-name="hljs-operator"><text:span text:style-name="T2">=</text:span></text:span><text:span text:style-name="HTML_20_Code"><text:span text:style-name="T2"> Files.readString(path);</text:span></text:span></text:p>
      <text:p text:style-name="P34" loext:marker-style-name="T2"><text:span text:style-name="HTML_20_Code"><text:span text:style-name="T2"><text:s text:c="4"/>System.out.println(</text:span></text:span><text:span text:style-name="hljs-string"><text:span text:style-name="T2">"Содержимое файла: "</text:span></text:span><text:span text:style-name="HTML_20_Code"><text:span text:style-name="T2"> + content);</text:span></text:span></text:p>
      <text:p text:style-name="P34" loext:marker-style-name="T2"><text:span text:style-name="HTML_20_Code"><text:span text:style-name="T2">} </text:span></text:span><text:span text:style-name="hljs-keyword"><text:span text:style-name="T2">catch</text:span></text:span><text:span text:style-name="HTML_20_Code"><text:span text:style-name="T2"> (IOException e) {</text:span></text:span></text:p>
      <text:p text:style-name="P34" loext:marker-style-name="T2"><text:span text:style-name="HTML_20_Code"><text:span text:style-name="T2"><text:s text:c="4"/>e.printStackTrace();</text:span></text:span></text:p>
      <text:p text:style-name="P34" loext:marker-style-name="T2"><text:span text:style-name="HTML_20_Code"><text:span text:style-name="T2">}</text:span></text:span></text:p>
      <text:p text:style-name="P152"><draw:rect text:anchor-type="as-char" draw:z-index="7" draw:style-name="gr1" draw:text-style-name="P362" svg:width="6.2685in" svg:height="0.0012in"><text:p/></draw:rect></text:p>
      <text:h text:style-name="P38" text:outline-level="3" loext:marker-style-name="T2"><text:span text:style-name="Strong_20_Emphasis"><text:span text:style-name="T13">6. Работа с файлами в потоках (java.util.stream)</text:span></text:span></text:h>
      <text:p text:style-name="P44" loext:marker-style-name="T2"><text:span text:style-name="T2">NIO поддерживает обработку файлов через потоки.</text:span></text:p>
      <text:p text:style-name="P44" loext:marker-style-name="T2"><text:span text:style-name="Strong_20_Emphasis"><text:span text:style-name="T2">Пример чтения файла через потоки:</text:span></text:span></text:p>
      <text:p text:style-name="P34" loext:marker-style-name="T2"><text:span text:style-name="hljs-keyword"><text:span text:style-name="T2">import</text:span></text:span><text:span text:style-name="HTML_20_Code"><text:span text:style-name="T2"> java.nio.file.*;</text:span></text:span></text:p>
      <text:p text:style-name="P34" loext:marker-style-name="T2"><text:span text:style-name="hljs-keyword"><text:span text:style-name="T2">import</text:span></text:span><text:span text:style-name="HTML_20_Code"><text:span text:style-name="T2"> java.util.stream.Stream;</text:span></text:span></text:p>
      <text:p text:style-name="P32" loext:marker-style-name="T2"><text:span text:style-name="HTML_20_Code"><text:span text:style-name="T2"/></text:span></text:p>
      <text:p text:style-name="P34" loext:marker-style-name="T2"><text:span text:style-name="hljs-keyword"><text:span text:style-name="T2">try</text:span></text:span><text:span text:style-name="HTML_20_Code"><text:span text:style-name="T2"> (Stream&lt;String&gt; lines = Files.lines(Paths.get(</text:span></text:span><text:span text:style-name="hljs-string"><text:span text:style-name="T2">"example.txt"</text:span></text:span><text:span text:style-name="HTML_20_Code"><text:span text:style-name="T2">))) {</text:span></text:span></text:p>
      <text:p text:style-name="P34" loext:marker-style-name="T2"><text:span text:style-name="HTML_20_Code"><text:span text:style-name="T2"><text:s text:c="4"/>lines.forEach(System.out::println);</text:span></text:span></text:p>
      <text:p text:style-name="P34" loext:marker-style-name="T2"><text:span text:style-name="HTML_20_Code"><text:span text:style-name="T2">} </text:span></text:span><text:span text:style-name="hljs-keyword"><text:span text:style-name="T2">catch</text:span></text:span><text:span text:style-name="HTML_20_Code"><text:span text:style-name="T2"> (IOException e) {</text:span></text:span></text:p>
      <text:p text:style-name="P34" loext:marker-style-name="T2"><text:span text:style-name="HTML_20_Code"><text:span text:style-name="T2"><text:s text:c="4"/>e.printStackTrace();</text:span></text:span></text:p>
      <text:p text:style-name="P34" loext:marker-style-name="T2"><text:span text:style-name="HTML_20_Code"><text:span text:style-name="T2">}</text:span></text:span></text:p>
      <text:p text:style-name="P152"><draw:rect text:anchor-type="as-char" draw:z-index="8" draw:style-name="gr1" draw:text-style-name="P362" svg:width="6.2685in" svg:height="0.0012in"><text:p/></draw:rect></text:p>
      <text:p text:style-name="P109" loext:marker-style-name="T75"/>
      <text:p text:style-name="P112" loext:marker-style-name="T77"><text:span text:style-name="T77">Пример который нам давал Шараф Асрорович на уроке </text:span></text:p>
      <text:p text:style-name="P112" loext:marker-style-name="T75"><text:span text:style-name="T75">Файловый ввод и вывод </text:span></text:p>
      <text:p text:style-name="P109" loext:marker-style-name="T75"/>
      <text:p text:style-name="P112" loext:marker-style-name="T83"><text:s text:c="4"/><text:span text:style-name="T83">public static void main(String[] args) throws FileNotFoundException {</text:span></text:p>
      <text:p text:style-name="P112" loext:marker-style-name="T83"><text:span text:style-name="T83"><text:s text:c="8"/></text:span></text:p>
      <text:p text:style-name="P112" loext:marker-style-name="T83"><text:span text:style-name="T83"><text:s text:c="4"/>/* <text:s/>Scanner in = new Scanner(System.in); //</text:span>для<text:span text:style-name="T83"> </text:span>ввода</text:p>
      <text:p text:style-name="P112" loext:marker-style-name="T83"><text:span text:style-name="T83"><text:s text:c="8"/>int a,b,c;</text:span></text:p>
      <text:p text:style-name="P112" loext:marker-style-name="T83"><text:span text:style-name="T83"><text:s text:c="8"/>a = in.nextInt();</text:span></text:p>
      <text:p text:style-name="P112" loext:marker-style-name="T83"><text:soft-page-break/><text:span text:style-name="T83"><text:s text:c="8"/>b = in.nextInt();</text:span></text:p>
      <text:p text:style-name="P112" loext:marker-style-name="T83"><text:span text:style-name="T83"><text:s text:c="8"/>c = a + b;</text:span></text:p>
      <text:p text:style-name="P112" loext:marker-style-name="T83"><text:span text:style-name="T83"><text:s text:c="8"/>System.out.print(c) ;*\</text:span></text:p>
      <text:p text:style-name="P151" loext:marker-style-name="T83"/>
      <text:p text:style-name="P151" loext:marker-style-name="T83"/>
      <text:p text:style-name="P112" loext:marker-style-name="T83"><text:span text:style-name="T83"><text:s text:c="7"/>/* String fn;</text:span></text:p>
      <text:p text:style-name="P112" loext:marker-style-name="T83"><text:span text:style-name="T83"><text:s text:c="9"/>fn = “c:\\1.txt”;</text:span></text:p>
      <text:p text:style-name="P112" loext:marker-style-name="T83"><text:span text:style-name="T83"><text:s text:c="8"/>FileInputStream fin = new FileInputStream(fn);</text:span></text:p>
      <text:p text:style-name="P112" loext:marker-style-name="T83"><text:span text:style-name="T83"><text:s text:c="8"/>DataInputStream din = new DataInputStream(fin);</text:span></text:p>
      <text:p text:style-name="P112" loext:marker-style-name="T83"><text:span text:style-name="T83"><text:s text:c="8"/>int x,y;</text:span></text:p>
      <text:p text:style-name="P112" loext:marker-style-name="T83"><text:span text:style-name="T83"><text:s text:c="8"/>try { x.din.readInt(); } catch (Exception ex) {};</text:span></text:p>
      <text:p text:style-name="P112" loext:marker-style-name="T83"><text:span text:style-name="T83"><text:s text:c="7"/>try { <text:s/>y.din.readInt(); } catch (Exception ex) {};</text:span></text:p>
      <text:p text:style-name="P112" loext:marker-style-name="T83"><text:span text:style-name="T83"><text:s text:c="7"/>System.out.println(x+y);</text:span></text:p>
      <text:p text:style-name="P112" loext:marker-style-name="T83"><text:span text:style-name="T83"><text:s text:c="7"/>fn = “c:\\2.txt”;</text:span></text:p>
      <text:p text:style-name="P112" loext:marker-style-name="T83"><text:span text:style-name="T83"><text:s text:c="7"/>FileOutputStream fout = new FileOutputStream(fn);</text:span></text:p>
      <text:p text:style-name="P112" loext:marker-style-name="T83"><text:span text:style-name="T83"><text:s text:c="7"/>DataOutputStream dout = new DataOutputStream(fout);</text:span></text:p>
      <text:p text:style-name="P112" loext:marker-style-name="T83"><text:span text:style-name="T83"><text:s text:c="7"/>try { dout.writeByte(5); } catch (Exception ex) {};</text:span></text:p>
      <text:p text:style-name="P112" loext:marker-style-name="T83"><text:span text:style-name="T83"><text:s text:c="7"/>try { fout.flush(); } catch (Exception ex) {};*\</text:span></text:p>
      <text:p text:style-name="P151" loext:marker-style-name="T83"/>
      <text:p text:style-name="P151" loext:marker-style-name="T83"/>
      <text:p text:style-name="P151" loext:marker-style-name="T83"/>
      <text:p text:style-name="P112" loext:marker-style-name="T83"><text:span text:style-name="T83">/* <text:s/>string fn;</text:span></text:p>
      <text:p text:style-name="P112" loext:marker-style-name="T83"><text:span text:style-name="T83">fn = “c:\\1.txt”;</text:span></text:p>
      <text:p text:style-name="P112" loext:marker-style-name="T83"><text:span text:style-name="T83">FileRead frd = new FileReader (fn);</text:span></text:p>
      <text:p text:style-name="P112" loext:marker-style-name="T83"><text:span text:style-name="T83">Scanner in = new Scanner(frd);</text:span></text:p>
      <text:p text:style-name="P112" loext:marker-style-name="T83"><text:span text:style-name="T83">Int n;</text:span></text:p>
      <text:p text:style-name="P112" loext:marker-style-name="T83"><text:span text:style-name="T83">n = in.nextInt();</text:span></text:p>
      <text:p text:style-name="P112" loext:marker-style-name="T83"><text:span text:style-name="T83">fn = “c:\\2.txt”;</text:span></text:p>
      <text:p text:style-name="P112" loext:marker-style-name="T83"><text:span text:style-name="T83">FileWriter fwr = new FileWriter(fn);</text:span></text:p>
      <text:p text:style-name="P112" loext:marker-style-name="T83"><text:span text:style-name="T83">PrintWriter pwr = new PrintWriter(fwr);</text:span></text:p>
      <text:p text:style-name="P112" loext:marker-style-name="T83"><text:span text:style-name="T83">pwr.println(15);</text:span></text:p>
      <text:p text:style-name="P112" loext:marker-style-name="T83"><text:span text:style-name="T83">pwr.flush();</text:span></text:p>
      <text:p text:style-name="P112" loext:marker-style-name="T83"><text:span text:style-name="T83">pwr.close();*/</text:span></text:p>
      <text:p text:style-name="P151" loext:marker-style-name="T83"/>
      <text:p text:style-name="P151" loext:marker-style-name="T83"/>
      <text:p text:style-name="P151" loext:marker-style-name="T83"/>
      <text:p text:style-name="P112" loext:marker-style-name="T83"><text:span text:style-name="T83">string fn = “”;</text:span></text:p>
      <text:p text:style-name="P112" loext:marker-style-name="T83"><text:span text:style-name="T83">//fn = “ c:\\1.txt”;</text:span></text:p>
      <text:p text:style-name="P112" loext:marker-style-name="T83"><text:span text:style-name="T83">JFileChooser fch = new JFileChooser( “c:\\”);</text:span></text:p>
      <text:p text:style-name="P112" loext:marker-style-name="T83"><text:span text:style-name="T83">int fc_res = fch.showDialog( null, “</text:span>Выбирайте<text:span text:style-name="T83"> </text:span>файл<text:span text:style-name="T83">”);</text:span></text:p>
      <text:p text:style-name="P112" loext:marker-style-name="T83"><text:span text:style-name="T83">If (fc_res == JFileChooser.APPROVE_OPTION) <text:s/></text:span></text:p>
      <text:p text:style-name="P112" loext:marker-style-name="T83"><text:span text:style-name="T83"><text:s text:c="14"/>fn = fch.getSelectedFile().toString </text:span></text:p>
      <text:p text:style-name="P112" loext:marker-style-name="T83"><text:span text:style-name="T83"><text:s/>FileRead frd = new FileReader (fn);</text:span></text:p>
      <text:p text:style-name="P112" loext:marker-style-name="T83"><text:span text:style-name="T83">Scanner in = new Scanner(frd);</text:span></text:p>
      <text:p text:style-name="P112" loext:marker-style-name="T83"><text:span text:style-name="T83">Int n;</text:span></text:p>
      <text:p text:style-name="P112" loext:marker-style-name="T83"><text:span text:style-name="T83">n = in.nextInt();</text:span></text:p>
      <text:p text:style-name="P112" loext:marker-style-name="T83"><text:span text:style-name="T83">fn = “c:\\2.txt”;</text:span></text:p>
      <text:p text:style-name="P112" loext:marker-style-name="T83"><text:span text:style-name="T83">FileWriter fwr = new FileWriter(fn);</text:span></text:p>
      <text:p text:style-name="P112" loext:marker-style-name="T83"><text:span text:style-name="T83">PrintWriter pwr = new PrintWriter(fwr);</text:span></text:p>
      <text:p text:style-name="P112" loext:marker-style-name="T83"><text:span text:style-name="T83">pwr.println(15);</text:span></text:p>
      <text:p text:style-name="P112" loext:marker-style-name="T83"><text:span text:style-name="T83">pwr.flush();</text:span></text:p>
      <text:p text:style-name="P112" loext:marker-style-name="T83"><text:span text:style-name="T83">pwr.close();</text:span></text:p>
      <text:p text:style-name="P151" loext:marker-style-name="T83"><text:soft-page-break/></text:p>
      <text:p text:style-name="P112"><text:span text:style-name="T83"><text:s text:c="4"/></text:span>}</text:p>
      <text:p text:style-name="P112">}</text:p>
      <text:p text:style-name="P112"/>
      <text:p text:style-name="P112"/>
      <text:p text:style-name="P152" loext:marker-style-name="T33"><text:span text:style-name="T32">20.</text:span><text:span text:style-name="T33"> Способы работы с базами данных</text:span></text:p>
      <text:p text:style-name="P157"/>
      <text:p text:style-name="P44"><text:span text:style-name="T40">JDBC (Java Database Connectivity)</text:span>:</text:p>
      <text:p text:style-name="P45" loext:marker-style-name="T75"><text:span text:style-name="T75">JDBC — это стандартный API, который позволяет Java-приложениям взаимодействовать с различными базами данных</text:span><text:span text:style-name="T77"> </text:span>для выполнения SQL-запросов, обновления данных и получения результатов.<text:span text:style-name="T75">. JDBC предоставляет набор интерфейсов и классов, которые используются для выполнения операций с базами данных, таких как создание таблиц, вставка, выборка и обновление данных.</text:span></text:p>
      <text:p text:style-name="P45" loext:marker-style-name="T75"><text:span text:style-name="T78">Пример использования JDBC:</text:span></text:p>
      <text:p text:style-name="P158" loext:marker-style-name="T86"><text:span text:style-name="T85">import</text:span><text:span text:style-name="T86"> </text:span><text:span text:style-name="T24">java.sql.Connection;</text:span></text:p>
      <text:p text:style-name="P158" loext:marker-style-name="T86"><text:span text:style-name="T85">import</text:span><text:span text:style-name="T86"> </text:span><text:span text:style-name="T24">java.sql.DriverManager;</text:span></text:p>
      <text:p text:style-name="P158" loext:marker-style-name="T86"><text:span text:style-name="T85">import</text:span><text:span text:style-name="T86"> </text:span><text:span text:style-name="T24">java.sql.SQLException;</text:span></text:p>
      <text:p text:style-name="P158" loext:marker-style-name="T86"><text:span text:style-name="T85">import</text:span><text:span text:style-name="T86"> </text:span><text:span text:style-name="T24">java.sql.Statement;</text:span></text:p>
      <text:p text:style-name="P158" loext:marker-style-name="T86"><text:span text:style-name="T86"> </text:span></text:p>
      <text:p text:style-name="P158" loext:marker-style-name="T86"><text:span text:style-name="T85">public</text:span><text:span text:style-name="T86"> </text:span><text:span text:style-name="T85">class</text:span><text:span text:style-name="T86"> </text:span><text:span text:style-name="T24">JdbcExample {</text:span></text:p>
      <text:p text:style-name="P158" loext:marker-style-name="T86"><text:span text:style-name="T87">    </text:span><text:span text:style-name="T85">public</text:span><text:span text:style-name="T86"> </text:span><text:span text:style-name="T85">static</text:span><text:span text:style-name="T86"> </text:span><text:span text:style-name="T85">void</text:span><text:span text:style-name="T86"> </text:span><text:span text:style-name="T24">main(String[] args) {</text:span></text:p>
      <text:p text:style-name="P158" loext:marker-style-name="T86"><text:span text:style-name="T87">        </text:span><text:span text:style-name="T24">String url = </text:span><text:span text:style-name="T88">"jdbc:mysql://localhost:3306/mydb"</text:span><text:span text:style-name="T24">;</text:span></text:p>
      <text:p text:style-name="P158" loext:marker-style-name="T86"><text:span text:style-name="T87">        </text:span><text:span text:style-name="T24">String username = </text:span><text:span text:style-name="T88">"root"</text:span><text:span text:style-name="T24">;</text:span></text:p>
      <text:p text:style-name="P158" loext:marker-style-name="T86"><text:span text:style-name="T87">        </text:span><text:span text:style-name="T24">String password = </text:span><text:span text:style-name="T88">"password"</text:span><text:span text:style-name="T24">;</text:span></text:p>
      <text:p text:style-name="P158" loext:marker-style-name="T86"><text:span text:style-name="T86"> </text:span></text:p>
      <text:p text:style-name="P158" loext:marker-style-name="T86"><text:span text:style-name="T87">        </text:span><text:span text:style-name="T85">try</text:span><text:span text:style-name="T86"> </text:span><text:span text:style-name="T24">{</text:span></text:p>
      <text:p text:style-name="P158" loext:marker-style-name="T86"><text:span text:style-name="T87">            </text:span><text:span text:style-name="T24">Connection connection = DriverManager.getConnection(url, username, password);</text:span></text:p>
      <text:p text:style-name="P158" loext:marker-style-name="T86"><text:span text:style-name="T87">            </text:span><text:span text:style-name="T24">Statement statement = connection.createStatement();</text:span></text:p>
      <text:p text:style-name="P158" loext:marker-style-name="T86"><text:span text:style-name="T87">            </text:span><text:span text:style-name="T24">statement.executeUpdate(</text:span><text:span text:style-name="T88">"CREATE TABLE users (id INT, name VARCHAR(50))"</text:span><text:span text:style-name="T24">);</text:span></text:p>
      <text:p text:style-name="P158" loext:marker-style-name="T86"><text:span text:style-name="T87">            </text:span><text:span text:style-name="T24">statement.executeUpdate(</text:span><text:span text:style-name="T88">"INSERT INTO users (id, name) VALUES (1, 'John Doe')"</text:span><text:span text:style-name="T24">);</text:span></text:p>
      <text:p text:style-name="P158" loext:marker-style-name="T86"><text:span text:style-name="T86"> </text:span></text:p>
      <text:p text:style-name="P158" loext:marker-style-name="T86"><text:span text:style-name="T87">            </text:span><text:span text:style-name="T24">connection.close();</text:span></text:p>
      <text:p text:style-name="P158" loext:marker-style-name="T86"><text:span text:style-name="T87">        </text:span><text:span text:style-name="T24">} </text:span><text:span text:style-name="T85">catch</text:span><text:span text:style-name="T86"> </text:span><text:span text:style-name="T24">(SQLException e) {</text:span></text:p>
      <text:p text:style-name="P158" loext:marker-style-name="T86"><text:span text:style-name="T87">            </text:span><text:span text:style-name="T24">e.printStackTrace();</text:span></text:p>
      <text:p text:style-name="P158" loext:marker-style-name="T86"><text:span text:style-name="T87">        </text:span><text:span text:style-name="T24">}</text:span></text:p>
      <text:p text:style-name="P158" loext:marker-style-name="T86"><text:soft-page-break/><text:span text:style-name="T87">    </text:span><text:span text:style-name="T24">}</text:span></text:p>
      <text:p text:style-name="P158" loext:marker-style-name="T86"><text:span text:style-name="T24">}</text:span></text:p>
      <text:p text:style-name="P153" loext:marker-style-name="T35"><text:span text:style-name="T34">JPA (Java Persistence API)</text:span><text:span text:style-name="T35">:</text:span></text:p>
      <text:p text:style-name="P153" loext:marker-style-name="T62"><text:span text:style-name="T60">JPA — это спецификация Java EE, которая обеспечивает удобный и стандартизированный способ работы с базами данных на Java. JPA использует объектно-реляционное отображение (ORM) для сопоставления Java-объектов с таблицами базы данных. Это позволяет разработчикам работать с объектами и классами, а не с SQL-запросами.</text:span></text:p>
      <text:p text:style-name="P159" loext:marker-style-name="T62"><text:span text:style-name="T60">Пример использования JPA:</text:span></text:p>
      <text:p text:style-name="P158" loext:marker-style-name="T86"><text:span text:style-name="T85">import</text:span><text:span text:style-name="T86"> </text:span><text:span text:style-name="T24">javax.persistence.EntityManager;</text:span></text:p>
      <text:p text:style-name="P158" loext:marker-style-name="T86"><text:span text:style-name="T85">import</text:span><text:span text:style-name="T86"> </text:span><text:span text:style-name="T24">javax.persistence.EntityManagerFactory;</text:span></text:p>
      <text:p text:style-name="P158" loext:marker-style-name="T86"><text:span text:style-name="T85">import</text:span><text:span text:style-name="T86"> </text:span><text:span text:style-name="T24">javax.persistence.Persistence;</text:span></text:p>
      <text:p text:style-name="P158" loext:marker-style-name="T86"><text:span text:style-name="T86"> </text:span></text:p>
      <text:p text:style-name="P158" loext:marker-style-name="T86"><text:span text:style-name="T85">public</text:span><text:span text:style-name="T86"> </text:span><text:span text:style-name="T85">class</text:span><text:span text:style-name="T86"> </text:span><text:span text:style-name="T24">JpaExample {</text:span></text:p>
      <text:p text:style-name="P158" loext:marker-style-name="T86"><text:span text:style-name="T87">    </text:span><text:span text:style-name="T85">public</text:span><text:span text:style-name="T86"> </text:span><text:span text:style-name="T85">static</text:span><text:span text:style-name="T86"> </text:span><text:span text:style-name="T85">void</text:span><text:span text:style-name="T86"> </text:span><text:span text:style-name="T24">main(String[] args) {</text:span></text:p>
      <text:p text:style-name="P158" loext:marker-style-name="T86"><text:span text:style-name="T87">        </text:span><text:span text:style-name="T24">EntityManagerFactory emf = Persistence.createEntityManagerFactory(</text:span><text:span text:style-name="T88">"my-pu"</text:span><text:span text:style-name="T24">);</text:span></text:p>
      <text:p text:style-name="P158" loext:marker-style-name="T86"><text:span text:style-name="T87">        </text:span><text:span text:style-name="T24">EntityManager em = emf.createEntityManager();</text:span></text:p>
      <text:p text:style-name="P158" loext:marker-style-name="T86"><text:span text:style-name="T86"> </text:span></text:p>
      <text:p text:style-name="P158" loext:marker-style-name="T86"><text:span text:style-name="T87">        </text:span><text:span text:style-name="T24">em.getTransaction().begin();</text:span></text:p>
      <text:p text:style-name="P158" loext:marker-style-name="T86"><text:span text:style-name="T87">        </text:span><text:span text:style-name="T24">User user = </text:span><text:span text:style-name="T85">new</text:span><text:span text:style-name="T86"> </text:span><text:span text:style-name="T24">User();</text:span></text:p>
      <text:p text:style-name="P158" loext:marker-style-name="T86"><text:span text:style-name="T87">        </text:span><text:span text:style-name="T24">user.setId(</text:span><text:span text:style-name="T89">1</text:span><text:span text:style-name="T24">);</text:span></text:p>
      <text:p text:style-name="P158" loext:marker-style-name="T86"><text:span text:style-name="T87">        </text:span><text:span text:style-name="T24">user.setName(</text:span><text:span text:style-name="T88">"John Doe"</text:span><text:span text:style-name="T24">);</text:span></text:p>
      <text:p text:style-name="P158" loext:marker-style-name="T86"><text:span text:style-name="T87">        </text:span><text:span text:style-name="T24">em.persist(user);</text:span></text:p>
      <text:p text:style-name="P158" loext:marker-style-name="T86"><text:span text:style-name="T87">        </text:span><text:span text:style-name="T24">em.getTransaction().commit();</text:span></text:p>
      <text:p text:style-name="P158" loext:marker-style-name="T86"><text:span text:style-name="T86"> </text:span></text:p>
      <text:p text:style-name="P158" loext:marker-style-name="T86"><text:span text:style-name="T87">        </text:span><text:span text:style-name="T24">em.close();</text:span></text:p>
      <text:p text:style-name="P158" loext:marker-style-name="T86"><text:span text:style-name="T87">        </text:span><text:span text:style-name="T24">emf.close();</text:span></text:p>
      <text:p text:style-name="P158" loext:marker-style-name="T86"><text:span text:style-name="T87">    </text:span><text:span text:style-name="T24">}</text:span></text:p>
      <text:p text:style-name="P158" loext:marker-style-name="T86"><text:span text:style-name="T24">}</text:span></text:p>
      <text:p text:style-name="P160" loext:marker-style-name="T86"/>
      <text:p text:style-name="P160" loext:marker-style-name="T86"/>
      <text:p text:style-name="P160" loext:marker-style-name="T86"/>
      <text:p text:style-name="P160" loext:marker-style-name="T86"/>
      <text:p text:style-name="P158" loext:marker-style-name="T86"><text:span text:style-name="T61">Hibernate</text:span></text:p>
      <text:p text:style-name="P155" loext:marker-style-name="T62"><text:span text:style-name="T62">Hibernate — это популярная реализация JPA, которая предоставляет дополнительные возможности и производительность для работы с базами данных на Java. Hibernate может использоваться как самостоятельная библиотека или интегрироваться с Java EE и Spring фреймворками.</text:span></text:p>
      <text:p text:style-name="P155" loext:marker-style-name="T62"><text:soft-page-break/><text:span text:style-name="T62">Пример использования Hibernate:</text:span></text:p>
      <text:p text:style-name="P158" loext:marker-style-name="T86"><text:span text:style-name="T85">import</text:span><text:span text:style-name="T86"> </text:span><text:span text:style-name="T24">org.hibernate.Session;</text:span></text:p>
      <text:p text:style-name="P158" loext:marker-style-name="T86"><text:span text:style-name="T85">import</text:span><text:span text:style-name="T86"> </text:span><text:span text:style-name="T24">org.hibernate.SessionFactory;</text:span></text:p>
      <text:p text:style-name="P158" loext:marker-style-name="T86"><text:span text:style-name="T85">import</text:span><text:span text:style-name="T86"> </text:span><text:span text:style-name="T24">org.hibernate.cfg.Configuration;</text:span></text:p>
      <text:p text:style-name="P158" loext:marker-style-name="T86"><text:span text:style-name="T86"> </text:span></text:p>
      <text:p text:style-name="P158" loext:marker-style-name="T86"><text:span text:style-name="T85">public</text:span><text:span text:style-name="T86"> </text:span><text:span text:style-name="T85">class</text:span><text:span text:style-name="T86"> </text:span><text:span text:style-name="T24">HibernateExample {</text:span></text:p>
      <text:p text:style-name="P158" loext:marker-style-name="T86"><text:span text:style-name="T87">    </text:span><text:span text:style-name="T85">public</text:span><text:span text:style-name="T86"> </text:span><text:span text:style-name="T85">static</text:span><text:span text:style-name="T86"> </text:span><text:span text:style-name="T85">void</text:span><text:span text:style-name="T86"> </text:span><text:span text:style-name="T24">main(String[] args) {</text:span></text:p>
      <text:p text:style-name="P158" loext:marker-style-name="T86"><text:span text:style-name="T87">        </text:span><text:span text:style-name="T24">Configuration configuration = </text:span><text:span text:style-name="T85">new</text:span><text:span text:style-name="T86"> </text:span><text:span text:style-name="T24">Configuration().configure();</text:span></text:p>
      <text:p text:style-name="P158" loext:marker-style-name="T86"><text:span text:style-name="T87">        </text:span><text:span text:style-name="T24">SessionFactory sessionFactory = configuration.buildSessionFactory();</text:span></text:p>
      <text:p text:style-name="P158" loext:marker-style-name="T86"><text:span text:style-name="T87">        </text:span><text:span text:style-name="T24">Session session = sessionFactory.openSession();</text:span></text:p>
      <text:p text:style-name="P158" loext:marker-style-name="T86"><text:span text:style-name="T86"> </text:span></text:p>
      <text:p text:style-name="P158" loext:marker-style-name="T86"><text:span text:style-name="T87">        </text:span><text:span text:style-name="T24">session.beginTransaction();</text:span></text:p>
      <text:p text:style-name="P158" loext:marker-style-name="T86"><text:span text:style-name="T87">        </text:span><text:span text:style-name="T24">User user = </text:span><text:span text:style-name="T85">new</text:span><text:span text:style-name="T86"> </text:span><text:span text:style-name="T24">User();</text:span></text:p>
      <text:p text:style-name="P158" loext:marker-style-name="T86"><text:span text:style-name="T87">        </text:span><text:span text:style-name="T24">user.setId(</text:span><text:span text:style-name="T89">1</text:span><text:span text:style-name="T24">);</text:span></text:p>
      <text:p text:style-name="P158" loext:marker-style-name="T86"><text:span text:style-name="T87">        </text:span><text:span text:style-name="T24">user.setName(</text:span><text:span text:style-name="T88">"John Doe"</text:span><text:span text:style-name="T24">);</text:span></text:p>
      <text:p text:style-name="P158" loext:marker-style-name="T86"><text:span text:style-name="T87">        </text:span><text:span text:style-name="T24">session.save(user);</text:span></text:p>
      <text:p text:style-name="P158" loext:marker-style-name="T86"><text:span text:style-name="T87">        </text:span><text:span text:style-name="T24">session.getTransaction().commit();</text:span></text:p>
      <text:p text:style-name="P158" loext:marker-style-name="T86"><text:span text:style-name="T86"> </text:span></text:p>
      <text:p text:style-name="P158" loext:marker-style-name="T86"><text:span text:style-name="T87">        </text:span><text:span text:style-name="T24">session.close();</text:span></text:p>
      <text:p text:style-name="P158" loext:marker-style-name="T86"><text:span text:style-name="T87">        </text:span><text:span text:style-name="T24">sessionFactory.close();</text:span></text:p>
      <text:p text:style-name="P158" loext:marker-style-name="T86"><text:span text:style-name="T87">    </text:span><text:span text:style-name="T24">}</text:span></text:p>
      <text:p text:style-name="P158" loext:marker-style-name="T86"><text:span text:style-name="T24">}</text:span></text:p>
      <text:p text:style-name="P105" loext:marker-style-name="T62"/>
      <text:p text:style-name="P105" loext:marker-style-name="T62"/>
      <text:p text:style-name="P105" loext:marker-style-name="T62"/>
      <text:p text:style-name="P155" loext:marker-style-name="T36"><text:span text:style-name="T63">21.</text:span><text:span text:style-name="T36"> Классы для работы с базами данных</text:span></text:p>
      <text:p text:style-name="P44" loext:marker-style-name="T2">Взаимодействие с хранилищами электронных структурированных материалов может осуществляться в Java при помощи main interfaces. </text:p>
      <text:p text:style-name="P44" loext:marker-style-name="T2"><text:span text:style-name="T2">В Java для работы с базами данных используются различные классы и интерфейсы, основанные на двух основных подходах: через JDBC (Java Database Connectivity) и через JPA (Java Persistence API). Ниже представлены ключевые классы для каждого из подходов:</text:span></text:p>
      <text:h text:style-name="P39" text:outline-level="3" loext:marker-style-name="T11"><text:soft-page-break/><text:span text:style-name="T11">JDBC</text:span></text:h>
      <text:p text:style-name="P152"/>
      <text:list text:style-name="WWNum4">
        <text:list-item>
          <text:p text:style-name="P161" loext:marker-style-name="T10"><text:span text:style-name="Strong_20_Emphasis"><text:span text:style-name="T10">DriverManager</text:span></text:span><text:span text:style-name="T10">: Этот класс управляет списком драйверов баз данных. Он используется для установки соединения с базой данных.</text:span></text:p>
        </text:list-item>
        <text:list-item>
          <text:p text:style-name="P162" loext:marker-style-name="T10"><text:span text:style-name="Strong_20_Emphasis"><text:span text:style-name="T10">Connection</text:span></text:span><text:span text:style-name="T10">: Представляет соединение с базой данных. С его помощью можно создавать объекты Statement для выполнения запросов.</text:span></text:p>
        </text:list-item>
        <text:list-item>
          <text:p text:style-name="P162" loext:marker-style-name="T10"><text:span text:style-name="Strong_20_Emphasis"><text:span text:style-name="T10">Statement</text:span></text:span><text:span text:style-name="T10">: Используется для выполнения статических SQL-запросов без параметров.</text:span><text:span text:style-name="T12"> </text:span><text:span text:style-name="T35">Задействован для доступа к БД при решении общих вопросов. Активно применяется на практике со static SQL. А именно – выражениями во время функционирования утилиты. Не принимает параметры.</text:span></text:p>
        </text:list-item>
        <text:list-item>
          <text:p text:style-name="P162" loext:marker-style-name="T10"><text:span text:style-name="Strong_20_Emphasis"><text:span text:style-name="T10">PreparedStatement</text:span></text:span><text:span text:style-name="T10">: Подкласс</text:span><text:span text:style-name="apple-converted-space"><text:span text:style-name="T10"> </text:span></text:span><text:span text:style-name="HTML_20_Code"><text:span text:style-name="T9">Statement</text:span></text:span><text:span text:style-name="T10">, позволяющий выполнить SQL-запросы с одним или несколькими входными параметрами.</text:span><text:span text:style-name="T12"> </text:span><text:span text:style-name="T35">Интерфейс, напоминающий предыдущий.</text:span></text:p>
        </text:list-item>
        <text:list-item>
          <text:p text:style-name="P162" loext:marker-style-name="T10"><text:span text:style-name="Strong_20_Emphasis"><text:span text:style-name="T10">CallableStatement</text:span></text:span><text:span text:style-name="T10">: Подкласс</text:span><text:span text:style-name="apple-converted-space"><text:span text:style-name="T10"> </text:span></text:span><text:span text:style-name="HTML_20_Code"><text:span text:style-name="T9">PreparedStatement</text:span></text:span><text:span text:style-name="T10">, используемый для выполнения хранимых процедур.</text:span><text:span text:style-name="T35"> Помогает заполучить доступ к разнообразным процедурам «хранилищ структурированных данных». Как и предыдущий вариант, принимает параметры в процессе функционирования контента.</text:span></text:p>
        </text:list-item>
        <text:list-item>
          <text:p text:style-name="P163" loext:marker-style-name="T10"><text:span text:style-name="Strong_20_Emphasis"><text:span text:style-name="T10">ResultSet</text:span></text:span><text:span text:style-name="T10">: Представляет результат выполнения запроса. Позволяет построчно читать данные из таблицы.</text:span></text:p>
        </text:list-item>
      </text:list>
      <text:h text:style-name="P39" text:outline-level="3" loext:marker-style-name="T10"><text:span text:style-name="T10">JPA</text:span></text:h>
      <text:p text:style-name="P152"/>
      <text:p text:style-name="P152" loext:marker-style-name="T10"><text:span text:style-name="Strong_20_Emphasis"><text:span text:style-name="T10">Классы</text:span></text:span><text:span text:style-name="T10">:</text:span></text:p>
      <text:list text:style-name="WWNum5">
        <text:list-item>
          <text:p text:style-name="P164" loext:marker-style-name="T10"><text:span text:style-name="Strong_20_Emphasis"><text:span text:style-name="T10">Query</text:span></text:span><text:span text:style-name="T10">: Используется для выполнения запросов, которые могут быть как простыми SQL-запросами, так и запросами на языке JPQL (Java Persistence Query Language).</text:span></text:p>
        </text:list-item>
      </text:list>
      <text:p text:style-name="P152"><text:span text:style-name="Strong_20_Emphasis"><text:span text:style-name="T10">Интерфейсы</text:span></text:span><text:span text:style-name="T10">:</text:span></text:p>
      <text:list text:continue-numbering="true" text:style-name="WWNum5">
        <text:list-item>
          <text:p text:style-name="P165" loext:marker-style-name="T10"><text:span text:style-name="Strong_20_Emphasis"><text:span text:style-name="T10">EntityManagerFactory</text:span></text:span><text:span text:style-name="T10">: Используется для создания</text:span><text:span text:style-name="apple-converted-space"><text:span text:style-name="T10"> </text:span></text:span><text:span text:style-name="HTML_20_Code"><text:span text:style-name="T9">EntityManager</text:span></text:span><text:span text:style-name="T10">. Обычно создаётся один раз на приложение.</text:span></text:p>
        </text:list-item>
        <text:list-item>
          <text:p text:style-name="P166" loext:marker-style-name="T10"><text:span text:style-name="Strong_20_Emphasis"><text:span text:style-name="T10">EntityManager</text:span></text:span><text:span text:style-name="T10">: Управляет персистентными сущностями (такими как объекты и их данные).</text:span></text:p>
        </text:list-item>
        <text:list-item>
          <text:p text:style-name="P166" loext:marker-style-name="T10"><text:span text:style-name="Strong_20_Emphasis"><text:span text:style-name="T10">EntityTransaction</text:span></text:span><text:span text:style-name="T10">: Управляет транзакциями для объектов, управляемых</text:span><text:span text:style-name="apple-converted-space"><text:span text:style-name="T10"> </text:span></text:span><text:span text:style-name="HTML_20_Code"><text:span text:style-name="T9">EntityManager</text:span></text:span><text:span text:style-name="T10">.</text:span></text:p>
        </text:list-item>
        <text:list-item>
          <text:p text:style-name="P167" loext:marker-style-name="T10"><text:span text:style-name="Strong_20_Emphasis"><text:span text:style-name="T10">CriteriaBuilder</text:span></text:span><text:span text:style-name="T10">: Используется для создания критериев запросов для поиска и выборки данных, что позволяет строить типобезопасные SQL-запросы в рантайме.</text:span></text:p>
        </text:list-item>
      </text:list>
      <text:p text:style-name="P44" loext:marker-style-name="T2"><text:span text:style-name="T2">Эти классы и интерфейсы предоставляют мощные инструменты для работы с базами данных в Java, позволяя разработчикам выбирать подходящий уровень абстракции в зависимости от задачи.</text:span></text:p>
      <text:list xml:id="list201455397835971" text:continue-list="list2405610348" text:style-name="WWNum8">
        <text:list-item>
          <text:p text:style-name="P43" loext:marker-style-name="T38"><text:span text:style-name="T90">﻿﻿﻿</text:span><text:span text:style-name="T37">Способы подключения баз данных</text:span></text:p>
        </text:list-item>
      </text:list>
      <text:p text:style-name="P44" loext:marker-style-name="T2"><text:span text:style-name="T2">одключение к базе данных в Java может осуществляться различными способами в зависимости от используемой технологии. Для обеспечения связи с базой данных чаще всего </text:span><text:soft-page-break/><text:span text:style-name="T2">используются JDBC и JPA, а также различные фреймворки, такие как Spring Data JPA. Ниже представлены основные методы подключения к базам данных:</text:span></text:p>
      <text:h text:style-name="P39" text:outline-level="3" loext:marker-style-name="T10"><text:span text:style-name="T10">1. Использование JDBC</text:span></text:h>
      <text:p text:style-name="P44" loext:marker-style-name="T2"><text:span text:style-name="T2">JDBC (Java Database Connectivity) предоставляет низкоуровневый API для взаимодействия с базами данных. Подключение к базе данных с использованием JDBC включает в себя следующие шаги:</text:span></text:p>
      <text:list text:continue-list="list3235214936" text:style-name="WWNum9">
        <text:list-item>
          <text:p text:style-name="P142" loext:marker-style-name="T10"><text:span text:style-name="Strong_20_Emphasis"><text:span text:style-name="T10">Загрузка JDBC драйвера</text:span></text:span><text:span text:style-name="T10">: Для каждой базы данных требуется свой драйвер. Драйвер нужно загрузить и зарегистрировать перед установлением соединения.</text:span></text:p>
        </text:list-item>
        <text:list-item>
          <text:p text:style-name="P144" loext:marker-style-name="T10"><text:span text:style-name="Strong_20_Emphasis"><text:span text:style-name="T10">Установление соединения</text:span></text:span><text:span text:style-name="T10">: С помощью класса</text:span><text:span text:style-name="apple-converted-space"><text:span text:style-name="T10"> </text:span></text:span><text:span text:style-name="HTML_20_Code"><text:span text:style-name="T9">DriverManager</text:span></text:span><text:span text:style-name="apple-converted-space"><text:span text:style-name="T10"> </text:span></text:span><text:span text:style-name="T10">осуществляется соединение с базой данных, используя URL базы данных и учетные данные пользователя.</text:span></text:p>
        </text:list-item>
        <text:list-item>
          <text:p text:style-name="P144" loext:marker-style-name="T10"><text:span text:style-name="Strong_20_Emphasis"><text:span text:style-name="T10">Создание Statement или PreparedStatement</text:span></text:span><text:span text:style-name="T10">: После установления соединения создаются объекты для выполнения SQL запросов.</text:span></text:p>
        </text:list-item>
        <text:list-item>
          <text:p text:style-name="P144" loext:marker-style-name="T10"><text:span text:style-name="Strong_20_Emphasis"><text:span text:style-name="T10">Выполнение запросов</text:span></text:span><text:span text:style-name="T10">: С помощью методов</text:span><text:span text:style-name="apple-converted-space"><text:span text:style-name="T10"> </text:span></text:span><text:span text:style-name="HTML_20_Code"><text:span text:style-name="T9">executeQuery</text:span></text:span><text:span text:style-name="T10">,</text:span><text:span text:style-name="apple-converted-space"><text:span text:style-name="T10"> </text:span></text:span><text:span text:style-name="HTML_20_Code"><text:span text:style-name="T9">executeUpdate</text:span></text:span><text:span text:style-name="apple-converted-space"><text:span text:style-name="T10"> </text:span></text:span><text:span text:style-name="T10">и</text:span><text:span text:style-name="apple-converted-space"><text:span text:style-name="T10"> </text:span></text:span><text:span text:style-name="HTML_20_Code"><text:span text:style-name="T9">execute</text:span></text:span><text:span text:style-name="apple-converted-space"><text:span text:style-name="T10"> </text:span></text:span><text:span text:style-name="T10">осуществляется выполнение SQL команд.</text:span></text:p>
        </text:list-item>
        <text:list-item>
          <text:p text:style-name="P144" loext:marker-style-name="T10"><text:span text:style-name="Strong_20_Emphasis"><text:span text:style-name="T10">Обработка ResultSet</text:span></text:span><text:span text:style-name="T10">: Результаты запросов обрабатываются через объект</text:span><text:span text:style-name="apple-converted-space"><text:span text:style-name="T10"> </text:span></text:span><text:span text:style-name="HTML_20_Code"><text:span text:style-name="T9">ResultSet</text:span></text:span><text:span text:style-name="T10">.</text:span></text:p>
        </text:list-item>
        <text:list-item>
          <text:p text:style-name="P143" loext:marker-style-name="T10"><text:span text:style-name="Strong_20_Emphasis"><text:span text:style-name="T10">Закрытие соединения</text:span></text:span><text:span text:style-name="T10">: После выполнения всех необходимых операций соединение закрывается для освобождения ресурсов.</text:span></text:p>
        </text:list-item>
      </text:list>
      <text:p text:style-name="P154"><text:span text:style-name="T92">Пример подключения может выглядеть так:</text:span></text:p>
      <text:p text:style-name="P35" loext:marker-style-name="T10"><text:span text:style-name="HTML_20_Code"><text:span text:style-name="T10">Connection dbConnection</text:span></text:span><text:span text:style-name="token"><text:span text:style-name="T93">;</text:span></text:span></text:p>
      <text:p text:style-name="P33" loext:marker-style-name="T10"><text:span text:style-name="HTML_20_Code"><text:span text:style-name="T10"/></text:span></text:p>
      <text:p text:style-name="P35" loext:marker-style-name="T10"><text:span text:style-name="token"><text:span text:style-name="T94">public</text:span></text:span><text:span text:style-name="HTML_20_Code"><text:span text:style-name="T10"> Connection </text:span></text:span><text:span text:style-name="token"><text:span text:style-name="T95">getDbConnection</text:span></text:span><text:span text:style-name="token"><text:span text:style-name="T93">()</text:span></text:span><text:span text:style-name="HTML_20_Code"><text:span text:style-name="T10"> </text:span></text:span><text:span text:style-name="token"><text:span text:style-name="T94">throws</text:span></text:span><text:span text:style-name="HTML_20_Code"><text:span text:style-name="T10"> ClassNotFoundException</text:span></text:span><text:span text:style-name="token"><text:span text:style-name="T93">,</text:span></text:span><text:span text:style-name="HTML_20_Code"><text:span text:style-name="T10"> SQLException </text:span></text:span><text:span text:style-name="token"><text:span text:style-name="T93">{</text:span></text:span></text:p>
      <text:p text:style-name="P35" loext:marker-style-name="T10"><text:span text:style-name="HTML_20_Code"><text:span text:style-name="T10"><text:tab/>String connectionString </text:span></text:span><text:span text:style-name="token"><text:span text:style-name="T96">=</text:span></text:span><text:span text:style-name="HTML_20_Code"><text:span text:style-name="T10"> </text:span></text:span><text:span text:style-name="token"><text:span text:style-name="T97">"jdbc:mysql://"</text:span></text:span><text:span text:style-name="HTML_20_Code"><text:span text:style-name="T10"> </text:span></text:span><text:span text:style-name="token"><text:span text:style-name="T96">+</text:span></text:span><text:span text:style-name="HTML_20_Code"><text:span text:style-name="T10"> dbHost </text:span></text:span><text:span text:style-name="token"><text:span text:style-name="T96">+</text:span></text:span><text:span text:style-name="HTML_20_Code"><text:span text:style-name="T10"> </text:span></text:span><text:span text:style-name="token"><text:span text:style-name="T97">":"</text:span></text:span><text:span text:style-name="HTML_20_Code"><text:span text:style-name="T10"> </text:span></text:span><text:span text:style-name="token"><text:span text:style-name="T96">+</text:span></text:span><text:span text:style-name="HTML_20_Code"><text:span text:style-name="T10"> dbPort </text:span></text:span><text:span text:style-name="token"><text:span text:style-name="T96">+</text:span></text:span><text:span text:style-name="HTML_20_Code"><text:span text:style-name="T10"> </text:span></text:span><text:span text:style-name="token"><text:span text:style-name="T97">"/"</text:span></text:span><text:span text:style-name="HTML_20_Code"><text:span text:style-name="T10"> </text:span></text:span><text:span text:style-name="token"><text:span text:style-name="T96">+</text:span></text:span><text:span text:style-name="HTML_20_Code"><text:span text:style-name="T10"> dbName</text:span></text:span><text:span text:style-name="token"><text:span text:style-name="T93">;</text:span></text:span></text:p>
      <text:p text:style-name="P33" loext:marker-style-name="T10"><text:span text:style-name="HTML_20_Code"><text:span text:style-name="T10"/></text:span></text:p>
      <text:p text:style-name="P35" loext:marker-style-name="T10"><text:span text:style-name="HTML_20_Code"><text:span text:style-name="T10"><text:tab/>Class</text:span></text:span><text:span text:style-name="token"><text:span text:style-name="T93">.</text:span></text:span><text:span text:style-name="token"><text:span text:style-name="T95">forName</text:span></text:span><text:span text:style-name="token"><text:span text:style-name="T93">(</text:span></text:span><text:span text:style-name="token"><text:span text:style-name="T97">"com.mysql.jdbc.Driver"</text:span></text:span><text:span text:style-name="token"><text:span text:style-name="T93">);</text:span></text:span></text:p>
      <text:p text:style-name="P33" loext:marker-style-name="T10"><text:span text:style-name="HTML_20_Code"><text:span text:style-name="T10"/></text:span></text:p>
      <text:p text:style-name="P35" loext:marker-style-name="T10"><text:span text:style-name="HTML_20_Code"><text:span text:style-name="T10"><text:tab/>dbConnection </text:span></text:span><text:span text:style-name="token"><text:span text:style-name="T96">=</text:span></text:span><text:span text:style-name="HTML_20_Code"><text:span text:style-name="T10"> DriverManager</text:span></text:span><text:span text:style-name="token"><text:span text:style-name="T93">.</text:span></text:span><text:span text:style-name="token"><text:span text:style-name="T95">getConnection</text:span></text:span><text:span text:style-name="token"><text:span text:style-name="T93">(</text:span></text:span><text:span text:style-name="HTML_20_Code"><text:span text:style-name="T10">connectionString</text:span></text:span><text:span text:style-name="token"><text:span text:style-name="T93">,</text:span></text:span><text:span text:style-name="HTML_20_Code"><text:span text:style-name="T10"> dbUser</text:span></text:span><text:span text:style-name="token"><text:span text:style-name="T93">,</text:span></text:span><text:span text:style-name="HTML_20_Code"><text:span text:style-name="T10"> dbPass</text:span></text:span><text:span text:style-name="token"><text:span text:style-name="T93">);</text:span></text:span></text:p>
      <text:p text:style-name="P33" loext:marker-style-name="T10"><text:span text:style-name="HTML_20_Code"><text:span text:style-name="T10"/></text:span></text:p>
      <text:p text:style-name="P35" loext:marker-style-name="T10"><text:span text:style-name="HTML_20_Code"><text:span text:style-name="T10"><text:tab/></text:span></text:span><text:span text:style-name="token"><text:span text:style-name="T94">return</text:span></text:span><text:span text:style-name="HTML_20_Code"><text:span text:style-name="T10"> dbConnection</text:span></text:span><text:span text:style-name="token"><text:span text:style-name="T93">;</text:span></text:span></text:p>
      <text:p text:style-name="P35"><text:span text:style-name="token"><text:span text:style-name="T93">}</text:span></text:span></text:p>
      <text:p text:style-name="P68" loext:marker-style-name="T10"/>
      <text:h text:style-name="P39" text:outline-level="3" loext:marker-style-name="T10"><text:span text:style-name="T10">2. Использование JPA</text:span></text:h>
      <text:p text:style-name="P44" loext:marker-style-name="T2"><text:span text:style-name="T2">JPA (Java Persistence API) представляет собой спецификацию для ORM (Object-Relational Mapping) в Java. Она позволяет управлять реляционными данными через объектно-ориентированную модель. Основные шаги подключения:</text:span></text:p>
      <text:list text:continue-list="list2744809214" text:style-name="WWNum10">
        <text:list-item>
          <text:p text:style-name="P146" loext:marker-style-name="T10"><text:span text:style-name="Strong_20_Emphasis"><text:span text:style-name="T10">Настройка persistence.xml</text:span></text:span><text:span text:style-name="T10">: Файл конфигурации, в котором описываются свойства подключения к базе данных, классы-сущности и другие параметры.</text:span></text:p>
        </text:list-item>
        <text:list-item>
          <text:p text:style-name="P147" loext:marker-style-name="T10"><text:soft-page-break/><text:span text:style-name="Strong_20_Emphasis"><text:span text:style-name="T10">Создание EntityManagerFactory и EntityManager</text:span></text:span><text:span text:style-name="T10">:</text:span><text:span text:style-name="apple-converted-space"><text:span text:style-name="T10"> </text:span></text:span><text:span text:style-name="HTML_20_Code"><text:span text:style-name="T9">EntityManager</text:span></text:span><text:span text:style-name="apple-converted-space"><text:span text:style-name="T10"> </text:span></text:span><text:span text:style-name="T10">является основным интерфейсом, через который осуществляется взаимодействие с базой данных.</text:span></text:p>
        </text:list-item>
        <text:list-item>
          <text:p text:style-name="P148" loext:marker-style-name="T10"><text:span text:style-name="Strong_20_Emphasis"><text:span text:style-name="T10">Транзакции и операции с данными</text:span></text:span><text:span text:style-name="T10">: Сущности могут быть сохранены, обновлены, удалены или извлечены через методы</text:span><text:span text:style-name="apple-converted-space"><text:span text:style-name="T10"> </text:span></text:span><text:span text:style-name="HTML_20_Code"><text:span text:style-name="T9">EntityManager</text:span></text:span><text:span text:style-name="T10">.</text:span></text:p>
        </text:list-item>
      </text:list>
      <text:p text:style-name="P60"/>
      <text:list text:continue-list="list201455397835971" text:style-name="WWNum8">
        <text:list-item>
          <text:p text:style-name="P43" loext:marker-style-name="T36"><text:span text:style-name="T36">Команды языка </text:span><text:span text:style-name="T37">SQL</text:span><text:span text:style-name="T36"> для работы с объектами баз данных</text:span></text:p>
        </text:list-item>
      </text:list>
      <text:p text:style-name="P77" loext:marker-style-name="T59"><text:span text:style-name="Strong_20_Emphasis"><text:span text:style-name="T66">Data Definition Language (DDL)</text:span></text:span><text:span text:style-name="T67">, или язык определения данных — это группа операторов для определения структуры БД и работы с объектами этой базы. DDL включает в себя следующие команды:</text:span></text:p>
      <text:p text:style-name="P77" loext:marker-style-name="T58"><text:span text:style-name="T67">CREATE. Команда для создания новых объектов базы данных, например, таблиц, индексов или представлений. Создадим с помощью этой команды таблицу:</text:span><text:span text:style-name="T58"> </text:span></text:p>
      <text:p text:style-name="P101" loext:marker-style-name="T58"/>
      <text:p text:style-name="P77" loext:marker-style-name="T98"><text:span text:style-name="T98">String sqlCreate = "CREATE TABLE Employees (ID INT PRIMARY KEY, Name VARCHAR(100), Age INT, DepartmentID INT)";</text:span></text:p>
      <text:p text:style-name="P77" loext:marker-style-name="T38"><text:span text:style-name="T38">try (Connection conn = DriverManager.getConnection(url, username, password);</text:span></text:p>
      <text:p text:style-name="P77" loext:marker-style-name="T38"><text:span text:style-name="T38"><text:s text:c="5"/>Statement stmt = conn.createStatement()) {</text:span></text:p>
      <text:p text:style-name="P77" loext:marker-style-name="T38"><text:span text:style-name="T38"><text:s text:c="4"/>stmt.execute(sqlCreate);</text:span></text:p>
      <text:p text:style-name="P77" loext:marker-style-name="T38"><text:span text:style-name="T38">} catch (SQLException e) {</text:span></text:p>
      <text:p text:style-name="P77" loext:marker-style-name="T38"><text:span text:style-name="T38"><text:s text:c="4"/>e.printStackTrace();</text:span></text:p>
      <text:p text:style-name="P77" loext:marker-style-name="T39"><text:span text:style-name="T39">}</text:span></text:p>
      <text:p text:style-name="P61" loext:marker-style-name="T39"/>
      <text:p text:style-name="P77" loext:marker-style-name="T67"><text:span text:style-name="T67">ALTER. Команда, с помощью которой можно изменять структуру существующих объектов базы данных, например, добавлять или удалять столбцы в таблице. Добавим в созданную таблицу столбец, который будет хранить числовые значения:</text:span></text:p>
      <text:p text:style-name="P106" loext:marker-style-name="T67"/>
      <text:p text:style-name="P77" loext:marker-style-name="T58"><text:span text:style-name="hljs-keyword"><text:span text:style-name="T68">ALTER</text:span></text:span><text:span text:style-name="T69"> </text:span><text:span text:style-name="hljs-keyword"><text:span text:style-name="T68">TABLE</text:span></text:span><text:span text:style-name="T69"> TableName </text:span><text:span text:style-name="hljs-keyword"><text:span text:style-name="T68">ADD</text:span></text:span><text:span text:style-name="T69"> </text:span><text:span text:style-name="hljs-keyword"><text:span text:style-name="T68">COLUMN</text:span></text:span><text:span text:style-name="T69"> </text:span><text:span text:style-name="hljs-keyword"><text:span text:style-name="T68">column</text:span></text:span><text:span text:style-name="T69"> </text:span><text:span text:style-name="hljs-built_5f_in"><text:span text:style-name="T66">INT</text:span></text:span><text:span text:style-name="T69">;</text:span></text:p>
      <text:p text:style-name="P98" loext:marker-style-name="T57"/>
      <text:p text:style-name="P77" loext:marker-style-name="T67"><text:span text:style-name="T67">DROP. Команда для удаления объектов базы данных. Удалим таблицу с помощью этой команды:</text:span></text:p>
      <text:p text:style-name="P106" loext:marker-style-name="T67"/>
      <text:p text:style-name="P77" loext:marker-style-name="T69"><text:span text:style-name="hljs-keyword"><text:span text:style-name="T68">DROP</text:span></text:span><text:span text:style-name="T69"> </text:span><text:span text:style-name="hljs-keyword"><text:span text:style-name="T68">TABLE</text:span></text:span><text:span text:style-name="T69"> TableName;</text:span></text:p>
      <text:p text:style-name="P107" loext:marker-style-name="T69"/>
      <text:p text:style-name="P108"/>
      <text:list text:continue-numbering="true" text:style-name="WWNum8">
        <text:list-item>
          <text:p text:style-name="P43" loext:marker-style-name="T36"><text:span text:style-name="T36">Команды языка </text:span><text:span text:style-name="T37">SQL</text:span><text:span text:style-name="T36"> для работы с данными</text:span></text:p>
        </text:list-item>
      </text:list>
      <text:p text:style-name="P77" loext:marker-style-name="T67"><text:span text:style-name="Strong_20_Emphasis"><text:span text:style-name="T66">Data Manipulation Language (DML)</text:span></text:span><text:span text:style-name="T67">, или язык манипуляций с данными. Это команды для управления данными. DML включает в себя:</text:span></text:p>
      <text:p text:style-name="P361" loext:marker-style-name="T79"><text:span text:style-name="T79">SELECT. Команда для извлечения данных из БД. Извлечем все данные из таблицы:</text:span></text:p>
      <text:p text:style-name="P361" loext:marker-style-name="T70"><text:span text:style-name="hljs-keyword"><text:span text:style-name="T80">SELECT</text:span></text:span><text:span text:style-name="HTML_20_Code"><text:span text:style-name="T70"> * </text:span></text:span><text:span text:style-name="hljs-keyword"><text:span text:style-name="T80">FROM</text:span></text:span><text:span text:style-name="HTML_20_Code"><text:span text:style-name="T70"> TableName;</text:span></text:span></text:p>
      <text:p text:style-name="P77" loext:marker-style-name="T98"><text:span text:style-name="T98">String sqlSelect = "SELECT Name, Age FROM Employees";</text:span></text:p>
      <text:p text:style-name="P77" loext:marker-style-name="T38"><text:span text:style-name="T38">try (Connection conn = DriverManager.getConnection(url, username, password);</text:span></text:p>
      <text:p text:style-name="P77" loext:marker-style-name="T38"><text:span text:style-name="T38"><text:s text:c="5"/>Statement stmt = conn.createStatement();</text:span></text:p>
      <text:p text:style-name="P77" loext:marker-style-name="T38"><text:span text:style-name="T38"><text:s text:c="5"/>ResultSet rs = stmt.executeQuery(sqlSelect)) {</text:span></text:p>
      <text:p text:style-name="P77" loext:marker-style-name="T38"><text:span text:style-name="T38"><text:s text:c="4"/>while (rs.next()) {</text:span></text:p>
      <text:p text:style-name="P77" loext:marker-style-name="T38"><text:span text:style-name="T38"><text:s text:c="8"/>String name = rs.getString("Name");</text:span></text:p>
      <text:p text:style-name="P77" loext:marker-style-name="T38"><text:soft-page-break/><text:span text:style-name="T38"><text:s text:c="8"/>int age = rs.getInt("Age");</text:span></text:p>
      <text:p text:style-name="P77" loext:marker-style-name="T38"><text:span text:style-name="T38"><text:s text:c="8"/>System.out.println(name + " is " + age + " years old.");</text:span></text:p>
      <text:p text:style-name="P77" loext:marker-style-name="T38"><text:span text:style-name="T38"><text:s text:c="4"/>}</text:span></text:p>
      <text:p text:style-name="P77" loext:marker-style-name="T38"><text:span text:style-name="T38">} catch (SQLException e) {</text:span></text:p>
      <text:p text:style-name="P77" loext:marker-style-name="T38"><text:span text:style-name="T38"><text:s text:c="4"/>e.printStackTrace();</text:span></text:p>
      <text:p text:style-name="P77"><text:span text:style-name="T39">}</text:span></text:p>
      <text:p text:style-name="P361" loext:marker-style-name="T75"><text:span text:style-name="T81">I</text:span><text:span text:style-name="T79">NSERT. Вставляет новые записи в таблицу. Предположим, у нас есть таблица с наименованиями и стоимостью товаров, добавим в нее запись:</text:span></text:p>
      <text:p text:style-name="P36" loext:marker-style-name="T70"><text:span text:style-name="hljs-keyword"><text:span text:style-name="T71">INSERT</text:span></text:span><text:span text:style-name="HTML_20_Code"><text:span text:style-name="T70"> </text:span></text:span><text:span text:style-name="hljs-keyword"><text:span text:style-name="T71">INTO</text:span></text:span><text:span text:style-name="HTML_20_Code"><text:span text:style-name="T70"> Products (</text:span></text:span><text:span text:style-name="hljs-keyword"><text:span text:style-name="T71">id</text:span></text:span><text:span text:style-name="HTML_20_Code"><text:span text:style-name="T70">, </text:span></text:span><text:span text:style-name="hljs-keyword"><text:span text:style-name="T71">name</text:span></text:span><text:span text:style-name="HTML_20_Code"><text:span text:style-name="T70">, price) </text:span></text:span><text:span text:style-name="hljs-keyword"><text:span text:style-name="T71">VALUES</text:span></text:span><text:span text:style-name="HTML_20_Code"><text:span text:style-name="T70"> (</text:span></text:span><text:span text:style-name="hljs-number"><text:span text:style-name="T70">1</text:span></text:span><text:span text:style-name="HTML_20_Code"><text:span text:style-name="T70">, </text:span></text:span><text:span text:style-name="hljs-string"><text:span text:style-name="T71">'bread'</text:span></text:span><text:span text:style-name="HTML_20_Code"><text:span text:style-name="T70">, </text:span></text:span><text:span text:style-name="hljs-number"><text:span text:style-name="T70">30</text:span></text:span><text:span text:style-name="HTML_20_Code"><text:span text:style-name="T70">);</text:span></text:span></text:p>
      <text:p text:style-name="P77" loext:marker-style-name="T98"><text:span text:style-name="T98">String sqlInsert = "INSERT INTO Employees (ID, Name, Age, DepartmentID) VALUES (1, 'John Doe', 30, 1)";</text:span></text:p>
      <text:p text:style-name="P77" loext:marker-style-name="T38"><text:span text:style-name="T38">try (Connection conn = DriverManager.getConnection(url, username, password);</text:span></text:p>
      <text:p text:style-name="P77" loext:marker-style-name="T38"><text:span text:style-name="T38"><text:s text:c="5"/>Statement stmt = conn.createStatement()) {</text:span></text:p>
      <text:p text:style-name="P77" loext:marker-style-name="T38"><text:span text:style-name="T38"><text:s text:c="4"/>stmt.executeUpdate(sqlInsert);</text:span></text:p>
      <text:p text:style-name="P77" loext:marker-style-name="T38"><text:span text:style-name="T38">} catch (SQLException e) {</text:span></text:p>
      <text:p text:style-name="P77" loext:marker-style-name="T38"><text:span text:style-name="T38"><text:s text:c="4"/>e.printStackTrace();</text:span></text:p>
      <text:p text:style-name="P77" loext:marker-style-name="T39"><text:span text:style-name="T39">}</text:span></text:p>
      <text:p text:style-name="P37"/>
      <text:p text:style-name="P361" loext:marker-style-name="T79"><text:span text:style-name="T79">UPDATE. Обновляет и изменяет существующие записи в таблице. Например, изменим стоимость товара в таблице с id равным '1':</text:span></text:p>
      <text:p text:style-name="P361" loext:marker-style-name="T70"><text:span text:style-name="hljs-keyword"><text:span text:style-name="T80">UPDATE</text:span></text:span><text:span text:style-name="HTML_20_Code"><text:span text:style-name="T70"> Products </text:span></text:span><text:span text:style-name="hljs-keyword"><text:span text:style-name="T80">SET</text:span></text:span><text:span text:style-name="HTML_20_Code"><text:span text:style-name="T70"> price = </text:span></text:span><text:span text:style-name="hljs-number"><text:span text:style-name="T79">35</text:span></text:span><text:span text:style-name="HTML_20_Code"><text:span text:style-name="T70"> </text:span></text:span><text:span text:style-name="hljs-keyword"><text:span text:style-name="T80">WHERE</text:span></text:span><text:span text:style-name="HTML_20_Code"><text:span text:style-name="T70"> </text:span></text:span><text:span text:style-name="hljs-keyword"><text:span text:style-name="T80">id</text:span></text:span><text:span text:style-name="HTML_20_Code"><text:span text:style-name="T70"> = </text:span></text:span><text:span text:style-name="hljs-number"><text:span text:style-name="T79">1</text:span></text:span><text:span text:style-name="HTML_20_Code"><text:span text:style-name="T70">;</text:span></text:span></text:p>
      <text:p text:style-name="P77" loext:marker-style-name="T98"><text:span text:style-name="T98">String sqlUpdate = "UPDATE Employees SET Age = 31 WHERE ID = 1";</text:span></text:p>
      <text:p text:style-name="P77" loext:marker-style-name="T38"><text:span text:style-name="T38">try (Connection conn = DriverManager.getConnection(url, username, password);</text:span></text:p>
      <text:p text:style-name="P77" loext:marker-style-name="T38"><text:span text:style-name="T38"><text:s text:c="5"/>Statement stmt = conn.createStatement()) {</text:span></text:p>
      <text:p text:style-name="P77" loext:marker-style-name="T38"><text:span text:style-name="T38"><text:s text:c="4"/>stmt.executeUpdate(sqlUpdate);</text:span></text:p>
      <text:p text:style-name="P77" loext:marker-style-name="T38"><text:span text:style-name="T38">} catch (SQLException e) {</text:span></text:p>
      <text:p text:style-name="P77" loext:marker-style-name="T38"><text:span text:style-name="T38"><text:s text:c="4"/>e.printStackTrace();</text:span></text:p>
      <text:p text:style-name="P77" loext:marker-style-name="T39"><text:span text:style-name="T39">}</text:span></text:p>
      <text:p text:style-name="P361" loext:marker-style-name="T75"><text:span text:style-name="T82">DELETE. Удаляет записи из таблицы. Команда DELETE удалит все строки в таблице, если не указано других условий. Удалим товар с идентификатором равным '1' из таблицы Products:</text:span></text:p>
      <text:p text:style-name="P36"><text:span text:style-name="hljs-keyword"><text:span text:style-name="T73">DELETE</text:span></text:span><text:span text:style-name="HTML_20_Code"><text:span text:style-name="T74"> </text:span></text:span><text:span text:style-name="hljs-keyword"><text:span text:style-name="T73">FROM</text:span></text:span><text:span text:style-name="HTML_20_Code"><text:span text:style-name="T74"> Products </text:span></text:span><text:span text:style-name="hljs-keyword"><text:span text:style-name="T73">WHERE</text:span></text:span><text:span text:style-name="HTML_20_Code"><text:span text:style-name="T74"> </text:span></text:span><text:span text:style-name="hljs-keyword"><text:span text:style-name="T73">id</text:span></text:span><text:span text:style-name="HTML_20_Code"><text:span text:style-name="T74"> = </text:span></text:span><text:span text:style-name="hljs-number"><text:span text:style-name="T74">1</text:span></text:span><text:span text:style-name="HTML_20_Code"><text:span text:style-name="T74">;</text:span></text:span></text:p>
      <text:p text:style-name="P77" loext:marker-style-name="T98"><text:span text:style-name="T98">String sqlDelete = "DELETE FROM Employees WHERE ID = 1";</text:span></text:p>
      <text:p text:style-name="P77" loext:marker-style-name="T38"><text:span text:style-name="T38">try (Connection conn = DriverManager.getConnection(url, username, password);</text:span></text:p>
      <text:p text:style-name="P77" loext:marker-style-name="T38"><text:span text:style-name="T38">Statement stmt = conn.createStatement()) {</text:span></text:p>
      <text:p text:style-name="P77" loext:marker-style-name="T38"><text:span text:style-name="T38">stmt.executeUpdate(sqlDelete);</text:span></text:p>
      <text:p text:style-name="P77" loext:marker-style-name="T38"><text:span text:style-name="T38">} catch (SQLException e) {</text:span></text:p>
      <text:p text:style-name="P77" loext:marker-style-name="T38"><text:span text:style-name="T38">e.printStackTrace();</text:span></text:p>
      <text:p text:style-name="P77" loext:marker-style-name="T39"><text:span text:style-name="T39">}</text:span></text:p>
      <text:p text:style-name="P60"/>
      <text:list text:continue-numbering="true" text:style-name="WWNum8">
        <text:list-item>
          <text:p text:style-name="P46"><text:soft-page-break/><text:span text:style-name="T91">﻿﻿﻿﻿</text:span><text:span text:style-name="T99">Команды языка </text:span><text:span text:style-name="T100">SQL</text:span><text:span text:style-name="T99"> для работы с запросами на выборку данных</text:span></text:p>
        </text:list-item>
      </text:list>
      <text:h text:style-name="P39" text:outline-level="3" loext:marker-style-name="T57"><text:span text:style-name="T57">SELECT с условиями (WHERE)</text:span></text:h>
      <text:p text:style-name="P44" loext:marker-style-name="T72"><text:span text:style-name="T75">Для фильтрации записей используется</text:span><text:span text:style-name="apple-converted-space"><text:span text:style-name="T75"> </text:span></text:span><text:span text:style-name="HTML_20_Code"><text:span text:style-name="T72">WHERE</text:span></text:span></text:p>
      <text:p text:style-name="P44" loext:marker-style-name="T75"><text:span text:style-name="T75">String query = "SELECT id, name, age FROM employees WHERE department_id = 2";</text:span></text:p>
      <text:p text:style-name="P44" loext:marker-style-name="T75"><text:span text:style-name="T75">try (Connection conn = DriverManager.getConnection(url, user, password);</text:span></text:p>
      <text:p text:style-name="P44" loext:marker-style-name="T75"><text:span text:style-name="T75"><text:s text:c="5"/>Statement stmt = conn.createStatement();</text:span></text:p>
      <text:p text:style-name="P44" loext:marker-style-name="T75"><text:span text:style-name="T75"><text:s text:c="5"/>ResultSet rs = stmt.executeQuery(query)) {</text:span></text:p>
      <text:p text:style-name="P44" loext:marker-style-name="T75"><text:span text:style-name="T75"><text:s text:c="4"/>while (rs.next()) {</text:span></text:p>
      <text:p text:style-name="P44" loext:marker-style-name="T75"><text:span text:style-name="T75"><text:s text:c="8"/>// Обработка каждой строки результата</text:span></text:p>
      <text:p text:style-name="P44" loext:marker-style-name="T75"><text:span text:style-name="T75"><text:s text:c="4"/>}</text:span></text:p>
      <text:p text:style-name="P44" loext:marker-style-name="T75"><text:span text:style-name="T75">} catch (SQLException e) {</text:span></text:p>
      <text:p text:style-name="P44" loext:marker-style-name="T75"><text:span text:style-name="T75"><text:s text:c="4"/>e.printStackTrace();</text:span></text:p>
      <text:p text:style-name="P44" loext:marker-style-name="T75"><text:span text:style-name="T75">}</text:span></text:p>
      <text:h text:style-name="P39" text:outline-level="3" loext:marker-style-name="T57"><text:span text:style-name="T57">Агрегация данных (GROUP BY, COUNT, MAX, MIN, AVG)</text:span></text:h>
      <text:p text:style-name="P44" loext:marker-style-name="T75"><text:span text:style-name="T75">SQL предоставляет мощные инструменты для агрегации данных, такие как</text:span><text:span text:style-name="apple-converted-space"><text:span text:style-name="T75"> </text:span></text:span><text:span text:style-name="HTML_20_Code"><text:span text:style-name="T72">COUNT</text:span></text:span><text:span text:style-name="T75">,</text:span><text:span text:style-name="apple-converted-space"><text:span text:style-name="T75"> </text:span></text:span><text:span text:style-name="HTML_20_Code"><text:span text:style-name="T72">MAX</text:span></text:span><text:span text:style-name="T75">,</text:span><text:span text:style-name="apple-converted-space"><text:span text:style-name="T75"> </text:span></text:span><text:span text:style-name="HTML_20_Code"><text:span text:style-name="T72">MIN</text:span></text:span><text:span text:style-name="T75">,</text:span><text:span text:style-name="apple-converted-space"><text:span text:style-name="T75"> </text:span></text:span><text:span text:style-name="HTML_20_Code"><text:span text:style-name="T72">AVG</text:span></text:span><text:span text:style-name="T75">:</text:span></text:p>
      <text:p text:style-name="P44" loext:marker-style-name="T75"><text:span text:style-name="T75">String query = "SELECT department_id, COUNT(*) AS num_employees FROM employees GROUP BY department_id";</text:span></text:p>
      <text:p text:style-name="P44" loext:marker-style-name="T75"><text:span text:style-name="T75">try (Connection conn = DriverManager.getConnection(url, user, password);</text:span></text:p>
      <text:p text:style-name="P44" loext:marker-style-name="T75"><text:soft-page-break/><text:span text:style-name="T75"><text:s text:c="5"/>Statement stmt = conn.createStatement();</text:span></text:p>
      <text:p text:style-name="P44" loext:marker-style-name="T75"><text:span text:style-name="T75"><text:s text:c="5"/>ResultSet rs = stmt.executeQuery(query)) {</text:span></text:p>
      <text:p text:style-name="P44" loext:marker-style-name="T75"><text:span text:style-name="T75"><text:s text:c="4"/>while (rs.next()) {</text:span></text:p>
      <text:p text:style-name="P44" loext:marker-style-name="T75"><text:span text:style-name="T75"><text:s text:c="8"/>int departmentId = rs.getInt("department_id");</text:span></text:p>
      <text:p text:style-name="P44" loext:marker-style-name="T75"><text:span text:style-name="T75"><text:s text:c="8"/>int count = rs.getInt("num_employees");</text:span></text:p>
      <text:p text:style-name="P44" loext:marker-style-name="T75"><text:span text:style-name="T75"><text:s text:c="8"/>System.out.println("Department ID: " + departmentId + " has " + count + " employees.");</text:span></text:p>
      <text:p text:style-name="P44" loext:marker-style-name="T75"><text:span text:style-name="T75"><text:s text:c="4"/>}</text:span></text:p>
      <text:p text:style-name="P44" loext:marker-style-name="T75"><text:span text:style-name="T75">} catch (SQLException e) {</text:span></text:p>
      <text:p text:style-name="P44" loext:marker-style-name="T75"><text:span text:style-name="T75"><text:s text:c="4"/>e.printStackTrace();</text:span></text:p>
      <text:p text:style-name="P44" loext:marker-style-name="T75"><text:span text:style-name="T75">}</text:span></text:p>
      <text:h text:style-name="P39" text:outline-level="3" loext:marker-style-name="T57"><text:span text:style-name="T57">Соединения таблиц (JOIN)</text:span></text:h>
      <text:p text:style-name="P44" loext:marker-style-name="T75"><text:span text:style-name="T75">Для объединения данных из нескольких таблиц можно использовать различные типы JOIN, например,</text:span><text:span text:style-name="apple-converted-space"><text:span text:style-name="T75"> </text:span></text:span><text:span text:style-name="HTML_20_Code"><text:span text:style-name="T72">INNER JOIN</text:span></text:span><text:span text:style-name="T75">,</text:span><text:span text:style-name="apple-converted-space"><text:span text:style-name="T75"> </text:span></text:span><text:span text:style-name="HTML_20_Code"><text:span text:style-name="T72">LEFT JOIN</text:span></text:span><text:span text:style-name="T75">:</text:span></text:p>
      <text:p text:style-name="P44" loext:marker-style-name="T75"><text:span text:style-name="T75">String query = "SELECT e.name, d.name AS department_name FROM employees e INNER JOIN departments d ON e.department_id = d.id";</text:span></text:p>
      <text:p text:style-name="P44" loext:marker-style-name="T75"><text:span text:style-name="T75">try (Connection conn = DriverManager.getConnection(url, user, password);</text:span></text:p>
      <text:p text:style-name="P44" loext:marker-style-name="T75"><text:span text:style-name="T75"><text:s text:c="5"/>Statement stmt = conn.createStatement();</text:span></text:p>
      <text:p text:style-name="P44" loext:marker-style-name="T75"><text:span text:style-name="T75"><text:s text:c="5"/>ResultSet rs = stmt.executeQuery(query)) {</text:span></text:p>
      <text:p text:style-name="P44" loext:marker-style-name="T75"><text:span text:style-name="T75"><text:s text:c="4"/>while (rs.next()) {</text:span></text:p>
      <text:p text:style-name="P44" loext:marker-style-name="T75"><text:soft-page-break/><text:span text:style-name="T75"><text:s text:c="8"/>String employeeName = rs.getString("name");</text:span></text:p>
      <text:p text:style-name="P44" loext:marker-style-name="T75"><text:span text:style-name="T75"><text:s text:c="8"/>String departmentName = rs.getString("department_name");</text:span></text:p>
      <text:p text:style-name="P44" loext:marker-style-name="T75"><text:span text:style-name="T75"><text:s text:c="8"/>System.out.println("Employee: " + employeeName + ", Department: " + departmentName);</text:span></text:p>
      <text:p text:style-name="P44" loext:marker-style-name="T75"><text:span text:style-name="T75"><text:s text:c="4"/>}</text:span></text:p>
      <text:p text:style-name="P44" loext:marker-style-name="T75"><text:span text:style-name="T75">} catch (SQLException e) {</text:span></text:p>
      <text:p text:style-name="P44" loext:marker-style-name="T75"><text:span text:style-name="T75"><text:s text:c="4"/>e.printStackTrace();</text:span></text:p>
      <text:p text:style-name="P44" loext:marker-style-name="T75"><text:span text:style-name="T75">}</text:span></text:p>
      <text:p text:style-name="P47" loext:marker-style-name="T13"/>
      <text:p text:style-name="P48"/>
      <text:p text:style-name="P104"/>
      <text:p text:style-name="P72" loext:marker-style-name="T84"/>
      <text:p text:style-name="P111" loext:marker-style-name="T76"/>
      <text:p text:style-name="P109" loext:marker-style-name="T75"/>
      <text:p text:style-name="P152" loext:marker-style-name="T84"><text:span text:style-name="T84"><text:s/></text:span></text:p>
      <text:p text:style-name="P71" loext:marker-style-name="T84"/>
      <text:p text:style-name="P6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webkit-standard" svg:font-family="-webkit-standard"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Helvetica" svg:font-family="Helvetica" style:font-family-generic="roman"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T Mono" svg:font-family="'PT Mono'"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Wingdings" svg:font-family="Wingdings" style:font-adornments="Regular"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paragraph-properties fo:margin-left="0.5in" fo:margin-top="0in" fo:margin-bottom="0.111in" style:contextual-spacing="true" fo:line-height="108%"/>
      <style:text-properties fo:font-size="11pt" fo:language="ru" fo:country="RU" style:letter-kerning="false" style:font-name-asian="Calibri1" style:font-family-asian="Calibri" style:font-family-generic-asian="system" style:font-pitch-asian="variable" style:font-size-asian="11pt" style:language-asian="en" style:country-asian="US" style:font-size-complex="11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knowledge-base-article_5f__5f_text" style:display-name="p-knowledge-base-article__text" style:family="paragraph" style:parent-style-name="Standard">
      <style:paragraph-properties fo:margin-top="0.1945in" fo:margin-bottom="0.1945in" style:contextual-spacing="false"/>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efault_20_Paragraph_20_Font_20__28_WW_29_" style:display-name="Default Paragraph Font (WW)" style:family="text"/>
    <style:style style:name="apple-converted-space" style:family="text" style:parent-style-name="Default_20_Paragraph_20_Font_20__28_WW_29_"/>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HTML_20_Code" style:display-name="HTML Code" style:family="text" style:parent-style-name="Default_20_Paragraph_20_Font_20__28_WW_29_">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hljs-type" style:family="text" style:parent-style-name="Default_20_Paragraph_20_Font_20__28_WW_29_"/>
    <style:style style:name="hljs-variable" style:family="text" style:parent-style-name="Default_20_Paragraph_20_Font_20__28_WW_29_"/>
    <style:style style:name="hljs-operator" style:family="text" style:parent-style-name="Default_20_Paragraph_20_Font_20__28_WW_29_"/>
    <style:style style:name="hljs-keyword" style:family="text" style:parent-style-name="Default_20_Paragraph_20_Font_20__28_WW_29_"/>
    <style:style style:name="hljs-title" style:family="text" style:parent-style-name="Default_20_Paragraph_20_Font_20__28_WW_29_"/>
    <style:style style:name="hljs-string" style:family="text" style:parent-style-name="Default_20_Paragraph_20_Font_20__28_WW_29_"/>
    <style:style style:name="hljs-number" style:family="text" style:parent-style-name="Default_20_Paragraph_20_Font_20__28_WW_29_"/>
    <style:style style:name="hljs-comment" style:family="text" style:parent-style-name="Default_20_Paragraph_20_Font_20__28_WW_29_"/>
    <style:style style:name="hljs-literal" style:family="text" style:parent-style-name="Default_20_Paragraph_20_Font_20__28_WW_29_"/>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token" style:family="text" style:parent-style-name="Default_20_Paragraph_20_Font_20__28_WW_29_"/>
    <style:style style:name="hljs-built_5f_in" style:display-name="hljs-built_in" style:family="text" style:parent-style-name="Default_20_Paragraph_20_Font_20__28_WW_29_"/>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374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374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0374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374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0374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374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037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3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374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374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0374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374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0374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374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037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3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8T22:53:49.336868203</meta:creation-date>
    <dc:date>2024-12-06T20:14:44.429761701</dc:date>
    <meta:editing-duration>PT2H12M24S</meta:editing-duration>
    <meta:editing-cycles>2</meta:editing-cycles>
    <meta:generator>LibreOffice/7.6.0.3$MacOSX_X86_64 LibreOffice_project/69edd8b8ebc41d00b4de3915dc82f8f0fc3b6265</meta:generator>
    <meta:document-statistic meta:table-count="6" meta:image-count="0" meta:object-count="0" meta:page-count="67" meta:paragraph-count="2294" meta:word-count="13334" meta:character-count="108453" meta:non-whitespace-character-count="90833"/>
  </office:meta>
</office:document-meta>
</file>